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7917in"/>
    </style:style>
    <style:style style:name="co5" style:family="table-column">
      <style:table-column-properties fo:break-before="auto" style:column-width="1.0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0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/>
    <style:style style:name="ce9" style:family="table-cell" style:parent-style-name="Default" style:data-style-name="N61"/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iberation Sans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/>
    <style:style style:name="ce22" style:family="table-cell" style:parent-style-name="Default" style:data-style-name="N1"/>
    <style:style style:name="ce23" style:family="table-cell" style:parent-style-name="Default" style:data-style-name="N61"/>
    <style:style style:name="ce2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2" table:number-columns-repeated="5" table:default-cell-style-name="ce2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vecto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cyc</text:p>
          </table:table-cell>
          <table:table-cell office:value-type="string" calcext:value-type="string">
            <text:p>inst</text:p>
          </table:table-cell>
          <table:table-cell office:value-type="string" calcext:value-type="string">
            <text:p>uops</text:p>
          </table:table-cell>
          <table:table-cell office:value-type="string" calcext:value-type="string">
            <text:p>resource stall</text:p>
          </table:table-cell>
          <table:table-cell office:value-type="string" calcext:value-type="string">
            <text:p>resource stall std</text:p>
          </table:table-cell>
          <table:table-cell office:value-type="string" calcext:value-type="string">
            <text:p>L1 cache miss</text:p>
          </table:table-cell>
          <table:table-cell office:value-type="string" calcext:value-type="string">
            <text:p>L1 cam std</text:p>
          </table:table-cell>
          <table:table-cell office:value-type="string" calcext:value-type="string">
            <text:p>code miss</text:p>
          </table:table-cell>
          <table:table-cell office:value-type="string" calcext:value-type="string">
            <text:p>com std</text:p>
          </table:table-cell>
          <table:table-cell table:style-name="Default" office:value-type="string" calcext:value-type="string">
            <text:p>cps </text:p>
          </table:table-cell>
          <table:table-cell table:style-name="Default" office:value-type="string" calcext:value-type="string">
            <text:p>ips</text:p>
          </table:table-cell>
          <table:table-cell table:style-name="Default" office:value-type="string" calcext:value-type="string">
            <text:p>ipc</text:p>
          </table:table-cell>
          <table:table-cell table:style-name="Default" office:value-type="string" calcext:value-type="string">
            <text:p>rss</text:p>
          </table:table-cell>
          <table:table-cell table:style-name="Default" office:value-type="string" calcext:value-type="string">
            <text:p>rsr</text:p>
          </table:table-cell>
          <table:table-cell office:value-type="string" calcext:value-type="string">
            <text:p>expected time</text:p>
          </table:table-cell>
          <table:table-cell office:value-type="string" calcext:value-type="string">
            <text:p>real cps</text:p>
          </table:table-cell>
          <table:table-cell office:value-type="string" calcext:value-type="string">
            <text:p>real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u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]/([.B2]*[.C2])" office:value-type="float" office:value="0.53125" calcext:value-type="float">
            <text:p>0.53</text:p>
          </table:table-cell>
          <table:table-cell table:formula="of:=[.E2]/([.B2]*[.C2])" office:value-type="float" office:value="0.75" calcext:value-type="float">
            <text:p>0.75</text:p>
          </table:table-cell>
          <table:table-cell table:formula="of:=[.E2]/[.D2]" office:value-type="float" office:value="1.41176470588235" calcext:value-type="float">
            <text:p>1.41</text:p>
          </table:table-cell>
          <table:table-cell table:formula="of:=[.G2]/([.B2]*[.C2])" office:value-type="float" office:value="0" calcext:value-type="float">
            <text:p>0.00</text:p>
          </table:table-cell>
          <table:table-cell table:formula="of:=[.G2]/[.D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]/([.B3]*[.C3])" office:value-type="float" office:value="0.5" calcext:value-type="float">
            <text:p>0.50</text:p>
          </table:table-cell>
          <table:table-cell table:formula="of:=[.E3]/([.B3]*[.C3])" office:value-type="float" office:value="0.8515625" calcext:value-type="float">
            <text:p>0.85</text:p>
          </table:table-cell>
          <table:table-cell table:formula="of:=[.E3]/[.D3]" office:value-type="float" office:value="1.703125" calcext:value-type="float">
            <text:p>1.70</text:p>
          </table:table-cell>
          <table:table-cell table:formula="of:=[.G3]/([.B3]*[.C3])" office:value-type="float" office:value="0.0390625" calcext:value-type="float">
            <text:p>0.04</text:p>
          </table:table-cell>
          <table:table-cell table:formula="of:=[.G3]/[.D3]" office:value-type="float" office:value="0.078125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4]/([.B4]*[.C4])" office:value-type="float" office:value="0.546875" calcext:value-type="float">
            <text:p>0.55</text:p>
          </table:table-cell>
          <table:table-cell table:formula="of:=[.E4]/([.B4]*[.C4])" office:value-type="float" office:value="1.03125" calcext:value-type="float">
            <text:p>1.03</text:p>
          </table:table-cell>
          <table:table-cell table:formula="of:=[.E4]/[.D4]" office:value-type="float" office:value="1.88571428571429" calcext:value-type="float">
            <text:p>1.89</text:p>
          </table:table-cell>
          <table:table-cell table:formula="of:=[.G4]/([.B4]*[.C4])" office:value-type="float" office:value="0.0703125" calcext:value-type="float">
            <text:p>0.07</text:p>
          </table:table-cell>
          <table:table-cell table:formula="of:=[.G4]/[.D4]" office:value-type="float" office:value="0.128571428571429" calcext:value-type="float">
            <text:p>0.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592" calcext:value-type="float">
            <text:p>592</text:p>
          </table:table-cell>
          <table:table-cell office:value-type="float" office:value="760" calcext:value-type="float">
            <text:p>76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]/([.B5]*[.C5])" office:value-type="float" office:value="0.59765625" calcext:value-type="float">
            <text:p>0.60</text:p>
          </table:table-cell>
          <table:table-cell table:formula="of:=[.E5]/([.B5]*[.C5])" office:value-type="float" office:value="1.15625" calcext:value-type="float">
            <text:p>1.16</text:p>
          </table:table-cell>
          <table:table-cell table:formula="of:=[.E5]/[.D5]" office:value-type="float" office:value="1.93464052287582" calcext:value-type="float">
            <text:p>1.93</text:p>
          </table:table-cell>
          <table:table-cell table:formula="of:=[.G5]/([.B5]*[.C5])" office:value-type="float" office:value="0.109375" calcext:value-type="float">
            <text:p>0.11</text:p>
          </table:table-cell>
          <table:table-cell table:formula="of:=[.G5]/[.D5]" office:value-type="float" office:value="0.183006535947712" calcext:value-type="float">
            <text:p>0.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5" calcext:value-type="float">
            <text:p>645</text:p>
          </table:table-cell>
          <table:table-cell office:value-type="float" office:value="1228" calcext:value-type="float">
            <text:p>1228</text:p>
          </table:table-cell>
          <table:table-cell office:value-type="float" office:value="1586" calcext:value-type="float">
            <text:p>1586</text:p>
          </table:table-cell>
          <table:table-cell office:value-type="float" office:value="188" calcext:value-type="float">
            <text:p>188</text:p>
          </table:table-cell>
          <table:table-cell office:value-type="float" office:value="132.3" calcext:value-type="float">
            <text:p>132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]/([.B6]*[.C6])" office:value-type="float" office:value="0.6298828125" calcext:value-type="float">
            <text:p>0.63</text:p>
          </table:table-cell>
          <table:table-cell table:formula="of:=[.E6]/([.B6]*[.C6])" office:value-type="float" office:value="1.19921875" calcext:value-type="float">
            <text:p>1.20</text:p>
          </table:table-cell>
          <table:table-cell table:formula="of:=[.E6]/[.D6]" office:value-type="float" office:value="1.90387596899225" calcext:value-type="float">
            <text:p>1.90</text:p>
          </table:table-cell>
          <table:table-cell table:formula="of:=[.G6]/([.B6]*[.C6])" office:value-type="float" office:value="0.18359375" calcext:value-type="float">
            <text:p>0.18</text:p>
          </table:table-cell>
          <table:table-cell table:formula="of:=[.G6]/[.D6]" office:value-type="float" office:value="0.291472868217054" calcext:value-type="float">
            <text:p>0.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373" calcext:value-type="float">
            <text:p>1373</text:p>
          </table:table-cell>
          <table:table-cell office:value-type="float" office:value="2508" calcext:value-type="float">
            <text:p>2508</text:p>
          </table:table-cell>
          <table:table-cell office:value-type="float" office:value="8250" calcext:value-type="float">
            <text:p>8250</text:p>
          </table:table-cell>
          <table:table-cell office:value-type="float" office:value="499" calcext:value-type="float">
            <text:p>499</text:p>
          </table:table-cell>
          <table:table-cell office:value-type="float" office:value="335.5" calcext:value-type="float">
            <text:p>335.5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]/([.B7]*[.C7])" office:value-type="float" office:value="0.67041015625" calcext:value-type="float">
            <text:p>0.67</text:p>
          </table:table-cell>
          <table:table-cell table:formula="of:=[.E7]/([.B7]*[.C7])" office:value-type="float" office:value="1.224609375" calcext:value-type="float">
            <text:p>1.22</text:p>
          </table:table-cell>
          <table:table-cell table:formula="of:=[.E7]/[.D7]" office:value-type="float" office:value="1.82665695557174" calcext:value-type="float">
            <text:p>1.83</text:p>
          </table:table-cell>
          <table:table-cell table:formula="of:=[.G7]/([.B7]*[.C7])" office:value-type="float" office:value="0.24365234375" calcext:value-type="float">
            <text:p>0.24</text:p>
          </table:table-cell>
          <table:table-cell table:formula="of:=[.G7]/[.D7]" office:value-type="float" office:value="0.363437727603787" calcext:value-type="float">
            <text:p>0.36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4502" calcext:value-type="float">
            <text:p>4502</text:p>
          </table:table-cell>
          <table:table-cell office:value-type="float" office:value="4892" calcext:value-type="float">
            <text:p>4892</text:p>
          </table:table-cell>
          <table:table-cell office:value-type="float" office:value="6321" calcext:value-type="float">
            <text:p>6321</text:p>
          </table:table-cell>
          <table:table-cell office:value-type="float" office:value="3122" calcext:value-type="float">
            <text:p>3122</text:p>
          </table:table-cell>
          <table:table-cell office:value-type="float" office:value="416.9" calcext:value-type="float">
            <text:p>416.9</text:p>
          </table:table-cell>
          <table:table-cell office:value-type="float" office:value="289" calcext:value-type="float">
            <text:p>2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.6" calcext:value-type="float">
            <text:p>5.6</text:p>
          </table:table-cell>
          <table:table-cell table:formula="of:=[.D8]/([.B8]*[.C8])" office:value-type="float" office:value="1.09912109375" calcext:value-type="float">
            <text:p>1.10</text:p>
          </table:table-cell>
          <table:table-cell table:formula="of:=[.E8]/([.B8]*[.C8])" office:value-type="float" office:value="1.1943359375" calcext:value-type="float">
            <text:p>1.19</text:p>
          </table:table-cell>
          <table:table-cell table:formula="of:=[.E8]/[.D8]" office:value-type="float" office:value="1.08662816525988" calcext:value-type="float">
            <text:p>1.09</text:p>
          </table:table-cell>
          <table:table-cell table:formula="of:=[.G8]/([.B8]*[.C8])" office:value-type="float" office:value="0.76220703125" calcext:value-type="float">
            <text:p>0.76</text:p>
          </table:table-cell>
          <table:table-cell table:formula="of:=[.G8]/[.D8]" office:value-type="float" office:value="0.693469569080409" calcext:value-type="float">
            <text:p>0.69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0]/([.B10]*[.C10])" office:value-type="float" office:value="0.5" calcext:value-type="float">
            <text:p>0.50</text:p>
          </table:table-cell>
          <table:table-cell table:formula="of:=[.E10]/([.B10]*[.C10])" office:value-type="float" office:value="1.25" calcext:value-type="float">
            <text:p>1.25</text:p>
          </table:table-cell>
          <table:table-cell table:formula="of:=[.E10]/[.D10]" office:value-type="float" office:value="2.5" calcext:value-type="float">
            <text:p>2.50</text:p>
          </table:table-cell>
          <table:table-cell table:formula="of:=[.G10]/([.B10]*[.C10])" office:value-type="float" office:value="0" calcext:value-type="float">
            <text:p>0.00</text:p>
          </table:table-cell>
          <table:table-cell table:formula="of:=[.G10]/[.D1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1]/([.B11]*[.C11])" office:value-type="float" office:value="0.75" calcext:value-type="float">
            <text:p>0.75</text:p>
          </table:table-cell>
          <table:table-cell table:formula="of:=[.E11]/([.B11]*[.C11])" office:value-type="float" office:value="1.25" calcext:value-type="float">
            <text:p>1.25</text:p>
          </table:table-cell>
          <table:table-cell table:formula="of:=[.E11]/[.D11]" office:value-type="float" office:value="1.66666666666667" calcext:value-type="float">
            <text:p>1.67</text:p>
          </table:table-cell>
          <table:table-cell table:formula="of:=[.G11]/([.B11]*[.C11])" office:value-type="float" office:value="0" calcext:value-type="float">
            <text:p>0.00</text:p>
          </table:table-cell>
          <table:table-cell table:formula="of:=[.G11]/[.D1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2]/([.B12]*[.C12])" office:value-type="float" office:value="0.65625" calcext:value-type="float">
            <text:p>0.66</text:p>
          </table:table-cell>
          <table:table-cell table:formula="of:=[.E12]/([.B12]*[.C12])" office:value-type="float" office:value="1.28125" calcext:value-type="float">
            <text:p>1.28</text:p>
          </table:table-cell>
          <table:table-cell table:formula="of:=[.E12]/[.D12]" office:value-type="float" office:value="1.95238095238095" calcext:value-type="float">
            <text:p>1.95</text:p>
          </table:table-cell>
          <table:table-cell table:formula="of:=[.G12]/([.B12]*[.C12])" office:value-type="float" office:value="0" calcext:value-type="float">
            <text:p>0.00</text:p>
          </table:table-cell>
          <table:table-cell table:formula="of:=[.G12]/[.D1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198" calcext:value-type="float">
            <text:p>198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]/([.B13]*[.C13])" office:value-type="float" office:value="0.75" calcext:value-type="float">
            <text:p>0.75</text:p>
          </table:table-cell>
          <table:table-cell table:formula="of:=[.E13]/([.B13]*[.C13])" office:value-type="float" office:value="1.546875" calcext:value-type="float">
            <text:p>1.55</text:p>
          </table:table-cell>
          <table:table-cell table:formula="of:=[.E13]/[.D13]" office:value-type="float" office:value="2.0625" calcext:value-type="float">
            <text:p>2.06</text:p>
          </table:table-cell>
          <table:table-cell table:formula="of:=[.G13]/([.B13]*[.C13])" office:value-type="float" office:value="0.015625" calcext:value-type="float">
            <text:p>0.02</text:p>
          </table:table-cell>
          <table:table-cell table:formula="of:=[.G13]/[.D13]" office:value-type="float" office:value="0.0208333333333333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2" calcext:value-type="float">
            <text:p>202</text:p>
          </table:table-cell>
          <table:table-cell office:value-type="float" office:value="422" calcext:value-type="float">
            <text:p>422</text:p>
          </table:table-cell>
          <table:table-cell office:value-type="float" office:value="537" calcext:value-type="float">
            <text:p>537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4]/([.B14]*[.C14])" office:value-type="float" office:value="0.7890625" calcext:value-type="float">
            <text:p>0.79</text:p>
          </table:table-cell>
          <table:table-cell table:formula="of:=[.E14]/([.B14]*[.C14])" office:value-type="float" office:value="1.6484375" calcext:value-type="float">
            <text:p>1.65</text:p>
          </table:table-cell>
          <table:table-cell table:formula="of:=[.E14]/[.D14]" office:value-type="float" office:value="2.08910891089109" calcext:value-type="float">
            <text:p>2.09</text:p>
          </table:table-cell>
          <table:table-cell table:formula="of:=[.G14]/([.B14]*[.C14])" office:value-type="float" office:value="0.0859375" calcext:value-type="float">
            <text:p>0.09</text:p>
          </table:table-cell>
          <table:table-cell table:formula="of:=[.G14]/[.D14]" office:value-type="float" office:value="0.108910891089109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14" calcext:value-type="float">
            <text:p>414</text:p>
          </table:table-cell>
          <table:table-cell office:value-type="float" office:value="870" calcext:value-type="float">
            <text:p>870</text:p>
          </table:table-cell>
          <table:table-cell office:value-type="float" office:value="1113" calcext:value-type="float">
            <text:p>1113</text:p>
          </table:table-cell>
          <table:table-cell office:value-type="float" office:value="86" calcext:value-type="float">
            <text:p>86</text:p>
          </table:table-cell>
          <table:table-cell office:value-type="float" office:value="5.7" calcext:value-type="float">
            <text:p>5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5]/([.B15]*[.C15])" office:value-type="float" office:value="0.80859375" calcext:value-type="float">
            <text:p>0.81</text:p>
          </table:table-cell>
          <table:table-cell table:formula="of:=[.E15]/([.B15]*[.C15])" office:value-type="float" office:value="1.69921875" calcext:value-type="float">
            <text:p>1.70</text:p>
          </table:table-cell>
          <table:table-cell table:formula="of:=[.E15]/[.D15]" office:value-type="float" office:value="2.10144927536232" calcext:value-type="float">
            <text:p>2.10</text:p>
          </table:table-cell>
          <table:table-cell table:formula="of:=[.G15]/([.B15]*[.C15])" office:value-type="float" office:value="0.16796875" calcext:value-type="float">
            <text:p>0.17</text:p>
          </table:table-cell>
          <table:table-cell table:formula="of:=[.G15]/[.D15]" office:value-type="float" office:value="0.207729468599034" calcext:value-type="float">
            <text:p>0.2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38" calcext:value-type="float">
            <text:p>838</text:p>
          </table:table-cell>
          <table:table-cell office:value-type="float" office:value="1766" calcext:value-type="float">
            <text:p>1766</text:p>
          </table:table-cell>
          <table:table-cell office:value-type="float" office:value="2265" calcext:value-type="float">
            <text:p>2265</text:p>
          </table:table-cell>
          <table:table-cell office:value-type="float" office:value="215" calcext:value-type="float">
            <text:p>21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6]/([.B16]*[.C16])" office:value-type="float" office:value="0.818359375" calcext:value-type="float">
            <text:p>0.82</text:p>
          </table:table-cell>
          <table:table-cell table:formula="of:=[.E16]/([.B16]*[.C16])" office:value-type="float" office:value="1.724609375" calcext:value-type="float">
            <text:p>1.72</text:p>
          </table:table-cell>
          <table:table-cell table:formula="of:=[.E16]/[.D16]" office:value-type="float" office:value="2.10739856801909" calcext:value-type="float">
            <text:p>2.11</text:p>
          </table:table-cell>
          <table:table-cell table:formula="of:=[.G16]/([.B16]*[.C16])" office:value-type="float" office:value="0.2099609375" calcext:value-type="float">
            <text:p>0.21</text:p>
          </table:table-cell>
          <table:table-cell table:formula="of:=[.G16]/[.D16]" office:value-type="float" office:value="0.256563245823389" calcext:value-type="float">
            <text:p>0.26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847" calcext:value-type="float">
            <text:p>1847</text:p>
          </table:table-cell>
          <table:table-cell office:value-type="float" office:value="3878" calcext:value-type="float">
            <text:p>3878</text:p>
          </table:table-cell>
          <table:table-cell office:value-type="float" office:value="5049" calcext:value-type="float">
            <text:p>5049</text:p>
          </table:table-cell>
          <table:table-cell office:value-type="float" office:value="675" calcext:value-type="float">
            <text:p>6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/([.B17]*[.C17])" office:value-type="float" office:value="0.90185546875" calcext:value-type="float">
            <text:p>0.90</text:p>
          </table:table-cell>
          <table:table-cell table:formula="of:=[.E17]/([.B17]*[.C17])" office:value-type="float" office:value="1.8935546875" calcext:value-type="float">
            <text:p>1.89</text:p>
          </table:table-cell>
          <table:table-cell table:formula="of:=[.E17]/[.D17]" office:value-type="float" office:value="2.09962100703844" calcext:value-type="float">
            <text:p>2.10</text:p>
          </table:table-cell>
          <table:table-cell table:formula="of:=[.G17]/([.B17]*[.C17])" office:value-type="float" office:value="0.32958984375" calcext:value-type="float">
            <text:p>0.33</text:p>
          </table:table-cell>
          <table:table-cell table:formula="of:=[.G17]/[.D17]" office:value-type="float" office:value="0.365457498646454" calcext:value-type="float">
            <text:p>0.37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103" calcext:value-type="float">
            <text:p>5103</text:p>
          </table:table-cell>
          <table:table-cell office:value-type="float" office:value="7706" calcext:value-type="float">
            <text:p>7706</text:p>
          </table:table-cell>
          <table:table-cell office:value-type="float" office:value="10033" calcext:value-type="float">
            <text:p>10033</text:p>
          </table:table-cell>
          <table:table-cell office:value-type="float" office:value="3067" calcext:value-type="float">
            <text:p>3067</text:p>
          </table:table-cell>
          <table:table-cell office:value-type="float" office:value="89.6" calcext:value-type="float">
            <text:p>89.6</text:p>
          </table:table-cell>
          <table:table-cell office:value-type="float" office:value="261" calcext:value-type="float">
            <text:p>261</text:p>
          </table:table-cell>
          <table:table-cell office:value-type="float" office:value="13.6" calcext:value-type="float">
            <text:p>13.6</text:p>
          </table:table-cell>
          <table:table-cell office:value-type="float" office:value="24" calcext:value-type="float">
            <text:p>24</text:p>
          </table:table-cell>
          <table:table-cell office:value-type="float" office:value="9.55" calcext:value-type="float">
            <text:p>9.55</text:p>
          </table:table-cell>
          <table:table-cell table:formula="of:=[.D18]/([.B18]*[.C18])" office:value-type="float" office:value="1.245849609375" calcext:value-type="float">
            <text:p>1.25</text:p>
          </table:table-cell>
          <table:table-cell table:formula="of:=[.E18]/([.B18]*[.C18])" office:value-type="float" office:value="1.88134765625" calcext:value-type="float">
            <text:p>1.88</text:p>
          </table:table-cell>
          <table:table-cell table:formula="of:=[.E18]/[.D18]" office:value-type="float" office:value="1.5100921026847" calcext:value-type="float">
            <text:p>1.51</text:p>
          </table:table-cell>
          <table:table-cell table:formula="of:=[.G18]/([.B18]*[.C18])" office:value-type="float" office:value="0.748779296875" calcext:value-type="float">
            <text:p>0.75</text:p>
          </table:table-cell>
          <table:table-cell table:formula="of:=[.G18]/[.D18]" office:value-type="float" office:value="0.601019008426416" calcext:value-type="float">
            <text:p>0.60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number-columns-repeated="21"/>
        </table:table-row>
        <table:table-row table:style-name="ro1">
          <table:table-cell office:value-type="string" calcext:value-type="string">
            <text:p>depermute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0]/([.B20]*[.C20])" office:value-type="float" office:value="0.546875" calcext:value-type="float">
            <text:p>0.55</text:p>
          </table:table-cell>
          <table:table-cell table:formula="of:=[.E20]/([.B20]*[.C20])" office:value-type="float" office:value="0.75" calcext:value-type="float">
            <text:p>0.75</text:p>
          </table:table-cell>
          <table:table-cell table:formula="of:=[.E20]/[.D20]" office:value-type="float" office:value="1.37142857142857" calcext:value-type="float">
            <text:p>1.37</text:p>
          </table:table-cell>
          <table:table-cell table:formula="of:=[.G20]/([.B20]*[.C20])" office:value-type="float" office:value="0" calcext:value-type="float">
            <text:p>0.00</text:p>
          </table:table-cell>
          <table:table-cell table:formula="of:=[.G20]/[.D2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1]/([.B21]*[.C21])" office:value-type="float" office:value="0.5078125" calcext:value-type="float">
            <text:p>0.51</text:p>
          </table:table-cell>
          <table:table-cell table:formula="of:=[.E21]/([.B21]*[.C21])" office:value-type="float" office:value="0.859375" calcext:value-type="float">
            <text:p>0.86</text:p>
          </table:table-cell>
          <table:table-cell table:formula="of:=[.E21]/[.D21]" office:value-type="float" office:value="1.69230769230769" calcext:value-type="float">
            <text:p>1.69</text:p>
          </table:table-cell>
          <table:table-cell table:formula="of:=[.G21]/([.B21]*[.C21])" office:value-type="float" office:value="0.0390625" calcext:value-type="float">
            <text:p>0.04</text:p>
          </table:table-cell>
          <table:table-cell table:formula="of:=[.G21]/[.D21]" office:value-type="float" office:value="0.0769230769230769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267" calcext:value-type="float">
            <text:p>267</text:p>
          </table:table-cell>
          <table:table-cell office:value-type="float" office:value="336" calcext:value-type="float">
            <text:p>3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2]/([.B22]*[.C22])" office:value-type="float" office:value="0.5390625" calcext:value-type="float">
            <text:p>0.54</text:p>
          </table:table-cell>
          <table:table-cell table:formula="of:=[.E22]/([.B22]*[.C22])" office:value-type="float" office:value="1.04296875" calcext:value-type="float">
            <text:p>1.04</text:p>
          </table:table-cell>
          <table:table-cell table:formula="of:=[.E22]/[.D22]" office:value-type="float" office:value="1.93478260869565" calcext:value-type="float">
            <text:p>1.93</text:p>
          </table:table-cell>
          <table:table-cell table:formula="of:=[.G22]/([.B22]*[.C22])" office:value-type="float" office:value="0.05078125" calcext:value-type="float">
            <text:p>0.05</text:p>
          </table:table-cell>
          <table:table-cell table:formula="of:=[.G22]/[.D22]" office:value-type="float" office:value="0.0942028985507246" calcext:value-type="float">
            <text:p>0.0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08" calcext:value-type="float">
            <text:p>308</text:p>
          </table:table-cell>
          <table:table-cell office:value-type="float" office:value="605" calcext:value-type="float">
            <text:p>605</text:p>
          </table:table-cell>
          <table:table-cell office:value-type="float" office:value="778" calcext:value-type="float">
            <text:p>778</text:p>
          </table:table-cell>
          <table:table-cell office:value-type="float" office:value="45" calcext:value-type="float">
            <text:p>45</text:p>
          </table:table-cell>
          <table:table-cell office:value-type="float" office:value="49.9" calcext:value-type="float">
            <text:p>49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3]/([.B23]*[.C23])" office:value-type="float" office:value="0.6015625" calcext:value-type="float">
            <text:p>0.60</text:p>
          </table:table-cell>
          <table:table-cell table:formula="of:=[.E23]/([.B23]*[.C23])" office:value-type="float" office:value="1.181640625" calcext:value-type="float">
            <text:p>1.18</text:p>
          </table:table-cell>
          <table:table-cell table:formula="of:=[.E23]/[.D23]" office:value-type="float" office:value="1.96428571428571" calcext:value-type="float">
            <text:p>1.96</text:p>
          </table:table-cell>
          <table:table-cell table:formula="of:=[.G23]/([.B23]*[.C23])" office:value-type="float" office:value="0.087890625" calcext:value-type="float">
            <text:p>0.09</text:p>
          </table:table-cell>
          <table:table-cell table:formula="of:=[.G23]/[.D23]" office:value-type="float" office:value="0.146103896103896" calcext:value-type="float">
            <text:p>0.1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81" calcext:value-type="float">
            <text:p>681</text:p>
          </table:table-cell>
          <table:table-cell office:value-type="float" office:value="1270" calcext:value-type="float">
            <text:p>1270</text:p>
          </table:table-cell>
          <table:table-cell office:value-type="float" office:value="1697" calcext:value-type="float">
            <text:p>1697</text:p>
          </table:table-cell>
          <table:table-cell office:value-type="float" office:value="158" calcext:value-type="float">
            <text:p>158</text:p>
          </table:table-cell>
          <table:table-cell office:value-type="float" office:value="186.8" calcext:value-type="float">
            <text:p>186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24]/([.B24]*[.C24])" office:value-type="float" office:value="0.6650390625" calcext:value-type="float">
            <text:p>0.67</text:p>
          </table:table-cell>
          <table:table-cell table:formula="of:=[.E24]/([.B24]*[.C24])" office:value-type="float" office:value="1.240234375" calcext:value-type="float">
            <text:p>1.24</text:p>
          </table:table-cell>
          <table:table-cell table:formula="of:=[.E24]/[.D24]" office:value-type="float" office:value="1.86490455212922" calcext:value-type="float">
            <text:p>1.86</text:p>
          </table:table-cell>
          <table:table-cell table:formula="of:=[.G24]/([.B24]*[.C24])" office:value-type="float" office:value="0.154296875" calcext:value-type="float">
            <text:p>0.15</text:p>
          </table:table-cell>
          <table:table-cell table:formula="of:=[.G24]/[.D24]" office:value-type="float" office:value="0.23201174743025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432" calcext:value-type="float">
            <text:p>1432</text:p>
          </table:table-cell>
          <table:table-cell office:value-type="float" office:value="2478" calcext:value-type="float">
            <text:p>2478</text:p>
          </table:table-cell>
          <table:table-cell office:value-type="float" office:value="3489" calcext:value-type="float">
            <text:p>3489</text:p>
          </table:table-cell>
          <table:table-cell office:value-type="float" office:value="419" calcext:value-type="float">
            <text:p>419</text:p>
          </table:table-cell>
          <table:table-cell office:value-type="float" office:value="458.5" calcext:value-type="float">
            <text:p>458.5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5]/([.B25]*[.C25])" office:value-type="float" office:value="0.69921875" calcext:value-type="float">
            <text:p>0.70</text:p>
          </table:table-cell>
          <table:table-cell table:formula="of:=[.E25]/([.B25]*[.C25])" office:value-type="float" office:value="1.2099609375" calcext:value-type="float">
            <text:p>1.21</text:p>
          </table:table-cell>
          <table:table-cell table:formula="of:=[.E25]/[.D25]" office:value-type="float" office:value="1.7304469273743" calcext:value-type="float">
            <text:p>1.73</text:p>
          </table:table-cell>
          <table:table-cell table:formula="of:=[.G25]/([.B25]*[.C25])" office:value-type="float" office:value="0.20458984375" calcext:value-type="float">
            <text:p>0.20</text:p>
          </table:table-cell>
          <table:table-cell table:formula="of:=[.G25]/[.D25]" office:value-type="float" office:value="0.292597765363128" calcext:value-type="float">
            <text:p>0.2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7044" calcext:value-type="float">
            <text:p>7044</text:p>
          </table:table-cell>
          <table:table-cell office:value-type="float" office:value="5627" calcext:value-type="float">
            <text:p>5627</text:p>
          </table:table-cell>
          <table:table-cell office:value-type="float" office:value="8150" calcext:value-type="float">
            <text:p>8150</text:p>
          </table:table-cell>
          <table:table-cell office:value-type="float" office:value="5151" calcext:value-type="float">
            <text:p>5151</text:p>
          </table:table-cell>
          <table:table-cell office:value-type="float" office:value="986.8" calcext:value-type="float">
            <text:p>986.8</text:p>
          </table:table-cell>
          <table:table-cell office:value-type="float" office:value="381" calcext:value-type="float">
            <text:p>381</text:p>
          </table:table-cell>
          <table:table-cell office:value-type="float" office:value="8.9" calcext:value-type="float">
            <text:p>8.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6]/([.B26]*[.C26])" office:value-type="float" office:value="1.7197265625" calcext:value-type="float">
            <text:p>1.72</text:p>
          </table:table-cell>
          <table:table-cell table:formula="of:=[.E26]/([.B26]*[.C26])" office:value-type="float" office:value="1.373779296875" calcext:value-type="float">
            <text:p>1.37</text:p>
          </table:table-cell>
          <table:table-cell table:formula="of:=[.E26]/[.D26]" office:value-type="float" office:value="0.798835888699603" calcext:value-type="float">
            <text:p>0.80</text:p>
          </table:table-cell>
          <table:table-cell table:formula="of:=[.G26]/([.B26]*[.C26])" office:value-type="float" office:value="1.257568359375" calcext:value-type="float">
            <text:p>1.26</text:p>
          </table:table-cell>
          <table:table-cell table:formula="of:=[.G26]/[.D26]" office:value-type="float" office:value="0.731260647359455" calcext:value-type="float">
            <text:p>0.73</text:p>
          </table:table-cell>
          <table:table-cell table:number-columns-repeated="6"/>
        </table:table-row>
        <table:table-row table:style-name="ro1">
          <table:table-cell/>
          <table:table-cell table:style-name="ce17"/>
          <table:table-cell table:number-columns-repeated="21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8]/([.B28]*[.C28])" office:value-type="float" office:value="0.5" calcext:value-type="float">
            <text:p>0.50</text:p>
          </table:table-cell>
          <table:table-cell table:formula="of:=[.E28]/([.B28]*[.C28])" office:value-type="float" office:value="1.25" calcext:value-type="float">
            <text:p>1.25</text:p>
          </table:table-cell>
          <table:table-cell table:formula="of:=[.E28]/[.D28]" office:value-type="float" office:value="2.5" calcext:value-type="float">
            <text:p>2.50</text:p>
          </table:table-cell>
          <table:table-cell table:formula="of:=[.G28]/([.B28]*[.C28])" office:value-type="float" office:value="0" calcext:value-type="float">
            <text:p>0.00</text:p>
          </table:table-cell>
          <table:table-cell table:formula="of:=[.G28]/[.D2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29]/([.B29]*[.C29])" office:value-type="float" office:value="0.75" calcext:value-type="float">
            <text:p>0.75</text:p>
          </table:table-cell>
          <table:table-cell table:formula="of:=[.E29]/([.B29]*[.C29])" office:value-type="float" office:value="1.25" calcext:value-type="float">
            <text:p>1.25</text:p>
          </table:table-cell>
          <table:table-cell table:formula="of:=[.E29]/[.D29]" office:value-type="float" office:value="1.66666666666667" calcext:value-type="float">
            <text:p>1.67</text:p>
          </table:table-cell>
          <table:table-cell table:formula="of:=[.G29]/([.B29]*[.C29])" office:value-type="float" office:value="0" calcext:value-type="float">
            <text:p>0.00</text:p>
          </table:table-cell>
          <table:table-cell table:formula="of:=[.G29]/[.D2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30]/([.B30]*[.C30])" office:value-type="float" office:value="0.65625" calcext:value-type="float">
            <text:p>0.66</text:p>
          </table:table-cell>
          <table:table-cell table:formula="of:=[.E30]/([.B30]*[.C30])" office:value-type="float" office:value="1.28125" calcext:value-type="float">
            <text:p>1.28</text:p>
          </table:table-cell>
          <table:table-cell table:formula="of:=[.E30]/[.D30]" office:value-type="float" office:value="1.95238095238095" calcext:value-type="float">
            <text:p>1.95</text:p>
          </table:table-cell>
          <table:table-cell table:formula="of:=[.G30]/([.B30]*[.C30])" office:value-type="float" office:value="0" calcext:value-type="float">
            <text:p>0.00</text:p>
          </table:table-cell>
          <table:table-cell table:formula="of:=[.G30]/[.D3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office:value-type="float" office:value="252" calcext:value-type="float">
            <text:p>25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31]/([.B31]*[.C31])" office:value-type="float" office:value="0.71875" calcext:value-type="float">
            <text:p>0.72</text:p>
          </table:table-cell>
          <table:table-cell table:formula="of:=[.E31]/([.B31]*[.C31])" office:value-type="float" office:value="1.4296875" calcext:value-type="float">
            <text:p>1.43</text:p>
          </table:table-cell>
          <table:table-cell table:formula="of:=[.E31]/[.D31]" office:value-type="float" office:value="1.98913043478261" calcext:value-type="float">
            <text:p>1.99</text:p>
          </table:table-cell>
          <table:table-cell table:formula="of:=[.G31]/([.B31]*[.C31])" office:value-type="float" office:value="0" calcext:value-type="float">
            <text:p>0.00</text:p>
          </table:table-cell>
          <table:table-cell table:formula="of:=[.G31]/[.D3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07" calcext:value-type="float">
            <text:p>207</text:p>
          </table:table-cell>
          <table:table-cell office:value-type="float" office:value="418" calcext:value-type="float">
            <text:p>418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2]/([.B32]*[.C32])" office:value-type="float" office:value="0.80859375" calcext:value-type="float">
            <text:p>0.81</text:p>
          </table:table-cell>
          <table:table-cell table:formula="of:=[.E32]/([.B32]*[.C32])" office:value-type="float" office:value="1.6328125" calcext:value-type="float">
            <text:p>1.63</text:p>
          </table:table-cell>
          <table:table-cell table:formula="of:=[.E32]/[.D32]" office:value-type="float" office:value="2.01932367149758" calcext:value-type="float">
            <text:p>2.02</text:p>
          </table:table-cell>
          <table:table-cell table:formula="of:=[.G32]/([.B32]*[.C32])" office:value-type="float" office:value="0.00390625" calcext:value-type="float">
            <text:p>0.00</text:p>
          </table:table-cell>
          <table:table-cell table:formula="of:=[.G32]/[.D32]" office:value-type="float" office:value="0.00483091787439613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22" calcext:value-type="float">
            <text:p>422</text:p>
          </table:table-cell>
          <table:table-cell office:value-type="float" office:value="866" calcext:value-type="float">
            <text:p>866</text:p>
          </table:table-cell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3]/([.B33]*[.C33])" office:value-type="float" office:value="0.82421875" calcext:value-type="float">
            <text:p>0.82</text:p>
          </table:table-cell>
          <table:table-cell table:formula="of:=[.E33]/([.B33]*[.C33])" office:value-type="float" office:value="1.69140625" calcext:value-type="float">
            <text:p>1.69</text:p>
          </table:table-cell>
          <table:table-cell table:formula="of:=[.E33]/[.D33]" office:value-type="float" office:value="2.0521327014218" calcext:value-type="float">
            <text:p>2.05</text:p>
          </table:table-cell>
          <table:table-cell table:formula="of:=[.G33]/([.B33]*[.C33])" office:value-type="float" office:value="0.005859375" calcext:value-type="float">
            <text:p>0.01</text:p>
          </table:table-cell>
          <table:table-cell table:formula="of:=[.G33]/[.D33]" office:value-type="float" office:value="0.00710900473933649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847" calcext:value-type="float">
            <text:p>847</text:p>
          </table:table-cell>
          <table:table-cell office:value-type="float" office:value="1762" calcext:value-type="float">
            <text:p>1762</text:p>
          </table:table-cell>
          <table:table-cell office:value-type="float" office:value="2516" calcext:value-type="float">
            <text:p>2516</text:p>
          </table:table-cell>
          <table:table-cell office:value-type="float" office:value="13" calcext:value-type="float">
            <text:p>13</text:p>
          </table:table-cell>
          <table:table-cell office:value-type="float" office:value="9.7" calcext:value-type="float">
            <text:p>9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34]/([.B34]*[.C34])" office:value-type="float" office:value="0.8271484375" calcext:value-type="float">
            <text:p>0.83</text:p>
          </table:table-cell>
          <table:table-cell table:formula="of:=[.E34]/([.B34]*[.C34])" office:value-type="float" office:value="1.720703125" calcext:value-type="float">
            <text:p>1.72</text:p>
          </table:table-cell>
          <table:table-cell table:formula="of:=[.E34]/[.D34]" office:value-type="float" office:value="2.08028335301063" calcext:value-type="float">
            <text:p>2.08</text:p>
          </table:table-cell>
          <table:table-cell table:formula="of:=[.G34]/([.B34]*[.C34])" office:value-type="float" office:value="0.0126953125" calcext:value-type="float">
            <text:p>0.01</text:p>
          </table:table-cell>
          <table:table-cell table:formula="of:=[.G34]/[.D34]" office:value-type="float" office:value="0.0153482880755608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130" calcext:value-type="float">
            <text:p>2130</text:p>
          </table:table-cell>
          <table:table-cell office:value-type="float" office:value="4280" calcext:value-type="float">
            <text:p>4280</text:p>
          </table:table-cell>
          <table:table-cell office:value-type="float" office:value="6170" calcext:value-type="float">
            <text:p>6170</text:p>
          </table:table-cell>
          <table:table-cell office:value-type="float" office:value="116" calcext:value-type="float">
            <text:p>116</text:p>
          </table:table-cell>
          <table:table-cell office:value-type="float" office:value="62.9" calcext:value-type="float">
            <text:p>62.9</text:p>
          </table:table-cell>
          <table:table-cell office:value-type="float" office:value="4" calcext:value-type="float">
            <text:p>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5]/([.B35]*[.C35])" office:value-type="float" office:value="1.0400390625" calcext:value-type="float">
            <text:p>1.04</text:p>
          </table:table-cell>
          <table:table-cell table:formula="of:=[.E35]/([.B35]*[.C35])" office:value-type="float" office:value="2.08984375" calcext:value-type="float">
            <text:p>2.09</text:p>
          </table:table-cell>
          <table:table-cell table:formula="of:=[.E35]/[.D35]" office:value-type="float" office:value="2.0093896713615" calcext:value-type="float">
            <text:p>2.01</text:p>
          </table:table-cell>
          <table:table-cell table:formula="of:=[.G35]/([.B35]*[.C35])" office:value-type="float" office:value="0.056640625" calcext:value-type="float">
            <text:p>0.06</text:p>
          </table:table-cell>
          <table:table-cell table:formula="of:=[.G35]/[.D35]" office:value-type="float" office:value="0.0544600938967136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577" calcext:value-type="float">
            <text:p>8577</text:p>
          </table:table-cell>
          <table:table-cell office:value-type="float" office:value="9242" calcext:value-type="float">
            <text:p>9242</text:p>
          </table:table-cell>
          <table:table-cell office:value-type="float" office:value="13561" calcext:value-type="float">
            <text:p>13561</text:p>
          </table:table-cell>
          <table:table-cell office:value-type="float" office:value="5459" calcext:value-type="float">
            <text:p>5459</text:p>
          </table:table-cell>
          <table:table-cell office:value-type="float" office:value="117.2" calcext:value-type="float">
            <text:p>117.2</text:p>
          </table:table-cell>
          <table:table-cell office:value-type="float" office:value="451" calcext:value-type="float">
            <text:p>451</text:p>
          </table:table-cell>
          <table:table-cell office:value-type="float" office:value="13.7" calcext:value-type="float">
            <text:p>13.7</text:p>
          </table:table-cell>
          <table:table-cell office:value-type="float" office:value="38" calcext:value-type="float">
            <text:p>38</text:p>
          </table:table-cell>
          <table:table-cell office:value-type="float" office:value="13.2" calcext:value-type="float">
            <text:p>13.2</text:p>
          </table:table-cell>
          <table:table-cell table:formula="of:=[.D36]/([.B36]*[.C36])" office:value-type="float" office:value="2.093994140625" calcext:value-type="float">
            <text:p>2.09</text:p>
          </table:table-cell>
          <table:table-cell table:formula="of:=[.E36]/([.B36]*[.C36])" office:value-type="float" office:value="2.25634765625" calcext:value-type="float">
            <text:p>2.26</text:p>
          </table:table-cell>
          <table:table-cell table:formula="of:=[.E36]/[.D36]" office:value-type="float" office:value="1.07753293692433" calcext:value-type="float">
            <text:p>1.08</text:p>
          </table:table-cell>
          <table:table-cell table:formula="of:=[.G36]/([.B36]*[.C36])" office:value-type="float" office:value="1.332763671875" calcext:value-type="float">
            <text:p>1.33</text:p>
          </table:table-cell>
          <table:table-cell table:formula="of:=[.G36]/[.D36]" office:value-type="float" office:value="0.636469628075085" calcext:value-type="float">
            <text:p>0.6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r cor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38]/([.B38]*[.C38])" office:value-type="float" office:value="0.3125" calcext:value-type="float">
            <text:p>0.31</text:p>
          </table:table-cell>
          <table:table-cell table:formula="of:=[.E38]/([.B38]*[.C38])" office:value-type="float" office:value="0.609375" calcext:value-type="float">
            <text:p>0.61</text:p>
          </table:table-cell>
          <table:table-cell table:formula="of:=[.E38]/[.D38]" office:value-type="float" office:value="1.95" calcext:value-type="float">
            <text:p>1.95</text:p>
          </table:table-cell>
          <table:table-cell table:formula="of:=[.G38]/([.B38]*[.C38])" office:value-type="float" office:value="0" calcext:value-type="float">
            <text:p>0.00</text:p>
          </table:table-cell>
          <table:table-cell table:formula="of:=[.G38]/[.D3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39]/([.B39]*[.C39])" office:value-type="float" office:value="0.234375" calcext:value-type="float">
            <text:p>0.23</text:p>
          </table:table-cell>
          <table:table-cell table:formula="of:=[.E39]/([.B39]*[.C39])" office:value-type="float" office:value="0.5546875" calcext:value-type="float">
            <text:p>0.55</text:p>
          </table:table-cell>
          <table:table-cell table:formula="of:=[.E39]/[.D39]" office:value-type="float" office:value="2.36666666666667" calcext:value-type="float">
            <text:p>2.37</text:p>
          </table:table-cell>
          <table:table-cell table:formula="of:=[.G39]/([.B39]*[.C39])" office:value-type="float" office:value="0" calcext:value-type="float">
            <text:p>0.00</text:p>
          </table:table-cell>
          <table:table-cell table:formula="of:=[.G39]/[.D3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37" calcext:value-type="float">
            <text:p>137</text:p>
          </table:table-cell>
          <table:table-cell office:value-type="float" office:value="167" calcext:value-type="float">
            <text:p>1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0]/([.B40]*[.C40])" office:value-type="float" office:value="0.22265625" calcext:value-type="float">
            <text:p>0.22</text:p>
          </table:table-cell>
          <table:table-cell table:formula="of:=[.E40]/([.B40]*[.C40])" office:value-type="float" office:value="0.53515625" calcext:value-type="float">
            <text:p>0.54</text:p>
          </table:table-cell>
          <table:table-cell table:formula="of:=[.E40]/[.D40]" office:value-type="float" office:value="2.40350877192982" calcext:value-type="float">
            <text:p>2.40</text:p>
          </table:table-cell>
          <table:table-cell table:formula="of:=[.G40]/([.B40]*[.C40])" office:value-type="float" office:value="0" calcext:value-type="float">
            <text:p>0.00</text:p>
          </table:table-cell>
          <table:table-cell table:formula="of:=[.G40]/[.D4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float" office:value="263" calcext:value-type="float">
            <text:p>263</text:p>
          </table:table-cell>
          <table:table-cell office:value-type="float" office:value="327" calcext:value-type="float">
            <text:p>32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1]/([.B41]*[.C41])" office:value-type="float" office:value="0.208984375" calcext:value-type="float">
            <text:p>0.21</text:p>
          </table:table-cell>
          <table:table-cell table:formula="of:=[.E41]/([.B41]*[.C41])" office:value-type="float" office:value="0.513671875" calcext:value-type="float">
            <text:p>0.51</text:p>
          </table:table-cell>
          <table:table-cell table:formula="of:=[.E41]/[.D41]" office:value-type="float" office:value="2.45794392523364" calcext:value-type="float">
            <text:p>2.46</text:p>
          </table:table-cell>
          <table:table-cell table:formula="of:=[.G41]/([.B41]*[.C41])" office:value-type="float" office:value="0" calcext:value-type="float">
            <text:p>0.00</text:p>
          </table:table-cell>
          <table:table-cell table:formula="of:=[.G41]/[.D4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10" calcext:value-type="float">
            <text:p>210</text:p>
          </table:table-cell>
          <table:table-cell office:value-type="float" office:value="519" calcext:value-type="float">
            <text:p>519</text:p>
          </table:table-cell>
          <table:table-cell office:value-type="float" office:value="647" calcext:value-type="float">
            <text:p>64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2]/([.B42]*[.C42])" office:value-type="float" office:value="0.205078125" calcext:value-type="float">
            <text:p>0.21</text:p>
          </table:table-cell>
          <table:table-cell table:formula="of:=[.E42]/([.B42]*[.C42])" office:value-type="float" office:value="0.5068359375" calcext:value-type="float">
            <text:p>0.51</text:p>
          </table:table-cell>
          <table:table-cell table:formula="of:=[.E42]/[.D42]" office:value-type="float" office:value="2.47142857142857" calcext:value-type="float">
            <text:p>2.47</text:p>
          </table:table-cell>
          <table:table-cell table:formula="of:=[.G42]/([.B42]*[.C42])" office:value-type="float" office:value="0" calcext:value-type="float">
            <text:p>0.00</text:p>
          </table:table-cell>
          <table:table-cell table:formula="of:=[.G42]/[.D4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413" calcext:value-type="float">
            <text:p>413</text:p>
          </table:table-cell>
          <table:table-cell office:value-type="float" office:value="1031" calcext:value-type="float">
            <text:p>1031</text:p>
          </table:table-cell>
          <table:table-cell office:value-type="float" office:value="1287" calcext:value-type="float">
            <text:p>128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3]/([.B43]*[.C43])" office:value-type="float" office:value="0.20166015625" calcext:value-type="float">
            <text:p>0.20</text:p>
          </table:table-cell>
          <table:table-cell table:formula="of:=[.E43]/([.B43]*[.C43])" office:value-type="float" office:value="0.50341796875" calcext:value-type="float">
            <text:p>0.50</text:p>
          </table:table-cell>
          <table:table-cell table:formula="of:=[.E43]/[.D43]" office:value-type="float" office:value="2.49636803874092" calcext:value-type="float">
            <text:p>2.50</text:p>
          </table:table-cell>
          <table:table-cell table:formula="of:=[.G43]/([.B43]*[.C43])" office:value-type="float" office:value="0" calcext:value-type="float">
            <text:p>0.00</text:p>
          </table:table-cell>
          <table:table-cell table:formula="of:=[.G43]/[.D43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174" calcext:value-type="float">
            <text:p>1174</text:p>
          </table:table-cell>
          <table:table-cell office:value-type="float" office:value="2058" calcext:value-type="float">
            <text:p>2058</text:p>
          </table:table-cell>
          <table:table-cell office:value-type="float" office:value="2571" calcext:value-type="float">
            <text:p>2571</text:p>
          </table:table-cell>
          <table:table-cell office:value-type="float" office:value="541" calcext:value-type="float">
            <text:p>541</text:p>
          </table:table-cell>
          <table:table-cell office:value-type="float" office:value="21.2" calcext:value-type="float">
            <text:p>21.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44]/([.B44]*[.C44])" office:value-type="float" office:value="0.28662109375" calcext:value-type="float">
            <text:p>0.29</text:p>
          </table:table-cell>
          <table:table-cell table:formula="of:=[.E44]/([.B44]*[.C44])" office:value-type="float" office:value="0.50244140625" calcext:value-type="float">
            <text:p>0.50</text:p>
          </table:table-cell>
          <table:table-cell table:formula="of:=[.E44]/[.D44]" office:value-type="float" office:value="1.75298126064736" calcext:value-type="float">
            <text:p>1.75</text:p>
          </table:table-cell>
          <table:table-cell table:formula="of:=[.G44]/([.B44]*[.C44])" office:value-type="float" office:value="0.132080078125" calcext:value-type="float">
            <text:p>0.13</text:p>
          </table:table-cell>
          <table:table-cell table:formula="of:=[.G44]/[.D44]" office:value-type="float" office:value="0.460817717206133" calcext:value-type="float">
            <text:p>0.4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6]/([.B46]*[.C46])" office:value-type="float" office:value="0.5625" calcext:value-type="float">
            <text:p>0.56</text:p>
          </table:table-cell>
          <table:table-cell table:formula="of:=[.E46]/([.B46]*[.C46])" office:value-type="float" office:value="1.25" calcext:value-type="float">
            <text:p>1.25</text:p>
          </table:table-cell>
          <table:table-cell table:formula="of:=[.E46]/[.D46]" office:value-type="float" office:value="2.22222222222222" calcext:value-type="float">
            <text:p>2.22</text:p>
          </table:table-cell>
          <table:table-cell table:formula="of:=[.G46]/([.B46]*[.C46])" office:value-type="float" office:value="0" calcext:value-type="float">
            <text:p>0.00</text:p>
          </table:table-cell>
          <table:table-cell table:formula="of:=[.G46]/[.D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7]/([.B47]*[.C47])" office:value-type="float" office:value="0.5" calcext:value-type="float">
            <text:p>0.50</text:p>
          </table:table-cell>
          <table:table-cell table:formula="of:=[.E47]/([.B47]*[.C47])" office:value-type="float" office:value="1.125" calcext:value-type="float">
            <text:p>1.13</text:p>
          </table:table-cell>
          <table:table-cell table:formula="of:=[.E47]/[.D47]" office:value-type="float" office:value="2.25" calcext:value-type="float">
            <text:p>2.25</text:p>
          </table:table-cell>
          <table:table-cell table:formula="of:=[.G47]/([.B47]*[.C47])" office:value-type="float" office:value="0" calcext:value-type="float">
            <text:p>0.00</text:p>
          </table:table-cell>
          <table:table-cell table:formula="of:=[.G47]/[.D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8]/([.B48]*[.C48])" office:value-type="float" office:value="0.453125" calcext:value-type="float">
            <text:p>0.45</text:p>
          </table:table-cell>
          <table:table-cell table:formula="of:=[.E48]/([.B48]*[.C48])" office:value-type="float" office:value="1.0625" calcext:value-type="float">
            <text:p>1.06</text:p>
          </table:table-cell>
          <table:table-cell table:formula="of:=[.E48]/[.D48]" office:value-type="float" office:value="2.3448275862069" calcext:value-type="float">
            <text:p>2.34</text:p>
          </table:table-cell>
          <table:table-cell table:formula="of:=[.G48]/([.B48]*[.C48])" office:value-type="float" office:value="0" calcext:value-type="float">
            <text:p>0.00</text:p>
          </table:table-cell>
          <table:table-cell table:formula="of:=[.G48]/[.D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164" calcext:value-type="float">
            <text:p>16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49]/([.B49]*[.C49])" office:value-type="float" office:value="0.421875" calcext:value-type="float">
            <text:p>0.42</text:p>
          </table:table-cell>
          <table:table-cell table:formula="of:=[.E49]/([.B49]*[.C49])" office:value-type="float" office:value="1.03125" calcext:value-type="float">
            <text:p>1.03</text:p>
          </table:table-cell>
          <table:table-cell table:formula="of:=[.E49]/[.D49]" office:value-type="float" office:value="2.44444444444444" calcext:value-type="float">
            <text:p>2.44</text:p>
          </table:table-cell>
          <table:table-cell table:formula="of:=[.G49]/([.B49]*[.C49])" office:value-type="float" office:value="0" calcext:value-type="float">
            <text:p>0.00</text:p>
          </table:table-cell>
          <table:table-cell table:formula="of:=[.G49]/[.D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260" calcext:value-type="float">
            <text:p>260</text:p>
          </table:table-cell>
          <table:table-cell office:value-type="float" office:value="324" calcext:value-type="float">
            <text:p>32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0]/([.B50]*[.C50])" office:value-type="float" office:value="0.40234375" calcext:value-type="float">
            <text:p>0.40</text:p>
          </table:table-cell>
          <table:table-cell table:formula="of:=[.E50]/([.B50]*[.C50])" office:value-type="float" office:value="1.015625" calcext:value-type="float">
            <text:p>1.02</text:p>
          </table:table-cell>
          <table:table-cell table:formula="of:=[.E50]/[.D50]" office:value-type="float" office:value="2.52427184466019" calcext:value-type="float">
            <text:p>2.52</text:p>
          </table:table-cell>
          <table:table-cell table:formula="of:=[.G50]/([.B50]*[.C50])" office:value-type="float" office:value="0" calcext:value-type="float">
            <text:p>0.00</text:p>
          </table:table-cell>
          <table:table-cell table:formula="of:=[.G50]/[.D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04" calcext:value-type="float">
            <text:p>204</text:p>
          </table:table-cell>
          <table:table-cell office:value-type="float" office:value="516" calcext:value-type="float">
            <text:p>516</text:p>
          </table:table-cell>
          <table:table-cell office:value-type="float" office:value="644" calcext:value-type="float">
            <text:p>64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1]/([.B51]*[.C51])" office:value-type="float" office:value="0.3984375" calcext:value-type="float">
            <text:p>0.40</text:p>
          </table:table-cell>
          <table:table-cell table:formula="of:=[.E51]/([.B51]*[.C51])" office:value-type="float" office:value="1.0078125" calcext:value-type="float">
            <text:p>1.01</text:p>
          </table:table-cell>
          <table:table-cell table:formula="of:=[.E51]/[.D51]" office:value-type="float" office:value="2.52941176470588" calcext:value-type="float">
            <text:p>2.53</text:p>
          </table:table-cell>
          <table:table-cell table:formula="of:=[.G51]/([.B51]*[.C51])" office:value-type="float" office:value="0" calcext:value-type="float">
            <text:p>0.00</text:p>
          </table:table-cell>
          <table:table-cell table:formula="of:=[.G51]/[.D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02" calcext:value-type="float">
            <text:p>402</text:p>
          </table:table-cell>
          <table:table-cell office:value-type="float" office:value="1028" calcext:value-type="float">
            <text:p>1028</text:p>
          </table:table-cell>
          <table:table-cell office:value-type="float" office:value="1284" calcext:value-type="float">
            <text:p>1284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2]/([.B52]*[.C52])" office:value-type="float" office:value="0.392578125" calcext:value-type="float">
            <text:p>0.39</text:p>
          </table:table-cell>
          <table:table-cell table:formula="of:=[.E52]/([.B52]*[.C52])" office:value-type="float" office:value="1.00390625" calcext:value-type="float">
            <text:p>1.00</text:p>
          </table:table-cell>
          <table:table-cell table:formula="of:=[.E52]/[.D52]" office:value-type="float" office:value="2.55721393034826" calcext:value-type="float">
            <text:p>2.56</text:p>
          </table:table-cell>
          <table:table-cell table:formula="of:=[.G52]/([.B52]*[.C52])" office:value-type="float" office:value="0" calcext:value-type="float">
            <text:p>0.00</text:p>
          </table:table-cell>
          <table:table-cell table:formula="of:=[.G52]/[.D5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806" calcext:value-type="float">
            <text:p>806</text:p>
          </table:table-cell>
          <table:table-cell office:value-type="float" office:value="2054" calcext:value-type="float">
            <text:p>2054</text:p>
          </table:table-cell>
          <table:table-cell office:value-type="float" office:value="2567" calcext:value-type="float">
            <text:p>256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3]/([.B53]*[.C53])" office:value-type="float" office:value="0.3935546875" calcext:value-type="float">
            <text:p>0.39</text:p>
          </table:table-cell>
          <table:table-cell table:formula="of:=[.E53]/([.B53]*[.C53])" office:value-type="float" office:value="1.0029296875" calcext:value-type="float">
            <text:p>1.00</text:p>
          </table:table-cell>
          <table:table-cell table:formula="of:=[.E53]/[.D53]" office:value-type="float" office:value="2.54838709677419" calcext:value-type="float">
            <text:p>2.55</text:p>
          </table:table-cell>
          <table:table-cell table:formula="of:=[.G53]/([.B53]*[.C53])" office:value-type="float" office:value="0" calcext:value-type="float">
            <text:p>0.00</text:p>
          </table:table-cell>
          <table:table-cell table:formula="of:=[.G53]/[.D53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708" calcext:value-type="float">
            <text:p>3708</text:p>
          </table:table-cell>
          <table:table-cell office:value-type="float" office:value="6166" calcext:value-type="float">
            <text:p>6166</text:p>
          </table:table-cell>
          <table:table-cell office:value-type="float" office:value="8237" calcext:value-type="float">
            <text:p>8237</text:p>
          </table:table-cell>
          <table:table-cell office:value-type="float" office:value="2061" calcext:value-type="float">
            <text:p>2061</text:p>
          </table:table-cell>
          <table:table-cell office:value-type="float" office:value="58.5" calcext:value-type="float">
            <text:p>58.5</text:p>
          </table:table-cell>
          <table:table-cell office:value-type="float" office:value="250" calcext:value-type="float">
            <text:p>250</text:p>
          </table:table-cell>
          <table:table-cell office:value-type="float" office:value="6.4" calcext:value-type="float">
            <text:p>6.4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table:formula="of:=[.D54]/([.B54]*[.C54])" office:value-type="float" office:value="0.9052734375" calcext:value-type="float">
            <text:p>0.91</text:p>
          </table:table-cell>
          <table:table-cell table:formula="of:=[.E54]/([.B54]*[.C54])" office:value-type="float" office:value="1.50537109375" calcext:value-type="float">
            <text:p>1.51</text:p>
          </table:table-cell>
          <table:table-cell table:formula="of:=[.E54]/[.D54]" office:value-type="float" office:value="1.66289104638619" calcext:value-type="float">
            <text:p>1.66</text:p>
          </table:table-cell>
          <table:table-cell table:formula="of:=[.G54]/([.B54]*[.C54])" office:value-type="float" office:value="0.503173828125" calcext:value-type="float">
            <text:p>0.50</text:p>
          </table:table-cell>
          <table:table-cell table:formula="of:=[.G54]/[.D54]" office:value-type="float" office:value="0.555825242718447" calcext:value-type="float">
            <text:p>0.5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art so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6]/([.B56]*[.C56])" office:value-type="float" office:value="0.515625" calcext:value-type="float">
            <text:p>0.52</text:p>
          </table:table-cell>
          <table:table-cell table:formula="of:=[.E56]/([.B56]*[.C56])" office:value-type="float" office:value="0.453125" calcext:value-type="float">
            <text:p>0.45</text:p>
          </table:table-cell>
          <table:table-cell table:formula="of:=[.E56]/[.D56]" office:value-type="float" office:value="0.878787878787879" calcext:value-type="float">
            <text:p>0.88</text:p>
          </table:table-cell>
          <table:table-cell table:formula="of:=[.G56]/([.B56]*[.C56])" office:value-type="float" office:value="0" calcext:value-type="float">
            <text:p>0.00</text:p>
          </table:table-cell>
          <table:table-cell table:formula="of:=[.G56]/[.D5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57]/([.B57]*[.C57])" office:value-type="float" office:value="0.6015625" calcext:value-type="float">
            <text:p>0.60</text:p>
          </table:table-cell>
          <table:table-cell table:formula="of:=[.E57]/([.B57]*[.C57])" office:value-type="float" office:value="0.4765625" calcext:value-type="float">
            <text:p>0.48</text:p>
          </table:table-cell>
          <table:table-cell table:formula="of:=[.E57]/[.D57]" office:value-type="float" office:value="0.792207792207792" calcext:value-type="float">
            <text:p>0.79</text:p>
          </table:table-cell>
          <table:table-cell table:formula="of:=[.G57]/([.B57]*[.C57])" office:value-type="float" office:value="0" calcext:value-type="float">
            <text:p>0.00</text:p>
          </table:table-cell>
          <table:table-cell table:formula="of:=[.G57]/[.D5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8]/([.B58]*[.C58])" office:value-type="float" office:value="0.6328125" calcext:value-type="float">
            <text:p>0.63</text:p>
          </table:table-cell>
          <table:table-cell table:formula="of:=[.E58]/([.B58]*[.C58])" office:value-type="float" office:value="0.48828125" calcext:value-type="float">
            <text:p>0.49</text:p>
          </table:table-cell>
          <table:table-cell table:formula="of:=[.E58]/[.D58]" office:value-type="float" office:value="0.771604938271605" calcext:value-type="float">
            <text:p>0.77</text:p>
          </table:table-cell>
          <table:table-cell table:formula="of:=[.G58]/([.B58]*[.C58])" office:value-type="float" office:value="0.15625" calcext:value-type="float">
            <text:p>0.16</text:p>
          </table:table-cell>
          <table:table-cell table:formula="of:=[.G58]/[.D58]" office:value-type="float" office:value="0.246913580246914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253" calcext:value-type="float">
            <text:p>253</text:p>
          </table:table-cell>
          <table:table-cell office:value-type="float" office:value="317" calcext:value-type="float">
            <text:p>317</text:p>
          </table:table-cell>
          <table:table-cell office:value-type="float" office:value="177" calcext:value-type="float">
            <text:p>177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59]/([.B59]*[.C59])" office:value-type="float" office:value="0.634765625" calcext:value-type="float">
            <text:p>0.63</text:p>
          </table:table-cell>
          <table:table-cell table:formula="of:=[.E59]/([.B59]*[.C59])" office:value-type="float" office:value="0.494140625" calcext:value-type="float">
            <text:p>0.49</text:p>
          </table:table-cell>
          <table:table-cell table:formula="of:=[.E59]/[.D59]" office:value-type="float" office:value="0.778461538461538" calcext:value-type="float">
            <text:p>0.78</text:p>
          </table:table-cell>
          <table:table-cell table:formula="of:=[.G59]/([.B59]*[.C59])" office:value-type="float" office:value="0.345703125" calcext:value-type="float">
            <text:p>0.35</text:p>
          </table:table-cell>
          <table:table-cell table:formula="of:=[.G59]/[.D59]" office:value-type="float" office:value="0.544615384615385" calcext:value-type="float">
            <text:p>0.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9" calcext:value-type="float">
            <text:p>649</text:p>
          </table:table-cell>
          <table:table-cell office:value-type="float" office:value="509" calcext:value-type="float">
            <text:p>509</text:p>
          </table:table-cell>
          <table:table-cell office:value-type="float" office:value="637" calcext:value-type="float">
            <text:p>637</text:p>
          </table:table-cell>
          <table:table-cell office:value-type="float" office:value="438" calcext:value-type="float">
            <text:p>438</text:p>
          </table:table-cell>
          <table:table-cell office:value-type="float" office:value="2.6" calcext:value-type="float">
            <text:p>2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0]/([.B60]*[.C60])" office:value-type="float" office:value="0.6337890625" calcext:value-type="float">
            <text:p>0.63</text:p>
          </table:table-cell>
          <table:table-cell table:formula="of:=[.E60]/([.B60]*[.C60])" office:value-type="float" office:value="0.4970703125" calcext:value-type="float">
            <text:p>0.50</text:p>
          </table:table-cell>
          <table:table-cell table:formula="of:=[.E60]/[.D60]" office:value-type="float" office:value="0.784283513097072" calcext:value-type="float">
            <text:p>0.78</text:p>
          </table:table-cell>
          <table:table-cell table:formula="of:=[.G60]/([.B60]*[.C60])" office:value-type="float" office:value="0.427734375" calcext:value-type="float">
            <text:p>0.43</text:p>
          </table:table-cell>
          <table:table-cell table:formula="of:=[.G60]/[.D60]" office:value-type="float" office:value="0.674884437596302" calcext:value-type="float">
            <text:p>0.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296" calcext:value-type="float">
            <text:p>1296</text:p>
          </table:table-cell>
          <table:table-cell office:value-type="float" office:value="1021" calcext:value-type="float">
            <text:p>1021</text:p>
          </table:table-cell>
          <table:table-cell office:value-type="float" office:value="1277" calcext:value-type="float">
            <text:p>1277</text:p>
          </table:table-cell>
          <table:table-cell office:value-type="float" office:value="955" calcext:value-type="float">
            <text:p>95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1]/([.B61]*[.C61])" office:value-type="float" office:value="0.6328125" calcext:value-type="float">
            <text:p>0.63</text:p>
          </table:table-cell>
          <table:table-cell table:formula="of:=[.E61]/([.B61]*[.C61])" office:value-type="float" office:value="0.49853515625" calcext:value-type="float">
            <text:p>0.50</text:p>
          </table:table-cell>
          <table:table-cell table:formula="of:=[.E61]/[.D61]" office:value-type="float" office:value="0.787808641975309" calcext:value-type="float">
            <text:p>0.79</text:p>
          </table:table-cell>
          <table:table-cell table:formula="of:=[.G61]/([.B61]*[.C61])" office:value-type="float" office:value="0.46630859375" calcext:value-type="float">
            <text:p>0.47</text:p>
          </table:table-cell>
          <table:table-cell table:formula="of:=[.G61]/[.D61]" office:value-type="float" office:value="0.736882716049383" calcext:value-type="float">
            <text:p>0.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2785" calcext:value-type="float">
            <text:p>2785</text:p>
          </table:table-cell>
          <table:table-cell office:value-type="float" office:value="2045" calcext:value-type="float">
            <text:p>2045</text:p>
          </table:table-cell>
          <table:table-cell office:value-type="float" office:value="2557" calcext:value-type="float">
            <text:p>2557</text:p>
          </table:table-cell>
          <table:table-cell office:value-type="float" office:value="2161" calcext:value-type="float">
            <text:p>2161</text:p>
          </table:table-cell>
          <table:table-cell office:value-type="float" office:value="3.1" calcext:value-type="float">
            <text:p>3.1</text:p>
          </table:table-cell>
          <table:table-cell office:value-type="float" office:value="49" calcext:value-type="float">
            <text:p>49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([.B62]*[.C62])" office:value-type="float" office:value="0.679931640625" calcext:value-type="float">
            <text:p>0.68</text:p>
          </table:table-cell>
          <table:table-cell table:formula="of:=[.E62]/([.B62]*[.C62])" office:value-type="float" office:value="0.499267578125" calcext:value-type="float">
            <text:p>0.50</text:p>
          </table:table-cell>
          <table:table-cell table:formula="of:=[.E62]/[.D62]" office:value-type="float" office:value="0.734290843806104" calcext:value-type="float">
            <text:p>0.73</text:p>
          </table:table-cell>
          <table:table-cell table:formula="of:=[.G62]/([.B62]*[.C62])" office:value-type="float" office:value="0.527587890625" calcext:value-type="float">
            <text:p>0.53</text:p>
          </table:table-cell>
          <table:table-cell table:formula="of:=[.G62]/[.D62]" office:value-type="float" office:value="0.775942549371634" calcext:value-type="float">
            <text:p>0.7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64]/([.B64]*[.C64])" office:value-type="float" office:value="0.6875" calcext:value-type="float">
            <text:p>0.69</text:p>
          </table:table-cell>
          <table:table-cell table:formula="of:=[.E64]/([.B64]*[.C64])" office:value-type="float" office:value="0.8125" calcext:value-type="float">
            <text:p>0.81</text:p>
          </table:table-cell>
          <table:table-cell table:formula="of:=[.E64]/[.D64]" office:value-type="float" office:value="1.18181818181818" calcext:value-type="float">
            <text:p>1.18</text:p>
          </table:table-cell>
          <table:table-cell table:formula="of:=[.G64]/([.B64]*[.C64])" office:value-type="float" office:value="0" calcext:value-type="float">
            <text:p>0.00</text:p>
          </table:table-cell>
          <table:table-cell table:formula="of:=[.G64]/[.D64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65]/([.B65]*[.C65])" office:value-type="float" office:value="1" calcext:value-type="float">
            <text:p>1.00</text:p>
          </table:table-cell>
          <table:table-cell table:formula="of:=[.E65]/([.B65]*[.C65])" office:value-type="float" office:value="0.90625" calcext:value-type="float">
            <text:p>0.91</text:p>
          </table:table-cell>
          <table:table-cell table:formula="of:=[.E65]/[.D65]" office:value-type="float" office:value="0.90625" calcext:value-type="float">
            <text:p>0.91</text:p>
          </table:table-cell>
          <table:table-cell table:formula="of:=[.G65]/([.B65]*[.C65])" office:value-type="float" office:value="0" calcext:value-type="float">
            <text:p>0.00</text:p>
          </table:table-cell>
          <table:table-cell table:formula="of:=[.G65]/[.D6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66]/([.B66]*[.C66])" office:value-type="float" office:value="1.171875" calcext:value-type="float">
            <text:p>1.17</text:p>
          </table:table-cell>
          <table:table-cell table:formula="of:=[.E66]/([.B66]*[.C66])" office:value-type="float" office:value="0.953125" calcext:value-type="float">
            <text:p>0.95</text:p>
          </table:table-cell>
          <table:table-cell table:formula="of:=[.E66]/[.D66]" office:value-type="float" office:value="0.813333333333333" calcext:value-type="float">
            <text:p>0.81</text:p>
          </table:table-cell>
          <table:table-cell table:formula="of:=[.G66]/([.B66]*[.C66])" office:value-type="float" office:value="0" calcext:value-type="float">
            <text:p>0.00</text:p>
          </table:table-cell>
          <table:table-cell table:formula="of:=[.G66]/[.D6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7]/([.B67]*[.C67])" office:value-type="float" office:value="1.2578125" calcext:value-type="float">
            <text:p>1.26</text:p>
          </table:table-cell>
          <table:table-cell table:formula="of:=[.E67]/([.B67]*[.C67])" office:value-type="float" office:value="0.9765625" calcext:value-type="float">
            <text:p>0.98</text:p>
          </table:table-cell>
          <table:table-cell table:formula="of:=[.E67]/[.D67]" office:value-type="float" office:value="0.77639751552795" calcext:value-type="float">
            <text:p>0.78</text:p>
          </table:table-cell>
          <table:table-cell table:formula="of:=[.G67]/([.B67]*[.C67])" office:value-type="float" office:value="0.3046875" calcext:value-type="float">
            <text:p>0.30</text:p>
          </table:table-cell>
          <table:table-cell table:formula="of:=[.G67]/[.D67]" office:value-type="float" office:value="0.24223602484472" calcext:value-type="float">
            <text:p>0.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28" calcext:value-type="float">
            <text:p>328</text:p>
          </table:table-cell>
          <table:table-cell office:value-type="float" office:value="253" calcext:value-type="float">
            <text:p>253</text:p>
          </table:table-cell>
          <table:table-cell office:value-type="float" office:value="317" calcext:value-type="float">
            <text:p>317</text:p>
          </table:table-cell>
          <table:table-cell office:value-type="float" office:value="180" calcext:value-type="float">
            <text:p>180</text:p>
          </table:table-cell>
          <table:table-cell office:value-type="float" office:value="3.3" calcext:value-type="float">
            <text:p>3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8]/([.B68]*[.C68])" office:value-type="float" office:value="1.28125" calcext:value-type="float">
            <text:p>1.28</text:p>
          </table:table-cell>
          <table:table-cell table:formula="of:=[.E68]/([.B68]*[.C68])" office:value-type="float" office:value="0.98828125" calcext:value-type="float">
            <text:p>0.99</text:p>
          </table:table-cell>
          <table:table-cell table:formula="of:=[.E68]/[.D68]" office:value-type="float" office:value="0.771341463414634" calcext:value-type="float">
            <text:p>0.77</text:p>
          </table:table-cell>
          <table:table-cell table:formula="of:=[.G68]/([.B68]*[.C68])" office:value-type="float" office:value="0.703125" calcext:value-type="float">
            <text:p>0.70</text:p>
          </table:table-cell>
          <table:table-cell table:formula="of:=[.G68]/[.D68]" office:value-type="float" office:value="0.548780487804878" calcext:value-type="float">
            <text:p>0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59" calcext:value-type="float">
            <text:p>659</text:p>
          </table:table-cell>
          <table:table-cell office:value-type="float" office:value="509" calcext:value-type="float">
            <text:p>509</text:p>
          </table:table-cell>
          <table:table-cell office:value-type="float" office:value="637" calcext:value-type="float">
            <text:p>637</text:p>
          </table:table-cell>
          <table:table-cell office:value-type="float" office:value="446" calcext:value-type="float">
            <text:p>446</text:p>
          </table:table-cell>
          <table:table-cell office:value-type="float" office:value="3.2" calcext:value-type="float">
            <text:p>3.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69]/([.B69]*[.C69])" office:value-type="float" office:value="1.287109375" calcext:value-type="float">
            <text:p>1.29</text:p>
          </table:table-cell>
          <table:table-cell table:formula="of:=[.E69]/([.B69]*[.C69])" office:value-type="float" office:value="0.994140625" calcext:value-type="float">
            <text:p>0.99</text:p>
          </table:table-cell>
          <table:table-cell table:formula="of:=[.E69]/[.D69]" office:value-type="float" office:value="0.772382397572079" calcext:value-type="float">
            <text:p>0.77</text:p>
          </table:table-cell>
          <table:table-cell table:formula="of:=[.G69]/([.B69]*[.C69])" office:value-type="float" office:value="0.87109375" calcext:value-type="float">
            <text:p>0.87</text:p>
          </table:table-cell>
          <table:table-cell table:formula="of:=[.G69]/[.D69]" office:value-type="float" office:value="0.676783004552352" calcext:value-type="float">
            <text:p>0.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335" calcext:value-type="float">
            <text:p>1335</text:p>
          </table:table-cell>
          <table:table-cell office:value-type="float" office:value="1021" calcext:value-type="float">
            <text:p>1021</text:p>
          </table:table-cell>
          <table:table-cell office:value-type="float" office:value="1277" calcext:value-type="float">
            <text:p>1277</text:p>
          </table:table-cell>
          <table:table-cell office:value-type="float" office:value="972" calcext:value-type="float">
            <text:p>972</text:p>
          </table:table-cell>
          <table:table-cell office:value-type="float" office:value="1.7" calcext:value-type="float">
            <text:p>1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0]/([.B70]*[.C70])" office:value-type="float" office:value="1.3037109375" calcext:value-type="float">
            <text:p>1.30</text:p>
          </table:table-cell>
          <table:table-cell table:formula="of:=[.E70]/([.B70]*[.C70])" office:value-type="float" office:value="0.9970703125" calcext:value-type="float">
            <text:p>1.00</text:p>
          </table:table-cell>
          <table:table-cell table:formula="of:=[.E70]/[.D70]" office:value-type="float" office:value="0.764794007490637" calcext:value-type="float">
            <text:p>0.76</text:p>
          </table:table-cell>
          <table:table-cell table:formula="of:=[.G70]/([.B70]*[.C70])" office:value-type="float" office:value="0.94921875" calcext:value-type="float">
            <text:p>0.95</text:p>
          </table:table-cell>
          <table:table-cell table:formula="of:=[.G70]/[.D70]" office:value-type="float" office:value="0.728089887640449" calcext:value-type="float">
            <text:p>0.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2755" calcext:value-type="float">
            <text:p>2755</text:p>
          </table:table-cell>
          <table:table-cell office:value-type="float" office:value="2045" calcext:value-type="float">
            <text:p>2045</text:p>
          </table:table-cell>
          <table:table-cell office:value-type="float" office:value="2557" calcext:value-type="float">
            <text:p>2557</text:p>
          </table:table-cell>
          <table:table-cell office:value-type="float" office:value="2155" calcext:value-type="float">
            <text:p>21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1]/([.B71]*[.C71])" office:value-type="float" office:value="1.34521484375" calcext:value-type="float">
            <text:p>1.35</text:p>
          </table:table-cell>
          <table:table-cell table:formula="of:=[.E71]/([.B71]*[.C71])" office:value-type="float" office:value="0.99853515625" calcext:value-type="float">
            <text:p>1.00</text:p>
          </table:table-cell>
          <table:table-cell table:formula="of:=[.E71]/[.D71]" office:value-type="float" office:value="0.742286751361162" calcext:value-type="float">
            <text:p>0.74</text:p>
          </table:table-cell>
          <table:table-cell table:formula="of:=[.G71]/([.B71]*[.C71])" office:value-type="float" office:value="1.05224609375" calcext:value-type="float">
            <text:p>1.05</text:p>
          </table:table-cell>
          <table:table-cell table:formula="of:=[.G71]/[.D71]" office:value-type="float" office:value="0.782214156079855" calcext:value-type="float">
            <text:p>0.78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844" calcext:value-type="float">
            <text:p>6844</text:p>
          </table:table-cell>
          <table:table-cell office:value-type="float" office:value="6105" calcext:value-type="float">
            <text:p>6105</text:p>
          </table:table-cell>
          <table:table-cell office:value-type="float" office:value="8137" calcext:value-type="float">
            <text:p>8137</text:p>
          </table:table-cell>
          <table:table-cell office:value-type="float" office:value="5245" calcext:value-type="float">
            <text:p>5245</text:p>
          </table:table-cell>
          <table:table-cell office:value-type="float" office:value="36.4" calcext:value-type="float">
            <text:p>36.4</text:p>
          </table:table-cell>
          <table:table-cell office:value-type="float" office:value="76" calcext:value-type="float">
            <text:p>76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table:formula="of:=[.D72]/([.B72]*[.C72])" office:value-type="float" office:value="1.6708984375" calcext:value-type="float">
            <text:p>1.67</text:p>
          </table:table-cell>
          <table:table-cell table:formula="of:=[.E72]/([.B72]*[.C72])" office:value-type="float" office:value="1.490478515625" calcext:value-type="float">
            <text:p>1.49</text:p>
          </table:table-cell>
          <table:table-cell table:formula="of:=[.E72]/[.D72]" office:value-type="float" office:value="0.892022209234366" calcext:value-type="float">
            <text:p>0.89</text:p>
          </table:table-cell>
          <table:table-cell table:formula="of:=[.G72]/([.B72]*[.C72])" office:value-type="float" office:value="1.280517578125" calcext:value-type="float">
            <text:p>1.28</text:p>
          </table:table-cell>
          <table:table-cell table:formula="of:=[.G72]/[.D72]" office:value-type="float" office:value="0.766364699006429" calcext:value-type="float">
            <text:p>0.77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homo so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4]/([.B74]*[.C74])" office:value-type="float" office:value="1.109375" calcext:value-type="float">
            <text:p>1.11</text:p>
          </table:table-cell>
          <table:table-cell table:formula="of:=[.E74]/([.B74]*[.C74])" office:value-type="float" office:value="1.046875" calcext:value-type="float">
            <text:p>1.05</text:p>
          </table:table-cell>
          <table:table-cell table:formula="of:=[.E74]/[.D74]" office:value-type="float" office:value="0.943661971830986" calcext:value-type="float">
            <text:p>0.94</text:p>
          </table:table-cell>
          <table:table-cell table:formula="of:=[.G74]/([.B74]*[.C74])" office:value-type="float" office:value="0.015625" calcext:value-type="float">
            <text:p>0.02</text:p>
          </table:table-cell>
          <table:table-cell table:formula="of:=[.G74]/[.D74]" office:value-type="float" office:value="0.0140845070422535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float" office:value="17" calcext:value-type="float">
            <text:p>17</text:p>
          </table:table-cell>
          <table:table-cell office:value-type="float" office:value="5.8" calcext:value-type="float">
            <text:p>5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5]/([.B75]*[.C75])" office:value-type="float" office:value="0.71875" calcext:value-type="float">
            <text:p>0.72</text:p>
          </table:table-cell>
          <table:table-cell table:formula="of:=[.E75]/([.B75]*[.C75])" office:value-type="float" office:value="0.8359375" calcext:value-type="float">
            <text:p>0.84</text:p>
          </table:table-cell>
          <table:table-cell table:formula="of:=[.E75]/[.D75]" office:value-type="float" office:value="1.16304347826087" calcext:value-type="float">
            <text:p>1.16</text:p>
          </table:table-cell>
          <table:table-cell table:formula="of:=[.G75]/([.B75]*[.C75])" office:value-type="float" office:value="0.1328125" calcext:value-type="float">
            <text:p>0.13</text:p>
          </table:table-cell>
          <table:table-cell table:formula="of:=[.G75]/[.D75]" office:value-type="float" office:value="0.184782608695652" calcext:value-type="float">
            <text:p>0.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16.1" calcext:value-type="float">
            <text:p>16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6]/([.B76]*[.C76])" office:value-type="float" office:value="0.5859375" calcext:value-type="float">
            <text:p>0.59</text:p>
          </table:table-cell>
          <table:table-cell table:formula="of:=[.E76]/([.B76]*[.C76])" office:value-type="float" office:value="0.80078125" calcext:value-type="float">
            <text:p>0.80</text:p>
          </table:table-cell>
          <table:table-cell table:formula="of:=[.E76]/[.D76]" office:value-type="float" office:value="1.36666666666667" calcext:value-type="float">
            <text:p>1.37</text:p>
          </table:table-cell>
          <table:table-cell table:formula="of:=[.G76]/([.B76]*[.C76])" office:value-type="float" office:value="0.1640625" calcext:value-type="float">
            <text:p>0.16</text:p>
          </table:table-cell>
          <table:table-cell table:formula="of:=[.G76]/[.D76]"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58" calcext:value-type="float">
            <text:p>258</text:p>
          </table:table-cell>
          <table:table-cell office:value-type="float" office:value="397" calcext:value-type="float">
            <text:p>397</text:p>
          </table:table-cell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  <table:table-cell office:value-type="float" office:value="60.6" calcext:value-type="float">
            <text:p>60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7]/([.B77]*[.C77])" office:value-type="float" office:value="0.50390625" calcext:value-type="float">
            <text:p>0.50</text:p>
          </table:table-cell>
          <table:table-cell table:formula="of:=[.E77]/([.B77]*[.C77])" office:value-type="float" office:value="0.775390625" calcext:value-type="float">
            <text:p>0.78</text:p>
          </table:table-cell>
          <table:table-cell table:formula="of:=[.E77]/[.D77]" office:value-type="float" office:value="1.53875968992248" calcext:value-type="float">
            <text:p>1.54</text:p>
          </table:table-cell>
          <table:table-cell table:formula="of:=[.G77]/([.B77]*[.C77])" office:value-type="float" office:value="0.146484375" calcext:value-type="float">
            <text:p>0.15</text:p>
          </table:table-cell>
          <table:table-cell table:formula="of:=[.G77]/[.D77]" office:value-type="float" office:value="0.290697674418605" calcext:value-type="float">
            <text:p>0.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14" calcext:value-type="float">
            <text:p>514</text:p>
          </table:table-cell>
          <table:table-cell office:value-type="float" office:value="782" calcext:value-type="float">
            <text:p>782</text:p>
          </table:table-cell>
          <table:table-cell office:value-type="float" office:value="1289" calcext:value-type="float">
            <text:p>1289</text:p>
          </table:table-cell>
          <table:table-cell office:value-type="float" office:value="179" calcext:value-type="float">
            <text:p>179</text:p>
          </table:table-cell>
          <table:table-cell office:value-type="float" office:value="152.3" calcext:value-type="float">
            <text:p>152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78]/([.B78]*[.C78])" office:value-type="float" office:value="0.501953125" calcext:value-type="float">
            <text:p>0.50</text:p>
          </table:table-cell>
          <table:table-cell table:formula="of:=[.E78]/([.B78]*[.C78])" office:value-type="float" office:value="0.763671875" calcext:value-type="float">
            <text:p>0.76</text:p>
          </table:table-cell>
          <table:table-cell table:formula="of:=[.E78]/[.D78]" office:value-type="float" office:value="1.52140077821012" calcext:value-type="float">
            <text:p>1.52</text:p>
          </table:table-cell>
          <table:table-cell table:formula="of:=[.G78]/([.B78]*[.C78])" office:value-type="float" office:value="0.1748046875" calcext:value-type="float">
            <text:p>0.17</text:p>
          </table:table-cell>
          <table:table-cell table:formula="of:=[.G78]/[.D78]" office:value-type="float" office:value="0.348249027237354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568" calcext:value-type="float">
            <text:p>1568</text:p>
          </table:table-cell>
          <table:table-cell office:value-type="float" office:value="1389" calcext:value-type="float">
            <text:p>1389</text:p>
          </table:table-cell>
          <table:table-cell office:value-type="float" office:value="2329" calcext:value-type="float">
            <text:p>2329</text:p>
          </table:table-cell>
          <table:table-cell office:value-type="float" office:value="1124" calcext:value-type="float">
            <text:p>1124</text:p>
          </table:table-cell>
          <table:table-cell office:value-type="float" office:value="109.2" calcext:value-type="float">
            <text:p>109.2</text:p>
          </table:table-cell>
          <table:table-cell office:value-type="float" office:value="260" calcext:value-type="float">
            <text:p>260</text:p>
          </table:table-cell>
          <table:table-cell office:value-type="float" office:value="7.2" calcext:value-type="float">
            <text:p>7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79]/([.B79]*[.C79])" office:value-type="float" office:value="0.765625" calcext:value-type="float">
            <text:p>0.77</text:p>
          </table:table-cell>
          <table:table-cell table:formula="of:=[.E79]/([.B79]*[.C79])" office:value-type="float" office:value="0.67822265625" calcext:value-type="float">
            <text:p>0.68</text:p>
          </table:table-cell>
          <table:table-cell table:formula="of:=[.E79]/[.D79]" office:value-type="float" office:value="0.885841836734694" calcext:value-type="float">
            <text:p>0.89</text:p>
          </table:table-cell>
          <table:table-cell table:formula="of:=[.G79]/([.B79]*[.C79])" office:value-type="float" office:value="0.548828125" calcext:value-type="float">
            <text:p>0.55</text:p>
          </table:table-cell>
          <table:table-cell table:formula="of:=[.G79]/[.D79]" office:value-type="float" office:value="0.716836734693878" calcext:value-type="float">
            <text:p>0.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4287" calcext:value-type="float">
            <text:p>4287</text:p>
          </table:table-cell>
          <table:table-cell office:value-type="float" office:value="2413" calcext:value-type="float">
            <text:p>2413</text:p>
          </table:table-cell>
          <table:table-cell office:value-type="float" office:value="4121" calcext:value-type="float">
            <text:p>4121</text:p>
          </table:table-cell>
          <table:table-cell office:value-type="float" office:value="3601" calcext:value-type="float">
            <text:p>3601</text:p>
          </table:table-cell>
          <table:table-cell office:value-type="float" office:value="396.6" calcext:value-type="float">
            <text:p>396.6</text:p>
          </table:table-cell>
          <table:table-cell office:value-type="float" office:value="778" calcext:value-type="float">
            <text:p>778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0]/([.B80]*[.C80])" office:value-type="float" office:value="1.046630859375" calcext:value-type="float">
            <text:p>1.05</text:p>
          </table:table-cell>
          <table:table-cell table:formula="of:=[.E80]/([.B80]*[.C80])" office:value-type="float" office:value="0.589111328125" calcext:value-type="float">
            <text:p>0.59</text:p>
          </table:table-cell>
          <table:table-cell table:formula="of:=[.E80]/[.D80]" office:value-type="float" office:value="0.562864473991136" calcext:value-type="float">
            <text:p>0.56</text:p>
          </table:table-cell>
          <table:table-cell table:formula="of:=[.G80]/([.B80]*[.C80])" office:value-type="float" office:value="0.879150390625" calcext:value-type="float">
            <text:p>0.88</text:p>
          </table:table-cell>
          <table:table-cell table:formula="of:=[.G80]/[.D80]" office:value-type="float" office:value="0.839981338931654" calcext:value-type="float">
            <text:p>0.84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82]/([.B82]*[.C82])" office:value-type="float" office:value="2.875" calcext:value-type="float">
            <text:p>2.88</text:p>
          </table:table-cell>
          <table:table-cell table:formula="of:=[.E82]/([.B82]*[.C82])" office:value-type="float" office:value="2.25" calcext:value-type="float">
            <text:p>2.25</text:p>
          </table:table-cell>
          <table:table-cell table:formula="of:=[.E82]/[.D82]" office:value-type="float" office:value="0.782608695652174" calcext:value-type="float">
            <text:p>0.78</text:p>
          </table:table-cell>
          <table:table-cell table:formula="of:=[.G82]/([.B82]*[.C82])" office:value-type="float" office:value="0" calcext:value-type="float">
            <text:p>0.00</text:p>
          </table:table-cell>
          <table:table-cell table:formula="of:=[.G82]/[.D8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83]/([.B83]*[.C83])" office:value-type="float" office:value="1.625" calcext:value-type="float">
            <text:p>1.63</text:p>
          </table:table-cell>
          <table:table-cell table:formula="of:=[.E83]/([.B83]*[.C83])" office:value-type="float" office:value="1.65625" calcext:value-type="float">
            <text:p>1.66</text:p>
          </table:table-cell>
          <table:table-cell table:formula="of:=[.E83]/[.D83]" office:value-type="float" office:value="1.01923076923077" calcext:value-type="float">
            <text:p>1.02</text:p>
          </table:table-cell>
          <table:table-cell table:formula="of:=[.G83]/([.B83]*[.C83])" office:value-type="float" office:value="0" calcext:value-type="float">
            <text:p>0.00</text:p>
          </table:table-cell>
          <table:table-cell table:formula="of:=[.G83]/[.D83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4]/([.B84]*[.C84])" office:value-type="float" office:value="1.0625" calcext:value-type="float">
            <text:p>1.06</text:p>
          </table:table-cell>
          <table:table-cell table:formula="of:=[.E84]/([.B84]*[.C84])" office:value-type="float" office:value="1.453125" calcext:value-type="float">
            <text:p>1.45</text:p>
          </table:table-cell>
          <table:table-cell table:formula="of:=[.E84]/[.D84]" office:value-type="float" office:value="1.36764705882353" calcext:value-type="float">
            <text:p>1.37</text:p>
          </table:table-cell>
          <table:table-cell table:formula="of:=[.G84]/([.B84]*[.C84])" office:value-type="float" office:value="0.046875" calcext:value-type="float">
            <text:p>0.05</text:p>
          </table:table-cell>
          <table:table-cell table:formula="of:=[.G84]/[.D84]" office:value-type="float" office:value="0.0441176470588235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190" calcext:value-type="float">
            <text:p>190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5]/([.B85]*[.C85])" office:value-type="float" office:value="0.875" calcext:value-type="float">
            <text:p>0.88</text:p>
          </table:table-cell>
          <table:table-cell table:formula="of:=[.E85]/([.B85]*[.C85])" office:value-type="float" office:value="1.484375" calcext:value-type="float">
            <text:p>1.48</text:p>
          </table:table-cell>
          <table:table-cell table:formula="of:=[.E85]/[.D85]" office:value-type="float" office:value="1.69642857142857" calcext:value-type="float">
            <text:p>1.70</text:p>
          </table:table-cell>
          <table:table-cell table:formula="of:=[.G85]/([.B85]*[.C85])" office:value-type="float" office:value="0.0390625" calcext:value-type="float">
            <text:p>0.04</text:p>
          </table:table-cell>
          <table:table-cell table:formula="of:=[.G85]/[.D85]" office:value-type="float" office:value="0.0446428571428571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float" office:value="383" calcext:value-type="float">
            <text:p>383</text:p>
          </table:table-cell>
          <table:table-cell office:value-type="float" office:value="631" calcext:value-type="float">
            <text:p>631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6]/([.B86]*[.C86])" office:value-type="float" office:value="0.8515625" calcext:value-type="float">
            <text:p>0.85</text:p>
          </table:table-cell>
          <table:table-cell table:formula="of:=[.E86]/([.B86]*[.C86])" office:value-type="float" office:value="1.49609375" calcext:value-type="float">
            <text:p>1.50</text:p>
          </table:table-cell>
          <table:table-cell table:formula="of:=[.E86]/[.D86]" office:value-type="float" office:value="1.75688073394495" calcext:value-type="float">
            <text:p>1.76</text:p>
          </table:table-cell>
          <table:table-cell table:formula="of:=[.G86]/([.B86]*[.C86])" office:value-type="float" office:value="0.0234375" calcext:value-type="float">
            <text:p>0.02</text:p>
          </table:table-cell>
          <table:table-cell table:formula="of:=[.G86]/[.D86]" office:value-type="float" office:value="0.0275229357798165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21" calcext:value-type="float">
            <text:p>421</text:p>
          </table:table-cell>
          <table:table-cell office:value-type="float" office:value="766" calcext:value-type="float">
            <text:p>766</text:p>
          </table:table-cell>
          <table:table-cell office:value-type="float" office:value="1270" calcext:value-type="float">
            <text:p>1270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7]/([.B87]*[.C87])" office:value-type="float" office:value="0.822265625" calcext:value-type="float">
            <text:p>0.82</text:p>
          </table:table-cell>
          <table:table-cell table:formula="of:=[.E87]/([.B87]*[.C87])" office:value-type="float" office:value="1.49609375" calcext:value-type="float">
            <text:p>1.50</text:p>
          </table:table-cell>
          <table:table-cell table:formula="of:=[.E87]/[.D87]" office:value-type="float" office:value="1.81947743467934" calcext:value-type="float">
            <text:p>1.82</text:p>
          </table:table-cell>
          <table:table-cell table:formula="of:=[.G87]/([.B87]*[.C87])" office:value-type="float" office:value="0.01171875" calcext:value-type="float">
            <text:p>0.01</text:p>
          </table:table-cell>
          <table:table-cell table:formula="of:=[.G87]/[.D87]" office:value-type="float" office:value="0.014251781472684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783" calcext:value-type="float">
            <text:p>783</text:p>
          </table:table-cell>
          <table:table-cell office:value-type="float" office:value="1378" calcext:value-type="float">
            <text:p>1378</text:p>
          </table:table-cell>
          <table:table-cell office:value-type="float" office:value="2317" calcext:value-type="float">
            <text:p>2317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88]/([.B88]*[.C88])" office:value-type="float" office:value="0.7646484375" calcext:value-type="float">
            <text:p>0.76</text:p>
          </table:table-cell>
          <table:table-cell table:formula="of:=[.E88]/([.B88]*[.C88])" office:value-type="float" office:value="1.345703125" calcext:value-type="float">
            <text:p>1.35</text:p>
          </table:table-cell>
          <table:table-cell table:formula="of:=[.E88]/[.D88]" office:value-type="float" office:value="1.75989782886335" calcext:value-type="float">
            <text:p>1.76</text:p>
          </table:table-cell>
          <table:table-cell table:formula="of:=[.G88]/([.B88]*[.C88])" office:value-type="float" office:value="0.0078125" calcext:value-type="float">
            <text:p>0.01</text:p>
          </table:table-cell>
          <table:table-cell table:formula="of:=[.G88]/[.D88]" office:value-type="float" office:value="0.0102171136653895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528" calcext:value-type="float">
            <text:p>1528</text:p>
          </table:table-cell>
          <table:table-cell office:value-type="float" office:value="2402" calcext:value-type="float">
            <text:p>2402</text:p>
          </table:table-cell>
          <table:table-cell office:value-type="float" office:value="4109" calcext:value-type="float">
            <text:p>4109</text:p>
          </table:table-cell>
          <table:table-cell office:value-type="float" office:value="767" calcext:value-type="float">
            <text:p>767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89]/([.B89]*[.C89])" office:value-type="float" office:value="0.74609375" calcext:value-type="float">
            <text:p>0.75</text:p>
          </table:table-cell>
          <table:table-cell table:formula="of:=[.E89]/([.B89]*[.C89])" office:value-type="float" office:value="1.1728515625" calcext:value-type="float">
            <text:p>1.17</text:p>
          </table:table-cell>
          <table:table-cell table:formula="of:=[.E89]/[.D89]" office:value-type="float" office:value="1.57198952879581" calcext:value-type="float">
            <text:p>1.57</text:p>
          </table:table-cell>
          <table:table-cell table:formula="of:=[.G89]/([.B89]*[.C89])" office:value-type="float" office:value="0.37451171875" calcext:value-type="float">
            <text:p>0.37</text:p>
          </table:table-cell>
          <table:table-cell table:formula="of:=[.G89]/[.D89]" office:value-type="float" office:value="0.50196335078534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5700" calcext:value-type="float">
            <text:p>5700</text:p>
          </table:table-cell>
          <table:table-cell office:value-type="float" office:value="6075" calcext:value-type="float">
            <text:p>6075</text:p>
          </table:table-cell>
          <table:table-cell office:value-type="float" office:value="10137" calcext:value-type="float">
            <text:p>10137</text:p>
          </table:table-cell>
          <table:table-cell office:value-type="float" office:value="4009" calcext:value-type="float">
            <text:p>4009</text:p>
          </table:table-cell>
          <table:table-cell office:value-type="float" office:value="172.6" calcext:value-type="float">
            <text:p>172.6</text:p>
          </table:table-cell>
          <table:table-cell office:value-type="float" office:value="966" calcext:value-type="float">
            <text:p>966</text:p>
          </table:table-cell>
          <table:table-cell office:value-type="float" office:value="23.8" calcext:value-type="float">
            <text:p>23.8</text:p>
          </table:table-cell>
          <table:table-cell office:value-type="float" office:value="66" calcext:value-type="float">
            <text:p>66</text:p>
          </table:table-cell>
          <table:table-cell office:value-type="float" office:value="20.7" calcext:value-type="float">
            <text:p>20.7</text:p>
          </table:table-cell>
          <table:table-cell table:formula="of:=[.D90]/([.B90]*[.C90])" office:value-type="float" office:value="1.3916015625" calcext:value-type="float">
            <text:p>1.39</text:p>
          </table:table-cell>
          <table:table-cell table:formula="of:=[.E90]/([.B90]*[.C90])" office:value-type="float" office:value="1.483154296875" calcext:value-type="float">
            <text:p>1.48</text:p>
          </table:table-cell>
          <table:table-cell table:formula="of:=[.E90]/[.D90]" office:value-type="float" office:value="1.06578947368421" calcext:value-type="float">
            <text:p>1.07</text:p>
          </table:table-cell>
          <table:table-cell table:formula="of:=[.G90]/([.B90]*[.C90])" office:value-type="float" office:value="0.978759765625" calcext:value-type="float">
            <text:p>0.98</text:p>
          </table:table-cell>
          <table:table-cell table:formula="of:=[.G90]/[.D90]" office:value-type="float" office:value="0.703333333333333" calcext:value-type="float">
            <text:p>0.7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r forwa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92]/([.B92]*[.C92])" office:value-type="float" office:value="0.6875" calcext:value-type="float">
            <text:p>0.69</text:p>
          </table:table-cell>
          <table:table-cell table:formula="of:=[.E92]/([.B92]*[.C92])" office:value-type="float" office:value="0.796875" calcext:value-type="float">
            <text:p>0.80</text:p>
          </table:table-cell>
          <table:table-cell table:formula="of:=[.E92]/[.D92]" office:value-type="float" office:value="1.15909090909091" calcext:value-type="float">
            <text:p>1.16</text:p>
          </table:table-cell>
          <table:table-cell table:formula="of:=[.G92]/([.B92]*[.C92])" office:value-type="float" office:value="0" calcext:value-type="float">
            <text:p>0.00</text:p>
          </table:table-cell>
          <table:table-cell table:formula="of:=[.G92]/[.D9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56" calcext:value-type="float">
            <text:p>156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3]/([.B93]*[.C93])" office:value-type="float" office:value="0.6796875" calcext:value-type="float">
            <text:p>0.68</text:p>
          </table:table-cell>
          <table:table-cell table:formula="of:=[.E93]/([.B93]*[.C93])" office:value-type="float" office:value="1.21875" calcext:value-type="float">
            <text:p>1.22</text:p>
          </table:table-cell>
          <table:table-cell table:formula="of:=[.E93]/[.D93]" office:value-type="float" office:value="1.79310344827586" calcext:value-type="float">
            <text:p>1.79</text:p>
          </table:table-cell>
          <table:table-cell table:formula="of:=[.G93]/([.B93]*[.C93])" office:value-type="float" office:value="0.0078125" calcext:value-type="float">
            <text:p>0.01</text:p>
          </table:table-cell>
          <table:table-cell table:formula="of:=[.G93]/[.D93]" office:value-type="float" office:value="0.0114942528735632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4]/([.B94]*[.C94])" office:value-type="float" office:value="0.546875" calcext:value-type="float">
            <text:p>0.55</text:p>
          </table:table-cell>
          <table:table-cell table:formula="of:=[.E94]/([.B94]*[.C94])" office:value-type="float" office:value="1.13671875" calcext:value-type="float">
            <text:p>1.14</text:p>
          </table:table-cell>
          <table:table-cell table:formula="of:=[.E94]/[.D94]" office:value-type="float" office:value="2.07857142857143" calcext:value-type="float">
            <text:p>2.08</text:p>
          </table:table-cell>
          <table:table-cell table:formula="of:=[.G94]/([.B94]*[.C94])" office:value-type="float" office:value="0.01171875" calcext:value-type="float">
            <text:p>0.01</text:p>
          </table:table-cell>
          <table:table-cell table:formula="of:=[.G94]/[.D94]" office:value-type="float" office:value="0.0214285714285714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275" calcext:value-type="float">
            <text:p>275</text:p>
          </table:table-cell>
          <table:table-cell office:value-type="float" office:value="581" calcext:value-type="float">
            <text:p>581</text:p>
          </table:table-cell>
          <table:table-cell office:value-type="float" office:value="814" calcext:value-type="float">
            <text:p>814</text:p>
          </table:table-cell>
          <table:table-cell office:value-type="float" office:value="34" calcext:value-type="float">
            <text:p>34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5]/([.B95]*[.C95])" office:value-type="float" office:value="0.537109375" calcext:value-type="float">
            <text:p>0.54</text:p>
          </table:table-cell>
          <table:table-cell table:formula="of:=[.E95]/([.B95]*[.C95])" office:value-type="float" office:value="1.134765625" calcext:value-type="float">
            <text:p>1.13</text:p>
          </table:table-cell>
          <table:table-cell table:formula="of:=[.E95]/[.D95]" office:value-type="float" office:value="2.11272727272727" calcext:value-type="float">
            <text:p>2.11</text:p>
          </table:table-cell>
          <table:table-cell table:formula="of:=[.G95]/([.B95]*[.C95])" office:value-type="float" office:value="0.06640625" calcext:value-type="float">
            <text:p>0.07</text:p>
          </table:table-cell>
          <table:table-cell table:formula="of:=[.G95]/[.D95]" office:value-type="float" office:value="0.123636363636364" calcext:value-type="float">
            <text:p>0.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541" calcext:value-type="float">
            <text:p>541</text:p>
          </table:table-cell>
          <table:table-cell office:value-type="float" office:value="1178" calcext:value-type="float">
            <text:p>1178</text:p>
          </table:table-cell>
          <table:table-cell office:value-type="float" office:value="1715" calcext:value-type="float">
            <text:p>1715</text:p>
          </table:table-cell>
          <table:table-cell office:value-type="float" office:value="51" calcext:value-type="float">
            <text:p>51</text:p>
          </table:table-cell>
          <table:table-cell office:value-type="float" office:value="8.7" calcext:value-type="float">
            <text:p>8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6]/([.B96]*[.C96])" office:value-type="float" office:value="0.5283203125" calcext:value-type="float">
            <text:p>0.53</text:p>
          </table:table-cell>
          <table:table-cell table:formula="of:=[.E96]/([.B96]*[.C96])" office:value-type="float" office:value="1.150390625" calcext:value-type="float">
            <text:p>1.15</text:p>
          </table:table-cell>
          <table:table-cell table:formula="of:=[.E96]/[.D96]" office:value-type="float" office:value="2.17744916820702" calcext:value-type="float">
            <text:p>2.18</text:p>
          </table:table-cell>
          <table:table-cell table:formula="of:=[.G96]/([.B96]*[.C96])" office:value-type="float" office:value="0.0498046875" calcext:value-type="float">
            <text:p>0.05</text:p>
          </table:table-cell>
          <table:table-cell table:formula="of:=[.G96]/[.D96]" office:value-type="float" office:value="0.0942698706099815" calcext:value-type="float">
            <text:p>0.0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03" calcext:value-type="float">
            <text:p>1103</text:p>
          </table:table-cell>
          <table:table-cell office:value-type="float" office:value="1786" calcext:value-type="float">
            <text:p>1786</text:p>
          </table:table-cell>
          <table:table-cell office:value-type="float" office:value="3590" calcext:value-type="float">
            <text:p>3590</text:p>
          </table:table-cell>
          <table:table-cell office:value-type="float" office:value="61" calcext:value-type="float">
            <text:p>61</text:p>
          </table:table-cell>
          <table:table-cell office:value-type="float" office:value="19.7" calcext:value-type="float">
            <text:p>19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97]/([.B97]*[.C97])" office:value-type="float" office:value="0.53857421875" calcext:value-type="float">
            <text:p>0.54</text:p>
          </table:table-cell>
          <table:table-cell table:formula="of:=[.E97]/([.B97]*[.C97])" office:value-type="float" office:value="0.8720703125" calcext:value-type="float">
            <text:p>0.87</text:p>
          </table:table-cell>
          <table:table-cell table:formula="of:=[.E97]/[.D97]" office:value-type="float" office:value="1.61922030825023" calcext:value-type="float">
            <text:p>1.62</text:p>
          </table:table-cell>
          <table:table-cell table:formula="of:=[.G97]/([.B97]*[.C97])" office:value-type="float" office:value="0.02978515625" calcext:value-type="float">
            <text:p>0.03</text:p>
          </table:table-cell>
          <table:table-cell table:formula="of:=[.G97]/[.D97]" office:value-type="float" office:value="0.0553037171350861" calcext:value-type="float">
            <text:p>0.06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00]/([.B100]*[.C100])" office:value-type="float" office:value="2.0625" calcext:value-type="float">
            <text:p>2.06</text:p>
          </table:table-cell>
          <table:table-cell table:formula="of:=[.E100]/([.B100]*[.C100])" office:value-type="float" office:value="1.1875" calcext:value-type="float">
            <text:p>1.19</text:p>
          </table:table-cell>
          <table:table-cell table:formula="of:=[.E100]/[.D100]" office:value-type="float" office:value="0.575757575757576" calcext:value-type="float">
            <text:p>0.58</text:p>
          </table:table-cell>
          <table:table-cell table:formula="of:=[.G100]/([.B100]*[.C100])" office:value-type="float" office:value="0" calcext:value-type="float">
            <text:p>0.00</text:p>
          </table:table-cell>
          <table:table-cell table:formula="of:=[.G100]/[.D10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01]/([.B101]*[.C101])" office:value-type="float" office:value="1.5" calcext:value-type="float">
            <text:p>1.50</text:p>
          </table:table-cell>
          <table:table-cell table:formula="of:=[.E101]/([.B101]*[.C101])" office:value-type="float" office:value="1.25" calcext:value-type="float">
            <text:p>1.25</text:p>
          </table:table-cell>
          <table:table-cell table:formula="of:=[.E101]/[.D101]" office:value-type="float" office:value="0.833333333333333" calcext:value-type="float">
            <text:p>0.83</text:p>
          </table:table-cell>
          <table:table-cell table:formula="of:=[.G101]/([.B101]*[.C101])" office:value-type="float" office:value="0" calcext:value-type="float">
            <text:p>0.00</text:p>
          </table:table-cell>
          <table:table-cell table:formula="of:=[.G101]/[.D10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02]/([.B102]*[.C102])" office:value-type="float" office:value="1.046875" calcext:value-type="float">
            <text:p>1.05</text:p>
          </table:table-cell>
          <table:table-cell table:formula="of:=[.E102]/([.B102]*[.C102])" office:value-type="float" office:value="1.296875" calcext:value-type="float">
            <text:p>1.30</text:p>
          </table:table-cell>
          <table:table-cell table:formula="of:=[.E102]/[.D102]" office:value-type="float" office:value="1.23880597014925" calcext:value-type="float">
            <text:p>1.24</text:p>
          </table:table-cell>
          <table:table-cell table:formula="of:=[.G102]/([.B102]*[.C102])" office:value-type="float" office:value="0" calcext:value-type="float">
            <text:p>0.00</text:p>
          </table:table-cell>
          <table:table-cell table:formula="of:=[.G102]/[.D102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3]/([.B103]*[.C103])" office:value-type="float" office:value="0.921875" calcext:value-type="float">
            <text:p>0.92</text:p>
          </table:table-cell>
          <table:table-cell table:formula="of:=[.E103]/([.B103]*[.C103])" office:value-type="float" office:value="1.78125" calcext:value-type="float">
            <text:p>1.78</text:p>
          </table:table-cell>
          <table:table-cell table:formula="of:=[.E103]/[.D103]" office:value-type="float" office:value="1.93220338983051" calcext:value-type="float">
            <text:p>1.93</text:p>
          </table:table-cell>
          <table:table-cell table:formula="of:=[.G103]/([.B103]*[.C103])" office:value-type="float" office:value="0.0078125" calcext:value-type="float">
            <text:p>0.01</text:p>
          </table:table-cell>
          <table:table-cell table:formula="of:=[.G103]/[.D103]" office:value-type="float" office:value="0.00847457627118644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36" calcext:value-type="float">
            <text:p>236</text:p>
          </table:table-cell>
          <table:table-cell office:value-type="float" office:value="463" calcext:value-type="float">
            <text:p>463</text:p>
          </table:table-cell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4]/([.B104]*[.C104])" office:value-type="float" office:value="0.921875" calcext:value-type="float">
            <text:p>0.92</text:p>
          </table:table-cell>
          <table:table-cell table:formula="of:=[.E104]/([.B104]*[.C104])" office:value-type="float" office:value="1.80859375" calcext:value-type="float">
            <text:p>1.81</text:p>
          </table:table-cell>
          <table:table-cell table:formula="of:=[.E104]/[.D104]" office:value-type="float" office:value="1.96186440677966" calcext:value-type="float">
            <text:p>1.96</text:p>
          </table:table-cell>
          <table:table-cell table:formula="of:=[.G104]/([.B104]*[.C104])" office:value-type="float" office:value="0.01171875" calcext:value-type="float">
            <text:p>0.01</text:p>
          </table:table-cell>
          <table:table-cell table:formula="of:=[.G104]/[.D104]" office:value-type="float" office:value="0.0127118644067797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70" calcext:value-type="float">
            <text:p>470</text:p>
          </table:table-cell>
          <table:table-cell office:value-type="float" office:value="953" calcext:value-type="float">
            <text:p>953</text:p>
          </table:table-cell>
          <table:table-cell office:value-type="float" office:value="1433" calcext:value-type="float">
            <text:p>1433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5]/([.B105]*[.C105])" office:value-type="float" office:value="0.91796875" calcext:value-type="float">
            <text:p>0.92</text:p>
          </table:table-cell>
          <table:table-cell table:formula="of:=[.E105]/([.B105]*[.C105])" office:value-type="float" office:value="1.861328125" calcext:value-type="float">
            <text:p>1.86</text:p>
          </table:table-cell>
          <table:table-cell table:formula="of:=[.E105]/[.D105]" office:value-type="float" office:value="2.02765957446808" calcext:value-type="float">
            <text:p>2.03</text:p>
          </table:table-cell>
          <table:table-cell table:formula="of:=[.G105]/([.B105]*[.C105])" office:value-type="float" office:value="0.068359375" calcext:value-type="float">
            <text:p>0.07</text:p>
          </table:table-cell>
          <table:table-cell table:formula="of:=[.G105]/[.D105]" office:value-type="float" office:value="0.07446808510638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35" calcext:value-type="float">
            <text:p>935</text:p>
          </table:table-cell>
          <table:table-cell office:value-type="float" office:value="1931" calcext:value-type="float">
            <text:p>1931</text:p>
          </table:table-cell>
          <table:table-cell office:value-type="float" office:value="2971" calcext:value-type="float">
            <text:p>2971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4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6]/([.B106]*[.C106])" office:value-type="float" office:value="0.9130859375" calcext:value-type="float">
            <text:p>0.91</text:p>
          </table:table-cell>
          <table:table-cell table:formula="of:=[.E106]/([.B106]*[.C106])" office:value-type="float" office:value="1.8857421875" calcext:value-type="float">
            <text:p>1.89</text:p>
          </table:table-cell>
          <table:table-cell table:formula="of:=[.E106]/[.D106]" office:value-type="float" office:value="2.06524064171123" calcext:value-type="float">
            <text:p>2.07</text:p>
          </table:table-cell>
          <table:table-cell table:formula="of:=[.G106]/([.B106]*[.C106])" office:value-type="float" office:value="0.048828125" calcext:value-type="float">
            <text:p>0.05</text:p>
          </table:table-cell>
          <table:table-cell table:formula="of:=[.G106]/[.D106]" office:value-type="float" office:value="0.053475935828877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906" calcext:value-type="float">
            <text:p>1906</text:p>
          </table:table-cell>
          <table:table-cell office:value-type="float" office:value="3051" calcext:value-type="float">
            <text:p>3051</text:p>
          </table:table-cell>
          <table:table-cell office:value-type="float" office:value="6127" calcext:value-type="float">
            <text:p>6127</text:p>
          </table:table-cell>
          <table:table-cell office:value-type="float" office:value="63" calcext:value-type="float">
            <text:p>63</text:p>
          </table:table-cell>
          <table:table-cell office:value-type="float" office:value="41.3" calcext:value-type="float">
            <text:p>41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07]/([.B107]*[.C107])" office:value-type="float" office:value="0.9306640625" calcext:value-type="float">
            <text:p>0.93</text:p>
          </table:table-cell>
          <table:table-cell table:formula="of:=[.E107]/([.B107]*[.C107])" office:value-type="float" office:value="1.48974609375" calcext:value-type="float">
            <text:p>1.49</text:p>
          </table:table-cell>
          <table:table-cell table:formula="of:=[.E107]/[.D107]" office:value-type="float" office:value="1.60073452256034" calcext:value-type="float">
            <text:p>1.60</text:p>
          </table:table-cell>
          <table:table-cell table:formula="of:=[.G107]/([.B107]*[.C107])" office:value-type="float" office:value="0.03076171875" calcext:value-type="float">
            <text:p>0.03</text:p>
          </table:table-cell>
          <table:table-cell table:formula="of:=[.G107]/[.D107]" office:value-type="float" office:value="0.0330535152151102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cr backwa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10]/([.B110]*[.C110])" office:value-type="float" office:value="1.375" calcext:value-type="float">
            <text:p>1.38</text:p>
          </table:table-cell>
          <table:table-cell table:formula="of:=[.E110]/([.B110]*[.C110])" office:value-type="float" office:value="0.9375" calcext:value-type="float">
            <text:p>0.94</text:p>
          </table:table-cell>
          <table:table-cell table:formula="of:=[.E110]/[.D110]" office:value-type="float" office:value="0.681818181818182" calcext:value-type="float">
            <text:p>0.68</text:p>
          </table:table-cell>
          <table:table-cell table:formula="of:=[.G110]/([.B110]*[.C110])" office:value-type="float" office:value="0" calcext:value-type="float">
            <text:p>0.00</text:p>
          </table:table-cell>
          <table:table-cell table:formula="of:=[.G110]/[.D11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0.3" calcext:value-type="float">
            <text:p>0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1]/([.B111]*[.C111])" office:value-type="float" office:value="0.8046875" calcext:value-type="float">
            <text:p>0.80</text:p>
          </table:table-cell>
          <table:table-cell table:formula="of:=[.E111]/([.B111]*[.C111])" office:value-type="float" office:value="0.7421875" calcext:value-type="float">
            <text:p>0.74</text:p>
          </table:table-cell>
          <table:table-cell table:formula="of:=[.E111]/[.D111]" office:value-type="float" office:value="0.922330097087379" calcext:value-type="float">
            <text:p>0.92</text:p>
          </table:table-cell>
          <table:table-cell table:formula="of:=[.G111]/([.B111]*[.C111])" office:value-type="float" office:value="0.1953125" calcext:value-type="float">
            <text:p>0.20</text:p>
          </table:table-cell>
          <table:table-cell table:formula="of:=[.G111]/[.D111]" office:value-type="float" office:value="0.242718446601942" calcext:value-type="float">
            <text:p>0.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2]/([.B112]*[.C112])" office:value-type="float" office:value="0.48046875" calcext:value-type="float">
            <text:p>0.48</text:p>
          </table:table-cell>
          <table:table-cell table:formula="of:=[.E112]/([.B112]*[.C112])" office:value-type="float" office:value="0.6640625" calcext:value-type="float">
            <text:p>0.66</text:p>
          </table:table-cell>
          <table:table-cell table:formula="of:=[.E112]/[.D112]" office:value-type="float" office:value="1.38211382113821" calcext:value-type="float">
            <text:p>1.38</text:p>
          </table:table-cell>
          <table:table-cell table:formula="of:=[.G112]/([.B112]*[.C112])" office:value-type="float" office:value="0.16796875" calcext:value-type="float">
            <text:p>0.17</text:p>
          </table:table-cell>
          <table:table-cell table:formula="of:=[.G112]/[.D112]" office:value-type="float" office:value="0.349593495934959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66" calcext:value-type="float">
            <text:p>166</text:p>
          </table:table-cell>
          <table:table-cell office:value-type="float" office:value="327" calcext:value-type="float">
            <text:p>327</text:p>
          </table:table-cell>
          <table:table-cell office:value-type="float" office:value="425" calcext:value-type="float">
            <text:p>425</text:p>
          </table:table-cell>
          <table:table-cell office:value-type="float" office:value="45" calcext:value-type="float">
            <text:p>45</text:p>
          </table:table-cell>
          <table:table-cell office:value-type="float" office:value="5.3" calcext:value-type="float">
            <text:p>5.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3]/([.B113]*[.C113])" office:value-type="float" office:value="0.32421875" calcext:value-type="float">
            <text:p>0.32</text:p>
          </table:table-cell>
          <table:table-cell table:formula="of:=[.E113]/([.B113]*[.C113])" office:value-type="float" office:value="0.638671875" calcext:value-type="float">
            <text:p>0.64</text:p>
          </table:table-cell>
          <table:table-cell table:formula="of:=[.E113]/[.D113]" office:value-type="float" office:value="1.96987951807229" calcext:value-type="float">
            <text:p>1.97</text:p>
          </table:table-cell>
          <table:table-cell table:formula="of:=[.G113]/([.B113]*[.C113])" office:value-type="float" office:value="0.087890625" calcext:value-type="float">
            <text:p>0.09</text:p>
          </table:table-cell>
          <table:table-cell table:formula="of:=[.G113]/[.D113]" office:value-type="float" office:value="0.271084337349398" calcext:value-type="float">
            <text:p>0.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277" calcext:value-type="float">
            <text:p>277</text:p>
          </table:table-cell>
          <table:table-cell office:value-type="float" office:value="614" calcext:value-type="float">
            <text:p>614</text:p>
          </table:table-cell>
          <table:table-cell office:value-type="float" office:value="794" calcext:value-type="float">
            <text:p>794</text:p>
          </table:table-cell>
          <table:table-cell office:value-type="float" office:value="53" calcext:value-type="float">
            <text:p>53</text:p>
          </table:table-cell>
          <table:table-cell office:value-type="float" office:value="12.6" calcext:value-type="float">
            <text:p>12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4]/([.B114]*[.C114])" office:value-type="float" office:value="0.2705078125" calcext:value-type="float">
            <text:p>0.27</text:p>
          </table:table-cell>
          <table:table-cell table:formula="of:=[.E114]/([.B114]*[.C114])" office:value-type="float" office:value="0.599609375" calcext:value-type="float">
            <text:p>0.60</text:p>
          </table:table-cell>
          <table:table-cell table:formula="of:=[.E114]/[.D114]" office:value-type="float" office:value="2.21660649819495" calcext:value-type="float">
            <text:p>2.22</text:p>
          </table:table-cell>
          <table:table-cell table:formula="of:=[.G114]/([.B114]*[.C114])" office:value-type="float" office:value="0.0517578125" calcext:value-type="float">
            <text:p>0.05</text:p>
          </table:table-cell>
          <table:table-cell table:formula="of:=[.G114]/[.D114]" office:value-type="float" office:value="0.191335740072202" calcext:value-type="float">
            <text:p>0.1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505" calcext:value-type="float">
            <text:p>505</text:p>
          </table:table-cell>
          <table:table-cell office:value-type="float" office:value="1167" calcext:value-type="float">
            <text:p>1167</text:p>
          </table:table-cell>
          <table:table-cell office:value-type="float" office:value="1514" calcext:value-type="float">
            <text:p>1514</text:p>
          </table:table-cell>
          <table:table-cell office:value-type="float" office:value="65" calcext:value-type="float">
            <text:p>65</text:p>
          </table:table-cell>
          <table:table-cell office:value-type="float" office:value="22.6" calcext:value-type="float">
            <text:p>22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15]/([.B115]*[.C115])" office:value-type="float" office:value="0.24658203125" calcext:value-type="float">
            <text:p>0.25</text:p>
          </table:table-cell>
          <table:table-cell table:formula="of:=[.E115]/([.B115]*[.C115])" office:value-type="float" office:value="0.56982421875" calcext:value-type="float">
            <text:p>0.57</text:p>
          </table:table-cell>
          <table:table-cell table:formula="of:=[.E115]/[.D115]" office:value-type="float" office:value="2.31089108910891" calcext:value-type="float">
            <text:p>2.31</text:p>
          </table:table-cell>
          <table:table-cell table:formula="of:=[.G115]/([.B115]*[.C115])" office:value-type="float" office:value="0.03173828125" calcext:value-type="float">
            <text:p>0.03</text:p>
          </table:table-cell>
          <table:table-cell table:formula="of:=[.G115]/[.D115]" office:value-type="float" office:value="0.128712871287129" calcext:value-type="float">
            <text:p>0.1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573" calcext:value-type="float">
            <text:p>1573</text:p>
          </table:table-cell>
          <table:table-cell office:value-type="float" office:value="2283" calcext:value-type="float">
            <text:p>2283</text:p>
          </table:table-cell>
          <table:table-cell office:value-type="float" office:value="2949" calcext:value-type="float">
            <text:p>2949</text:p>
          </table:table-cell>
          <table:table-cell office:value-type="float" office:value="909" calcext:value-type="float">
            <text:p>909</text:p>
          </table:table-cell>
          <table:table-cell office:value-type="float" office:value="64.4" calcext:value-type="float">
            <text:p>64.4</text:p>
          </table:table-cell>
          <table:table-cell office:value-type="float" office:value="141" calcext:value-type="float">
            <text:p>141</text:p>
          </table:table-cell>
          <table:table-cell office:value-type="float" office:value="17.3" calcext:value-type="float">
            <text:p>17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16]/([.B116]*[.C116])" office:value-type="float" office:value="0.384033203125" calcext:value-type="float">
            <text:p>0.38</text:p>
          </table:table-cell>
          <table:table-cell table:formula="of:=[.E116]/([.B116]*[.C116])" office:value-type="float" office:value="0.557373046875" calcext:value-type="float">
            <text:p>0.56</text:p>
          </table:table-cell>
          <table:table-cell table:formula="of:=[.E116]/[.D116]" office:value-type="float" office:value="1.45136681500318" calcext:value-type="float">
            <text:p>1.45</text:p>
          </table:table-cell>
          <table:table-cell table:formula="of:=[.G116]/([.B116]*[.C116])" office:value-type="float" office:value="0.221923828125" calcext:value-type="float">
            <text:p>0.22</text:p>
          </table:table-cell>
          <table:table-cell table:formula="of:=[.G116]/[.D116]" office:value-type="float" office:value="0.57787666878576" calcext:value-type="float">
            <text:p>0.58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18]/([.B118]*[.C118])" office:value-type="float" office:value="3.25" calcext:value-type="float">
            <text:p>3.25</text:p>
          </table:table-cell>
          <table:table-cell table:formula="of:=[.E118]/([.B118]*[.C118])" office:value-type="float" office:value="1.875" calcext:value-type="float">
            <text:p>1.88</text:p>
          </table:table-cell>
          <table:table-cell table:formula="of:=[.E118]/[.D118]" office:value-type="float" office:value="0.576923076923077" calcext:value-type="float">
            <text:p>0.58</text:p>
          </table:table-cell>
          <table:table-cell table:formula="of:=[.G118]/([.B118]*[.C118])" office:value-type="float" office:value="0" calcext:value-type="float">
            <text:p>0.00</text:p>
          </table:table-cell>
          <table:table-cell table:formula="of:=[.G118]/[.D11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19]/([.B119]*[.C119])" office:value-type="float" office:value="1.9375" calcext:value-type="float">
            <text:p>1.94</text:p>
          </table:table-cell>
          <table:table-cell table:formula="of:=[.E119]/([.B119]*[.C119])" office:value-type="float" office:value="1.46875" calcext:value-type="float">
            <text:p>1.47</text:p>
          </table:table-cell>
          <table:table-cell table:formula="of:=[.E119]/[.D119]" office:value-type="float" office:value="0.758064516129032" calcext:value-type="float">
            <text:p>0.76</text:p>
          </table:table-cell>
          <table:table-cell table:formula="of:=[.G119]/([.B119]*[.C119])" office:value-type="float" office:value="0" calcext:value-type="float">
            <text:p>0.00</text:p>
          </table:table-cell>
          <table:table-cell table:formula="of:=[.G119]/[.D11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0]/([.B120]*[.C120])" office:value-type="float" office:value="1.1875" calcext:value-type="float">
            <text:p>1.19</text:p>
          </table:table-cell>
          <table:table-cell table:formula="of:=[.E120]/([.B120]*[.C120])" office:value-type="float" office:value="1.28125" calcext:value-type="float">
            <text:p>1.28</text:p>
          </table:table-cell>
          <table:table-cell table:formula="of:=[.E120]/[.D120]" office:value-type="float" office:value="1.07894736842105" calcext:value-type="float">
            <text:p>1.08</text:p>
          </table:table-cell>
          <table:table-cell table:formula="of:=[.G120]/([.B120]*[.C120])" office:value-type="float" office:value="0.21875" calcext:value-type="float">
            <text:p>0.22</text:p>
          </table:table-cell>
          <table:table-cell table:formula="of:=[.G120]/[.D120]" office:value-type="float" office:value="0.184210526315789" calcext:value-type="float">
            <text:p>0.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157" calcext:value-type="float">
            <text:p>157</text:p>
          </table:table-cell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1]/([.B121]*[.C121])" office:value-type="float" office:value="0.7578125" calcext:value-type="float">
            <text:p>0.76</text:p>
          </table:table-cell>
          <table:table-cell table:formula="of:=[.E121]/([.B121]*[.C121])" office:value-type="float" office:value="1.2265625" calcext:value-type="float">
            <text:p>1.23</text:p>
          </table:table-cell>
          <table:table-cell table:formula="of:=[.E121]/[.D121]" office:value-type="float" office:value="1.61855670103093" calcext:value-type="float">
            <text:p>1.62</text:p>
          </table:table-cell>
          <table:table-cell table:formula="of:=[.G121]/([.B121]*[.C121])" office:value-type="float" office:value="0.125" calcext:value-type="float">
            <text:p>0.13</text:p>
          </table:table-cell>
          <table:table-cell table:formula="of:=[.G121]/[.D121]" office:value-type="float" office:value="0.164948453608247" calcext:value-type="float">
            <text:p>0.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office:value-type="float" office:value="418" calcext:value-type="float">
            <text:p>4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2]/([.B122]*[.C122])" office:value-type="float" office:value="0.546875" calcext:value-type="float">
            <text:p>0.55</text:p>
          </table:table-cell>
          <table:table-cell table:formula="of:=[.E122]/([.B122]*[.C122])" office:value-type="float" office:value="1.26171875" calcext:value-type="float">
            <text:p>1.26</text:p>
          </table:table-cell>
          <table:table-cell table:formula="of:=[.E122]/[.D122]" office:value-type="float" office:value="2.30714285714286" calcext:value-type="float">
            <text:p>2.31</text:p>
          </table:table-cell>
          <table:table-cell table:formula="of:=[.G122]/([.B122]*[.C122])" office:value-type="float" office:value="0.07421875" calcext:value-type="float">
            <text:p>0.07</text:p>
          </table:table-cell>
          <table:table-cell table:formula="of:=[.G122]/[.D122]" office:value-type="float" office:value="0.135714285714286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53" calcext:value-type="float">
            <text:p>253</text:p>
          </table:table-cell>
          <table:table-cell office:value-type="float" office:value="597" calcext:value-type="float">
            <text:p>597</text:p>
          </table:table-cell>
          <table:table-cell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3]/([.B123]*[.C123])" office:value-type="float" office:value="0.494140625" calcext:value-type="float">
            <text:p>0.49</text:p>
          </table:table-cell>
          <table:table-cell table:formula="of:=[.E123]/([.B123]*[.C123])" office:value-type="float" office:value="1.166015625" calcext:value-type="float">
            <text:p>1.17</text:p>
          </table:table-cell>
          <table:table-cell table:formula="of:=[.E123]/[.D123]" office:value-type="float" office:value="2.3596837944664" calcext:value-type="float">
            <text:p>2.36</text:p>
          </table:table-cell>
          <table:table-cell table:formula="of:=[.G123]/([.B123]*[.C123])" office:value-type="float" office:value="0.04296875" calcext:value-type="float">
            <text:p>0.04</text:p>
          </table:table-cell>
          <table:table-cell table:formula="of:=[.G123]/[.D123]" office:value-type="float" office:value="0.0869565217391304" calcext:value-type="float">
            <text:p>0.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79" calcext:value-type="float">
            <text:p>479</text:p>
          </table:table-cell>
          <table:table-cell office:value-type="float" office:value="1148" calcext:value-type="float">
            <text:p>1148</text:p>
          </table:table-cell>
          <table:table-cell office:value-type="float" office:value="1492" calcext:value-type="float">
            <text:p>1492</text:p>
          </table:table-cell>
          <table:table-cell office:value-type="float" office:value="25" calcext:value-type="float">
            <text:p>25</text:p>
          </table:table-cell>
          <table:table-cell office:value-type="float" office:value="2.9" calcext:value-type="float">
            <text:p>2.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4]/([.B124]*[.C124])" office:value-type="float" office:value="0.4677734375" calcext:value-type="float">
            <text:p>0.47</text:p>
          </table:table-cell>
          <table:table-cell table:formula="of:=[.E124]/([.B124]*[.C124])" office:value-type="float" office:value="1.12109375" calcext:value-type="float">
            <text:p>1.12</text:p>
          </table:table-cell>
          <table:table-cell table:formula="of:=[.E124]/[.D124]" office:value-type="float" office:value="2.39665970772443" calcext:value-type="float">
            <text:p>2.40</text:p>
          </table:table-cell>
          <table:table-cell table:formula="of:=[.G124]/([.B124]*[.C124])" office:value-type="float" office:value="0.0244140625" calcext:value-type="float">
            <text:p>0.02</text:p>
          </table:table-cell>
          <table:table-cell table:formula="of:=[.G124]/[.D124]" office:value-type="float" office:value="0.052192066805845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945" calcext:value-type="float">
            <text:p>945</text:p>
          </table:table-cell>
          <table:table-cell office:value-type="float" office:value="2278" calcext:value-type="float">
            <text:p>2278</text:p>
          </table:table-cell>
          <table:table-cell office:value-type="float" office:value="2931" calcext:value-type="float">
            <text:p>2931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5]/([.B125]*[.C125])" office:value-type="float" office:value="0.46142578125" calcext:value-type="float">
            <text:p>0.46</text:p>
          </table:table-cell>
          <table:table-cell table:formula="of:=[.E125]/([.B125]*[.C125])" office:value-type="float" office:value="1.1123046875" calcext:value-type="float">
            <text:p>1.11</text:p>
          </table:table-cell>
          <table:table-cell table:formula="of:=[.E125]/[.D125]" office:value-type="float" office:value="2.41058201058201" calcext:value-type="float">
            <text:p>2.41</text:p>
          </table:table-cell>
          <table:table-cell table:formula="of:=[.G125]/([.B125]*[.C125])" office:value-type="float" office:value="0.013671875" calcext:value-type="float">
            <text:p>0.01</text:p>
          </table:table-cell>
          <table:table-cell table:formula="of:=[.G125]/[.D125]" office:value-type="float" office:value="0.0296296296296296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4"/>
          <table:table-cell table:style-name="ce21"/>
          <table:table-cell table:number-columns-repeated="5"/>
        </table:table-row>
        <table:table-row table:style-name="ro1">
          <table:table-cell table:number-columns-repeated="17"/>
          <table:table-cell table:style-name="ce21"/>
          <table:table-cell table:number-columns-repeated="5"/>
        </table:table-row>
        <table:table-row table:style-name="ro1">
          <table:table-cell office:value-type="string" calcext:value-type="string">
            <text:p>iir ph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209" calcext:value-type="float">
            <text:p>209</text:p>
          </table:table-cell>
          <table:table-cell office:value-type="float" office:value="86" calcext:value-type="float">
            <text:p>86</text:p>
          </table:table-cell>
          <table:table-cell office:value-type="float" office:value="5.2" calcext:value-type="float">
            <text:p>5.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8]/([.B128]*[.C128])" office:value-type="float" office:value="2.75" calcext:value-type="float">
            <text:p>2.75</text:p>
          </table:table-cell>
          <table:table-cell table:formula="of:=[.E128]/([.B128]*[.C128])" office:value-type="float" office:value="2.75" calcext:value-type="float">
            <text:p>2.75</text:p>
          </table:table-cell>
          <table:table-cell table:formula="of:=[.E128]/[.D128]" office:value-type="float" office:value="1" calcext:value-type="float">
            <text:p>1.00</text:p>
          </table:table-cell>
          <table:table-cell table:formula="of:=[.G128]/([.B128]*[.C128])" office:value-type="float" office:value="1.34375" calcext:value-type="float">
            <text:p>1.34</text:p>
          </table:table-cell>
          <table:table-cell table:formula="of:=[.G128]/[.D128]" office:value-type="float" office:value="0.488636363636364" calcext:value-type="float">
            <text:p>0.4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93" calcext:value-type="float">
            <text:p>293</text:p>
          </table:table-cell>
          <table:table-cell office:value-type="float" office:value="383" calcext:value-type="float">
            <text:p>383</text:p>
          </table:table-cell>
          <table:table-cell office:value-type="float" office:value="487" calcext:value-type="float">
            <text:p>487</text:p>
          </table:table-cell>
          <table:table-cell office:value-type="float" office:value="158" calcext:value-type="float">
            <text:p>158</text:p>
          </table:table-cell>
          <table:table-cell office:value-type="float" office:value="8.1" calcext:value-type="float">
            <text:p>8.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29]/([.B129]*[.C129])" office:value-type="float" office:value="2.2890625" calcext:value-type="float">
            <text:p>2.29</text:p>
          </table:table-cell>
          <table:table-cell table:formula="of:=[.E129]/([.B129]*[.C129])" office:value-type="float" office:value="2.9921875" calcext:value-type="float">
            <text:p>2.99</text:p>
          </table:table-cell>
          <table:table-cell table:formula="of:=[.E129]/[.D129]" office:value-type="float" office:value="1.30716723549488" calcext:value-type="float">
            <text:p>1.31</text:p>
          </table:table-cell>
          <table:table-cell table:formula="of:=[.G129]/([.B129]*[.C129])" office:value-type="float" office:value="1.234375" calcext:value-type="float">
            <text:p>1.23</text:p>
          </table:table-cell>
          <table:table-cell table:formula="of:=[.G129]/[.D129]" office:value-type="float" office:value="0.539249146757679" calcext:value-type="float">
            <text:p>0.54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75" calcext:value-type="float">
            <text:p>575</text:p>
          </table:table-cell>
          <table:table-cell office:value-type="float" office:value="949" calcext:value-type="float">
            <text:p>949</text:p>
          </table:table-cell>
          <table:table-cell office:value-type="float" office:value="1285" calcext:value-type="float">
            <text:p>1285</text:p>
          </table:table-cell>
          <table:table-cell office:value-type="float" office:value="239" calcext:value-type="float">
            <text:p>239</text:p>
          </table:table-cell>
          <table:table-cell office:value-type="float" office:value="40.8" calcext:value-type="float">
            <text:p>40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0]/([.B130]*[.C130])" office:value-type="float" office:value="2.24609375" calcext:value-type="float">
            <text:p>2.25</text:p>
          </table:table-cell>
          <table:table-cell table:formula="of:=[.E130]/([.B130]*[.C130])" office:value-type="float" office:value="3.70703125" calcext:value-type="float">
            <text:p>3.71</text:p>
          </table:table-cell>
          <table:table-cell table:formula="of:=[.E130]/[.D130]" office:value-type="float" office:value="1.6504347826087" calcext:value-type="float">
            <text:p>1.65</text:p>
          </table:table-cell>
          <table:table-cell table:formula="of:=[.G130]/([.B130]*[.C130])" office:value-type="float" office:value="0.93359375" calcext:value-type="float">
            <text:p>0.93</text:p>
          </table:table-cell>
          <table:table-cell table:formula="of:=[.G130]/[.D130]" office:value-type="float" office:value="0.415652173913044" calcext:value-type="float">
            <text:p>0.42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85" calcext:value-type="float">
            <text:p>1285</text:p>
          </table:table-cell>
          <table:table-cell office:value-type="float" office:value="2073" calcext:value-type="float">
            <text:p>2073</text:p>
          </table:table-cell>
          <table:table-cell office:value-type="float" office:value="2868" calcext:value-type="float">
            <text:p>2868</text:p>
          </table:table-cell>
          <table:table-cell office:value-type="float" office:value="501" calcext:value-type="float">
            <text:p>501</text:p>
          </table:table-cell>
          <table:table-cell office:value-type="float" office:value="240.7" calcext:value-type="float">
            <text:p>24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1]/([.B131]*[.C131])" office:value-type="float" office:value="2.509765625" calcext:value-type="float">
            <text:p>2.51</text:p>
          </table:table-cell>
          <table:table-cell table:formula="of:=[.E131]/([.B131]*[.C131])" office:value-type="float" office:value="4.048828125" calcext:value-type="float">
            <text:p>4.05</text:p>
          </table:table-cell>
          <table:table-cell table:formula="of:=[.E131]/[.D131]" office:value-type="float" office:value="1.61322957198444" calcext:value-type="float">
            <text:p>1.61</text:p>
          </table:table-cell>
          <table:table-cell table:formula="of:=[.G131]/([.B131]*[.C131])" office:value-type="float" office:value="0.978515625" calcext:value-type="float">
            <text:p>0.98</text:p>
          </table:table-cell>
          <table:table-cell table:formula="of:=[.G131]/[.D131]" office:value-type="float" office:value="0.38988326848249" calcext:value-type="float">
            <text:p>0.39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016" calcext:value-type="float">
            <text:p>3016</text:p>
          </table:table-cell>
          <table:table-cell office:value-type="float" office:value="4282" calcext:value-type="float">
            <text:p>4282</text:p>
          </table:table-cell>
          <table:table-cell office:value-type="float" office:value="6102" calcext:value-type="float">
            <text:p>6102</text:p>
          </table:table-cell>
          <table:table-cell office:value-type="float" office:value="1432" calcext:value-type="float">
            <text:p>1432</text:p>
          </table:table-cell>
          <table:table-cell office:value-type="float" office:value="847" calcext:value-type="float">
            <text:p>847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[.D132]/([.B132]*[.C132])" office:value-type="float" office:value="2.9453125" calcext:value-type="float">
            <text:p>2.95</text:p>
          </table:table-cell>
          <table:table-cell table:formula="of:=[.E132]/([.B132]*[.C132])" office:value-type="float" office:value="4.181640625" calcext:value-type="float">
            <text:p>4.18</text:p>
          </table:table-cell>
          <table:table-cell table:formula="of:=[.E132]/[.D132]" office:value-type="float" office:value="1.41976127320955" calcext:value-type="float">
            <text:p>1.42</text:p>
          </table:table-cell>
          <table:table-cell table:formula="of:=[.G132]/([.B132]*[.C132])" office:value-type="float" office:value="1.3984375" calcext:value-type="float">
            <text:p>1.40</text:p>
          </table:table-cell>
          <table:table-cell table:formula="of:=[.G132]/[.D132]" office:value-type="float" office:value="0.474801061007958" calcext:value-type="float">
            <text:p>0.47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4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4"/>
          <table:table-cell table:style-name="ce21" table:number-columns-repeated="3"/>
          <table:table-cell table:number-columns-repeated="3"/>
        </table:table-row>
        <table:table-row table:style-name="ro1">
          <table:table-cell table:number-columns-repeated="17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4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34" calcext:value-type="float">
            <text:p>234</text:p>
          </table:table-cell>
          <table:table-cell office:value-type="float" office:value="318" calcext:value-type="float">
            <text:p>318</text:p>
          </table:table-cell>
          <table:table-cell office:value-type="float" office:value="421" calcext:value-type="float">
            <text:p>42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8]/([.B138]*[.C138])" office:value-type="float" office:value="3.65625" calcext:value-type="float">
            <text:p>3.66</text:p>
          </table:table-cell>
          <table:table-cell table:formula="of:=[.E138]/([.B138]*[.C138])" office:value-type="float" office:value="4.96875" calcext:value-type="float">
            <text:p>4.97</text:p>
          </table:table-cell>
          <table:table-cell table:formula="of:=[.E138]/[.D138]" office:value-type="float" office:value="1.35897435897436" calcext:value-type="float">
            <text:p>1.36</text:p>
          </table:table-cell>
          <table:table-cell table:formula="of:=[.G138]/([.B138]*[.C138])" office:value-type="float" office:value="1.859375" calcext:value-type="float">
            <text:p>1.86</text:p>
          </table:table-cell>
          <table:table-cell table:formula="of:=[.G138]/[.D138]" office:value-type="float" office:value="0.508547008547009" calcext:value-type="float">
            <text:p>0.51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68" calcext:value-type="float">
            <text:p>468</text:p>
          </table:table-cell>
          <table:table-cell office:value-type="float" office:value="770" calcext:value-type="float">
            <text:p>770</text:p>
          </table:table-cell>
          <table:table-cell office:value-type="float" office:value="1093" calcext:value-type="float">
            <text:p>1093</text:p>
          </table:table-cell>
          <table:table-cell office:value-type="float" office:value="189" calcext:value-type="float">
            <text:p>189</text:p>
          </table:table-cell>
          <table:table-cell office:value-type="float" office:value="3.7" calcext:value-type="float">
            <text:p>3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39]/([.B139]*[.C139])" office:value-type="float" office:value="3.65625" calcext:value-type="float">
            <text:p>3.66</text:p>
          </table:table-cell>
          <table:table-cell table:formula="of:=[.E139]/([.B139]*[.C139])" office:value-type="float" office:value="6.015625" calcext:value-type="float">
            <text:p>6.02</text:p>
          </table:table-cell>
          <table:table-cell table:formula="of:=[.E139]/[.D139]" office:value-type="float" office:value="1.64529914529915" calcext:value-type="float">
            <text:p>1.65</text:p>
          </table:table-cell>
          <table:table-cell table:formula="of:=[.G139]/([.B139]*[.C139])" office:value-type="float" office:value="1.4765625" calcext:value-type="float">
            <text:p>1.48</text:p>
          </table:table-cell>
          <table:table-cell table:formula="of:=[.G139]/[.D139]" office:value-type="float" office:value="0.403846153846154" calcext:value-type="float">
            <text:p>0.40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22" calcext:value-type="float">
            <text:p>1022</text:p>
          </table:table-cell>
          <table:table-cell office:value-type="float" office:value="1709" calcext:value-type="float">
            <text:p>1709</text:p>
          </table:table-cell>
          <table:table-cell office:value-type="float" office:value="2501" calcext:value-type="float">
            <text:p>2501</text:p>
          </table:table-cell>
          <table:table-cell office:value-type="float" office:value="304" calcext:value-type="float">
            <text:p>304</text:p>
          </table:table-cell>
          <table:table-cell office:value-type="float" office:value="4.7" calcext:value-type="float">
            <text:p>4.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D140]/([.B140]*[.C140])" office:value-type="float" office:value="3.9921875" calcext:value-type="float">
            <text:p>3.99</text:p>
          </table:table-cell>
          <table:table-cell table:formula="of:=[.E140]/([.B140]*[.C140])" office:value-type="float" office:value="6.67578125" calcext:value-type="float">
            <text:p>6.68</text:p>
          </table:table-cell>
          <table:table-cell table:formula="of:=[.E140]/[.D140]" office:value-type="float" office:value="1.67221135029354" calcext:value-type="float">
            <text:p>1.67</text:p>
          </table:table-cell>
          <table:table-cell table:formula="of:=[.G140]/([.B140]*[.C140])" office:value-type="float" office:value="1.1875" calcext:value-type="float">
            <text:p>1.19</text:p>
          </table:table-cell>
          <table:table-cell table:formula="of:=[.G140]/[.D140]" office:value-type="float" office:value="0.297455968688845" calcext:value-type="float">
            <text:p>0.30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162" calcext:value-type="float">
            <text:p>2162</text:p>
          </table:table-cell>
          <table:table-cell office:value-type="float" office:value="3544" calcext:value-type="float">
            <text:p>3544</text:p>
          </table:table-cell>
          <table:table-cell office:value-type="float" office:value="5233" calcext:value-type="float">
            <text:p>5233</text:p>
          </table:table-cell>
          <table:table-cell office:value-type="float" office:value="574" calcext:value-type="float">
            <text:p>5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1]/([.B141]*[.C141])" office:value-type="float" office:value="4.22265625" calcext:value-type="float">
            <text:p>4.22</text:p>
          </table:table-cell>
          <table:table-cell table:formula="of:=[.E141]/([.B141]*[.C141])" office:value-type="float" office:value="6.921875" calcext:value-type="float">
            <text:p>6.92</text:p>
          </table:table-cell>
          <table:table-cell table:formula="of:=[.E141]/[.D141]" office:value-type="float" office:value="1.63922294172063" calcext:value-type="float">
            <text:p>1.64</text:p>
          </table:table-cell>
          <table:table-cell table:formula="of:=[.G141]/([.B141]*[.C141])" office:value-type="float" office:value="1.12109375" calcext:value-type="float">
            <text:p>1.12</text:p>
          </table:table-cell>
          <table:table-cell table:formula="of:=[.G141]/[.D141]" office:value-type="float" office:value="0.265494912118409" calcext:value-type="float">
            <text:p>0.27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4454" calcext:value-type="float">
            <text:p>4454</text:p>
          </table:table-cell>
          <table:table-cell office:value-type="float" office:value="7185" calcext:value-type="float">
            <text:p>7185</text:p>
          </table:table-cell>
          <table:table-cell office:value-type="float" office:value="10670" calcext:value-type="float">
            <text:p>10670</text:p>
          </table:table-cell>
          <table:table-cell office:value-type="float" office:value="1135" calcext:value-type="float">
            <text:p>1135</text:p>
          </table:table-cell>
          <table:table-cell office:value-type="float" office:value="62.3" calcext:value-type="float">
            <text:p>62.3</text:p>
          </table:table-cell>
          <table:table-cell office:value-type="float" office:value="9" calcext:value-type="float">
            <text:p>9</text:p>
          </table:table-cell>
          <table:table-cell office:value-type="float" office:value="5.6" calcext:value-type="float">
            <text:p>5.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formula="of:=[.D142]/([.B142]*[.C142])" office:value-type="float" office:value="4.349609375" calcext:value-type="float">
            <text:p>4.35</text:p>
          </table:table-cell>
          <table:table-cell table:formula="of:=[.E142]/([.B142]*[.C142])" office:value-type="float" office:value="7.0166015625" calcext:value-type="float">
            <text:p>7.02</text:p>
          </table:table-cell>
          <table:table-cell table:formula="of:=[.E142]/[.D142]" office:value-type="float" office:value="1.61315671306691" calcext:value-type="float">
            <text:p>1.61</text:p>
          </table:table-cell>
          <table:table-cell table:formula="of:=[.G142]/([.B142]*[.C142])" office:value-type="float" office:value="1.1083984375" calcext:value-type="float">
            <text:p>1.11</text:p>
          </table:table-cell>
          <table:table-cell table:formula="of:=[.G142]/[.D142]" office:value-type="float" office:value="0.25482712168837" calcext:value-type="float">
            <text:p>0.25</text:p>
          </table:table-cell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4"/>
          <table:table-cell table:style-name="ce21" table:number-columns-repeated="3"/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ir cr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02" calcext:value-type="float">
            <text:p>202</text:p>
          </table:table-cell>
          <table:table-cell table:style-name="ce18" office:value-type="float" office:value="185" calcext:value-type="float">
            <text:p>185</text:p>
          </table:table-cell>
          <table:table-cell table:style-name="ce18" office:value-type="float" office:value="215" calcext:value-type="float">
            <text:p>215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8.3" calcext:value-type="float">
            <text:p>8.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1" calcext:value-type="float">
            <text:p>0.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formula="of:=[.D146]/([.B146]*[.C146])" office:value-type="float" office:value="3.15625" calcext:value-type="float">
            <text:p>3.16</text:p>
          </table:table-cell>
          <table:table-cell table:formula="of:=[.E146]/([.B146]*[.C146])" office:value-type="float" office:value="2.890625" calcext:value-type="float">
            <text:p>2.89</text:p>
          </table:table-cell>
          <table:table-cell table:formula="of:=[.E146]/[.D146]" office:value-type="float" office:value="0.915841584158416" calcext:value-type="float">
            <text:p>0.92</text:p>
          </table:table-cell>
          <table:table-cell table:formula="of:=[.G146]/([.B146]*[.C146])" office:value-type="float" office:value="1.640625" calcext:value-type="float">
            <text:p>1.64</text:p>
          </table:table-cell>
          <table:table-cell table:formula="of:=[.G146]/[.D146]" office:value-type="float" office:value="0.51980198019802" calcext:value-type="float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01" calcext:value-type="float">
            <text:p>301</text:p>
          </table:table-cell>
          <table:table-cell table:style-name="ce18" office:value-type="float" office:value="399" calcext:value-type="float">
            <text:p>399</text:p>
          </table:table-cell>
          <table:table-cell table:style-name="ce18" office:value-type="float" office:value="489" calcext:value-type="float">
            <text:p>489</text:p>
          </table:table-cell>
          <table:table-cell table:style-name="ce18" office:value-type="float" office:value="159" calcext:value-type="float">
            <text:p>159</text:p>
          </table:table-cell>
          <table:table-cell table:style-name="ce18" office:value-type="float" office:value="13.3" calcext:value-type="float">
            <text:p>13.3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47]/([.B147]*[.C147])" office:value-type="float" office:value="2.3515625" calcext:value-type="float">
            <text:p>2.35</text:p>
          </table:table-cell>
          <table:table-cell table:formula="of:=[.E147]/([.B147]*[.C147])" office:value-type="float" office:value="3.1171875" calcext:value-type="float">
            <text:p>3.12</text:p>
          </table:table-cell>
          <table:table-cell table:formula="of:=[.E147]/[.D147]" office:value-type="float" office:value="1.32558139534884" calcext:value-type="float">
            <text:p>1.33</text:p>
          </table:table-cell>
          <table:table-cell table:formula="of:=[.G147]/([.B147]*[.C147])" office:value-type="float" office:value="1.2421875" calcext:value-type="float">
            <text:p>1.24</text:p>
          </table:table-cell>
          <table:table-cell table:formula="of:=[.G147]/[.D147]" office:value-type="float" office:value="0.528239202657807" calcext:value-type="float">
            <text:p>0.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536" calcext:value-type="float">
            <text:p>536</text:p>
          </table:table-cell>
          <table:table-cell table:style-name="ce18" office:value-type="float" office:value="960" calcext:value-type="float">
            <text:p>960</text:p>
          </table:table-cell>
          <table:table-cell table:style-name="ce18" office:value-type="float" office:value="1243" calcext:value-type="float">
            <text:p>1243</text:p>
          </table:table-cell>
          <table:table-cell table:style-name="ce18" office:value-type="float" office:value="183" calcext:value-type="float">
            <text:p>183</text:p>
          </table:table-cell>
          <table:table-cell table:style-name="ce18" office:value-type="float" office:value="54.4" calcext:value-type="float">
            <text:p>54.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48]/([.B148]*[.C148])" office:value-type="float" office:value="2.09375" calcext:value-type="float">
            <text:p>2.09</text:p>
          </table:table-cell>
          <table:table-cell table:formula="of:=[.E148]/([.B148]*[.C148])" office:value-type="float" office:value="3.75" calcext:value-type="float">
            <text:p>3.75</text:p>
          </table:table-cell>
          <table:table-cell table:formula="of:=[.E148]/[.D148]" office:value-type="float" office:value="1.7910447761194" calcext:value-type="float">
            <text:p>1.79</text:p>
          </table:table-cell>
          <table:table-cell table:formula="of:=[.G148]/([.B148]*[.C148])" office:value-type="float" office:value="0.71484375" calcext:value-type="float">
            <text:p>0.71</text:p>
          </table:table-cell>
          <table:table-cell table:formula="of:=[.G148]/[.D148]" office:value-type="float" office:value="0.341417910447761" calcext:value-type="float">
            <text:p>0.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152" calcext:value-type="float">
            <text:p>1152</text:p>
          </table:table-cell>
          <table:table-cell table:style-name="ce18" office:value-type="float" office:value="2073" calcext:value-type="float">
            <text:p>2073</text:p>
          </table:table-cell>
          <table:table-cell table:style-name="ce18" office:value-type="float" office:value="2761" calcext:value-type="float">
            <text:p>2761</text:p>
          </table:table-cell>
          <table:table-cell table:style-name="ce18" office:value-type="float" office:value="370" calcext:value-type="float">
            <text:p>370</text:p>
          </table:table-cell>
          <table:table-cell table:style-name="ce18" office:value-type="float" office:value="273.7" calcext:value-type="float">
            <text:p>273.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49]/([.B149]*[.C149])" office:value-type="float" office:value="2.25" calcext:value-type="float">
            <text:p>2.25</text:p>
          </table:table-cell>
          <table:table-cell table:formula="of:=[.E149]/([.B149]*[.C149])" office:value-type="float" office:value="4.048828125" calcext:value-type="float">
            <text:p>4.05</text:p>
          </table:table-cell>
          <table:table-cell table:formula="of:=[.E149]/[.D149]" office:value-type="float" office:value="1.79947916666667" calcext:value-type="float">
            <text:p>1.80</text:p>
          </table:table-cell>
          <table:table-cell table:formula="of:=[.G149]/([.B149]*[.C149])" office:value-type="float" office:value="0.72265625" calcext:value-type="float">
            <text:p>0.72</text:p>
          </table:table-cell>
          <table:table-cell table:formula="of:=[.G149]/[.D149]" office:value-type="float" office:value="0.321180555555556" calcext:value-type="float">
            <text:p>0.32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411" calcext:value-type="float">
            <text:p>3411</text:p>
          </table:table-cell>
          <table:table-cell table:style-name="ce18" office:value-type="float" office:value="4294" calcext:value-type="float">
            <text:p>4294</text:p>
          </table:table-cell>
          <table:table-cell table:style-name="ce18" office:value-type="float" office:value="6229" calcext:value-type="float">
            <text:p>6229</text:p>
          </table:table-cell>
          <table:table-cell table:style-name="ce18" office:value-type="float" office:value="859" calcext:value-type="float">
            <text:p>859</text:p>
          </table:table-cell>
          <table:table-cell table:style-name="ce18" office:value-type="float" office:value="728.3" calcext:value-type="float">
            <text:p>728.3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formula="of:=[.D150]/([.B150]*[.C150])" office:value-type="float" office:value="3.3310546875" calcext:value-type="float">
            <text:p>3.33</text:p>
          </table:table-cell>
          <table:table-cell table:formula="of:=[.E150]/([.B150]*[.C150])" office:value-type="float" office:value="4.193359375" calcext:value-type="float">
            <text:p>4.19</text:p>
          </table:table-cell>
          <table:table-cell table:formula="of:=[.E150]/[.D150]" office:value-type="float" office:value="1.25886836704779" calcext:value-type="float">
            <text:p>1.26</text:p>
          </table:table-cell>
          <table:table-cell table:formula="of:=[.G150]/([.B150]*[.C150])" office:value-type="float" office:value="0.8388671875" calcext:value-type="float">
            <text:p>0.84</text:p>
          </table:table-cell>
          <table:table-cell table:formula="of:=[.G150]/[.D150]" office:value-type="float" office:value="0.251832307241278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326" calcext:value-type="float">
            <text:p>326</text:p>
          </table:table-cell>
          <table:table-cell table:style-name="ce18" office:value-type="float" office:value="406" calcext:value-type="float">
            <text:p>406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1.8" calcext:value-type="float">
            <text:p>1.8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56]/([.B156]*[.C156])" office:value-type="float" office:value="3.3125" calcext:value-type="float">
            <text:p>3.31</text:p>
          </table:table-cell>
          <table:table-cell table:formula="of:=[.E156]/([.B156]*[.C156])" office:value-type="float" office:value="5.09375" calcext:value-type="float">
            <text:p>5.09</text:p>
          </table:table-cell>
          <table:table-cell table:formula="of:=[.E156]/[.D156]" office:value-type="float" office:value="1.5377358490566" calcext:value-type="float">
            <text:p>1.54</text:p>
          </table:table-cell>
          <table:table-cell table:formula="of:=[.G156]/([.B156]*[.C156])" office:value-type="float" office:value="1.484375" calcext:value-type="float">
            <text:p>1.48</text:p>
          </table:table-cell>
          <table:table-cell table:formula="of:=[.G156]/[.D156]" office:value-type="float" office:value="0.44811320754717" calcext:value-type="float">
            <text:p>0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399" calcext:value-type="float">
            <text:p>399</text:p>
          </table:table-cell>
          <table:table-cell table:style-name="ce18" office:value-type="float" office:value="780" calcext:value-type="float">
            <text:p>780</text:p>
          </table:table-cell>
          <table:table-cell table:style-name="ce18" office:value-type="float" office:value="1052" calcext:value-type="float">
            <text:p>1052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5.5" calcext:value-type="float">
            <text:p>5.5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57]/([.B157]*[.C157])" office:value-type="float" office:value="3.1171875" calcext:value-type="float">
            <text:p>3.12</text:p>
          </table:table-cell>
          <table:table-cell table:formula="of:=[.E157]/([.B157]*[.C157])" office:value-type="float" office:value="6.09375" calcext:value-type="float">
            <text:p>6.09</text:p>
          </table:table-cell>
          <table:table-cell table:formula="of:=[.E157]/[.D157]" office:value-type="float" office:value="1.95488721804511" calcext:value-type="float">
            <text:p>1.95</text:p>
          </table:table-cell>
          <table:table-cell table:formula="of:=[.G157]/([.B157]*[.C157])" office:value-type="float" office:value="0.7109375" calcext:value-type="float">
            <text:p>0.71</text:p>
          </table:table-cell>
          <table:table-cell table:formula="of:=[.G157]/[.D157]" office:value-type="float" office:value="0.228070175438596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825" calcext:value-type="float">
            <text:p>825</text:p>
          </table:table-cell>
          <table:table-cell table:style-name="ce18" office:value-type="float" office:value="1710" calcext:value-type="float">
            <text:p>1710</text:p>
          </table:table-cell>
          <table:table-cell table:style-name="ce18" office:value-type="float" office:value="2372" calcext:value-type="float">
            <text:p>2372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5.4" calcext:value-type="float">
            <text:p>5.4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58]/([.B158]*[.C158])" office:value-type="float" office:value="3.22265625" calcext:value-type="float">
            <text:p>3.22</text:p>
          </table:table-cell>
          <table:table-cell table:formula="of:=[.E158]/([.B158]*[.C158])" office:value-type="float" office:value="6.6796875" calcext:value-type="float">
            <text:p>6.68</text:p>
          </table:table-cell>
          <table:table-cell table:formula="of:=[.E158]/[.D158]" office:value-type="float" office:value="2.07272727272727" calcext:value-type="float">
            <text:p>2.07</text:p>
          </table:table-cell>
          <table:table-cell table:formula="of:=[.G158]/([.B158]*[.C158])" office:value-type="float" office:value="0.37890625" calcext:value-type="float">
            <text:p>0.38</text:p>
          </table:table-cell>
          <table:table-cell table:formula="of:=[.G158]/[.D158]" office:value-type="float" office:value="0.117575757575758" calcext:value-type="float">
            <text:p>0.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office:value-type="float" office:value="3537" calcext:value-type="float">
            <text:p>3537</text:p>
          </table:table-cell>
          <table:table-cell table:style-name="ce18" office:value-type="float" office:value="5110" calcext:value-type="float">
            <text:p>5110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4.7" calcext:value-type="float">
            <text:p>4.7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formula="of:=[.D159]/([.B159]*[.C159])" office:value-type="float" office:value="3.896484375" calcext:value-type="float">
            <text:p>3.90</text:p>
          </table:table-cell>
          <table:table-cell table:formula="of:=[.E159]/([.B159]*[.C159])" office:value-type="float" office:value="6.908203125" calcext:value-type="float">
            <text:p>6.91</text:p>
          </table:table-cell>
          <table:table-cell table:formula="of:=[.E159]/[.D159]" office:value-type="float" office:value="1.77293233082707" calcext:value-type="float">
            <text:p>1.77</text:p>
          </table:table-cell>
          <table:table-cell table:formula="of:=[.G159]/([.B159]*[.C159])" office:value-type="float" office:value="0.154296875" calcext:value-type="float">
            <text:p>0.15</text:p>
          </table:table-cell>
          <table:table-cell table:formula="of:=[.G159]/[.D159]" office:value-type="float" office:value="0.0395989974937343" calcext:value-type="float">
            <text:p>0.04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5549" calcext:value-type="float">
            <text:p>5549</text:p>
          </table:table-cell>
          <table:table-cell table:style-name="ce18" office:value-type="float" office:value="7202" calcext:value-type="float">
            <text:p>7202</text:p>
          </table:table-cell>
          <table:table-cell table:style-name="ce18" office:value-type="float" office:value="11090" calcext:value-type="float">
            <text:p>11090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30.7" calcext:value-type="float">
            <text:p>30.7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4" calcext:value-type="float">
            <text:p>0.4</text:p>
          </table:table-cell>
          <table:table-cell table:formula="of:=[.D160]/([.B160]*[.C160])" office:value-type="float" office:value="5.4189453125" calcext:value-type="float">
            <text:p>5.42</text:p>
          </table:table-cell>
          <table:table-cell table:formula="of:=[.E160]/([.B160]*[.C160])" office:value-type="float" office:value="7.033203125" calcext:value-type="float">
            <text:p>7.03</text:p>
          </table:table-cell>
          <table:table-cell table:formula="of:=[.E160]/[.D160]" office:value-type="float" office:value="1.29789151198414" calcext:value-type="float">
            <text:p>1.30</text:p>
          </table:table-cell>
          <table:table-cell table:formula="of:=[.G160]/([.B160]*[.C160])" office:value-type="float" office:value="0.11328125" calcext:value-type="float">
            <text:p>0.11</text:p>
          </table:table-cell>
          <table:table-cell table:formula="of:=[.G160]/[.D160]" office:value-type="float" office:value="0.020904667507659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9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9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7"/>
          <table:table-cell table:number-columns-repeated="10"/>
          <table:table-cell table:style-name="Default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block filteri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64]/([.B164]*[.C164])" office:value-type="float" office:value="7.125" calcext:value-type="float">
            <text:p>7.13</text:p>
          </table:table-cell>
          <table:table-cell table:formula="of:=[.E164]/([.B164]*[.C164])" office:value-type="float" office:value="3.375" calcext:value-type="float">
            <text:p>3.38</text:p>
          </table:table-cell>
          <table:table-cell table:formula="of:=[.E164]/[.D164]" office:value-type="float" office:value="0.473684210526316" calcext:value-type="float">
            <text:p>0.47</text:p>
          </table:table-cell>
          <table:table-cell table:formula="of:=[.G164]/([.B164]*[.C164])" office:value-type="float" office:value="0" calcext:value-type="float">
            <text:p>0.00</text:p>
          </table:table-cell>
          <table:table-cell table:formula="of:=[.G164]/[.D164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65]/([.B165]*[.C165])" office:value-type="float" office:value="8.75" calcext:value-type="float">
            <text:p>8.75</text:p>
          </table:table-cell>
          <table:table-cell table:formula="of:=[.E165]/([.B165]*[.C165])" office:value-type="float" office:value="4.5" calcext:value-type="float">
            <text:p>4.50</text:p>
          </table:table-cell>
          <table:table-cell table:formula="of:=[.E165]/[.D165]" office:value-type="float" office:value="0.514285714285714" calcext:value-type="float">
            <text:p>0.51</text:p>
          </table:table-cell>
          <table:table-cell table:formula="of:=[.G165]/([.B165]*[.C165])" office:value-type="float" office:value="0" calcext:value-type="float">
            <text:p>0.00</text:p>
          </table:table-cell>
          <table:table-cell table:formula="of:=[.G165]/[.D16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67]/([.B167]*[.C167])" office:value-type="float" office:value="1.625" calcext:value-type="float">
            <text:p>1.63</text:p>
          </table:table-cell>
          <table:table-cell table:formula="of:=[.E167]/([.B167]*[.C167])" office:value-type="float" office:value="1.5" calcext:value-type="float">
            <text:p>1.50</text:p>
          </table:table-cell>
          <table:table-cell table:formula="of:=[.E167]/[.D167]" office:value-type="float" office:value="0.923076923076923" calcext:value-type="float">
            <text:p>0.92</text:p>
          </table:table-cell>
          <table:table-cell table:formula="of:=[.G167]/([.B167]*[.C167])" office:value-type="float" office:value="0" calcext:value-type="float">
            <text:p>0.00</text:p>
          </table:table-cell>
          <table:table-cell table:formula="of:=[.G167]/[.D16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D168]/([.B168]*[.C168])" office:value-type="float" office:value="3" calcext:value-type="float">
            <text:p>3.00</text:p>
          </table:table-cell>
          <table:table-cell table:formula="of:=[.E168]/([.B168]*[.C168])" office:value-type="float" office:value="2.5" calcext:value-type="float">
            <text:p>2.50</text:p>
          </table:table-cell>
          <table:table-cell table:formula="of:=[.E168]/[.D168]" office:value-type="float" office:value="0.833333333333333" calcext:value-type="float">
            <text:p>0.83</text:p>
          </table:table-cell>
          <table:table-cell table:formula="of:=[.G168]/([.B168]*[.C168])" office:value-type="float" office:value="0" calcext:value-type="float">
            <text:p>0.00</text:p>
          </table:table-cell>
          <table:table-cell table:formula="of:=[.G168]/[.D16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scalar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68869" calcext:value-type="float">
            <text:p>1668869</text:p>
          </table:table-cell>
          <table:table-cell office:value-type="float" office:value="2162690" calcext:value-type="float">
            <text:p>2162690</text:p>
          </table:table-cell>
          <table:table-cell office:value-type="float" office:value="2300635" calcext:value-type="float">
            <text:p>2300635</text:p>
          </table:table-cell>
          <table:table-cell office:value-type="float" office:value="1058783" calcext:value-type="float">
            <text:p>1058783</text:p>
          </table:table-cell>
          <table:table-cell office:value-type="float" office:value="902.7" calcext:value-type="float">
            <text:p>902.7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D170]/131072" office:value-type="float" office:value="12.7324600219727" calcext:value-type="float">
            <text:p>12.73</text:p>
          </table:table-cell>
          <table:table-cell table:formula="of:=[.E170]/131072" office:value-type="float" office:value="16.5000152587891" calcext:value-type="float">
            <text:p>16.50</text:p>
          </table:table-cell>
          <table:table-cell table:formula="of:=[.E170]/[.D170]" office:value-type="float" office:value="1.29590159563153" calcext:value-type="float">
            <text:p>1.30</text:p>
          </table:table-cell>
          <table:table-cell table:formula="of:=[.G170]/131072" office:value-type="float" office:value="8.07787322998047" calcext:value-type="float">
            <text:p>8.08</text:p>
          </table:table-cell>
          <table:table-cell table:formula="of:=[.G170]/[.D170]" office:value-type="float" office:value="0.634431462265762" calcext:value-type="float">
            <text:p>0.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16754" calcext:value-type="float">
            <text:p>1616754</text:p>
          </table:table-cell>
          <table:table-cell office:value-type="float" office:value="1900546" calcext:value-type="float">
            <text:p>1900546</text:p>
          </table:table-cell>
          <table:table-cell office:value-type="float" office:value="2038456" calcext:value-type="float">
            <text:p>2038456</text:p>
          </table:table-cell>
          <table:table-cell office:value-type="float" office:value="1072379" calcext:value-type="float">
            <text:p>1072379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formula="of:=[.D171]/131072" office:value-type="float" office:value="12.3348541259766" calcext:value-type="float">
            <text:p>12.33</text:p>
          </table:table-cell>
          <table:table-cell table:formula="of:=[.E171]/131072" office:value-type="float" office:value="14.5000152587891" calcext:value-type="float">
            <text:p>14.50</text:p>
          </table:table-cell>
          <table:table-cell table:formula="of:=[.E171]/[.D171]" office:value-type="float" office:value="1.17553196095386" calcext:value-type="float">
            <text:p>1.18</text:p>
          </table:table-cell>
          <table:table-cell table:formula="of:=[.G171]/131072" office:value-type="float" office:value="8.18160247802734" calcext:value-type="float">
            <text:p>8.18</text:p>
          </table:table-cell>
          <table:table-cell table:formula="of:=[.G171]/[.D171]" office:value-type="float" office:value="0.66329138508394" calcext:value-type="float">
            <text:p>0.6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scalar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088838" calcext:value-type="float">
            <text:p>3088838</text:p>
          </table:table-cell>
          <table:table-cell office:value-type="float" office:value="4718594" calcext:value-type="float">
            <text:p>4718594</text:p>
          </table:table-cell>
          <table:table-cell office:value-type="float" office:value="4867126" calcext:value-type="float">
            <text:p>4867126</text:p>
          </table:table-cell>
          <table:table-cell office:value-type="float" office:value="1858842" calcext:value-type="float">
            <text:p>1858842</text:p>
          </table:table-cell>
          <table:table-cell office:value-type="float" office:value="1143.3" calcext:value-type="float">
            <text:p>1143.3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formula="of:=[.D173]/131072" office:value-type="float" office:value="23.5659637451172" calcext:value-type="float">
            <text:p>23.57</text:p>
          </table:table-cell>
          <table:table-cell table:formula="of:=[.E173]/131072" office:value-type="float" office:value="36.0000152587891" calcext:value-type="float">
            <text:p>36.00</text:p>
          </table:table-cell>
          <table:table-cell table:formula="of:=[.E173]/[.D173]" office:value-type="float" office:value="1.52762754148971" calcext:value-type="float">
            <text:p>1.53</text:p>
          </table:table-cell>
          <table:table-cell table:formula="of:=[.G173]/131072" office:value-type="float" office:value="14.1818389892578" calcext:value-type="float">
            <text:p>14.18</text:p>
          </table:table-cell>
          <table:table-cell table:formula="of:=[.G173]/[.D173]" office:value-type="float" office:value="0.601793295731275" calcext:value-type="float">
            <text:p>0.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38756" calcext:value-type="float">
            <text:p>1838756</text:p>
          </table:table-cell>
          <table:table-cell office:value-type="float" office:value="3211266" calcext:value-type="float">
            <text:p>3211266</text:p>
          </table:table-cell>
          <table:table-cell office:value-type="float" office:value="3359358" calcext:value-type="float">
            <text:p>3359358</text:p>
          </table:table-cell>
          <table:table-cell office:value-type="float" office:value="940208" calcext:value-type="float">
            <text:p>940208</text:p>
          </table:table-cell>
          <table:table-cell office:value-type="float" office:value="1119.9" calcext:value-type="float">
            <text:p>1119.9</text:p>
          </table:table-cell>
          <table:table-cell office:value-type="float" office:value="4" calcext:value-type="float">
            <text:p>4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table:formula="of:=[.D174]/131072" office:value-type="float" office:value="14.0285949707031" calcext:value-type="float">
            <text:p>14.03</text:p>
          </table:table-cell>
          <table:table-cell table:formula="of:=[.E174]/131072" office:value-type="float" office:value="24.5000152587891" calcext:value-type="float">
            <text:p>24.50</text:p>
          </table:table-cell>
          <table:table-cell table:formula="of:=[.E174]/[.D174]" office:value-type="float" office:value="1.74643400211882" calcext:value-type="float">
            <text:p>1.75</text:p>
          </table:table-cell>
          <table:table-cell table:formula="of:=[.G174]/131072" office:value-type="float" office:value="7.1732177734375" calcext:value-type="float">
            <text:p>7.17</text:p>
          </table:table-cell>
          <table:table-cell table:formula="of:=[.G174]/[.D174]" office:value-type="float" office:value="0.511328311097285" calcext:value-type="float">
            <text:p>0.51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scalar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75582" calcext:value-type="float">
            <text:p>5775582</text:p>
          </table:table-cell>
          <table:table-cell office:value-type="float" office:value="8650754" calcext:value-type="float">
            <text:p>8650754</text:p>
          </table:table-cell>
          <table:table-cell office:value-type="float" office:value="8820515" calcext:value-type="float">
            <text:p>8820515</text:p>
          </table:table-cell>
          <table:table-cell office:value-type="float" office:value="3499926" calcext:value-type="float">
            <text:p>3499926</text:p>
          </table:table-cell>
          <table:table-cell office:value-type="float" office:value="2335.1" calcext:value-type="float">
            <text:p>2335.1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table:formula="of:=[.D176]/131072" office:value-type="float" office:value="44.0641937255859" calcext:value-type="float">
            <text:p>44.06</text:p>
          </table:table-cell>
          <table:table-cell table:formula="of:=[.E176]/131072" office:value-type="float" office:value="66.0000152587891" calcext:value-type="float">
            <text:p>66.00</text:p>
          </table:table-cell>
          <table:table-cell table:formula="of:=[.E176]/[.D176]" office:value-type="float" office:value="1.49781511196621" calcext:value-type="float">
            <text:p>1.50</text:p>
          </table:table-cell>
          <table:table-cell table:formula="of:=[.G176]/131072" office:value-type="float" office:value="26.7023162841797" calcext:value-type="float">
            <text:p>26.70</text:p>
          </table:table-cell>
          <table:table-cell table:formula="of:=[.G176]/[.D176]" office:value-type="float" office:value="0.605986721338213" calcext:value-type="float">
            <text:p>0.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322480" calcext:value-type="float">
            <text:p>3322480</text:p>
          </table:table-cell>
          <table:table-cell office:value-type="float" office:value="6029314" calcext:value-type="float">
            <text:p>6029314</text:p>
          </table:table-cell>
          <table:table-cell office:value-type="float" office:value="6198280" calcext:value-type="float">
            <text:p>6198280</text:p>
          </table:table-cell>
          <table:table-cell office:value-type="float" office:value="1643612" calcext:value-type="float">
            <text:p>1643612</text:p>
          </table:table-cell>
          <table:table-cell office:value-type="float" office:value="1617.5" calcext:value-type="float">
            <text:p>1617.5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formula="of:=[.D177]/131072" office:value-type="float" office:value="25.3485107421875" calcext:value-type="float">
            <text:p>25.35</text:p>
          </table:table-cell>
          <table:table-cell table:formula="of:=[.E177]/131072" office:value-type="float" office:value="46.0000152587891" calcext:value-type="float">
            <text:p>46.00</text:p>
          </table:table-cell>
          <table:table-cell table:formula="of:=[.E177]/[.D177]" office:value-type="float" office:value="1.81470287255303" calcext:value-type="float">
            <text:p>1.81</text:p>
          </table:table-cell>
          <table:table-cell table:formula="of:=[.G177]/131072" office:value-type="float" office:value="12.5397644042969" calcext:value-type="float">
            <text:p>12.54</text:p>
          </table:table-cell>
          <table:table-cell table:formula="of:=[.G177]/[.D177]" office:value-type="float" office:value="0.494694324721293" calcext:value-type="float">
            <text:p>0.49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scalar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508703" calcext:value-type="float">
            <text:p>11508703</text:p>
          </table:table-cell>
          <table:table-cell office:value-type="float" office:value="19660811" calcext:value-type="float">
            <text:p>19660811</text:p>
          </table:table-cell>
          <table:table-cell office:value-type="float" office:value="21315352" calcext:value-type="float">
            <text:p>21315352</text:p>
          </table:table-cell>
          <table:table-cell office:value-type="float" office:value="6339927" calcext:value-type="float">
            <text:p>6339927</text:p>
          </table:table-cell>
          <table:table-cell office:value-type="float" office:value="90510" calcext:value-type="float">
            <text:p>90510</text:p>
          </table:table-cell>
          <table:table-cell office:value-type="float" office:value="102" calcext:value-type="float">
            <text:p>102</text:p>
          </table:table-cell>
          <table:table-cell office:value-type="float" office:value="54.3" calcext:value-type="float">
            <text:p>54.3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.8</text:p>
          </table:table-cell>
          <table:table-cell table:formula="of:=[.D179]/131072" office:value-type="float" office:value="87.8044357299805" calcext:value-type="float">
            <text:p>87.80</text:p>
          </table:table-cell>
          <table:table-cell table:formula="of:=[.E179]/131072" office:value-type="float" office:value="150.00008392334" calcext:value-type="float">
            <text:p>150.00</text:p>
          </table:table-cell>
          <table:table-cell table:formula="of:=[.E179]/[.D179]" office:value-type="float" office:value="1.70834289493786" calcext:value-type="float">
            <text:p>1.71</text:p>
          </table:table-cell>
          <table:table-cell table:formula="of:=[.G179]/131072" office:value-type="float" office:value="48.3698043823242" calcext:value-type="float">
            <text:p>48.37</text:p>
          </table:table-cell>
          <table:table-cell table:formula="of:=[.G179]/[.D179]" office:value-type="float" office:value="0.550881102761971" calcext:value-type="float">
            <text:p>0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62851" calcext:value-type="float">
            <text:p>9462851</text:p>
          </table:table-cell>
          <table:table-cell office:value-type="float" office:value="15335426" calcext:value-type="float">
            <text:p>15335426</text:p>
          </table:table-cell>
          <table:table-cell office:value-type="float" office:value="17120080" calcext:value-type="float">
            <text:p>17120080</text:p>
          </table:table-cell>
          <table:table-cell office:value-type="float" office:value="5256482" calcext:value-type="float">
            <text:p>5256482</text:p>
          </table:table-cell>
          <table:table-cell office:value-type="float" office:value="63526.3" calcext:value-type="float">
            <text:p>63526.3</text:p>
          </table:table-cell>
          <table:table-cell office:value-type="float" office:value="94" calcext:value-type="float">
            <text:p>94</text:p>
          </table:table-cell>
          <table:table-cell office:value-type="float" office:value="48.1" calcext:value-type="float">
            <text:p>48.1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.9</text:p>
          </table:table-cell>
          <table:table-cell table:formula="of:=[.D180]/131072" office:value-type="float" office:value="72.1958236694336" calcext:value-type="float">
            <text:p>72.20</text:p>
          </table:table-cell>
          <table:table-cell table:formula="of:=[.E180]/131072" office:value-type="float" office:value="117.000015258789" calcext:value-type="float">
            <text:p>117.00</text:p>
          </table:table-cell>
          <table:table-cell table:formula="of:=[.E180]/[.D180]" office:value-type="float" office:value="1.62059256771559" calcext:value-type="float">
            <text:p>1.62</text:p>
          </table:table-cell>
          <table:table-cell table:formula="of:=[.G180]/131072" office:value-type="float" office:value="40.1037750244141" calcext:value-type="float">
            <text:p>40.10</text:p>
          </table:table-cell>
          <table:table-cell table:formula="of:=[.G180]/[.D180]" office:value-type="float" office:value="0.555486079195371" calcext:value-type="float">
            <text:p>0.5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bf 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7070" calcext:value-type="float">
            <text:p>237070</text:p>
          </table:table-cell>
          <table:table-cell office:value-type="float" office:value="507906" calcext:value-type="float">
            <text:p>507906</text:p>
          </table:table-cell>
          <table:table-cell office:value-type="float" office:value="560474" calcext:value-type="float">
            <text:p>560474</text:p>
          </table:table-cell>
          <table:table-cell office:value-type="float" office:value="95970" calcext:value-type="float">
            <text:p>95970</text:p>
          </table:table-cell>
          <table:table-cell office:value-type="float" office:value="337.2" calcext:value-type="float">
            <text:p>337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82]/131072" office:value-type="float" office:value="1.80870056152344" calcext:value-type="float">
            <text:p>1.81</text:p>
          </table:table-cell>
          <table:table-cell table:formula="of:=[.E182]/131072" office:value-type="float" office:value="3.87501525878906" calcext:value-type="float">
            <text:p>3.88</text:p>
          </table:table-cell>
          <table:table-cell table:formula="of:=[.E182]/[.D182]" office:value-type="float" office:value="2.14243050575779" calcext:value-type="float">
            <text:p>2.14</text:p>
          </table:table-cell>
          <table:table-cell table:formula="of:=[.G182]/131072" office:value-type="float" office:value="0.732192993164063" calcext:value-type="float">
            <text:p>0.73</text:p>
          </table:table-cell>
          <table:table-cell table:formula="of:=[.G182]/[.D182]" office:value-type="float" office:value="0.404817142616105" calcext:value-type="float">
            <text:p>0.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1464" calcext:value-type="float">
            <text:p>381464</text:p>
          </table:table-cell>
          <table:table-cell office:value-type="float" office:value="622594" calcext:value-type="float">
            <text:p>622594</text:p>
          </table:table-cell>
          <table:table-cell office:value-type="float" office:value="660820" calcext:value-type="float">
            <text:p>660820</text:p>
          </table:table-cell>
          <table:table-cell office:value-type="float" office:value="201960" calcext:value-type="float">
            <text:p>201960</text:p>
          </table:table-cell>
          <table:table-cell office:value-type="float" office:value="2150.6" calcext:value-type="float">
            <text:p>2150.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.D183]/131072" office:value-type="float" office:value="2.91033935546875" calcext:value-type="float">
            <text:p>2.91</text:p>
          </table:table-cell>
          <table:table-cell table:formula="of:=[.E183]/131072" office:value-type="float" office:value="4.75001525878906" calcext:value-type="float">
            <text:p>4.75</text:p>
          </table:table-cell>
          <table:table-cell table:formula="of:=[.E183]/[.D183]" office:value-type="float" office:value="1.63211731644402" calcext:value-type="float">
            <text:p>1.63</text:p>
          </table:table-cell>
          <table:table-cell table:formula="of:=[.G183]/131072" office:value-type="float" office:value="1.54083251953125" calcext:value-type="float">
            <text:p>1.54</text:p>
          </table:table-cell>
          <table:table-cell table:formula="of:=[.G183]/[.D183]" office:value-type="float" office:value="0.529433970178051" calcext:value-type="float">
            <text:p>0.53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bf 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48539" calcext:value-type="float">
            <text:p>848539</text:p>
          </table:table-cell>
          <table:table-cell office:value-type="float" office:value="1441794" calcext:value-type="float">
            <text:p>1441794</text:p>
          </table:table-cell>
          <table:table-cell office:value-type="float" office:value="1595809" calcext:value-type="float">
            <text:p>1595809</text:p>
          </table:table-cell>
          <table:table-cell office:value-type="float" office:value="423208" calcext:value-type="float">
            <text:p>423208</text:p>
          </table:table-cell>
          <table:table-cell office:value-type="float" office:value="32335.5" calcext:value-type="float">
            <text:p>32335.5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D185]/131072" office:value-type="float" office:value="6.47383880615234" calcext:value-type="float">
            <text:p>6.47</text:p>
          </table:table-cell>
          <table:table-cell table:formula="of:=[.E185]/131072" office:value-type="float" office:value="11.0000152587891" calcext:value-type="float">
            <text:p>11.00</text:p>
          </table:table-cell>
          <table:table-cell table:formula="of:=[.E185]/[.D185]" office:value-type="float" office:value="1.69914877218372" calcext:value-type="float">
            <text:p>1.70</text:p>
          </table:table-cell>
          <table:table-cell table:formula="of:=[.G185]/131072" office:value-type="float" office:value="3.22882080078125" calcext:value-type="float">
            <text:p>3.23</text:p>
          </table:table-cell>
          <table:table-cell table:formula="of:=[.G185]/[.D185]" office:value-type="float" office:value="0.498749026267502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31758" calcext:value-type="float">
            <text:p>831758</text:p>
          </table:table-cell>
          <table:table-cell office:value-type="float" office:value="1277954" calcext:value-type="float">
            <text:p>1277954</text:p>
          </table:table-cell>
          <table:table-cell office:value-type="float" office:value="1337063" calcext:value-type="float">
            <text:p>1337063</text:p>
          </table:table-cell>
          <table:table-cell office:value-type="float" office:value="433953" calcext:value-type="float">
            <text:p>433953</text:p>
          </table:table-cell>
          <table:table-cell office:value-type="float" office:value="739.6" calcext:value-type="float">
            <text:p>739.6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[.D186]/131072" office:value-type="float" office:value="6.34580993652344" calcext:value-type="float">
            <text:p>6.35</text:p>
          </table:table-cell>
          <table:table-cell table:formula="of:=[.E186]/131072" office:value-type="float" office:value="9.75001525878906" calcext:value-type="float">
            <text:p>9.75</text:p>
          </table:table-cell>
          <table:table-cell table:formula="of:=[.E186]/[.D186]" office:value-type="float" office:value="1.53644930376384" calcext:value-type="float">
            <text:p>1.54</text:p>
          </table:table-cell>
          <table:table-cell table:formula="of:=[.G186]/131072" office:value-type="float" office:value="3.31079864501953" calcext:value-type="float">
            <text:p>3.31</text:p>
          </table:table-cell>
          <table:table-cell table:formula="of:=[.G186]/[.D186]" office:value-type="float" office:value="0.521729878161677" calcext:value-type="float">
            <text:p>0.52</text:p>
          </table:table-cell>
          <table:table-cell table:style-name="ce21" table:number-columns-repeated="2"/>
          <table:table-cell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bf 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83735" calcext:value-type="float">
            <text:p>2483735</text:p>
          </table:table-cell>
          <table:table-cell office:value-type="float" office:value="2244610" calcext:value-type="float">
            <text:p>2244610</text:p>
          </table:table-cell>
          <table:table-cell office:value-type="float" office:value="2864283" calcext:value-type="float">
            <text:p>2864283</text:p>
          </table:table-cell>
          <table:table-cell office:value-type="float" office:value="1750089" calcext:value-type="float">
            <text:p>1750089</text:p>
          </table:table-cell>
          <table:table-cell office:value-type="float" office:value="40818.1" calcext:value-type="float">
            <text:p>40818.1</text:p>
          </table:table-cell>
          <table:table-cell office:value-type="float" office:value="6" calcext:value-type="float">
            <text:p>6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table:formula="of:=[.D188]/131072" office:value-type="float" office:value="18.9493942260742" calcext:value-type="float">
            <text:p>18.95</text:p>
          </table:table-cell>
          <table:table-cell table:formula="of:=[.E188]/131072" office:value-type="float" office:value="17.1250152587891" calcext:value-type="float">
            <text:p>17.13</text:p>
          </table:table-cell>
          <table:table-cell table:formula="of:=[.E188]/[.D188]" office:value-type="float" office:value="0.903723625910171" calcext:value-type="float">
            <text:p>0.90</text:p>
          </table:table-cell>
          <table:table-cell table:formula="of:=[.G188]/131072" office:value-type="float" office:value="13.3521194458008" calcext:value-type="float">
            <text:p>13.35</text:p>
          </table:table-cell>
          <table:table-cell table:formula="of:=[.G188]/[.D188]" office:value-type="float" office:value="0.704619856788264" calcext:value-type="float">
            <text:p>0.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45013" calcext:value-type="float">
            <text:p>2445013</text:p>
          </table:table-cell>
          <table:table-cell office:value-type="float" office:value="2719746" calcext:value-type="float">
            <text:p>2719746</text:p>
          </table:table-cell>
          <table:table-cell office:value-type="float" office:value="3050670" calcext:value-type="float">
            <text:p>3050670</text:p>
          </table:table-cell>
          <table:table-cell office:value-type="float" office:value="1579858" calcext:value-type="float">
            <text:p>1579858</text:p>
          </table:table-cell>
          <table:table-cell office:value-type="float" office:value="787.6" calcext:value-type="float">
            <text:p>787.6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formula="of:=[.D189]/131072" office:value-type="float" office:value="18.6539688110352" calcext:value-type="float">
            <text:p>18.65</text:p>
          </table:table-cell>
          <table:table-cell table:formula="of:=[.E189]/131072" office:value-type="float" office:value="20.7500152587891" calcext:value-type="float">
            <text:p>20.75</text:p>
          </table:table-cell>
          <table:table-cell table:formula="of:=[.E189]/[.D189]" office:value-type="float" office:value="1.11236463773403" calcext:value-type="float">
            <text:p>1.11</text:p>
          </table:table-cell>
          <table:table-cell table:formula="of:=[.G189]/131072" office:value-type="float" office:value="12.0533599853516" calcext:value-type="float">
            <text:p>12.05</text:p>
          </table:table-cell>
          <table:table-cell table:formula="of:=[.G189]/[.D189]" office:value-type="float" office:value="0.646155255616228" calcext:value-type="float">
            <text:p>0.65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bf 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923785" calcext:value-type="float">
            <text:p>6923785</text:p>
          </table:table-cell>
          <table:table-cell office:value-type="float" office:value="4849668" calcext:value-type="float">
            <text:p>4849668</text:p>
          </table:table-cell>
          <table:table-cell office:value-type="float" office:value="6203753" calcext:value-type="float">
            <text:p>6203753</text:p>
          </table:table-cell>
          <table:table-cell office:value-type="float" office:value="5320655" calcext:value-type="float">
            <text:p>5320655</text:p>
          </table:table-cell>
          <table:table-cell office:value-type="float" office:value="152110.1" calcext:value-type="float">
            <text:p>152110.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.8" calcext:value-type="float">
            <text:p>17.8</text:p>
          </table:table-cell>
          <table:table-cell table:formula="of:=[.D191]/131072" office:value-type="float" office:value="52.8242874145508" calcext:value-type="float">
            <text:p>52.82</text:p>
          </table:table-cell>
          <table:table-cell table:formula="of:=[.E191]/131072" office:value-type="float" office:value="37.0000305175781" calcext:value-type="float">
            <text:p>37.00</text:p>
          </table:table-cell>
          <table:table-cell table:formula="of:=[.E191]/[.D191]" office:value-type="float" office:value="0.700435960966437" calcext:value-type="float">
            <text:p>0.70</text:p>
          </table:table-cell>
          <table:table-cell table:formula="of:=[.G191]/131072" office:value-type="float" office:value="40.593376159668" calcext:value-type="float">
            <text:p>40.59</text:p>
          </table:table-cell>
          <table:table-cell table:formula="of:=[.G191]/[.D191]" office:value-type="float" office:value="0.768460459127486" calcext:value-type="float">
            <text:p>0.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53723" calcext:value-type="float">
            <text:p>6853723</text:p>
          </table:table-cell>
          <table:table-cell office:value-type="float" office:value="6782979" calcext:value-type="float">
            <text:p>6782979</text:p>
          </table:table-cell>
          <table:table-cell office:value-type="float" office:value="7559324" calcext:value-type="float">
            <text:p>7559324</text:p>
          </table:table-cell>
          <table:table-cell office:value-type="float" office:value="4737358" calcext:value-type="float">
            <text:p>4737358</text:p>
          </table:table-cell>
          <table:table-cell office:value-type="float" office:value="41358" calcext:value-type="float">
            <text:p>41358</text:p>
          </table:table-cell>
          <table:table-cell office:value-type="float" office:value="30" calcext:value-type="float">
            <text:p>30</text:p>
          </table:table-cell>
          <table:table-cell office:value-type="float" office:value="16.4" calcext:value-type="float">
            <text:p>16.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192]/131072" office:value-type="float" office:value="52.2897567749024" calcext:value-type="float">
            <text:p>52.29</text:p>
          </table:table-cell>
          <table:table-cell table:formula="of:=[.E192]/131072" office:value-type="float" office:value="51.7500228881836" calcext:value-type="float">
            <text:p>51.75</text:p>
          </table:table-cell>
          <table:table-cell table:formula="of:=[.E192]/[.D192]" office:value-type="float" office:value="0.989678018793581" calcext:value-type="float">
            <text:p>0.99</text:p>
          </table:table-cell>
          <table:table-cell table:formula="of:=[.G192]/131072" office:value-type="float" office:value="36.1431732177734" calcext:value-type="float">
            <text:p>36.14</text:p>
          </table:table-cell>
          <table:table-cell table:formula="of:=[.G192]/[.D192]" office:value-type="float" office:value="0.691209434638663" calcext:value-type="float">
            <text:p>0.69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ph 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381432" calcext:value-type="float">
            <text:p>381432</text:p>
          </table:table-cell>
          <table:table-cell table:style-name="ce18" office:value-type="float" office:value="399362" calcext:value-type="float">
            <text:p>399362</text:p>
          </table:table-cell>
          <table:table-cell table:style-name="ce18" office:value-type="float" office:value="475699" calcext:value-type="float">
            <text:p>475699</text:p>
          </table:table-cell>
          <table:table-cell table:style-name="ce18" office:value-type="float" office:value="262444" calcext:value-type="float">
            <text:p>262444</text:p>
          </table:table-cell>
          <table:table-cell table:style-name="ce18" office:value-type="float" office:value="1614.9" calcext:value-type="float">
            <text:p>1614.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.11" calcext:value-type="float">
            <text:p>3.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56" calcext:value-type="float">
            <text:p>1.56</text:p>
          </table:table-cell>
          <table:table-cell table:formula="of:=[.D194]/131072" office:value-type="float" office:value="2.91009521484375" calcext:value-type="float">
            <text:p>2.91</text:p>
          </table:table-cell>
          <table:table-cell table:formula="of:=[.E194]/131072" office:value-type="float" office:value="3.04689025878906" calcext:value-type="float">
            <text:p>3.05</text:p>
          </table:table-cell>
          <table:table-cell table:formula="of:=[.E194]/[.D194]" office:value-type="float" office:value="1.04700706810126" calcext:value-type="float">
            <text:p>1.05</text:p>
          </table:table-cell>
          <table:table-cell table:formula="of:=[.G194]/131072" office:value-type="float" office:value="2.00228881835937" calcext:value-type="float">
            <text:p>2.00</text:p>
          </table:table-cell>
          <table:table-cell table:formula="of:=[.G194]/[.D194]" office:value-type="float" office:value="0.688049245999287" calcext:value-type="float">
            <text:p>0.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21270" calcext:value-type="float">
            <text:p>321270</text:p>
          </table:table-cell>
          <table:table-cell table:style-name="ce18" office:value-type="float" office:value="408580" calcext:value-type="float">
            <text:p>408580</text:p>
          </table:table-cell>
          <table:table-cell table:style-name="ce18" office:value-type="float" office:value="528541" calcext:value-type="float">
            <text:p>528541</text:p>
          </table:table-cell>
          <table:table-cell table:style-name="ce18" office:value-type="float" office:value="198669" calcext:value-type="float">
            <text:p>198669</text:p>
          </table:table-cell>
          <table:table-cell table:style-name="ce18" office:value-type="float" office:value="9766" calcext:value-type="float">
            <text:p>9766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5.96" calcext:value-type="float">
            <text:p>5.9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.55" calcext:value-type="float">
            <text:p>2.55</text:p>
          </table:table-cell>
          <table:table-cell table:formula="of:=[.D195]/131072" office:value-type="float" office:value="2.45109558105469" calcext:value-type="float">
            <text:p>2.45</text:p>
          </table:table-cell>
          <table:table-cell table:formula="of:=[.E195]/131072" office:value-type="float" office:value="3.11721801757812" calcext:value-type="float">
            <text:p>3.12</text:p>
          </table:table-cell>
          <table:table-cell table:formula="of:=[.E195]/[.D195]" office:value-type="float" office:value="1.2717651819342" calcext:value-type="float">
            <text:p>1.27</text:p>
          </table:table-cell>
          <table:table-cell table:formula="of:=[.G195]/131072" office:value-type="float" office:value="1.51572418212891" calcext:value-type="float">
            <text:p>1.52</text:p>
          </table:table-cell>
          <table:table-cell table:formula="of:=[.G195]/[.D195]" office:value-type="float" office:value="0.618386403959287" calcext:value-type="float">
            <text:p>0.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323445" calcext:value-type="float">
            <text:p>323445</text:p>
          </table:table-cell>
          <table:table-cell table:style-name="ce18" office:value-type="float" office:value="495620" calcext:value-type="float">
            <text:p>495620</text:p>
          </table:table-cell>
          <table:table-cell table:style-name="ce18" office:value-type="float" office:value="680131" calcext:value-type="float">
            <text:p>680131</text:p>
          </table:table-cell>
          <table:table-cell table:style-name="ce18" office:value-type="float" office:value="174152" calcext:value-type="float">
            <text:p>174152</text:p>
          </table:table-cell>
          <table:table-cell table:style-name="ce18" office:value-type="float" office:value="23640.9" calcext:value-type="float">
            <text:p>23640.9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8.88" calcext:value-type="float">
            <text:p>8.8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.91" calcext:value-type="float">
            <text:p>7.91</text:p>
          </table:table-cell>
          <table:table-cell table:formula="of:=[.D196]/131072" office:value-type="float" office:value="2.46768951416016" calcext:value-type="float">
            <text:p>2.47</text:p>
          </table:table-cell>
          <table:table-cell table:formula="of:=[.E196]/131072" office:value-type="float" office:value="3.78128051757812" calcext:value-type="float">
            <text:p>3.78</text:p>
          </table:table-cell>
          <table:table-cell table:formula="of:=[.E196]/[.D196]" office:value-type="float" office:value="1.53231615885236" calcext:value-type="float">
            <text:p>1.53</text:p>
          </table:table-cell>
          <table:table-cell table:formula="of:=[.G196]/131072" office:value-type="float" office:value="1.32867431640625" calcext:value-type="float">
            <text:p>1.33</text:p>
          </table:table-cell>
          <table:table-cell table:formula="of:=[.G196]/[.D196]" office:value-type="float" office:value="0.538428480885467" calcext:value-type="float">
            <text:p>0.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13712" calcext:value-type="float">
            <text:p>413712</text:p>
          </table:table-cell>
          <table:table-cell table:style-name="ce18" office:value-type="float" office:value="537603" calcext:value-type="float">
            <text:p>537603</text:p>
          </table:table-cell>
          <table:table-cell table:style-name="ce18" office:value-type="float" office:value="756587" calcext:value-type="float">
            <text:p>756587</text:p>
          </table:table-cell>
          <table:table-cell table:style-name="ce18" office:value-type="float" office:value="211068" calcext:value-type="float">
            <text:p>211068</text:p>
          </table:table-cell>
          <table:table-cell table:style-name="ce18" office:value-type="float" office:value="84812" calcext:value-type="float">
            <text:p>84812</text:p>
          </table:table-cell>
          <table:table-cell table:style-name="ce18" office:value-type="float" office:value="275" calcext:value-type="float">
            <text:p>275</text:p>
          </table:table-cell>
          <table:table-cell table:style-name="ce18" office:value-type="float" office:value="236.96" calcext:value-type="float">
            <text:p>236.9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24.55" calcext:value-type="float">
            <text:p>24.55</text:p>
          </table:table-cell>
          <table:table-cell table:formula="of:=[.D197]/131072" office:value-type="float" office:value="3.1563720703125" calcext:value-type="float">
            <text:p>3.16</text:p>
          </table:table-cell>
          <table:table-cell table:formula="of:=[.E197]/131072" office:value-type="float" office:value="4.10158538818359" calcext:value-type="float">
            <text:p>4.10</text:p>
          </table:table-cell>
          <table:table-cell table:formula="of:=[.E197]/[.D197]" office:value-type="float" office:value="1.29946194454113" calcext:value-type="float">
            <text:p>1.30</text:p>
          </table:table-cell>
          <table:table-cell table:formula="of:=[.G197]/131072" office:value-type="float" office:value="1.61032104492188" calcext:value-type="float">
            <text:p>1.61</text:p>
          </table:table-cell>
          <table:table-cell table:formula="of:=[.G197]/[.D197]" office:value-type="float" office:value="0.510180995475113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442251" calcext:value-type="float">
            <text:p>442251</text:p>
          </table:table-cell>
          <table:table-cell table:style-name="ce18" office:value-type="float" office:value="550534" calcext:value-type="float">
            <text:p>550534</text:p>
          </table:table-cell>
          <table:table-cell table:style-name="ce18" office:value-type="float" office:value="798530" calcext:value-type="float">
            <text:p>798530</text:p>
          </table:table-cell>
          <table:table-cell table:style-name="ce18" office:value-type="float" office:value="202944" calcext:value-type="float">
            <text:p>202944</text:p>
          </table:table-cell>
          <table:table-cell table:style-name="ce18" office:value-type="float" office:value="101707.1" calcext:value-type="float">
            <text:p>101707.1</text:p>
          </table:table-cell>
          <table:table-cell table:style-name="ce18" office:value-type="float" office:value="940" calcext:value-type="float">
            <text:p>940</text:p>
          </table:table-cell>
          <table:table-cell table:style-name="ce18" office:value-type="float" office:value="750.91" calcext:value-type="float">
            <text:p>750.91</text:p>
          </table:table-cell>
          <table:table-cell table:style-name="ce18" office:value-type="float" office:value="640" calcext:value-type="float">
            <text:p>640</text:p>
          </table:table-cell>
          <table:table-cell table:style-name="ce18" office:value-type="float" office:value="263.65" calcext:value-type="float">
            <text:p>263.65</text:p>
          </table:table-cell>
          <table:table-cell table:formula="of:=[.D198]/131072" office:value-type="float" office:value="3.37410736083984" calcext:value-type="float">
            <text:p>3.37</text:p>
          </table:table-cell>
          <table:table-cell table:formula="of:=[.E198]/131072" office:value-type="float" office:value="4.20024108886719" calcext:value-type="float">
            <text:p>4.20</text:p>
          </table:table-cell>
          <table:table-cell table:formula="of:=[.E198]/[.D198]" office:value-type="float" office:value="1.2448451218878" calcext:value-type="float">
            <text:p>1.24</text:p>
          </table:table-cell>
          <table:table-cell table:formula="of:=[.G198]/131072" office:value-type="float" office:value="1.54833984375" calcext:value-type="float">
            <text:p>1.55</text:p>
          </table:table-cell>
          <table:table-cell table:formula="of:=[.G198]/[.D198]" office:value-type="float" office:value="0.458888730607732" calcext:value-type="float">
            <text:p>0.46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521092" calcext:value-type="float">
            <text:p>521092</text:p>
          </table:table-cell>
          <table:table-cell table:style-name="ce18" office:value-type="float" office:value="727042" calcext:value-type="float">
            <text:p>727042</text:p>
          </table:table-cell>
          <table:table-cell table:style-name="ce18" office:value-type="float" office:value="978568" calcext:value-type="float">
            <text:p>978568</text:p>
          </table:table-cell>
          <table:table-cell table:style-name="ce18" office:value-type="float" office:value="305002" calcext:value-type="float">
            <text:p>305002</text:p>
          </table:table-cell>
          <table:table-cell table:style-name="ce18" office:value-type="float" office:value="456.4" calcext:value-type="float">
            <text:p>456.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.11" calcext:value-type="float">
            <text:p>3.11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formula="of:=[.D204]/131072" office:value-type="float" office:value="3.97561645507812" calcext:value-type="float">
            <text:p>3.98</text:p>
          </table:table-cell>
          <table:table-cell table:formula="of:=[.E204]/131072" office:value-type="float" office:value="5.54689025878906" calcext:value-type="float">
            <text:p>5.55</text:p>
          </table:table-cell>
          <table:table-cell table:formula="of:=[.E204]/[.D204]" office:value-type="float" office:value="1.39522771410807" calcext:value-type="float">
            <text:p>1.40</text:p>
          </table:table-cell>
          <table:table-cell table:formula="of:=[.G204]/131072" office:value-type="float" office:value="2.32698059082031" calcext:value-type="float">
            <text:p>2.33</text:p>
          </table:table-cell>
          <table:table-cell table:formula="of:=[.G204]/[.D204]" office:value-type="float" office:value="0.585313150077146" calcext:value-type="float">
            <text:p>0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496660" calcext:value-type="float">
            <text:p>496660</text:p>
          </table:table-cell>
          <table:table-cell table:style-name="ce18" office:value-type="float" office:value="811010" calcext:value-type="float">
            <text:p>811010</text:p>
          </table:table-cell>
          <table:table-cell table:style-name="ce18" office:value-type="float" office:value="1166019" calcext:value-type="float">
            <text:p>1166019</text:p>
          </table:table-cell>
          <table:table-cell table:style-name="ce18" office:value-type="float" office:value="251484" calcext:value-type="float">
            <text:p>251484</text:p>
          </table:table-cell>
          <table:table-cell table:style-name="ce18" office:value-type="float" office:value="2700.7" calcext:value-type="float">
            <text:p>2700.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.33" calcext:value-type="float">
            <text:p>6.3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.92" calcext:value-type="float">
            <text:p>6.92</text:p>
          </table:table-cell>
          <table:table-cell table:formula="of:=[.D205]/131072" office:value-type="float" office:value="3.78921508789062" calcext:value-type="float">
            <text:p>3.79</text:p>
          </table:table-cell>
          <table:table-cell table:formula="of:=[.E205]/131072" office:value-type="float" office:value="6.18751525878906" calcext:value-type="float">
            <text:p>6.19</text:p>
          </table:table-cell>
          <table:table-cell table:formula="of:=[.E205]/[.D205]" office:value-type="float" office:value="1.63292795876455" calcext:value-type="float">
            <text:p>1.63</text:p>
          </table:table-cell>
          <table:table-cell table:formula="of:=[.G205]/131072" office:value-type="float" office:value="1.91867065429688" calcext:value-type="float">
            <text:p>1.92</text:p>
          </table:table-cell>
          <table:table-cell table:formula="of:=[.G205]/[.D205]" office:value-type="float" office:value="0.506350420811018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595875" calcext:value-type="float">
            <text:p>595875</text:p>
          </table:table-cell>
          <table:table-cell table:style-name="ce18" office:value-type="float" office:value="883203" calcext:value-type="float">
            <text:p>883203</text:p>
          </table:table-cell>
          <table:table-cell table:style-name="ce18" office:value-type="float" office:value="1308713" calcext:value-type="float">
            <text:p>1308713</text:p>
          </table:table-cell>
          <table:table-cell table:style-name="ce18" office:value-type="float" office:value="252118" calcext:value-type="float">
            <text:p>252118</text:p>
          </table:table-cell>
          <table:table-cell table:style-name="ce18" office:value-type="float" office:value="2824.1" calcext:value-type="float">
            <text:p>2824.1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7.59" calcext:value-type="float">
            <text:p>7.59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0.43" calcext:value-type="float">
            <text:p>10.43</text:p>
          </table:table-cell>
          <table:table-cell table:formula="of:=[.D206]/131072" office:value-type="float" office:value="4.54616546630859" calcext:value-type="float">
            <text:p>4.55</text:p>
          </table:table-cell>
          <table:table-cell table:formula="of:=[.E206]/131072" office:value-type="float" office:value="6.73830413818359" calcext:value-type="float">
            <text:p>6.74</text:p>
          </table:table-cell>
          <table:table-cell table:formula="of:=[.E206]/[.D206]" office:value-type="float" office:value="1.48219509125236" calcext:value-type="float">
            <text:p>1.48</text:p>
          </table:table-cell>
          <table:table-cell table:formula="of:=[.G206]/131072" office:value-type="float" office:value="1.92350769042969" calcext:value-type="float">
            <text:p>1.92</text:p>
          </table:table-cell>
          <table:table-cell table:formula="of:=[.G206]/[.D206]" office:value-type="float" office:value="0.423105517096707" calcext:value-type="float">
            <text:p>0.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664061" calcext:value-type="float">
            <text:p>664061</text:p>
          </table:table-cell>
          <table:table-cell table:style-name="ce18" office:value-type="float" office:value="910596" calcext:value-type="float">
            <text:p>910596</text:p>
          </table:table-cell>
          <table:table-cell table:style-name="ce18" office:value-type="float" office:value="1370278" calcext:value-type="float">
            <text:p>1370278</text:p>
          </table:table-cell>
          <table:table-cell table:style-name="ce18" office:value-type="float" office:value="239015" calcext:value-type="float">
            <text:p>239015</text:p>
          </table:table-cell>
          <table:table-cell table:style-name="ce18" office:value-type="float" office:value="3191.2" calcext:value-type="float">
            <text:p>3191.2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70.79" calcext:value-type="float">
            <text:p>70.7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3.71" calcext:value-type="float">
            <text:p>33.71</text:p>
          </table:table-cell>
          <table:table-cell table:formula="of:=[.D207]/131072" office:value-type="float" office:value="5.06638336181641" calcext:value-type="float">
            <text:p>5.07</text:p>
          </table:table-cell>
          <table:table-cell table:formula="of:=[.E207]/131072" office:value-type="float" office:value="6.94729614257813" calcext:value-type="float">
            <text:p>6.95</text:p>
          </table:table-cell>
          <table:table-cell table:formula="of:=[.E207]/[.D207]" office:value-type="float" office:value="1.37125354447859" calcext:value-type="float">
            <text:p>1.37</text:p>
          </table:table-cell>
          <table:table-cell table:formula="of:=[.G207]/131072" office:value-type="float" office:value="1.82353973388672" calcext:value-type="float">
            <text:p>1.82</text:p>
          </table:table-cell>
          <table:table-cell table:formula="of:=[.G207]/[.D207]" office:value-type="float" office:value="0.35992928360497" calcext:value-type="float">
            <text:p>0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717989" calcext:value-type="float">
            <text:p>717989</text:p>
          </table:table-cell>
          <table:table-cell table:style-name="ce18" office:value-type="float" office:value="922885" calcext:value-type="float">
            <text:p>922885</text:p>
          </table:table-cell>
          <table:table-cell table:style-name="ce18" office:value-type="float" office:value="1396553" calcext:value-type="float">
            <text:p>1396553</text:p>
          </table:table-cell>
          <table:table-cell table:style-name="ce18" office:value-type="float" office:value="234339" calcext:value-type="float">
            <text:p>234339</text:p>
          </table:table-cell>
          <table:table-cell table:style-name="ce18" office:value-type="float" office:value="5456" calcext:value-type="float">
            <text:p>5456</text:p>
          </table:table-cell>
          <table:table-cell table:style-name="ce18" office:value-type="float" office:value="1140" calcext:value-type="float">
            <text:p>1140</text:p>
          </table:table-cell>
          <table:table-cell table:style-name="ce18" office:value-type="float" office:value="711.61" calcext:value-type="float">
            <text:p>711.61</text:p>
          </table:table-cell>
          <table:table-cell table:style-name="ce18" office:value-type="float" office:value="2650" calcext:value-type="float">
            <text:p>2650</text:p>
          </table:table-cell>
          <table:table-cell table:style-name="ce18" office:value-type="float" office:value="106.64" calcext:value-type="float">
            <text:p>106.64</text:p>
          </table:table-cell>
          <table:table-cell table:formula="of:=[.D208]/131072" office:value-type="float" office:value="5.47782135009766" calcext:value-type="float">
            <text:p>5.48</text:p>
          </table:table-cell>
          <table:table-cell table:formula="of:=[.E208]/131072" office:value-type="float" office:value="7.04105377197266" calcext:value-type="float">
            <text:p>7.04</text:p>
          </table:table-cell>
          <table:table-cell table:formula="of:=[.E208]/[.D208]" office:value-type="float" office:value="1.28537484557563" calcext:value-type="float">
            <text:p>1.29</text:p>
          </table:table-cell>
          <table:table-cell table:formula="of:=[.G208]/131072" office:value-type="float" office:value="1.78786468505859" calcext:value-type="float">
            <text:p>1.79</text:p>
          </table:table-cell>
          <table:table-cell table:formula="of:=[.G208]/[.D208]" office:value-type="float" office:value="0.326382437613947" calcext:value-type="float">
            <text:p>0.3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19" table:number-columns-repeated="9"/>
          <table:table-cell table:number-columns-repeated="11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style-name="ce19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ce19" table:number-columns-repeated="9"/>
          <table:table-cell table:number-columns-repeated="11"/>
        </table:table-row>
        <table:table-row table:style-name="ro1">
          <table:table-cell office:value-type="string" calcext:value-type="string">
            <text:p>filter cr 2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426050" calcext:value-type="float">
            <text:p>426050</text:p>
          </table:table-cell>
          <table:table-cell table:style-name="ce18" office:value-type="float" office:value="430082" calcext:value-type="float">
            <text:p>430082</text:p>
          </table:table-cell>
          <table:table-cell table:style-name="ce18" office:value-type="float" office:value="497904" calcext:value-type="float">
            <text:p>497904</text:p>
          </table:table-cell>
          <table:table-cell table:style-name="ce18" office:value-type="float" office:value="305766" calcext:value-type="float">
            <text:p>305766</text:p>
          </table:table-cell>
          <table:table-cell table:style-name="ce18" office:value-type="float" office:value="2852.5" calcext:value-type="float">
            <text:p>2852.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.52" calcext:value-type="float">
            <text:p>3.5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97" calcext:value-type="float">
            <text:p>1.97</text:p>
          </table:table-cell>
          <table:table-cell table:formula="of:=[.D212]/131072" office:value-type="float" office:value="3.25050354003906" calcext:value-type="float">
            <text:p>3.25</text:p>
          </table:table-cell>
          <table:table-cell table:formula="of:=[.E212]/131072" office:value-type="float" office:value="3.28126525878906" calcext:value-type="float">
            <text:p>3.28</text:p>
          </table:table-cell>
          <table:table-cell table:formula="of:=[.E212]/[.D212]" office:value-type="float" office:value="1.00946367797207" calcext:value-type="float">
            <text:p>1.01</text:p>
          </table:table-cell>
          <table:table-cell table:formula="of:=[.G212]/131072" office:value-type="float" office:value="2.33280944824219" calcext:value-type="float">
            <text:p>2.33</text:p>
          </table:table-cell>
          <table:table-cell table:formula="of:=[.G212]/[.D212]" office:value-type="float" office:value="0.717676329069358" calcext:value-type="float">
            <text:p>0.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23106" calcext:value-type="float">
            <text:p>323106</text:p>
          </table:table-cell>
          <table:table-cell table:style-name="ce18" office:value-type="float" office:value="423939" calcext:value-type="float">
            <text:p>423939</text:p>
          </table:table-cell>
          <table:table-cell table:style-name="ce18" office:value-type="float" office:value="524507" calcext:value-type="float">
            <text:p>524507</text:p>
          </table:table-cell>
          <table:table-cell table:style-name="ce18" office:value-type="float" office:value="199599" calcext:value-type="float">
            <text:p>199599</text:p>
          </table:table-cell>
          <table:table-cell table:style-name="ce18" office:value-type="float" office:value="12880.5" calcext:value-type="float">
            <text:p>12880.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.35" calcext:value-type="float">
            <text:p>4.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.83" calcext:value-type="float">
            <text:p>2.83</text:p>
          </table:table-cell>
          <table:table-cell table:formula="of:=[.D213]/131072" office:value-type="float" office:value="2.46510314941406" calcext:value-type="float">
            <text:p>2.47</text:p>
          </table:table-cell>
          <table:table-cell table:formula="of:=[.E213]/131072" office:value-type="float" office:value="3.23439788818359" calcext:value-type="float">
            <text:p>3.23</text:p>
          </table:table-cell>
          <table:table-cell table:formula="of:=[.E213]/[.D213]" office:value-type="float" office:value="1.31207405619209" calcext:value-type="float">
            <text:p>1.31</text:p>
          </table:table-cell>
          <table:table-cell table:formula="of:=[.G213]/131072" office:value-type="float" office:value="1.52281951904297" calcext:value-type="float">
            <text:p>1.52</text:p>
          </table:table-cell>
          <table:table-cell table:formula="of:=[.G213]/[.D213]" office:value-type="float" office:value="0.617750830996639" calcext:value-type="float">
            <text:p>0.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94553" calcext:value-type="float">
            <text:p>294553</text:p>
          </table:table-cell>
          <table:table-cell table:style-name="ce18" office:value-type="float" office:value="503811" calcext:value-type="float">
            <text:p>503811</text:p>
          </table:table-cell>
          <table:table-cell table:style-name="ce18" office:value-type="float" office:value="663763" calcext:value-type="float">
            <text:p>663763</text:p>
          </table:table-cell>
          <table:table-cell table:style-name="ce18" office:value-type="float" office:value="143541" calcext:value-type="float">
            <text:p>143541</text:p>
          </table:table-cell>
          <table:table-cell table:style-name="ce18" office:value-type="float" office:value="25331.1" calcext:value-type="float">
            <text:p>25331.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8.32" calcext:value-type="float">
            <text:p>8.3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6.01" calcext:value-type="float">
            <text:p>6.01</text:p>
          </table:table-cell>
          <table:table-cell table:formula="of:=[.D214]/131072" office:value-type="float" office:value="2.24726104736328" calcext:value-type="float">
            <text:p>2.25</text:p>
          </table:table-cell>
          <table:table-cell table:formula="of:=[.E214]/131072" office:value-type="float" office:value="3.84377288818359" calcext:value-type="float">
            <text:p>3.84</text:p>
          </table:table-cell>
          <table:table-cell table:formula="of:=[.E214]/[.D214]" office:value-type="float" office:value="1.71042562798546" calcext:value-type="float">
            <text:p>1.71</text:p>
          </table:table-cell>
          <table:table-cell table:formula="of:=[.G214]/131072" office:value-type="float" office:value="1.09513092041016" calcext:value-type="float">
            <text:p>1.10</text:p>
          </table:table-cell>
          <table:table-cell table:formula="of:=[.G214]/[.D214]" office:value-type="float" office:value="0.487318071790136" calcext:value-type="float">
            <text:p>0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344645" calcext:value-type="float">
            <text:p>344645</text:p>
          </table:table-cell>
          <table:table-cell table:style-name="ce18" office:value-type="float" office:value="535299" calcext:value-type="float">
            <text:p>535299</text:p>
          </table:table-cell>
          <table:table-cell table:style-name="ce18" office:value-type="float" office:value="725818" calcext:value-type="float">
            <text:p>725818</text:p>
          </table:table-cell>
          <table:table-cell table:style-name="ce18" office:value-type="float" office:value="145880" calcext:value-type="float">
            <text:p>145880</text:p>
          </table:table-cell>
          <table:table-cell table:style-name="ce18" office:value-type="float" office:value="71783.8" calcext:value-type="float">
            <text:p>71783.8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11.13" calcext:value-type="float">
            <text:p>11.1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8.34" calcext:value-type="float">
            <text:p>18.34</text:p>
          </table:table-cell>
          <table:table-cell table:formula="of:=[.D215]/131072" office:value-type="float" office:value="2.62943267822266" calcext:value-type="float">
            <text:p>2.63</text:p>
          </table:table-cell>
          <table:table-cell table:formula="of:=[.E215]/131072" office:value-type="float" office:value="4.08400726318359" calcext:value-type="float">
            <text:p>4.08</text:p>
          </table:table-cell>
          <table:table-cell table:formula="of:=[.E215]/[.D215]" office:value-type="float" office:value="1.55318951384758" calcext:value-type="float">
            <text:p>1.55</text:p>
          </table:table-cell>
          <table:table-cell table:formula="of:=[.G215]/131072" office:value-type="float" office:value="1.11297607421875" calcext:value-type="float">
            <text:p>1.11</text:p>
          </table:table-cell>
          <table:table-cell table:formula="of:=[.G215]/[.D215]" office:value-type="float" office:value="0.423276124708033" calcext:value-type="float">
            <text:p>0.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94262" calcext:value-type="float">
            <text:p>394262</text:p>
          </table:table-cell>
          <table:table-cell table:style-name="ce18" office:value-type="float" office:value="551044" calcext:value-type="float">
            <text:p>551044</text:p>
          </table:table-cell>
          <table:table-cell table:style-name="ce18" office:value-type="float" office:value="774527" calcext:value-type="float">
            <text:p>774527</text:p>
          </table:table-cell>
          <table:table-cell table:style-name="ce18" office:value-type="float" office:value="171668" calcext:value-type="float">
            <text:p>171668</text:p>
          </table:table-cell>
          <table:table-cell table:style-name="ce18" office:value-type="float" office:value="101483.2" calcext:value-type="float">
            <text:p>101483.2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5.2" calcext:value-type="float">
            <text:p>35.2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7.61" calcext:value-type="float">
            <text:p>47.61</text:p>
          </table:table-cell>
          <table:table-cell table:formula="of:=[.D216]/131072" office:value-type="float" office:value="3.00798034667969" calcext:value-type="float">
            <text:p>3.01</text:p>
          </table:table-cell>
          <table:table-cell table:formula="of:=[.E216]/131072" office:value-type="float" office:value="4.20413208007813" calcext:value-type="float">
            <text:p>4.20</text:p>
          </table:table-cell>
          <table:table-cell table:formula="of:=[.E216]/[.D216]" office:value-type="float" office:value="1.39765942444364" calcext:value-type="float">
            <text:p>1.40</text:p>
          </table:table-cell>
          <table:table-cell table:formula="of:=[.G216]/131072" office:value-type="float" office:value="1.30972290039063" calcext:value-type="float">
            <text:p>1.31</text:p>
          </table:table-cell>
          <table:table-cell table:formula="of:=[.G216]/[.D216]" office:value-type="float" office:value="0.435416043138827" calcext:value-type="float">
            <text:p>0.44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468334" calcext:value-type="float">
            <text:p>468334</text:p>
          </table:table-cell>
          <table:table-cell table:style-name="ce18" office:value-type="float" office:value="686082" calcext:value-type="float">
            <text:p>686082</text:p>
          </table:table-cell>
          <table:table-cell table:style-name="ce18" office:value-type="float" office:value="885155" calcext:value-type="float">
            <text:p>885155</text:p>
          </table:table-cell>
          <table:table-cell table:style-name="ce18" office:value-type="float" office:value="266314" calcext:value-type="float">
            <text:p>266314</text:p>
          </table:table-cell>
          <table:table-cell table:style-name="ce18" office:value-type="float" office:value="387.6" calcext:value-type="float">
            <text:p>387.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.55" calcext:value-type="float">
            <text:p>2.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.59" calcext:value-type="float">
            <text:p>1.59</text:p>
          </table:table-cell>
          <table:table-cell table:formula="of:=[.D222]/131072" office:value-type="float" office:value="3.57310485839844" calcext:value-type="float">
            <text:p>3.57</text:p>
          </table:table-cell>
          <table:table-cell table:formula="of:=[.E222]/131072" office:value-type="float" office:value="5.23439025878906" calcext:value-type="float">
            <text:p>5.23</text:p>
          </table:table-cell>
          <table:table-cell table:formula="of:=[.E222]/[.D222]" office:value-type="float" office:value="1.46494168691575" calcext:value-type="float">
            <text:p>1.46</text:p>
          </table:table-cell>
          <table:table-cell table:formula="of:=[.G222]/131072" office:value-type="float" office:value="2.03181457519531" calcext:value-type="float">
            <text:p>2.03</text:p>
          </table:table-cell>
          <table:table-cell table:formula="of:=[.G222]/[.D222]" office:value-type="float" office:value="0.56864118342892" calcext:value-type="float">
            <text:p>0.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416456" calcext:value-type="float">
            <text:p>416456</text:p>
          </table:table-cell>
          <table:table-cell table:style-name="ce18" office:value-type="float" office:value="798722" calcext:value-type="float">
            <text:p>798722</text:p>
          </table:table-cell>
          <table:table-cell table:style-name="ce18" office:value-type="float" office:value="1090974" calcext:value-type="float">
            <text:p>1090974</text:p>
          </table:table-cell>
          <table:table-cell table:style-name="ce18" office:value-type="float" office:value="177065" calcext:value-type="float">
            <text:p>177065</text:p>
          </table:table-cell>
          <table:table-cell table:style-name="ce18" office:value-type="float" office:value="1462.3" calcext:value-type="float">
            <text:p>1462.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.98" calcext:value-type="float">
            <text:p>3.98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.72" calcext:value-type="float">
            <text:p>4.72</text:p>
          </table:table-cell>
          <table:table-cell table:formula="of:=[.D223]/131072" office:value-type="float" office:value="3.17730712890625" calcext:value-type="float">
            <text:p>3.18</text:p>
          </table:table-cell>
          <table:table-cell table:formula="of:=[.E223]/131072" office:value-type="float" office:value="6.09376525878906" calcext:value-type="float">
            <text:p>6.09</text:p>
          </table:table-cell>
          <table:table-cell table:formula="of:=[.E223]/[.D223]" office:value-type="float" office:value="1.9179024914997" calcext:value-type="float">
            <text:p>1.92</text:p>
          </table:table-cell>
          <table:table-cell table:formula="of:=[.G223]/131072" office:value-type="float" office:value="1.35089874267578" calcext:value-type="float">
            <text:p>1.35</text:p>
          </table:table-cell>
          <table:table-cell table:formula="of:=[.G223]/[.D223]" office:value-type="float" office:value="0.425170966440632" calcext:value-type="float">
            <text:p>0.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75896" calcext:value-type="float">
            <text:p>475896</text:p>
          </table:table-cell>
          <table:table-cell table:style-name="ce18" office:value-type="float" office:value="873987" calcext:value-type="float">
            <text:p>873987</text:p>
          </table:table-cell>
          <table:table-cell table:style-name="ce18" office:value-type="float" office:value="1230512" calcext:value-type="float">
            <text:p>1230512</text:p>
          </table:table-cell>
          <table:table-cell table:style-name="ce18" office:value-type="float" office:value="149702" calcext:value-type="float">
            <text:p>149702</text:p>
          </table:table-cell>
          <table:table-cell table:style-name="ce18" office:value-type="float" office:value="4186.8" calcext:value-type="float">
            <text:p>4186.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7.18" calcext:value-type="float">
            <text:p>7.1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.48" calcext:value-type="float">
            <text:p>6.48</text:p>
          </table:table-cell>
          <table:table-cell table:formula="of:=[.D224]/131072" office:value-type="float" office:value="3.63079833984375" calcext:value-type="float">
            <text:p>3.63</text:p>
          </table:table-cell>
          <table:table-cell table:formula="of:=[.E224]/131072" office:value-type="float" office:value="6.66799163818359" calcext:value-type="float">
            <text:p>6.67</text:p>
          </table:table-cell>
          <table:table-cell table:formula="of:=[.E224]/[.D224]" office:value-type="float" office:value="1.83650839679258" calcext:value-type="float">
            <text:p>1.84</text:p>
          </table:table-cell>
          <table:table-cell table:formula="of:=[.G224]/131072" office:value-type="float" office:value="1.14213562011719" calcext:value-type="float">
            <text:p>1.14</text:p>
          </table:table-cell>
          <table:table-cell table:formula="of:=[.G224]/[.D224]" office:value-type="float" office:value="0.3145687293022" calcext:value-type="float">
            <text:p>0.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515558" calcext:value-type="float">
            <text:p>515558</text:p>
          </table:table-cell>
          <table:table-cell table:style-name="ce18" office:value-type="float" office:value="909572" calcext:value-type="float">
            <text:p>909572</text:p>
          </table:table-cell>
          <table:table-cell table:style-name="ce18" office:value-type="float" office:value="1304117" calcext:value-type="float">
            <text:p>1304117</text:p>
          </table:table-cell>
          <table:table-cell table:style-name="ce18" office:value-type="float" office:value="112275" calcext:value-type="float">
            <text:p>112275</text:p>
          </table:table-cell>
          <table:table-cell table:style-name="ce18" office:value-type="float" office:value="2735.6" calcext:value-type="float">
            <text:p>2735.6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6.97" calcext:value-type="float">
            <text:p>6.97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.06" calcext:value-type="float">
            <text:p>16.06</text:p>
          </table:table-cell>
          <table:table-cell table:formula="of:=[.D225]/131072" office:value-type="float" office:value="3.93339538574219" calcext:value-type="float">
            <text:p>3.93</text:p>
          </table:table-cell>
          <table:table-cell table:formula="of:=[.E225]/131072" office:value-type="float" office:value="6.93948364257813" calcext:value-type="float">
            <text:p>6.94</text:p>
          </table:table-cell>
          <table:table-cell table:formula="of:=[.E225]/[.D225]" office:value-type="float" office:value="1.76424766951536" calcext:value-type="float">
            <text:p>1.76</text:p>
          </table:table-cell>
          <table:table-cell table:formula="of:=[.G225]/131072" office:value-type="float" office:value="0.856590270996094" calcext:value-type="float">
            <text:p>0.86</text:p>
          </table:table-cell>
          <table:table-cell table:formula="of:=[.G225]/[.D225]" office:value-type="float" office:value="0.217773751934797" calcext:value-type="float">
            <text:p>0.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590941" calcext:value-type="float">
            <text:p>590941</text:p>
          </table:table-cell>
          <table:table-cell table:style-name="ce18" office:value-type="float" office:value="923780" calcext:value-type="float">
            <text:p>923780</text:p>
          </table:table-cell>
          <table:table-cell table:style-name="ce18" office:value-type="float" office:value="1352805" calcext:value-type="float">
            <text:p>1352805</text:p>
          </table:table-cell>
          <table:table-cell table:style-name="ce18" office:value-type="float" office:value="103772" calcext:value-type="float">
            <text:p>103772</text:p>
          </table:table-cell>
          <table:table-cell table:style-name="ce18" office:value-type="float" office:value="5128.9" calcext:value-type="float">
            <text:p>5128.9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99.64" calcext:value-type="float">
            <text:p>99.64</text:p>
          </table:table-cell>
          <table:table-cell table:style-name="ce18" office:value-type="float" office:value="2683" calcext:value-type="float">
            <text:p>2683</text:p>
          </table:table-cell>
          <table:table-cell table:style-name="ce18" office:value-type="float" office:value="108.14" calcext:value-type="float">
            <text:p>108.14</text:p>
          </table:table-cell>
          <table:table-cell table:formula="of:=[.D226]/131072" office:value-type="float" office:value="4.50852203369141" calcext:value-type="float">
            <text:p>4.51</text:p>
          </table:table-cell>
          <table:table-cell table:formula="of:=[.E226]/131072" office:value-type="float" office:value="7.04788208007813" calcext:value-type="float">
            <text:p>7.05</text:p>
          </table:table-cell>
          <table:table-cell table:formula="of:=[.E226]/[.D226]" office:value-type="float" office:value="1.5632355852784" calcext:value-type="float">
            <text:p>1.56</text:p>
          </table:table-cell>
          <table:table-cell table:formula="of:=[.G226]/131072" office:value-type="float" office:value="0.791717529296875" calcext:value-type="float">
            <text:p>0.79</text:p>
          </table:table-cell>
          <table:table-cell table:formula="of:=[.G226]/[.D226]" office:value-type="float" office:value="0.175604671193909" calcext:value-type="float">
            <text:p>0.18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ph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3576" calcext:value-type="float">
            <text:p>633576</text:p>
          </table:table-cell>
          <table:table-cell office:value-type="float" office:value="634884" calcext:value-type="float">
            <text:p>634884</text:p>
          </table:table-cell>
          <table:table-cell office:value-type="float" office:value="775083" calcext:value-type="float">
            <text:p>775083</text:p>
          </table:table-cell>
          <table:table-cell office:value-type="float" office:value="421015" calcext:value-type="float">
            <text:p>421015</text:p>
          </table:table-cell>
          <table:table-cell office:value-type="float" office:value="9002" calcext:value-type="float">
            <text:p>900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table:formula="of:=[.D230]/131072" office:value-type="float" office:value="4.83380126953125" calcext:value-type="float">
            <text:p>4.83</text:p>
          </table:table-cell>
          <table:table-cell table:formula="of:=[.E230]/131072" office:value-type="float" office:value="4.84378051757813" calcext:value-type="float">
            <text:p>4.84</text:p>
          </table:table-cell>
          <table:table-cell table:formula="of:=[.E230]/[.D230]" office:value-type="float" office:value="1.0020644721391" calcext:value-type="float">
            <text:p>1.00</text:p>
          </table:table-cell>
          <table:table-cell table:formula="of:=[.G230]/131072" office:value-type="float" office:value="3.21208953857422" calcext:value-type="float">
            <text:p>3.21</text:p>
          </table:table-cell>
          <table:table-cell table:formula="of:=[.G230]/[.D230]" office:value-type="float" office:value="0.664505915628117" calcext:value-type="float">
            <text:p>0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43224" calcext:value-type="float">
            <text:p>543224</text:p>
          </table:table-cell>
          <table:table-cell office:value-type="float" office:value="654342" calcext:value-type="float">
            <text:p>654342</text:p>
          </table:table-cell>
          <table:table-cell office:value-type="float" office:value="870535" calcext:value-type="float">
            <text:p>870535</text:p>
          </table:table-cell>
          <table:table-cell office:value-type="float" office:value="319646" calcext:value-type="float">
            <text:p>319646</text:p>
          </table:table-cell>
          <table:table-cell office:value-type="float" office:value="22027.7" calcext:value-type="float">
            <text:p>22027.7</text:p>
          </table:table-cell>
          <table:table-cell office:value-type="float" office:value="16" calcext:value-type="float">
            <text:p>16</text:p>
          </table:table-cell>
          <table:table-cell office:value-type="float" office:value="6.1" calcext:value-type="float">
            <text:p>6.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31]/131072" office:value-type="float" office:value="4.14447021484375" calcext:value-type="float">
            <text:p>4.14</text:p>
          </table:table-cell>
          <table:table-cell table:formula="of:=[.E231]/131072" office:value-type="float" office:value="4.99223327636719" calcext:value-type="float">
            <text:p>4.99</text:p>
          </table:table-cell>
          <table:table-cell table:formula="of:=[.E231]/[.D231]" office:value-type="float" office:value="1.20455281799037" calcext:value-type="float">
            <text:p>1.20</text:p>
          </table:table-cell>
          <table:table-cell table:formula="of:=[.G231]/131072" office:value-type="float" office:value="2.43870544433594" calcext:value-type="float">
            <text:p>2.44</text:p>
          </table:table-cell>
          <table:table-cell table:formula="of:=[.G231]/[.D231]" office:value-type="float" office:value="0.588423928250593" calcext:value-type="float">
            <text:p>0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35244" calcext:value-type="float">
            <text:p>535244</text:p>
          </table:table-cell>
          <table:table-cell office:value-type="float" office:value="728070" calcext:value-type="float">
            <text:p>728070</text:p>
          </table:table-cell>
          <table:table-cell office:value-type="float" office:value="1018189" calcext:value-type="float">
            <text:p>1018189</text:p>
          </table:table-cell>
          <table:table-cell office:value-type="float" office:value="275637" calcext:value-type="float">
            <text:p>275637</text:p>
          </table:table-cell>
          <table:table-cell office:value-type="float" office:value="37206.3" calcext:value-type="float">
            <text:p>37206.3</text:p>
          </table:table-cell>
          <table:table-cell office:value-type="float" office:value="26" calcext:value-type="float">
            <text:p>26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8.7" calcext:value-type="float">
            <text:p>8.7</text:p>
          </table:table-cell>
          <table:table-cell table:formula="of:=[.D232]/131072" office:value-type="float" office:value="4.08358764648438" calcext:value-type="float">
            <text:p>4.08</text:p>
          </table:table-cell>
          <table:table-cell table:formula="of:=[.E232]/131072" office:value-type="float" office:value="5.55473327636719" calcext:value-type="float">
            <text:p>5.55</text:p>
          </table:table-cell>
          <table:table-cell table:formula="of:=[.E232]/[.D232]" office:value-type="float" office:value="1.36025812526623" calcext:value-type="float">
            <text:p>1.36</text:p>
          </table:table-cell>
          <table:table-cell table:formula="of:=[.G232]/131072" office:value-type="float" office:value="2.10294342041016" calcext:value-type="float">
            <text:p>2.10</text:p>
          </table:table-cell>
          <table:table-cell table:formula="of:=[.G232]/[.D232]" office:value-type="float" office:value="0.514974478929236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77075" calcext:value-type="float">
            <text:p>677075</text:p>
          </table:table-cell>
          <table:table-cell office:value-type="float" office:value="771334" calcext:value-type="float">
            <text:p>771334</text:p>
          </table:table-cell>
          <table:table-cell office:value-type="float" office:value="1115136" calcext:value-type="float">
            <text:p>1115136</text:p>
          </table:table-cell>
          <table:table-cell office:value-type="float" office:value="320997" calcext:value-type="float">
            <text:p>320997</text:p>
          </table:table-cell>
          <table:table-cell office:value-type="float" office:value="113090.8" calcext:value-type="float">
            <text:p>113090.8</text:p>
          </table:table-cell>
          <table:table-cell office:value-type="float" office:value="239" calcext:value-type="float">
            <text:p>239</text:p>
          </table:table-cell>
          <table:table-cell office:value-type="float" office:value="166.6" calcext:value-type="float">
            <text:p>166.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D233]/131072" office:value-type="float" office:value="5.16567230224609" calcext:value-type="float">
            <text:p>5.17</text:p>
          </table:table-cell>
          <table:table-cell table:formula="of:=[.E233]/131072" office:value-type="float" office:value="5.88481140136719" calcext:value-type="float">
            <text:p>5.88</text:p>
          </table:table-cell>
          <table:table-cell table:formula="of:=[.E233]/[.D233]" office:value-type="float" office:value="1.13921500572315" calcext:value-type="float">
            <text:p>1.14</text:p>
          </table:table-cell>
          <table:table-cell table:formula="of:=[.G233]/131072" office:value-type="float" office:value="2.44901275634766" calcext:value-type="float">
            <text:p>2.45</text:p>
          </table:table-cell>
          <table:table-cell table:formula="of:=[.G233]/[.D233]" office:value-type="float" office:value="0.474093711922608" calcext:value-type="float">
            <text:p>0.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31540" calcext:value-type="float">
            <text:p>731540</text:p>
          </table:table-cell>
          <table:table-cell office:value-type="float" office:value="782855" calcext:value-type="float">
            <text:p>782855</text:p>
          </table:table-cell>
          <table:table-cell office:value-type="float" office:value="1159527" calcext:value-type="float">
            <text:p>1159527</text:p>
          </table:table-cell>
          <table:table-cell office:value-type="float" office:value="305238" calcext:value-type="float">
            <text:p>305238</text:p>
          </table:table-cell>
          <table:table-cell office:value-type="float" office:value="159338" calcext:value-type="float">
            <text:p>159338</text:p>
          </table:table-cell>
          <table:table-cell office:value-type="float" office:value="746" calcext:value-type="float">
            <text:p>746</text:p>
          </table:table-cell>
          <table:table-cell office:value-type="float" office:value="526" calcext:value-type="float">
            <text:p>526</text:p>
          </table:table-cell>
          <table:table-cell office:value-type="float" office:value="3499" calcext:value-type="float">
            <text:p>3499</text:p>
          </table:table-cell>
          <table:table-cell office:value-type="float" office:value="1140.3" calcext:value-type="float">
            <text:p>1140.3</text:p>
          </table:table-cell>
          <table:table-cell table:formula="of:=[.D234]/131072" office:value-type="float" office:value="5.58120727539063" calcext:value-type="float">
            <text:p>5.58</text:p>
          </table:table-cell>
          <table:table-cell table:formula="of:=[.E234]/131072" office:value-type="float" office:value="5.97270965576172" calcext:value-type="float">
            <text:p>5.97</text:p>
          </table:table-cell>
          <table:table-cell table:formula="of:=[.E234]/[.D234]" office:value-type="float" office:value="1.07014654017552" calcext:value-type="float">
            <text:p>1.07</text:p>
          </table:table-cell>
          <table:table-cell table:formula="of:=[.G234]/131072" office:value-type="float" office:value="2.32878112792969" calcext:value-type="float">
            <text:p>2.33</text:p>
          </table:table-cell>
          <table:table-cell table:formula="of:=[.G234]/[.D234]" office:value-type="float" office:value="0.417254012084097" calcext:value-type="float">
            <text:p>0.42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0555" calcext:value-type="float">
            <text:p>890555</text:p>
          </table:table-cell>
          <table:table-cell office:value-type="float" office:value="1105924" calcext:value-type="float">
            <text:p>1105924</text:p>
          </table:table-cell>
          <table:table-cell office:value-type="float" office:value="1507834" calcext:value-type="float">
            <text:p>1507834</text:p>
          </table:table-cell>
          <table:table-cell office:value-type="float" office:value="521740" calcext:value-type="float">
            <text:p>521740</text:p>
          </table:table-cell>
          <table:table-cell office:value-type="float" office:value="597" calcext:value-type="float">
            <text:p>597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40]/131072" office:value-type="float" office:value="6.79439544677734" calcext:value-type="float">
            <text:p>6.79</text:p>
          </table:table-cell>
          <table:table-cell table:formula="of:=[.E240]/131072" office:value-type="float" office:value="8.43753051757813" calcext:value-type="float">
            <text:p>8.44</text:p>
          </table:table-cell>
          <table:table-cell table:formula="of:=[.E240]/[.D240]" office:value-type="float" office:value="1.24183683208786" calcext:value-type="float">
            <text:p>1.24</text:p>
          </table:table-cell>
          <table:table-cell table:formula="of:=[.G240]/131072" office:value-type="float" office:value="3.98056030273437" calcext:value-type="float">
            <text:p>3.98</text:p>
          </table:table-cell>
          <table:table-cell table:formula="of:=[.G240]/[.D240]" office:value-type="float" office:value="0.585859379824941" calcext:value-type="float">
            <text:p>0.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65060" calcext:value-type="float">
            <text:p>865060</text:p>
          </table:table-cell>
          <table:table-cell office:value-type="float" office:value="1258500" calcext:value-type="float">
            <text:p>1258500</text:p>
          </table:table-cell>
          <table:table-cell office:value-type="float" office:value="1818909" calcext:value-type="float">
            <text:p>1818909</text:p>
          </table:table-cell>
          <table:table-cell office:value-type="float" office:value="429387" calcext:value-type="float">
            <text:p>429387</text:p>
          </table:table-cell>
          <table:table-cell office:value-type="float" office:value="4302.6" calcext:value-type="float">
            <text:p>4302.6</text:p>
          </table:table-cell>
          <table:table-cell office:value-type="float" office:value="12" calcext:value-type="float">
            <text:p>12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table:formula="of:=[.D241]/131072" office:value-type="float" office:value="6.59988403320313" calcext:value-type="float">
            <text:p>6.60</text:p>
          </table:table-cell>
          <table:table-cell table:formula="of:=[.E241]/131072" office:value-type="float" office:value="9.60159301757813" calcext:value-type="float">
            <text:p>9.60</text:p>
          </table:table-cell>
          <table:table-cell table:formula="of:=[.E241]/[.D241]" office:value-type="float" office:value="1.4548123829561" calcext:value-type="float">
            <text:p>1.45</text:p>
          </table:table-cell>
          <table:table-cell table:formula="of:=[.G241]/131072" office:value-type="float" office:value="3.27596282958984" calcext:value-type="float">
            <text:p>3.28</text:p>
          </table:table-cell>
          <table:table-cell table:formula="of:=[.G241]/[.D241]" office:value-type="float" office:value="0.496366726007445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87047" calcext:value-type="float">
            <text:p>987047</text:p>
          </table:table-cell>
          <table:table-cell office:value-type="float" office:value="1333765" calcext:value-type="float">
            <text:p>1333765</text:p>
          </table:table-cell>
          <table:table-cell office:value-type="float" office:value="1973614" calcext:value-type="float">
            <text:p>1973614</text:p>
          </table:table-cell>
          <table:table-cell office:value-type="float" office:value="401986" calcext:value-type="float">
            <text:p>401986</text:p>
          </table:table-cell>
          <table:table-cell office:value-type="float" office:value="3287.9" calcext:value-type="float">
            <text:p>3287.9</text:p>
          </table:table-cell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office:value-type="float" office:value="17" calcext:value-type="float">
            <text:p>17</text:p>
          </table:table-cell>
          <table:table-cell office:value-type="float" office:value="33.6" calcext:value-type="float">
            <text:p>33.6</text:p>
          </table:table-cell>
          <table:table-cell table:formula="of:=[.D242]/131072" office:value-type="float" office:value="7.53057098388672" calcext:value-type="float">
            <text:p>7.53</text:p>
          </table:table-cell>
          <table:table-cell table:formula="of:=[.E242]/131072" office:value-type="float" office:value="10.1758193969727" calcext:value-type="float">
            <text:p>10.18</text:p>
          </table:table-cell>
          <table:table-cell table:formula="of:=[.E242]/[.D242]" office:value-type="float" office:value="1.3512679740681" calcext:value-type="float">
            <text:p>1.35</text:p>
          </table:table-cell>
          <table:table-cell table:formula="of:=[.G242]/131072" office:value-type="float" office:value="3.06690979003906" calcext:value-type="float">
            <text:p>3.07</text:p>
          </table:table-cell>
          <table:table-cell table:formula="of:=[.G242]/[.D242]" office:value-type="float" office:value="0.407261255036488" calcext:value-type="float">
            <text:p>0.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86845" calcext:value-type="float">
            <text:p>1186845</text:p>
          </table:table-cell>
          <table:table-cell office:value-type="float" office:value="1366534" calcext:value-type="float">
            <text:p>1366534</text:p>
          </table:table-cell>
          <table:table-cell office:value-type="float" office:value="2076241" calcext:value-type="float">
            <text:p>2076241</text:p>
          </table:table-cell>
          <table:table-cell office:value-type="float" office:value="426750" calcext:value-type="float">
            <text:p>426750</text:p>
          </table:table-cell>
          <table:table-cell office:value-type="float" office:value="5289.3" calcext:value-type="float">
            <text:p>5289.3</text:p>
          </table:table-cell>
          <table:table-cell office:value-type="float" office:value="107" calcext:value-type="float">
            <text:p>107</text:p>
          </table:table-cell>
          <table:table-cell office:value-type="float" office:value="69.2" calcext:value-type="float">
            <text:p>69.2</text:p>
          </table:table-cell>
          <table:table-cell office:value-type="float" office:value="1800" calcext:value-type="float">
            <text:p>1800</text:p>
          </table:table-cell>
          <table:table-cell office:value-type="float" office:value="135.8" calcext:value-type="float">
            <text:p>135.8</text:p>
          </table:table-cell>
          <table:table-cell table:formula="of:=[.D243]/131072" office:value-type="float" office:value="9.05490875244141" calcext:value-type="float">
            <text:p>9.05</text:p>
          </table:table-cell>
          <table:table-cell table:formula="of:=[.E243]/131072" office:value-type="float" office:value="10.4258270263672" calcext:value-type="float">
            <text:p>10.43</text:p>
          </table:table-cell>
          <table:table-cell table:formula="of:=[.E243]/[.D243]" office:value-type="float" office:value="1.15140056199419" calcext:value-type="float">
            <text:p>1.15</text:p>
          </table:table-cell>
          <table:table-cell table:formula="of:=[.G243]/131072" office:value-type="float" office:value="3.25584411621094" calcext:value-type="float">
            <text:p>3.26</text:p>
          </table:table-cell>
          <table:table-cell table:formula="of:=[.G243]/[.D243]" office:value-type="float" office:value="0.359566750502382" calcext:value-type="float">
            <text:p>0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25050" calcext:value-type="float">
            <text:p>1225050</text:p>
          </table:table-cell>
          <table:table-cell office:value-type="float" office:value="1379591" calcext:value-type="float">
            <text:p>1379591</text:p>
          </table:table-cell>
          <table:table-cell office:value-type="float" office:value="2113183" calcext:value-type="float">
            <text:p>2113183</text:p>
          </table:table-cell>
          <table:table-cell office:value-type="float" office:value="371212" calcext:value-type="float">
            <text:p>371212</text:p>
          </table:table-cell>
          <table:table-cell office:value-type="float" office:value="4759.4" calcext:value-type="float">
            <text:p>4759.4</text:p>
          </table:table-cell>
          <table:table-cell office:value-type="float" office:value="1027" calcext:value-type="float">
            <text:p>1027</text:p>
          </table:table-cell>
          <table:table-cell office:value-type="float" office:value="602.2" calcext:value-type="float">
            <text:p>602.2</text:p>
          </table:table-cell>
          <table:table-cell office:value-type="float" office:value="2774" calcext:value-type="float">
            <text:p>2774</text:p>
          </table:table-cell>
          <table:table-cell office:value-type="float" office:value="109.2" calcext:value-type="float">
            <text:p>109.2</text:p>
          </table:table-cell>
          <table:table-cell table:formula="of:=[.D244]/131072" office:value-type="float" office:value="9.34638977050781" calcext:value-type="float">
            <text:p>9.35</text:p>
          </table:table-cell>
          <table:table-cell table:formula="of:=[.E244]/131072" office:value-type="float" office:value="10.5254440307617" calcext:value-type="float">
            <text:p>10.53</text:p>
          </table:table-cell>
          <table:table-cell table:formula="of:=[.E244]/[.D244]" office:value-type="float" office:value="1.12615076935635" calcext:value-type="float">
            <text:p>1.13</text:p>
          </table:table-cell>
          <table:table-cell table:formula="of:=[.G244]/131072" office:value-type="float" office:value="2.83212280273437" calcext:value-type="float">
            <text:p>2.83</text:p>
          </table:table-cell>
          <table:table-cell table:formula="of:=[.G244]/[.D244]" office:value-type="float" office:value="0.303017836006694" calcext:value-type="float">
            <text:p>0.3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cr 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40057" calcext:value-type="float">
            <text:p>740057</text:p>
          </table:table-cell>
          <table:table-cell office:value-type="float" office:value="722949" calcext:value-type="float">
            <text:p>722949</text:p>
          </table:table-cell>
          <table:table-cell office:value-type="float" office:value="833360" calcext:value-type="float">
            <text:p>833360</text:p>
          </table:table-cell>
          <table:table-cell office:value-type="float" office:value="514215" calcext:value-type="float">
            <text:p>514215</text:p>
          </table:table-cell>
          <table:table-cell office:value-type="float" office:value="11986.8" calcext:value-type="float">
            <text:p>11986.8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formula="of:=[.D248]/131072" office:value-type="float" office:value="5.64618682861328" calcext:value-type="float">
            <text:p>5.65</text:p>
          </table:table-cell>
          <table:table-cell table:formula="of:=[.E248]/131072" office:value-type="float" office:value="5.51566314697266" calcext:value-type="float">
            <text:p>5.52</text:p>
          </table:table-cell>
          <table:table-cell table:formula="of:=[.E248]/[.D248]" office:value-type="float" office:value="0.976882861725516" calcext:value-type="float">
            <text:p>0.98</text:p>
          </table:table-cell>
          <table:table-cell table:formula="of:=[.G248]/131072" office:value-type="float" office:value="3.92314910888672" calcext:value-type="float">
            <text:p>3.92</text:p>
          </table:table-cell>
          <table:table-cell table:formula="of:=[.G248]/[.D248]" office:value-type="float" office:value="0.6948316143216" calcext:value-type="float">
            <text:p>0.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2054" calcext:value-type="float">
            <text:p>552054</text:p>
          </table:table-cell>
          <table:table-cell office:value-type="float" office:value="701446" calcext:value-type="float">
            <text:p>701446</text:p>
          </table:table-cell>
          <table:table-cell office:value-type="float" office:value="854916" calcext:value-type="float">
            <text:p>854916</text:p>
          </table:table-cell>
          <table:table-cell office:value-type="float" office:value="308748" calcext:value-type="float">
            <text:p>308748</text:p>
          </table:table-cell>
          <table:table-cell office:value-type="float" office:value="24282" calcext:value-type="float">
            <text:p>24282</text:p>
          </table:table-cell>
          <table:table-cell office:value-type="float" office:value="15" calcext:value-type="float">
            <text:p>15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formula="of:=[.D249]/131072" office:value-type="float" office:value="4.21183776855469" calcext:value-type="float">
            <text:p>4.21</text:p>
          </table:table-cell>
          <table:table-cell table:formula="of:=[.E249]/131072" office:value-type="float" office:value="5.35160827636719" calcext:value-type="float">
            <text:p>5.35</text:p>
          </table:table-cell>
          <table:table-cell table:formula="of:=[.E249]/[.D249]" office:value-type="float" office:value="1.27061120832382" calcext:value-type="float">
            <text:p>1.27</text:p>
          </table:table-cell>
          <table:table-cell table:formula="of:=[.G249]/131072" office:value-type="float" office:value="2.35556030273437" calcext:value-type="float">
            <text:p>2.36</text:p>
          </table:table-cell>
          <table:table-cell table:formula="of:=[.G249]/[.D249]" office:value-type="float" office:value="0.559271375626298" calcext:value-type="float">
            <text:p>0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4723" calcext:value-type="float">
            <text:p>474723</text:p>
          </table:table-cell>
          <table:table-cell office:value-type="float" office:value="755718" calcext:value-type="float">
            <text:p>755718</text:p>
          </table:table-cell>
          <table:table-cell office:value-type="float" office:value="983456" calcext:value-type="float">
            <text:p>983456</text:p>
          </table:table-cell>
          <table:table-cell office:value-type="float" office:value="200650" calcext:value-type="float">
            <text:p>200650</text:p>
          </table:table-cell>
          <table:table-cell office:value-type="float" office:value="38657.7" calcext:value-type="float">
            <text:p>38657.7</text:p>
          </table:table-cell>
          <table:table-cell office:value-type="float" office:value="25" calcext:value-type="float">
            <text:p>25</text:p>
          </table:table-cell>
          <table:table-cell office:value-type="float" office:value="10.3" calcext:value-type="float">
            <text:p>10.3</text:p>
          </table:table-cell>
          <table:table-cell office:value-type="float" office:value="3" calcext:value-type="float">
            <text:p>3</text:p>
          </table:table-cell>
          <table:table-cell office:value-type="float" office:value="9.9" calcext:value-type="float">
            <text:p>9.9</text:p>
          </table:table-cell>
          <table:table-cell table:formula="of:=[.D250]/131072" office:value-type="float" office:value="3.62184906005859" calcext:value-type="float">
            <text:p>3.62</text:p>
          </table:table-cell>
          <table:table-cell table:formula="of:=[.E250]/131072" office:value-type="float" office:value="5.76567077636719" calcext:value-type="float">
            <text:p>5.77</text:p>
          </table:table-cell>
          <table:table-cell table:formula="of:=[.E250]/[.D250]" office:value-type="float" office:value="1.59191360014156" calcext:value-type="float">
            <text:p>1.59</text:p>
          </table:table-cell>
          <table:table-cell table:formula="of:=[.G250]/131072" office:value-type="float" office:value="1.53083801269531" calcext:value-type="float">
            <text:p>1.53</text:p>
          </table:table-cell>
          <table:table-cell table:formula="of:=[.G250]/[.D250]" office:value-type="float" office:value="0.422667534541196" calcext:value-type="float">
            <text:p>0.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30569" calcext:value-type="float">
            <text:p>530569</text:p>
          </table:table-cell>
          <table:table-cell office:value-type="float" office:value="783366" calcext:value-type="float">
            <text:p>783366</text:p>
          </table:table-cell>
          <table:table-cell office:value-type="float" office:value="1063583" calcext:value-type="float">
            <text:p>1063583</text:p>
          </table:table-cell>
          <table:table-cell office:value-type="float" office:value="157976" calcext:value-type="float">
            <text:p>157976</text:p>
          </table:table-cell>
          <table:table-cell office:value-type="float" office:value="74118.4" calcext:value-type="float">
            <text:p>74118.4</text:p>
          </table:table-cell>
          <table:table-cell office:value-type="float" office:value="36" calcext:value-type="float">
            <text:p>36</text:p>
          </table:table-cell>
          <table:table-cell office:value-type="float" office:value="12.3" calcext:value-type="float">
            <text:p>12.3</text:p>
          </table:table-cell>
          <table:table-cell office:value-type="float" office:value="6" calcext:value-type="float">
            <text:p>6</text:p>
          </table:table-cell>
          <table:table-cell office:value-type="float" office:value="26.9" calcext:value-type="float">
            <text:p>26.9</text:p>
          </table:table-cell>
          <table:table-cell table:formula="of:=[.D251]/131072" office:value-type="float" office:value="4.04792022705078" calcext:value-type="float">
            <text:p>4.05</text:p>
          </table:table-cell>
          <table:table-cell table:formula="of:=[.E251]/131072" office:value-type="float" office:value="5.97660827636719" calcext:value-type="float">
            <text:p>5.98</text:p>
          </table:table-cell>
          <table:table-cell table:formula="of:=[.E251]/[.D251]" office:value-type="float" office:value="1.47646394719631" calcext:value-type="float">
            <text:p>1.48</text:p>
          </table:table-cell>
          <table:table-cell table:formula="of:=[.G251]/131072" office:value-type="float" office:value="1.20526123046875" calcext:value-type="float">
            <text:p>1.21</text:p>
          </table:table-cell>
          <table:table-cell table:formula="of:=[.G251]/[.D251]" office:value-type="float" office:value="0.297748266483718" calcext:value-type="float">
            <text:p>0.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8870" calcext:value-type="float">
            <text:p>648870</text:p>
          </table:table-cell>
          <table:table-cell office:value-type="float" office:value="795911" calcext:value-type="float">
            <text:p>795911</text:p>
          </table:table-cell>
          <table:table-cell office:value-type="float" office:value="1134023" calcext:value-type="float">
            <text:p>1134023</text:p>
          </table:table-cell>
          <table:table-cell office:value-type="float" office:value="224398" calcext:value-type="float">
            <text:p>224398</text:p>
          </table:table-cell>
          <table:table-cell office:value-type="float" office:value="167811.7" calcext:value-type="float">
            <text:p>167811.7</text:p>
          </table:table-cell>
          <table:table-cell office:value-type="float" office:value="42" calcext:value-type="float">
            <text:p>42</text:p>
          </table:table-cell>
          <table:table-cell office:value-type="float" office:value="16.8" calcext:value-type="float">
            <text:p>16.8</text:p>
          </table:table-cell>
          <table:table-cell office:value-type="float" office:value="3310" calcext:value-type="float">
            <text:p>3310</text:p>
          </table:table-cell>
          <table:table-cell office:value-type="float" office:value="1239.3" calcext:value-type="float">
            <text:p>1239.3</text:p>
          </table:table-cell>
          <table:table-cell table:formula="of:=[.D252]/131072" office:value-type="float" office:value="4.95048522949219" calcext:value-type="float">
            <text:p>4.95</text:p>
          </table:table-cell>
          <table:table-cell table:formula="of:=[.E252]/131072" office:value-type="float" office:value="6.07231903076172" calcext:value-type="float">
            <text:p>6.07</text:p>
          </table:table-cell>
          <table:table-cell table:formula="of:=[.E252]/[.D252]" office:value-type="float" office:value="1.22661087737143" calcext:value-type="float">
            <text:p>1.23</text:p>
          </table:table-cell>
          <table:table-cell table:formula="of:=[.G252]/131072" office:value-type="float" office:value="1.71202087402344" calcext:value-type="float">
            <text:p>1.71</text:p>
          </table:table-cell>
          <table:table-cell table:formula="of:=[.G252]/[.D252]" office:value-type="float" office:value="0.34582890255367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31069" calcext:value-type="float">
            <text:p>831069</text:p>
          </table:table-cell>
          <table:table-cell office:value-type="float" office:value="1105924" calcext:value-type="float">
            <text:p>1105924</text:p>
          </table:table-cell>
          <table:table-cell office:value-type="float" office:value="1386373" calcext:value-type="float">
            <text:p>1386373</text:p>
          </table:table-cell>
          <table:table-cell office:value-type="float" office:value="466305" calcext:value-type="float">
            <text:p>466305</text:p>
          </table:table-cell>
          <table:table-cell office:value-type="float" office:value="732.2" calcext:value-type="float">
            <text:p>732.2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table:formula="of:=[.D258]/131072" office:value-type="float" office:value="6.34055328369141" calcext:value-type="float">
            <text:p>6.34</text:p>
          </table:table-cell>
          <table:table-cell table:formula="of:=[.E258]/131072" office:value-type="float" office:value="8.43753051757813" calcext:value-type="float">
            <text:p>8.44</text:p>
          </table:table-cell>
          <table:table-cell table:formula="of:=[.E258]/[.D258]" office:value-type="float" office:value="1.33072464500541" calcext:value-type="float">
            <text:p>1.33</text:p>
          </table:table-cell>
          <table:table-cell table:formula="of:=[.G258]/131072" office:value-type="float" office:value="3.55762481689453" calcext:value-type="float">
            <text:p>3.56</text:p>
          </table:table-cell>
          <table:table-cell table:formula="of:=[.G258]/[.D258]" office:value-type="float" office:value="0.561090595365728" calcext:value-type="float">
            <text:p>0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09826" calcext:value-type="float">
            <text:p>709826</text:p>
          </table:table-cell>
          <table:table-cell office:value-type="float" office:value="1274884" calcext:value-type="float">
            <text:p>1274884</text:p>
          </table:table-cell>
          <table:table-cell office:value-type="float" office:value="1708233" calcext:value-type="float">
            <text:p>1708233</text:p>
          </table:table-cell>
          <table:table-cell office:value-type="float" office:value="253859" calcext:value-type="float">
            <text:p>253859</text:p>
          </table:table-cell>
          <table:table-cell office:value-type="float" office:value="2692.2" calcext:value-type="float">
            <text:p>2692.2</text:p>
          </table:table-cell>
          <table:table-cell office:value-type="float" office:value="9" calcext:value-type="float">
            <text:p>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table:formula="of:=[.D259]/131072" office:value-type="float" office:value="5.41554260253906" calcext:value-type="float">
            <text:p>5.42</text:p>
          </table:table-cell>
          <table:table-cell table:formula="of:=[.E259]/131072" office:value-type="float" office:value="9.72659301757813" calcext:value-type="float">
            <text:p>9.73</text:p>
          </table:table-cell>
          <table:table-cell table:formula="of:=[.E259]/[.D259]" office:value-type="float" office:value="1.79605142668767" calcext:value-type="float">
            <text:p>1.80</text:p>
          </table:table-cell>
          <table:table-cell table:formula="of:=[.G259]/131072" office:value-type="float" office:value="1.93679046630859" calcext:value-type="float">
            <text:p>1.94</text:p>
          </table:table-cell>
          <table:table-cell table:formula="of:=[.G259]/[.D259]" office:value-type="float" office:value="0.357635533215182" calcext:value-type="float">
            <text:p>0.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69412" calcext:value-type="float">
            <text:p>769412</text:p>
          </table:table-cell>
          <table:table-cell office:value-type="float" office:value="1345541" calcext:value-type="float">
            <text:p>1345541</text:p>
          </table:table-cell>
          <table:table-cell office:value-type="float" office:value="1857832" calcext:value-type="float">
            <text:p>1857832</text:p>
          </table:table-cell>
          <table:table-cell office:value-type="float" office:value="185435" calcext:value-type="float">
            <text:p>185435</text:p>
          </table:table-cell>
          <table:table-cell office:value-type="float" office:value="6147.9" calcext:value-type="float">
            <text:p>6147.9</text:p>
          </table:table-cell>
          <table:table-cell office:value-type="float" office:value="17" calcext:value-type="float">
            <text:p>17</text:p>
          </table:table-cell>
          <table:table-cell office:value-type="float" office:value="7.3" calcext:value-type="float">
            <text:p>7.3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table:formula="of:=[.D260]/131072" office:value-type="float" office:value="5.87014770507813" calcext:value-type="float">
            <text:p>5.87</text:p>
          </table:table-cell>
          <table:table-cell table:formula="of:=[.E260]/131072" office:value-type="float" office:value="10.2656631469727" calcext:value-type="float">
            <text:p>10.27</text:p>
          </table:table-cell>
          <table:table-cell table:formula="of:=[.E260]/[.D260]" office:value-type="float" office:value="1.74879128477331" calcext:value-type="float">
            <text:p>1.75</text:p>
          </table:table-cell>
          <table:table-cell table:formula="of:=[.G260]/131072" office:value-type="float" office:value="1.41475677490234" calcext:value-type="float">
            <text:p>1.41</text:p>
          </table:table-cell>
          <table:table-cell table:formula="of:=[.G260]/[.D260]" office:value-type="float" office:value="0.241008718345958" calcext:value-type="float">
            <text:p>0.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36062" calcext:value-type="float">
            <text:p>936062</text:p>
          </table:table-cell>
          <table:table-cell office:value-type="float" office:value="1397509" calcext:value-type="float">
            <text:p>1397509</text:p>
          </table:table-cell>
          <table:table-cell office:value-type="float" office:value="2078247" calcext:value-type="float">
            <text:p>2078247</text:p>
          </table:table-cell>
          <table:table-cell office:value-type="float" office:value="155186" calcext:value-type="float">
            <text:p>155186</text:p>
          </table:table-cell>
          <table:table-cell office:value-type="float" office:value="4853.3" calcext:value-type="float">
            <text:p>4853.3</text:p>
          </table:table-cell>
          <table:table-cell office:value-type="float" office:value="25" calcext:value-type="float">
            <text:p>25</text:p>
          </table:table-cell>
          <table:table-cell office:value-type="float" office:value="10.7" calcext:value-type="float">
            <text:p>10.7</text:p>
          </table:table-cell>
          <table:table-cell office:value-type="float" office:value="2118" calcext:value-type="float">
            <text:p>2118</text:p>
          </table:table-cell>
          <table:table-cell office:value-type="float" office:value="121.5" calcext:value-type="float">
            <text:p>121.5</text:p>
          </table:table-cell>
          <table:table-cell table:formula="of:=[.D261]/131072" office:value-type="float" office:value="7.14158630371094" calcext:value-type="float">
            <text:p>7.14</text:p>
          </table:table-cell>
          <table:table-cell table:formula="of:=[.E261]/131072" office:value-type="float" office:value="10.6621475219727" calcext:value-type="float">
            <text:p>10.66</text:p>
          </table:table-cell>
          <table:table-cell table:formula="of:=[.E261]/[.D261]" office:value-type="float" office:value="1.49296627787476" calcext:value-type="float">
            <text:p>1.49</text:p>
          </table:table-cell>
          <table:table-cell table:formula="of:=[.G261]/131072" office:value-type="float" office:value="1.18397521972656" calcext:value-type="float">
            <text:p>1.18</text:p>
          </table:table-cell>
          <table:table-cell table:formula="of:=[.G261]/[.D261]" office:value-type="float" office:value="0.165786026993938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06934" calcext:value-type="float">
            <text:p>1006934</text:p>
          </table:table-cell>
          <table:table-cell office:value-type="float" office:value="1412486" calcext:value-type="float">
            <text:p>1412486</text:p>
          </table:table-cell>
          <table:table-cell office:value-type="float" office:value="2125495" calcext:value-type="float">
            <text:p>2125495</text:p>
          </table:table-cell>
          <table:table-cell office:value-type="float" office:value="115763" calcext:value-type="float">
            <text:p>115763</text:p>
          </table:table-cell>
          <table:table-cell office:value-type="float" office:value="6801.7" calcext:value-type="float">
            <text:p>6801.7</text:p>
          </table:table-cell>
          <table:table-cell office:value-type="float" office:value="92" calcext:value-type="float">
            <text:p>92</text:p>
          </table:table-cell>
          <table:table-cell office:value-type="float" office:value="110.1" calcext:value-type="float">
            <text:p>110.1</text:p>
          </table:table-cell>
          <table:table-cell office:value-type="float" office:value="2760" calcext:value-type="float">
            <text:p>2760</text:p>
          </table:table-cell>
          <table:table-cell office:value-type="float" office:value="142.4" calcext:value-type="float">
            <text:p>142.4</text:p>
          </table:table-cell>
          <table:table-cell table:formula="of:=[.D262]/131072" office:value-type="float" office:value="7.68229675292969" calcext:value-type="float">
            <text:p>7.68</text:p>
          </table:table-cell>
          <table:table-cell table:formula="of:=[.E262]/131072" office:value-type="float" office:value="10.7764129638672" calcext:value-type="float">
            <text:p>10.78</text:p>
          </table:table-cell>
          <table:table-cell table:formula="of:=[.E262]/[.D262]" office:value-type="float" office:value="1.40275926724095" calcext:value-type="float">
            <text:p>1.40</text:p>
          </table:table-cell>
          <table:table-cell table:formula="of:=[.G262]/131072" office:value-type="float" office:value="0.883201599121094" calcext:value-type="float">
            <text:p>0.88</text:p>
          </table:table-cell>
          <table:table-cell table:formula="of:=[.G262]/[.D262]" office:value-type="float" office:value="0.114965826955888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ph 8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1166995" calcext:value-type="float">
            <text:p>1166995</text:p>
          </table:table-cell>
          <table:table-cell office:value-type="float" office:value="1064967" calcext:value-type="float">
            <text:p>1064967</text:p>
          </table:table-cell>
          <table:table-cell office:value-type="float" office:value="1417752" calcext:value-type="float">
            <text:p>1417752</text:p>
          </table:table-cell>
          <table:table-cell office:value-type="float" office:value="780821" calcext:value-type="float">
            <text:p>780821</text:p>
          </table:table-cell>
          <table:table-cell office:value-type="float" office:value="65569.7" calcext:value-type="float">
            <text:p>65569.7</text:p>
          </table:table-cell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.8</text:p>
          </table:table-cell>
          <table:table-cell table:formula="of:=[.D266]/131072" office:value-type="float" office:value="8.90346527099609" calcext:value-type="float">
            <text:p>8.90</text:p>
          </table:table-cell>
          <table:table-cell table:formula="of:=[.E266]/131072" office:value-type="float" office:value="8.12505340576172" calcext:value-type="float">
            <text:p>8.13</text:p>
          </table:table-cell>
          <table:table-cell table:formula="of:=[.E266]/[.D266]" office:value-type="float" office:value="0.9125720332992" calcext:value-type="float">
            <text:p>0.91</text:p>
          </table:table-cell>
          <table:table-cell table:formula="of:=[.G266]/131072" office:value-type="float" office:value="5.95719146728516" calcext:value-type="float">
            <text:p>5.96</text:p>
          </table:table-cell>
          <table:table-cell table:formula="of:=[.G266]/[.D266]" office:value-type="float" office:value="0.669086842702839" calcext:value-type="float">
            <text:p>0.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967839" calcext:value-type="float">
            <text:p>967839</text:p>
          </table:table-cell>
          <table:table-cell office:value-type="float" office:value="1096714" calcext:value-type="float">
            <text:p>1096714</text:p>
          </table:table-cell>
          <table:table-cell office:value-type="float" office:value="1485521" calcext:value-type="float">
            <text:p>1485521</text:p>
          </table:table-cell>
          <table:table-cell office:value-type="float" office:value="558444" calcext:value-type="float">
            <text:p>558444</text:p>
          </table:table-cell>
          <table:table-cell office:value-type="float" office:value="41268.9" calcext:value-type="float">
            <text:p>41268.9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.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.4</text:p>
          </table:table-cell>
          <table:table-cell table:formula="of:=[.D267]/131072" office:value-type="float" office:value="7.38402557373047" calcext:value-type="float">
            <text:p>7.38</text:p>
          </table:table-cell>
          <table:table-cell table:formula="of:=[.E267]/131072" office:value-type="float" office:value="8.36726379394531" calcext:value-type="float">
            <text:p>8.37</text:p>
          </table:table-cell>
          <table:table-cell table:formula="of:=[.E267]/[.D267]" office:value-type="float" office:value="1.13315747763833" calcext:value-type="float">
            <text:p>1.13</text:p>
          </table:table-cell>
          <table:table-cell table:formula="of:=[.G267]/131072" office:value-type="float" office:value="4.26058959960938" calcext:value-type="float">
            <text:p>4.26</text:p>
          </table:table-cell>
          <table:table-cell table:formula="of:=[.G267]/[.D267]" office:value-type="float" office:value="0.577000926807041" calcext:value-type="float">
            <text:p>0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32" calcext:value-type="float">
            <text:p>32</text:p>
          </table:table-cell>
          <table:table-cell office:value-type="float" office:value="941889" calcext:value-type="float">
            <text:p>941889</text:p>
          </table:table-cell>
          <table:table-cell office:value-type="float" office:value="1187338" calcext:value-type="float">
            <text:p>1187338</text:p>
          </table:table-cell>
          <table:table-cell office:value-type="float" office:value="1685344" calcext:value-type="float">
            <text:p>1685344</text:p>
          </table:table-cell>
          <table:table-cell office:value-type="float" office:value="479110" calcext:value-type="float">
            <text:p>479110</text:p>
          </table:table-cell>
          <table:table-cell office:value-type="float" office:value="61379.1" calcext:value-type="float">
            <text:p>61379.1</text:p>
          </table:table-cell>
          <table:table-cell office:value-type="float" office:value="32" calcext:value-type="float">
            <text:p>32</text:p>
          </table:table-cell>
          <table:table-cell office:value-type="float" office:value="13.6" calcext:value-type="float">
            <text:p>13.6</text:p>
          </table:table-cell>
          <table:table-cell office:value-type="float" office:value="21" calcext:value-type="float">
            <text:p>21</text:p>
          </table:table-cell>
          <table:table-cell office:value-type="float" office:value="35.3" calcext:value-type="float">
            <text:p>35.3</text:p>
          </table:table-cell>
          <table:table-cell table:formula="of:=[.D268]/131072" office:value-type="float" office:value="7.18604278564453" calcext:value-type="float">
            <text:p>7.19</text:p>
          </table:table-cell>
          <table:table-cell table:formula="of:=[.E268]/131072" office:value-type="float" office:value="9.05867004394531" calcext:value-type="float">
            <text:p>9.06</text:p>
          </table:table-cell>
          <table:table-cell table:formula="of:=[.E268]/[.D268]" office:value-type="float" office:value="1.26059227785864" calcext:value-type="float">
            <text:p>1.26</text:p>
          </table:table-cell>
          <table:table-cell table:formula="of:=[.G268]/131072" office:value-type="float" office:value="3.65531921386719" calcext:value-type="float">
            <text:p>3.66</text:p>
          </table:table-cell>
          <table:table-cell table:formula="of:=[.G268]/[.D268]" office:value-type="float" office:value="0.508669280562784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202728" calcext:value-type="float">
            <text:p>1202728</text:p>
          </table:table-cell>
          <table:table-cell office:value-type="float" office:value="1230857" calcext:value-type="float">
            <text:p>1230857</text:p>
          </table:table-cell>
          <table:table-cell office:value-type="float" office:value="1809068" calcext:value-type="float">
            <text:p>1809068</text:p>
          </table:table-cell>
          <table:table-cell office:value-type="float" office:value="552500" calcext:value-type="float">
            <text:p>552500</text:p>
          </table:table-cell>
          <table:table-cell office:value-type="float" office:value="221712.4" calcext:value-type="float">
            <text:p>221712.4</text:p>
          </table:table-cell>
          <table:table-cell office:value-type="float" office:value="176" calcext:value-type="float">
            <text:p>176</text:p>
          </table:table-cell>
          <table:table-cell office:value-type="float" office:value="123.2" calcext:value-type="float">
            <text:p>123.2</text:p>
          </table:table-cell>
          <table:table-cell office:value-type="float" office:value="3103" calcext:value-type="float">
            <text:p>3103</text:p>
          </table:table-cell>
          <table:table-cell office:value-type="float" office:value="1790.7" calcext:value-type="float">
            <text:p>1790.7</text:p>
          </table:table-cell>
          <table:table-cell table:formula="of:=[.D269]/131072" office:value-type="float" office:value="9.17608642578125" calcext:value-type="float">
            <text:p>9.18</text:p>
          </table:table-cell>
          <table:table-cell table:formula="of:=[.E269]/131072" office:value-type="float" office:value="9.39069366455078" calcext:value-type="float">
            <text:p>9.39</text:p>
          </table:table-cell>
          <table:table-cell table:formula="of:=[.E269]/[.D269]" office:value-type="float" office:value="1.02338766537405" calcext:value-type="float">
            <text:p>1.02</text:p>
          </table:table-cell>
          <table:table-cell table:formula="of:=[.G269]/131072" office:value-type="float" office:value="4.21524047851563" calcext:value-type="float">
            <text:p>4.22</text:p>
          </table:table-cell>
          <table:table-cell table:formula="of:=[.G269]/[.D269]" office:value-type="float" office:value="0.459372360167885" calcext:value-type="float">
            <text:p>0.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128" calcext:value-type="float">
            <text:p>128</text:p>
          </table:table-cell>
          <table:table-cell office:value-type="float" office:value="1322423" calcext:value-type="float">
            <text:p>1322423</text:p>
          </table:table-cell>
          <table:table-cell office:value-type="float" office:value="1240332" calcext:value-type="float">
            <text:p>1240332</text:p>
          </table:table-cell>
          <table:table-cell office:value-type="float" office:value="1876557" calcext:value-type="float">
            <text:p>1876557</text:p>
          </table:table-cell>
          <table:table-cell office:value-type="float" office:value="576518" calcext:value-type="float">
            <text:p>576518</text:p>
          </table:table-cell>
          <table:table-cell office:value-type="float" office:value="255468.9" calcext:value-type="float">
            <text:p>255468.9</text:p>
          </table:table-cell>
          <table:table-cell office:value-type="float" office:value="701" calcext:value-type="float">
            <text:p>701</text:p>
          </table:table-cell>
          <table:table-cell office:value-type="float" office:value="515.9" calcext:value-type="float">
            <text:p>515.9</text:p>
          </table:table-cell>
          <table:table-cell office:value-type="float" office:value="3191" calcext:value-type="float">
            <text:p>3191</text:p>
          </table:table-cell>
          <table:table-cell office:value-type="float" office:value="1246.3" calcext:value-type="float">
            <text:p>1246.3</text:p>
          </table:table-cell>
          <table:table-cell table:formula="of:=[.D270]/131072" office:value-type="float" office:value="10.0892868041992" calcext:value-type="float">
            <text:p>10.09</text:p>
          </table:table-cell>
          <table:table-cell table:formula="of:=[.E270]/131072" office:value-type="float" office:value="9.46298217773438" calcext:value-type="float">
            <text:p>9.46</text:p>
          </table:table-cell>
          <table:table-cell table:formula="of:=[.E270]/[.D270]" office:value-type="float" office:value="0.937923795941238" calcext:value-type="float">
            <text:p>0.94</text:p>
          </table:table-cell>
          <table:table-cell table:formula="of:=[.G270]/131072" office:value-type="float" office:value="4.39848327636719" calcext:value-type="float">
            <text:p>4.40</text:p>
          </table:table-cell>
          <table:table-cell table:formula="of:=[.G270]/[.D270]" office:value-type="float" office:value="0.435955817465365" calcext:value-type="float">
            <text:p>0.44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4"/>
          <table:table-cell table:style-name="ce20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4"/>
          <table:table-cell table:style-name="ce20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1920" calcext:value-type="float">
            <text:p>1621920</text:p>
          </table:table-cell>
          <table:table-cell office:value-type="float" office:value="1933320" calcext:value-type="float">
            <text:p>1933320</text:p>
          </table:table-cell>
          <table:table-cell office:value-type="float" office:value="2667041" calcext:value-type="float">
            <text:p>2667041</text:p>
          </table:table-cell>
          <table:table-cell office:value-type="float" office:value="927736" calcext:value-type="float">
            <text:p>927736</text:p>
          </table:table-cell>
          <table:table-cell office:value-type="float" office:value="791.2" calcext:value-type="float">
            <text:p>791.2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7.6" calcext:value-type="float">
            <text:p>7.6</text:p>
          </table:table-cell>
          <table:table-cell table:formula="of:=[.D276]/131072" office:value-type="float" office:value="12.374267578125" calcext:value-type="float">
            <text:p>12.37</text:p>
          </table:table-cell>
          <table:table-cell table:formula="of:=[.E276]/131072" office:value-type="float" office:value="14.7500610351563" calcext:value-type="float">
            <text:p>14.75</text:p>
          </table:table-cell>
          <table:table-cell table:formula="of:=[.E276]/[.D276]" office:value-type="float" office:value="1.19199467298017" calcext:value-type="float">
            <text:p>1.19</text:p>
          </table:table-cell>
          <table:table-cell table:formula="of:=[.G276]/131072" office:value-type="float" office:value="7.07806396484375" calcext:value-type="float">
            <text:p>7.08</text:p>
          </table:table-cell>
          <table:table-cell table:formula="of:=[.G276]/[.D276]" office:value-type="float" office:value="0.571998618920785" calcext:value-type="float">
            <text:p>0.57</text:p>
          </table:table-cell>
          <table:table-cell table:style-name="ce20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568906" calcext:value-type="float">
            <text:p>1568906</text:p>
          </table:table-cell>
          <table:table-cell office:value-type="float" office:value="2124808" calcext:value-type="float">
            <text:p>2124808</text:p>
          </table:table-cell>
          <table:table-cell office:value-type="float" office:value="3080368" calcext:value-type="float">
            <text:p>3080368</text:p>
          </table:table-cell>
          <table:table-cell office:value-type="float" office:value="767258" calcext:value-type="float">
            <text:p>767258</text:p>
          </table:table-cell>
          <table:table-cell office:value-type="float" office:value="9129.7" calcext:value-type="float">
            <text:p>9129.7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 table:formula="of:=[.D277]/131072" office:value-type="float" office:value="11.9698028564453" calcext:value-type="float">
            <text:p>11.97</text:p>
          </table:table-cell>
          <table:table-cell table:formula="of:=[.E277]/131072" office:value-type="float" office:value="16.2109985351562" calcext:value-type="float">
            <text:p>16.21</text:p>
          </table:table-cell>
          <table:table-cell table:formula="of:=[.E277]/[.D277]" office:value-type="float" office:value="1.35432460580812" calcext:value-type="float">
            <text:p>1.35</text:p>
          </table:table-cell>
          <table:table-cell table:formula="of:=[.G277]/131072" office:value-type="float" office:value="5.85371398925781" calcext:value-type="float">
            <text:p>5.85</text:p>
          </table:table-cell>
          <table:table-cell table:formula="of:=[.G277]/[.D277]" office:value-type="float" office:value="0.489040133698259" calcext:value-type="float">
            <text:p>0.49</text:p>
          </table:table-cell>
          <table:table-cell table:style-name="ce20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736328" calcext:value-type="float">
            <text:p>1736328</text:p>
          </table:table-cell>
          <table:table-cell office:value-type="float" office:value="2225161" calcext:value-type="float">
            <text:p>2225161</text:p>
          </table:table-cell>
          <table:table-cell office:value-type="float" office:value="3299515" calcext:value-type="float">
            <text:p>3299515</text:p>
          </table:table-cell>
          <table:table-cell office:value-type="float" office:value="693273" calcext:value-type="float">
            <text:p>693273</text:p>
          </table:table-cell>
          <table:table-cell office:value-type="float" office:value="6473.1" calcext:value-type="float">
            <text:p>6473.1</text:p>
          </table:table-cell>
          <table:table-cell office:value-type="float" office:value="26" calcext:value-type="float">
            <text:p>26</text:p>
          </table:table-cell>
          <table:table-cell office:value-type="float" office:value="19.3" calcext:value-type="float">
            <text:p>19.3</text:p>
          </table:table-cell>
          <table:table-cell office:value-type="float" office:value="154" calcext:value-type="float">
            <text:p>154</text:p>
          </table:table-cell>
          <table:table-cell office:value-type="float" office:value="42.5" calcext:value-type="float">
            <text:p>42.5</text:p>
          </table:table-cell>
          <table:table-cell table:formula="of:=[.D278]/131072" office:value-type="float" office:value="13.2471313476563" calcext:value-type="float">
            <text:p>13.25</text:p>
          </table:table-cell>
          <table:table-cell table:formula="of:=[.E278]/131072" office:value-type="float" office:value="16.9766311645508" calcext:value-type="float">
            <text:p>16.98</text:p>
          </table:table-cell>
          <table:table-cell table:formula="of:=[.E278]/[.D278]" office:value-type="float" office:value="1.28153263669076" calcext:value-type="float">
            <text:p>1.28</text:p>
          </table:table-cell>
          <table:table-cell table:formula="of:=[.G278]/131072" office:value-type="float" office:value="5.28925323486328" calcext:value-type="float">
            <text:p>5.29</text:p>
          </table:table-cell>
          <table:table-cell table:formula="of:=[.G278]/[.D278]" office:value-type="float" office:value="0.399275367326911" calcext:value-type="float">
            <text:p>0.40</text:p>
          </table:table-cell>
          <table:table-cell table:style-name="ce20"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049877" calcext:value-type="float">
            <text:p>2049877</text:p>
          </table:table-cell>
          <table:table-cell office:value-type="float" office:value="2274570" calcext:value-type="float">
            <text:p>2274570</text:p>
          </table:table-cell>
          <table:table-cell office:value-type="float" office:value="3446691" calcext:value-type="float">
            <text:p>3446691</text:p>
          </table:table-cell>
          <table:table-cell office:value-type="float" office:value="711743" calcext:value-type="float">
            <text:p>711743</text:p>
          </table:table-cell>
          <table:table-cell office:value-type="float" office:value="5538.4" calcext:value-type="float">
            <text:p>5538.4</text:p>
          </table:table-cell>
          <table:table-cell office:value-type="float" office:value="113" calcext:value-type="float">
            <text:p>113</text:p>
          </table:table-cell>
          <table:table-cell office:value-type="float" office:value="79.1" calcext:value-type="float">
            <text:p>79.1</text:p>
          </table:table-cell>
          <table:table-cell office:value-type="float" office:value="1934" calcext:value-type="float">
            <text:p>1934</text:p>
          </table:table-cell>
          <table:table-cell office:value-type="float" office:value="149.5" calcext:value-type="float">
            <text:p>149.5</text:p>
          </table:table-cell>
          <table:table-cell table:formula="of:=[.D279]/131072" office:value-type="float" office:value="15.6393203735352" calcext:value-type="float">
            <text:p>15.64</text:p>
          </table:table-cell>
          <table:table-cell table:formula="of:=[.E279]/131072" office:value-type="float" office:value="17.3535919189453" calcext:value-type="float">
            <text:p>17.35</text:p>
          </table:table-cell>
          <table:table-cell table:formula="of:=[.E279]/[.D279]" office:value-type="float" office:value="1.10961291823851" calcext:value-type="float">
            <text:p>1.11</text:p>
          </table:table-cell>
          <table:table-cell table:formula="of:=[.G279]/131072" office:value-type="float" office:value="5.43016815185547" calcext:value-type="float">
            <text:p>5.43</text:p>
          </table:table-cell>
          <table:table-cell table:formula="of:=[.G279]/[.D279]" office:value-type="float" office:value="0.347212540069477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631042" calcext:value-type="float">
            <text:p>2631042</text:p>
          </table:table-cell>
          <table:table-cell office:value-type="float" office:value="2291722" calcext:value-type="float">
            <text:p>2291722</text:p>
          </table:table-cell>
          <table:table-cell office:value-type="float" office:value="3625993" calcext:value-type="float">
            <text:p>3625993</text:p>
          </table:table-cell>
          <table:table-cell office:value-type="float" office:value="638860" calcext:value-type="float">
            <text:p>638860</text:p>
          </table:table-cell>
          <table:table-cell office:value-type="float" office:value="5135.1" calcext:value-type="float">
            <text:p>5135.1</text:p>
          </table:table-cell>
          <table:table-cell office:value-type="float" office:value="1338" calcext:value-type="float">
            <text:p>1338</text:p>
          </table:table-cell>
          <table:table-cell office:value-type="float" office:value="580.9" calcext:value-type="float">
            <text:p>580.9</text:p>
          </table:table-cell>
          <table:table-cell office:value-type="float" office:value="39412" calcext:value-type="float">
            <text:p>39412</text:p>
          </table:table-cell>
          <table:table-cell office:value-type="float" office:value="420.9" calcext:value-type="float">
            <text:p>420.9</text:p>
          </table:table-cell>
          <table:table-cell table:formula="of:=[.D280]/131072" office:value-type="float" office:value="20.0732574462891" calcext:value-type="float">
            <text:p>20.07</text:p>
          </table:table-cell>
          <table:table-cell table:formula="of:=[.E280]/131072" office:value-type="float" office:value="17.4844512939453" calcext:value-type="float">
            <text:p>17.48</text:p>
          </table:table-cell>
          <table:table-cell table:formula="of:=[.E280]/[.D280]" office:value-type="float" office:value="0.871032085386702" calcext:value-type="float">
            <text:p>0.87</text:p>
          </table:table-cell>
          <table:table-cell table:formula="of:=[.G280]/131072" office:value-type="float" office:value="4.87411499023438" calcext:value-type="float">
            <text:p>4.87</text:p>
          </table:table-cell>
          <table:table-cell table:formula="of:=[.G280]/[.D280]" office:value-type="float" office:value="0.24281634424688" calcext:value-type="float">
            <text:p>0.24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cr 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75331" calcext:value-type="float">
            <text:p>1375331</text:p>
          </table:table-cell>
          <table:table-cell office:value-type="float" office:value="1206279" calcext:value-type="float">
            <text:p>1206279</text:p>
          </table:table-cell>
          <table:table-cell office:value-type="float" office:value="1561685" calcext:value-type="float">
            <text:p>1561685</text:p>
          </table:table-cell>
          <table:table-cell office:value-type="float" office:value="958117" calcext:value-type="float">
            <text:p>958117</text:p>
          </table:table-cell>
          <table:table-cell office:value-type="float" office:value="64471.5" calcext:value-type="float">
            <text:p>64471.5</text:p>
          </table:table-cell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.6</text:p>
          </table:table-cell>
          <table:table-cell table:formula="of:=[.D284]/131072" office:value-type="float" office:value="10.4929428100586" calcext:value-type="float">
            <text:p>10.49</text:p>
          </table:table-cell>
          <table:table-cell table:formula="of:=[.E284]/131072" office:value-type="float" office:value="9.20317840576172" calcext:value-type="float">
            <text:p>9.20</text:p>
          </table:table-cell>
          <table:table-cell table:formula="of:=[.E284]/[.D284]" office:value-type="float" office:value="0.877082680460195" calcext:value-type="float">
            <text:p>0.88</text:p>
          </table:table-cell>
          <table:table-cell table:formula="of:=[.G284]/131072" office:value-type="float" office:value="7.30985260009766" calcext:value-type="float">
            <text:p>7.31</text:p>
          </table:table-cell>
          <table:table-cell table:formula="of:=[.G284]/[.D284]" office:value-type="float" office:value="0.696644662266756" calcext:value-type="float">
            <text:p>0.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0659" calcext:value-type="float">
            <text:p>970659</text:p>
          </table:table-cell>
          <table:table-cell office:value-type="float" office:value="1197066" calcext:value-type="float">
            <text:p>1197066</text:p>
          </table:table-cell>
          <table:table-cell office:value-type="float" office:value="1500817" calcext:value-type="float">
            <text:p>1500817</text:p>
          </table:table-cell>
          <table:table-cell office:value-type="float" office:value="545709" calcext:value-type="float">
            <text:p>545709</text:p>
          </table:table-cell>
          <table:table-cell office:value-type="float" office:value="41859" calcext:value-type="float">
            <text:p>41859</text:p>
          </table:table-cell>
          <table:table-cell office:value-type="float" office:value="22" calcext:value-type="float">
            <text:p>22</text:p>
          </table:table-cell>
          <table:table-cell office:value-type="float" office:value="12.3" calcext:value-type="float">
            <text:p>12.3</text:p>
          </table:table-cell>
          <table:table-cell office:value-type="float" office:value="8" calcext:value-type="float">
            <text:p>8</text:p>
          </table:table-cell>
          <table:table-cell office:value-type="float" office:value="13.6" calcext:value-type="float">
            <text:p>13.6</text:p>
          </table:table-cell>
          <table:table-cell table:formula="of:=[.D285]/131072" office:value-type="float" office:value="7.40554046630859" calcext:value-type="float">
            <text:p>7.41</text:p>
          </table:table-cell>
          <table:table-cell table:formula="of:=[.E285]/131072" office:value-type="float" office:value="9.13288879394531" calcext:value-type="float">
            <text:p>9.13</text:p>
          </table:table-cell>
          <table:table-cell table:formula="of:=[.E285]/[.D285]" office:value-type="float" office:value="1.23325081207716" calcext:value-type="float">
            <text:p>1.23</text:p>
          </table:table-cell>
          <table:table-cell table:formula="of:=[.G285]/131072" office:value-type="float" office:value="4.16342926025391" calcext:value-type="float">
            <text:p>4.16</text:p>
          </table:table-cell>
          <table:table-cell table:formula="of:=[.G285]/[.D285]" office:value-type="float" office:value="0.562204646533953" calcext:value-type="float">
            <text:p>0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28767" calcext:value-type="float">
            <text:p>828767</text:p>
          </table:table-cell>
          <table:table-cell office:value-type="float" office:value="1252874" calcext:value-type="float">
            <text:p>1252874</text:p>
          </table:table-cell>
          <table:table-cell office:value-type="float" office:value="1635659" calcext:value-type="float">
            <text:p>1635659</text:p>
          </table:table-cell>
          <table:table-cell office:value-type="float" office:value="331595" calcext:value-type="float">
            <text:p>331595</text:p>
          </table:table-cell>
          <table:table-cell office:value-type="float" office:value="72119.4" calcext:value-type="float">
            <text:p>72119.4</text:p>
          </table:table-cell>
          <table:table-cell office:value-type="float" office:value="31" calcext:value-type="float">
            <text:p>31</text:p>
          </table:table-cell>
          <table:table-cell office:value-type="float" office:value="12.2" calcext:value-type="float">
            <text:p>12.2</text:p>
          </table:table-cell>
          <table:table-cell office:value-type="float" office:value="13" calcext:value-type="float">
            <text:p>13</text:p>
          </table:table-cell>
          <table:table-cell office:value-type="float" office:value="25.8" calcext:value-type="float">
            <text:p>25.8</text:p>
          </table:table-cell>
          <table:table-cell table:formula="of:=[.D286]/131072" office:value-type="float" office:value="6.32299041748047" calcext:value-type="float">
            <text:p>6.32</text:p>
          </table:table-cell>
          <table:table-cell table:formula="of:=[.E286]/131072" office:value-type="float" office:value="9.55867004394531" calcext:value-type="float">
            <text:p>9.56</text:p>
          </table:table-cell>
          <table:table-cell table:formula="of:=[.E286]/[.D286]" office:value-type="float" office:value="1.51173248934863" calcext:value-type="float">
            <text:p>1.51</text:p>
          </table:table-cell>
          <table:table-cell table:formula="of:=[.G286]/131072" office:value-type="float" office:value="2.52986907958984" calcext:value-type="float">
            <text:p>2.53</text:p>
          </table:table-cell>
          <table:table-cell table:formula="of:=[.G286]/[.D286]" office:value-type="float" office:value="0.400106423156327" calcext:value-type="float">
            <text:p>0.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48828" calcext:value-type="float">
            <text:p>948828</text:p>
          </table:table-cell>
          <table:table-cell office:value-type="float" office:value="1276170" calcext:value-type="float">
            <text:p>1276170</text:p>
          </table:table-cell>
          <table:table-cell office:value-type="float" office:value="1745961" calcext:value-type="float">
            <text:p>1745961</text:p>
          </table:table-cell>
          <table:table-cell office:value-type="float" office:value="235932" calcext:value-type="float">
            <text:p>235932</text:p>
          </table:table-cell>
          <table:table-cell office:value-type="float" office:value="156005.3" calcext:value-type="float">
            <text:p>156005.3</text:p>
          </table:table-cell>
          <table:table-cell office:value-type="float" office:value="48" calcext:value-type="float">
            <text:p>48</text:p>
          </table:table-cell>
          <table:table-cell office:value-type="float" office:value="22.3" calcext:value-type="float">
            <text:p>22.3</text:p>
          </table:table-cell>
          <table:table-cell office:value-type="float" office:value="3362" calcext:value-type="float">
            <text:p>3362</text:p>
          </table:table-cell>
          <table:table-cell office:value-type="float" office:value="1589.3" calcext:value-type="float">
            <text:p>1589.3</text:p>
          </table:table-cell>
          <table:table-cell table:formula="of:=[.D287]/131072" office:value-type="float" office:value="7.23898315429688" calcext:value-type="float">
            <text:p>7.24</text:p>
          </table:table-cell>
          <table:table-cell table:formula="of:=[.E287]/131072" office:value-type="float" office:value="9.73640441894531" calcext:value-type="float">
            <text:p>9.74</text:p>
          </table:table-cell>
          <table:table-cell table:formula="of:=[.E287]/[.D287]" office:value-type="float" office:value="1.34499614260962" calcext:value-type="float">
            <text:p>1.34</text:p>
          </table:table-cell>
          <table:table-cell table:formula="of:=[.G287]/131072" office:value-type="float" office:value="1.80001831054688" calcext:value-type="float">
            <text:p>1.80</text:p>
          </table:table-cell>
          <table:table-cell table:formula="of:=[.G287]/[.D287]" office:value-type="float" office:value="0.248656236957594" calcext:value-type="float">
            <text:p>0.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20112" calcext:value-type="float">
            <text:p>1120112</text:p>
          </table:table-cell>
          <table:table-cell office:value-type="float" office:value="1294219" calcext:value-type="float">
            <text:p>1294219</text:p>
          </table:table-cell>
          <table:table-cell office:value-type="float" office:value="1868529" calcext:value-type="float">
            <text:p>1868529</text:p>
          </table:table-cell>
          <table:table-cell office:value-type="float" office:value="341964" calcext:value-type="float">
            <text:p>341964</text:p>
          </table:table-cell>
          <table:table-cell office:value-type="float" office:value="258309.4" calcext:value-type="float">
            <text:p>258309.4</text:p>
          </table:table-cell>
          <table:table-cell office:value-type="float" office:value="50" calcext:value-type="float">
            <text:p>50</text:p>
          </table:table-cell>
          <table:table-cell office:value-type="float" office:value="20.4" calcext:value-type="float">
            <text:p>20.4</text:p>
          </table:table-cell>
          <table:table-cell office:value-type="float" office:value="3117" calcext:value-type="float">
            <text:p>3117</text:p>
          </table:table-cell>
          <table:table-cell office:value-type="float" office:value="1278.8" calcext:value-type="float">
            <text:p>1278.8</text:p>
          </table:table-cell>
          <table:table-cell table:formula="of:=[.D288]/131072" office:value-type="float" office:value="8.5457763671875" calcext:value-type="float">
            <text:p>8.55</text:p>
          </table:table-cell>
          <table:table-cell table:formula="of:=[.E288]/131072" office:value-type="float" office:value="9.87410736083984" calcext:value-type="float">
            <text:p>9.87</text:p>
          </table:table-cell>
          <table:table-cell table:formula="of:=[.E288]/[.D288]" office:value-type="float" office:value="1.15543713485794" calcext:value-type="float">
            <text:p>1.16</text:p>
          </table:table-cell>
          <table:table-cell table:formula="of:=[.G288]/131072" office:value-type="float" office:value="2.60897827148437" calcext:value-type="float">
            <text:p>2.61</text:p>
          </table:table-cell>
          <table:table-cell table:formula="of:=[.G288]/[.D288]" office:value-type="float" office:value="0.305294470552945" calcext:value-type="float">
            <text:p>0.3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2859" calcext:value-type="float">
            <text:p>1522859</text:p>
          </table:table-cell>
          <table:table-cell office:value-type="float" office:value="1925128" calcext:value-type="float">
            <text:p>1925128</text:p>
          </table:table-cell>
          <table:table-cell office:value-type="float" office:value="2454716" calcext:value-type="float">
            <text:p>2454716</text:p>
          </table:table-cell>
          <table:table-cell office:value-type="float" office:value="837119" calcext:value-type="float">
            <text:p>837119</text:p>
          </table:table-cell>
          <table:table-cell office:value-type="float" office:value="742.2" calcext:value-type="float">
            <text:p>742.2</text:p>
          </table:table-cell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.9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table:formula="of:=[.D294]/131072" office:value-type="float" office:value="11.6184921264648" calcext:value-type="float">
            <text:p>11.62</text:p>
          </table:table-cell>
          <table:table-cell table:formula="of:=[.E294]/131072" office:value-type="float" office:value="14.6875610351562" calcext:value-type="float">
            <text:p>14.69</text:p>
          </table:table-cell>
          <table:table-cell table:formula="of:=[.E294]/[.D294]" office:value-type="float" office:value="1.26415380544095" calcext:value-type="float">
            <text:p>1.26</text:p>
          </table:table-cell>
          <table:table-cell table:formula="of:=[.G294]/131072" office:value-type="float" office:value="6.38671112060547" calcext:value-type="float">
            <text:p>6.39</text:p>
          </table:table-cell>
          <table:table-cell table:formula="of:=[.G294]/[.D294]" office:value-type="float" office:value="0.54970223769896" calcext:value-type="float">
            <text:p>0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68121" calcext:value-type="float">
            <text:p>1268121</text:p>
          </table:table-cell>
          <table:table-cell office:value-type="float" office:value="2124808" calcext:value-type="float">
            <text:p>2124808</text:p>
          </table:table-cell>
          <table:table-cell office:value-type="float" office:value="2830829" calcext:value-type="float">
            <text:p>2830829</text:p>
          </table:table-cell>
          <table:table-cell office:value-type="float" office:value="442646" calcext:value-type="float">
            <text:p>442646</text:p>
          </table:table-cell>
          <table:table-cell office:value-type="float" office:value="5660.4" calcext:value-type="float">
            <text:p>5660.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.8" calcext:value-type="float">
            <text:p>27.8</text:p>
          </table:table-cell>
          <table:table-cell table:formula="of:=[.D295]/131072" office:value-type="float" office:value="9.67499542236328" calcext:value-type="float">
            <text:p>9.67</text:p>
          </table:table-cell>
          <table:table-cell table:formula="of:=[.E295]/131072" office:value-type="float" office:value="16.2109985351562" calcext:value-type="float">
            <text:p>16.21</text:p>
          </table:table-cell>
          <table:table-cell table:formula="of:=[.E295]/[.D295]" office:value-type="float" office:value="1.67555619692443" calcext:value-type="float">
            <text:p>1.68</text:p>
          </table:table-cell>
          <table:table-cell table:formula="of:=[.G295]/131072" office:value-type="float" office:value="3.37712097167969" calcext:value-type="float">
            <text:p>3.38</text:p>
          </table:table-cell>
          <table:table-cell table:formula="of:=[.G295]/[.D295]" office:value-type="float" office:value="0.349056596334261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52187" calcext:value-type="float">
            <text:p>1352187</text:p>
          </table:table-cell>
          <table:table-cell office:value-type="float" office:value="2263049" calcext:value-type="float">
            <text:p>2263049</text:p>
          </table:table-cell>
          <table:table-cell office:value-type="float" office:value="3092556" calcext:value-type="float">
            <text:p>3092556</text:p>
          </table:table-cell>
          <table:table-cell office:value-type="float" office:value="267054" calcext:value-type="float">
            <text:p>267054</text:p>
          </table:table-cell>
          <table:table-cell office:value-type="float" office:value="8678" calcext:value-type="float">
            <text:p>8678</text:p>
          </table:table-cell>
          <table:table-cell office:value-type="float" office:value="24" calcext:value-type="float">
            <text:p>24</text:p>
          </table:table-cell>
          <table:table-cell office:value-type="float" office:value="11.8" calcext:value-type="float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67.6" calcext:value-type="float">
            <text:p>67.6</text:p>
          </table:table-cell>
          <table:table-cell table:formula="of:=[.D296]/131072" office:value-type="float" office:value="10.3163681030273" calcext:value-type="float">
            <text:p>10.32</text:p>
          </table:table-cell>
          <table:table-cell table:formula="of:=[.E296]/131072" office:value-type="float" office:value="17.2656936645508" calcext:value-type="float">
            <text:p>17.27</text:p>
          </table:table-cell>
          <table:table-cell table:formula="of:=[.E296]/[.D296]" office:value-type="float" office:value="1.6736213260444" calcext:value-type="float">
            <text:p>1.67</text:p>
          </table:table-cell>
          <table:table-cell table:formula="of:=[.G296]/131072" office:value-type="float" office:value="2.03746032714844" calcext:value-type="float">
            <text:p>2.04</text:p>
          </table:table-cell>
          <table:table-cell table:formula="of:=[.G296]/[.D296]" office:value-type="float" office:value="0.197497831291086" calcext:value-type="float">
            <text:p>0.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01656" calcext:value-type="float">
            <text:p>1601656</text:p>
          </table:table-cell>
          <table:table-cell office:value-type="float" office:value="2343179" calcext:value-type="float">
            <text:p>2343179</text:p>
          </table:table-cell>
          <table:table-cell office:value-type="float" office:value="3322149" calcext:value-type="float">
            <text:p>3322149</text:p>
          </table:table-cell>
          <table:table-cell office:value-type="float" office:value="216511" calcext:value-type="float">
            <text:p>216511</text:p>
          </table:table-cell>
          <table:table-cell office:value-type="float" office:value="5925.2" calcext:value-type="float">
            <text:p>5925.2</text:p>
          </table:table-cell>
          <table:table-cell office:value-type="float" office:value="27" calcext:value-type="float">
            <text:p>27</text:p>
          </table:table-cell>
          <table:table-cell office:value-type="float" office:value="11.4" calcext:value-type="float">
            <text:p>11.4</text:p>
          </table:table-cell>
          <table:table-cell office:value-type="float" office:value="2050" calcext:value-type="float">
            <text:p>2050</text:p>
          </table:table-cell>
          <table:table-cell office:value-type="float" office:value="154.8" calcext:value-type="float">
            <text:p>154.8</text:p>
          </table:table-cell>
          <table:table-cell table:formula="of:=[.D297]/131072" office:value-type="float" office:value="12.2196655273438" calcext:value-type="float">
            <text:p>12.22</text:p>
          </table:table-cell>
          <table:table-cell table:formula="of:=[.E297]/131072" office:value-type="float" office:value="17.8770370483398" calcext:value-type="float">
            <text:p>17.88</text:p>
          </table:table-cell>
          <table:table-cell table:formula="of:=[.E297]/[.D297]" office:value-type="float" office:value="1.4629726982573" calcext:value-type="float">
            <text:p>1.46</text:p>
          </table:table-cell>
          <table:table-cell table:formula="of:=[.G297]/131072" office:value-type="float" office:value="1.65184783935547" calcext:value-type="float">
            <text:p>1.65</text:p>
          </table:table-cell>
          <table:table-cell table:formula="of:=[.G297]/[.D297]" office:value-type="float" office:value="0.135179464254497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38448" calcext:value-type="float">
            <text:p>1838448</text:p>
          </table:table-cell>
          <table:table-cell office:value-type="float" office:value="2398858" calcext:value-type="float">
            <text:p>2398858</text:p>
          </table:table-cell>
          <table:table-cell office:value-type="float" office:value="3627122" calcext:value-type="float">
            <text:p>3627122</text:p>
          </table:table-cell>
          <table:table-cell office:value-type="float" office:value="141407" calcext:value-type="float">
            <text:p>141407</text:p>
          </table:table-cell>
          <table:table-cell office:value-type="float" office:value="5599.2" calcext:value-type="float">
            <text:p>5599.2</text:p>
          </table:table-cell>
          <table:table-cell office:value-type="float" office:value="98" calcext:value-type="float">
            <text:p>98</text:p>
          </table:table-cell>
          <table:table-cell office:value-type="float" office:value="107.7" calcext:value-type="float">
            <text:p>107.7</text:p>
          </table:table-cell>
          <table:table-cell office:value-type="float" office:value="3152" calcext:value-type="float">
            <text:p>3152</text:p>
          </table:table-cell>
          <table:table-cell office:value-type="float" office:value="240.2" calcext:value-type="float">
            <text:p>240.2</text:p>
          </table:table-cell>
          <table:table-cell table:formula="of:=[.D298]/131072" office:value-type="float" office:value="14.0262451171875" calcext:value-type="float">
            <text:p>14.03</text:p>
          </table:table-cell>
          <table:table-cell table:formula="of:=[.E298]/131072" office:value-type="float" office:value="18.3018341064453" calcext:value-type="float">
            <text:p>18.30</text:p>
          </table:table-cell>
          <table:table-cell table:formula="of:=[.E298]/[.D298]" office:value-type="float" office:value="1.30482776776934" calcext:value-type="float">
            <text:p>1.30</text:p>
          </table:table-cell>
          <table:table-cell table:formula="of:=[.G298]/131072" office:value-type="float" office:value="1.07884979248047" calcext:value-type="float">
            <text:p>1.08</text:p>
          </table:table-cell>
          <table:table-cell table:formula="of:=[.G298]/[.D298]" office:value-type="float" office:value="0.0769165078370452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filter ph 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199965" calcext:value-type="float">
            <text:p>2199965</text:p>
          </table:table-cell>
          <table:table-cell table:style-name="ce18" office:value-type="float" office:value="1941517" calcext:value-type="float">
            <text:p>1941517</text:p>
          </table:table-cell>
          <table:table-cell table:style-name="ce18" office:value-type="float" office:value="2685974" calcext:value-type="float">
            <text:p>2685974</text:p>
          </table:table-cell>
          <table:table-cell table:style-name="ce18" office:value-type="float" office:value="1457073" calcext:value-type="float">
            <text:p>1457073</text:p>
          </table:table-cell>
          <table:table-cell table:style-name="ce18" office:value-type="float" office:value="150313.7" calcext:value-type="float">
            <text:p>150313.7</text:p>
          </table:table-cell>
          <table:table-cell table:style-name="ce18" office:value-type="float" office:value="27" calcext:value-type="float">
            <text:p>27</text:p>
          </table:table-cell>
          <table:table-cell table:number-columns-repeated="2" table:style-name="ce18" office:value-type="float" office:value="13" calcext:value-type="float">
            <text:p>13</text:p>
          </table:table-cell>
          <table:table-cell table:style-name="ce18" office:value-type="float" office:value="14.4" calcext:value-type="float">
            <text:p>14.4</text:p>
          </table:table-cell>
          <table:table-cell table:formula="of:=[.D302]/131072" office:value-type="float" office:value="16.7844009399414" calcext:value-type="float">
            <text:p>16.78</text:p>
          </table:table-cell>
          <table:table-cell table:formula="of:=[.E302]/131072" office:value-type="float" office:value="14.8125991821289" calcext:value-type="float">
            <text:p>14.81</text:p>
          </table:table-cell>
          <table:table-cell table:formula="of:=[.E302]/[.D302]" office:value-type="float" office:value="0.882521767391754" calcext:value-type="float">
            <text:p>0.88</text:p>
          </table:table-cell>
          <table:table-cell table:formula="of:=[.G302]/131072" office:value-type="float" office:value="11.116584777832" calcext:value-type="float">
            <text:p>11.12</text:p>
          </table:table-cell>
          <table:table-cell table:formula="of:=[.G302]/[.D302]" office:value-type="float" office:value="0.662316445943458" calcext:value-type="float">
            <text:p>0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01821" calcext:value-type="float">
            <text:p>1801821</text:p>
          </table:table-cell>
          <table:table-cell table:style-name="ce18" office:value-type="float" office:value="1935378" calcext:value-type="float">
            <text:p>1935378</text:p>
          </table:table-cell>
          <table:table-cell table:style-name="ce18" office:value-type="float" office:value="2663726" calcext:value-type="float">
            <text:p>2663726</text:p>
          </table:table-cell>
          <table:table-cell table:style-name="ce18" office:value-type="float" office:value="1042685" calcext:value-type="float">
            <text:p>1042685</text:p>
          </table:table-cell>
          <table:table-cell table:style-name="ce18" office:value-type="float" office:value="74669.3" calcext:value-type="float">
            <text:p>74669.3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17.3" calcext:value-type="float">
            <text:p>17.3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32.3" calcext:value-type="float">
            <text:p>32.3</text:p>
          </table:table-cell>
          <table:table-cell table:formula="of:=[.D303]/131072" office:value-type="float" office:value="13.7468032836914" calcext:value-type="float">
            <text:p>13.75</text:p>
          </table:table-cell>
          <table:table-cell table:formula="of:=[.E303]/131072" office:value-type="float" office:value="14.7657623291016" calcext:value-type="float">
            <text:p>14.77</text:p>
          </table:table-cell>
          <table:table-cell table:formula="of:=[.E303]/[.D303]" office:value-type="float" office:value="1.07412334521576" calcext:value-type="float">
            <text:p>1.07</text:p>
          </table:table-cell>
          <table:table-cell table:formula="of:=[.G303]/131072" office:value-type="float" office:value="7.95505523681641" calcext:value-type="float">
            <text:p>7.96</text:p>
          </table:table-cell>
          <table:table-cell table:formula="of:=[.G303]/[.D303]" office:value-type="float" office:value="0.578684009121883" calcext:value-type="float">
            <text:p>0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773131" calcext:value-type="float">
            <text:p>1773131</text:p>
          </table:table-cell>
          <table:table-cell table:style-name="ce18" office:value-type="float" office:value="2096657" calcext:value-type="float">
            <text:p>2096657</text:p>
          </table:table-cell>
          <table:table-cell table:style-name="ce18" office:value-type="float" office:value="3020019" calcext:value-type="float">
            <text:p>3020019</text:p>
          </table:table-cell>
          <table:table-cell table:style-name="ce18" office:value-type="float" office:value="892452" calcext:value-type="float">
            <text:p>892452</text:p>
          </table:table-cell>
          <table:table-cell table:style-name="ce18" office:value-type="float" office:value="116075.1" calcext:value-type="float">
            <text:p>116075.1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8.2" calcext:value-type="float">
            <text:p>18.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05" calcext:value-type="float">
            <text:p>105</text:p>
          </table:table-cell>
          <table:table-cell table:formula="of:=[.D304]/131072" office:value-type="float" office:value="13.5279159545898" calcext:value-type="float">
            <text:p>13.53</text:p>
          </table:table-cell>
          <table:table-cell table:formula="of:=[.E304]/131072" office:value-type="float" office:value="15.996223449707" calcext:value-type="float">
            <text:p>16.00</text:p>
          </table:table-cell>
          <table:table-cell table:formula="of:=[.E304]/[.D304]" office:value-type="float" office:value="1.18246029199196" calcext:value-type="float">
            <text:p>1.18</text:p>
          </table:table-cell>
          <table:table-cell table:formula="of:=[.G304]/131072" office:value-type="float" office:value="6.80886840820313" calcext:value-type="float">
            <text:p>6.81</text:p>
          </table:table-cell>
          <table:table-cell table:formula="of:=[.G304]/[.D304]" office:value-type="float" office:value="0.503319833672752" calcext:value-type="float">
            <text:p>0.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2195304" calcext:value-type="float">
            <text:p>2195304</text:p>
          </table:table-cell>
          <table:table-cell table:style-name="ce18" office:value-type="float" office:value="2149648" calcext:value-type="float">
            <text:p>2149648</text:p>
          </table:table-cell>
          <table:table-cell table:style-name="ce18" office:value-type="float" office:value="3202782" calcext:value-type="float">
            <text:p>3202782</text:p>
          </table:table-cell>
          <table:table-cell table:style-name="ce18" office:value-type="float" office:value="995057" calcext:value-type="float">
            <text:p>995057</text:p>
          </table:table-cell>
          <table:table-cell table:style-name="ce18" office:value-type="float" office:value="367886.5" calcext:value-type="float">
            <text:p>367886.5</text:p>
          </table:table-cell>
          <table:table-cell table:style-name="ce18" office:value-type="float" office:value="193" calcext:value-type="float">
            <text:p>193</text:p>
          </table:table-cell>
          <table:table-cell table:style-name="ce18" office:value-type="float" office:value="114.4" calcext:value-type="float">
            <text:p>114.4</text:p>
          </table:table-cell>
          <table:table-cell table:style-name="ce18" office:value-type="float" office:value="3171" calcext:value-type="float">
            <text:p>3171</text:p>
          </table:table-cell>
          <table:table-cell table:style-name="ce18" office:value-type="float" office:value="1854" calcext:value-type="float">
            <text:p>1854</text:p>
          </table:table-cell>
          <table:table-cell table:formula="of:=[.D305]/131072" office:value-type="float" office:value="16.7488403320313" calcext:value-type="float">
            <text:p>16.75</text:p>
          </table:table-cell>
          <table:table-cell table:formula="of:=[.E305]/131072" office:value-type="float" office:value="16.4005126953125" calcext:value-type="float">
            <text:p>16.40</text:p>
          </table:table-cell>
          <table:table-cell table:formula="of:=[.E305]/[.D305]" office:value-type="float" office:value="0.979202880330014" calcext:value-type="float">
            <text:p>0.98</text:p>
          </table:table-cell>
          <table:table-cell table:formula="of:=[.G305]/131072" office:value-type="float" office:value="7.59168243408203" calcext:value-type="float">
            <text:p>7.59</text:p>
          </table:table-cell>
          <table:table-cell table:formula="of:=[.G305]/[.D305]" office:value-type="float" office:value="0.453266153571442" calcext:value-type="float">
            <text:p>0.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2669071" calcext:value-type="float">
            <text:p>2669071</text:p>
          </table:table-cell>
          <table:table-cell table:style-name="ce18" office:value-type="float" office:value="2162450" calcext:value-type="float">
            <text:p>2162450</text:p>
          </table:table-cell>
          <table:table-cell table:style-name="ce18" office:value-type="float" office:value="3396088" calcext:value-type="float">
            <text:p>3396088</text:p>
          </table:table-cell>
          <table:table-cell table:style-name="ce18" office:value-type="float" office:value="1047197" calcext:value-type="float">
            <text:p>1047197</text:p>
          </table:table-cell>
          <table:table-cell table:style-name="ce18" office:value-type="float" office:value="421113.1" calcext:value-type="float">
            <text:p>421113.1</text:p>
          </table:table-cell>
          <table:table-cell table:style-name="ce18" office:value-type="float" office:value="738" calcext:value-type="float">
            <text:p>738</text:p>
          </table:table-cell>
          <table:table-cell table:style-name="ce18" office:value-type="float" office:value="452.1" calcext:value-type="float">
            <text:p>452.1</text:p>
          </table:table-cell>
          <table:table-cell table:style-name="ce18" office:value-type="float" office:value="3455" calcext:value-type="float">
            <text:p>3455</text:p>
          </table:table-cell>
          <table:table-cell table:style-name="ce18" office:value-type="float" office:value="1247" calcext:value-type="float">
            <text:p>1247</text:p>
          </table:table-cell>
          <table:table-cell table:formula="of:=[.D306]/131072" office:value-type="float" office:value="20.363395690918" calcext:value-type="float">
            <text:p>20.36</text:p>
          </table:table-cell>
          <table:table-cell table:formula="of:=[.E306]/131072" office:value-type="float" office:value="16.4981842041016" calcext:value-type="float">
            <text:p>16.50</text:p>
          </table:table-cell>
          <table:table-cell table:formula="of:=[.E306]/[.D306]" office:value-type="float" office:value="0.810188264006465" calcext:value-type="float">
            <text:p>0.81</text:p>
          </table:table-cell>
          <table:table-cell table:formula="of:=[.G306]/131072" office:value-type="float" office:value="7.98947906494141" calcext:value-type="float">
            <text:p>7.99</text:p>
          </table:table-cell>
          <table:table-cell table:formula="of:=[.G306]/[.D306]" office:value-type="float" office:value="0.392345126825026" calcext:value-type="float">
            <text:p>0.3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086253" calcext:value-type="float">
            <text:p>3086253</text:p>
          </table:table-cell>
          <table:table-cell table:style-name="ce18" office:value-type="float" office:value="3483664" calcext:value-type="float">
            <text:p>3483664</text:p>
          </table:table-cell>
          <table:table-cell table:style-name="ce18" office:value-type="float" office:value="4851135" calcext:value-type="float">
            <text:p>4851135</text:p>
          </table:table-cell>
          <table:table-cell table:style-name="ce18" office:value-type="float" office:value="1774898" calcext:value-type="float">
            <text:p>1774898</text:p>
          </table:table-cell>
          <table:table-cell table:style-name="ce19" office:value-type="float" office:value="2150.4" calcext:value-type="float">
            <text:p>2150.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2.04" calcext:value-type="float">
            <text:p>12.0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3.46" calcext:value-type="float">
            <text:p>23.46</text:p>
          </table:table-cell>
          <table:table-cell table:formula="of:=[.D312]/131072" office:value-type="float" office:value="23.5462417602539" calcext:value-type="float">
            <text:p>23.55</text:p>
          </table:table-cell>
          <table:table-cell table:formula="of:=[.E312]/131072" office:value-type="float" office:value="26.5782470703125" calcext:value-type="float">
            <text:p>26.58</text:p>
          </table:table-cell>
          <table:table-cell table:formula="of:=[.E312]/[.D312]" office:value-type="float" office:value="1.12876812108405" calcext:value-type="float">
            <text:p>1.13</text:p>
          </table:table-cell>
          <table:table-cell table:formula="of:=[.G312]/131072" office:value-type="float" office:value="13.5413970947266" calcext:value-type="float">
            <text:p>13.54</text:p>
          </table:table-cell>
          <table:table-cell table:formula="of:=[.G312]/[.D312]" office:value-type="float" office:value="0.575098023396008" calcext:value-type="float">
            <text:p>0.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973841" calcext:value-type="float">
            <text:p>2973841</text:p>
          </table:table-cell>
          <table:table-cell table:style-name="ce18" office:value-type="float" office:value="3837969" calcext:value-type="float">
            <text:p>3837969</text:p>
          </table:table-cell>
          <table:table-cell table:style-name="ce18" office:value-type="float" office:value="5560569" calcext:value-type="float">
            <text:p>5560569</text:p>
          </table:table-cell>
          <table:table-cell table:style-name="ce18" office:value-type="float" office:value="1465758" calcext:value-type="float">
            <text:p>1465758</text:p>
          </table:table-cell>
          <table:table-cell table:style-name="ce19" office:value-type="float" office:value="28691.2" calcext:value-type="float">
            <text:p>28691.2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22.79" calcext:value-type="float">
            <text:p>22.79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95.08" calcext:value-type="float">
            <text:p>95.08</text:p>
          </table:table-cell>
          <table:table-cell table:formula="of:=[.D313]/131072" office:value-type="float" office:value="22.688606262207" calcext:value-type="float">
            <text:p>22.69</text:p>
          </table:table-cell>
          <table:table-cell table:formula="of:=[.E313]/131072" office:value-type="float" office:value="29.281379699707" calcext:value-type="float">
            <text:p>29.28</text:p>
          </table:table-cell>
          <table:table-cell table:formula="of:=[.E313]/[.D313]" office:value-type="float" office:value="1.29057639598082" calcext:value-type="float">
            <text:p>1.29</text:p>
          </table:table-cell>
          <table:table-cell table:formula="of:=[.G313]/131072" office:value-type="float" office:value="11.1828460693359" calcext:value-type="float">
            <text:p>11.18</text:p>
          </table:table-cell>
          <table:table-cell table:formula="of:=[.G313]/[.D313]" office:value-type="float" office:value="0.492883782286948" calcext:value-type="float">
            <text:p>0.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3393093" calcext:value-type="float">
            <text:p>3393093</text:p>
          </table:table-cell>
          <table:table-cell table:style-name="ce18" office:value-type="float" office:value="4003856" calcext:value-type="float">
            <text:p>4003856</text:p>
          </table:table-cell>
          <table:table-cell table:style-name="ce18" office:value-type="float" office:value="5933644" calcext:value-type="float">
            <text:p>5933644</text:p>
          </table:table-cell>
          <table:table-cell table:style-name="ce18" office:value-type="float" office:value="1354066" calcext:value-type="float">
            <text:p>1354066</text:p>
          </table:table-cell>
          <table:table-cell table:style-name="ce19" office:value-type="float" office:value="13673.8" calcext:value-type="float">
            <text:p>13673.8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31.46" calcext:value-type="float">
            <text:p>31.46</text:p>
          </table:table-cell>
          <table:table-cell table:style-name="ce18" office:value-type="float" office:value="678" calcext:value-type="float">
            <text:p>678</text:p>
          </table:table-cell>
          <table:table-cell table:style-name="ce18" office:value-type="float" office:value="188.98" calcext:value-type="float">
            <text:p>188.98</text:p>
          </table:table-cell>
          <table:table-cell table:formula="of:=[.D314]/131072" office:value-type="float" office:value="25.8872451782227" calcext:value-type="float">
            <text:p>25.89</text:p>
          </table:table-cell>
          <table:table-cell table:formula="of:=[.E314]/131072" office:value-type="float" office:value="30.5469970703125" calcext:value-type="float">
            <text:p>30.55</text:p>
          </table:table-cell>
          <table:table-cell table:formula="of:=[.E314]/[.D314]" office:value-type="float" office:value="1.18000184492438" calcext:value-type="float">
            <text:p>1.18</text:p>
          </table:table-cell>
          <table:table-cell table:formula="of:=[.G314]/131072" office:value-type="float" office:value="10.3307037353516" calcext:value-type="float">
            <text:p>10.33</text:p>
          </table:table-cell>
          <table:table-cell table:formula="of:=[.G314]/[.D314]" office:value-type="float" office:value="0.399065395496086" calcext:value-type="float">
            <text:p>0.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930998" calcext:value-type="float">
            <text:p>3930998</text:p>
          </table:table-cell>
          <table:table-cell table:style-name="ce18" office:value-type="float" office:value="4092178" calcext:value-type="float">
            <text:p>4092178</text:p>
          </table:table-cell>
          <table:table-cell table:style-name="ce18" office:value-type="float" office:value="6240053" calcext:value-type="float">
            <text:p>6240053</text:p>
          </table:table-cell>
          <table:table-cell table:style-name="ce18" office:value-type="float" office:value="1292264" calcext:value-type="float">
            <text:p>1292264</text:p>
          </table:table-cell>
          <table:table-cell table:style-name="ce19" office:value-type="float" office:value="11756.1" calcext:value-type="float">
            <text:p>11756.1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61.68" calcext:value-type="float">
            <text:p>61.68</text:p>
          </table:table-cell>
          <table:table-cell table:style-name="ce18" office:value-type="float" office:value="1976" calcext:value-type="float">
            <text:p>1976</text:p>
          </table:table-cell>
          <table:table-cell table:style-name="ce18" office:value-type="float" office:value="274.68" calcext:value-type="float">
            <text:p>274.68</text:p>
          </table:table-cell>
          <table:table-cell table:formula="of:=[.D315]/131072" office:value-type="float" office:value="29.9911346435547" calcext:value-type="float">
            <text:p>29.99</text:p>
          </table:table-cell>
          <table:table-cell table:formula="of:=[.E315]/131072" office:value-type="float" office:value="31.2208404541016" calcext:value-type="float">
            <text:p>31.22</text:p>
          </table:table-cell>
          <table:table-cell table:formula="of:=[.E315]/[.D315]" office:value-type="float" office:value="1.04100231035478" calcext:value-type="float">
            <text:p>1.04</text:p>
          </table:table-cell>
          <table:table-cell table:formula="of:=[.G315]/131072" office:value-type="float" office:value="9.85919189453125" calcext:value-type="float">
            <text:p>9.86</text:p>
          </table:table-cell>
          <table:table-cell table:formula="of:=[.G315]/[.D315]" office:value-type="float" office:value="0.3287368754703" calcext:value-type="float">
            <text:p>0.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6053049" calcext:value-type="float">
            <text:p>6053049</text:p>
          </table:table-cell>
          <table:table-cell table:style-name="ce18" office:value-type="float" office:value="4111762" calcext:value-type="float">
            <text:p>4111762</text:p>
          </table:table-cell>
          <table:table-cell table:style-name="ce18" office:value-type="float" office:value="6698262" calcext:value-type="float">
            <text:p>6698262</text:p>
          </table:table-cell>
          <table:table-cell table:style-name="ce18" office:value-type="float" office:value="1175106" calcext:value-type="float">
            <text:p>1175106</text:p>
          </table:table-cell>
          <table:table-cell table:style-name="ce19" office:value-type="float" office:value="13027.6" calcext:value-type="float">
            <text:p>13027.6</text:p>
          </table:table-cell>
          <table:table-cell table:style-name="ce18" office:value-type="float" office:value="579" calcext:value-type="float">
            <text:p>579</text:p>
          </table:table-cell>
          <table:table-cell table:style-name="ce18" office:value-type="float" office:value="268.79" calcext:value-type="float">
            <text:p>268.79</text:p>
          </table:table-cell>
          <table:table-cell table:style-name="ce18" office:value-type="float" office:value="198333" calcext:value-type="float">
            <text:p>198333</text:p>
          </table:table-cell>
          <table:table-cell table:style-name="ce18" office:value-type="float" office:value="918.28" calcext:value-type="float">
            <text:p>918.28</text:p>
          </table:table-cell>
          <table:table-cell table:formula="of:=[.D316]/131072" office:value-type="float" office:value="46.1810989379883" calcext:value-type="float">
            <text:p>46.18</text:p>
          </table:table-cell>
          <table:table-cell table:formula="of:=[.E316]/131072" office:value-type="float" office:value="31.3702545166016" calcext:value-type="float">
            <text:p>31.37</text:p>
          </table:table-cell>
          <table:table-cell table:formula="of:=[.E316]/[.D316]" office:value-type="float" office:value="0.679287744077406" calcext:value-type="float">
            <text:p>0.68</text:p>
          </table:table-cell>
          <table:table-cell table:formula="of:=[.G316]/131072" office:value-type="float" office:value="8.96534729003906" calcext:value-type="float">
            <text:p>8.97</text:p>
          </table:table-cell>
          <table:table-cell table:formula="of:=[.G316]/[.D316]" office:value-type="float" office:value="0.194134559294002" calcext:value-type="float">
            <text:p>0.19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0"/>
          <table:table-cell table:number-columns-repeated="18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0"/>
          <table:table-cell table:number-columns-repeated="18"/>
        </table:table-row>
        <table:table-row table:style-name="ro1">
          <table:table-cell table:number-columns-repeated="4"/>
          <table:table-cell table:style-name="ce20"/>
          <table:table-cell table:number-columns-repeated="18"/>
        </table:table-row>
        <table:table-row table:style-name="ro1">
          <table:table-cell office:value-type="string" calcext:value-type="string">
            <text:p>filter cr 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650699" calcext:value-type="float">
            <text:p>2650699</text:p>
          </table:table-cell>
          <table:table-cell table:style-name="ce18" office:value-type="float" office:value="2209804" calcext:value-type="float">
            <text:p>2209804</text:p>
          </table:table-cell>
          <table:table-cell table:style-name="ce18" office:value-type="float" office:value="2866623" calcext:value-type="float">
            <text:p>2866623</text:p>
          </table:table-cell>
          <table:table-cell table:style-name="ce18" office:value-type="float" office:value="1850646" calcext:value-type="float">
            <text:p>1850646</text:p>
          </table:table-cell>
          <table:table-cell table:style-name="ce18" office:value-type="float" office:value="135981.2" calcext:value-type="float">
            <text:p>135981.2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15.76" calcext:value-type="float">
            <text:p>15.76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6.48" calcext:value-type="float">
            <text:p>16.48</text:p>
          </table:table-cell>
          <table:table-cell table:formula="of:=[.D320]/131072" office:value-type="float" office:value="20.2232284545898" calcext:value-type="float">
            <text:p>20.22</text:p>
          </table:table-cell>
          <table:table-cell table:formula="of:=[.E320]/131072" office:value-type="float" office:value="16.8594665527344" calcext:value-type="float">
            <text:p>16.86</text:p>
          </table:table-cell>
          <table:table-cell table:formula="of:=[.E320]/[.D320]" office:value-type="float" office:value="0.833668402183726" calcext:value-type="float">
            <text:p>0.83</text:p>
          </table:table-cell>
          <table:table-cell table:formula="of:=[.G320]/131072" office:value-type="float" office:value="14.1193084716797" calcext:value-type="float">
            <text:p>14.12</text:p>
          </table:table-cell>
          <table:table-cell table:formula="of:=[.G320]/[.D320]" office:value-type="float" office:value="0.698172821584043" calcext:value-type="float">
            <text:p>0.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37449" calcext:value-type="float">
            <text:p>1837449</text:p>
          </table:table-cell>
          <table:table-cell table:style-name="ce18" office:value-type="float" office:value="2163730" calcext:value-type="float">
            <text:p>2163730</text:p>
          </table:table-cell>
          <table:table-cell table:style-name="ce18" office:value-type="float" office:value="2759011" calcext:value-type="float">
            <text:p>2759011</text:p>
          </table:table-cell>
          <table:table-cell table:style-name="ce18" office:value-type="float" office:value="1029849" calcext:value-type="float">
            <text:p>1029849</text:p>
          </table:table-cell>
          <table:table-cell table:style-name="ce18" office:value-type="float" office:value="91111.8" calcext:value-type="float">
            <text:p>91111.8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6.48" calcext:value-type="float">
            <text:p>16.4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5.27" calcext:value-type="float">
            <text:p>35.27</text:p>
          </table:table-cell>
          <table:table-cell table:formula="of:=[.D321]/131072" office:value-type="float" office:value="14.0186233520508" calcext:value-type="float">
            <text:p>14.02</text:p>
          </table:table-cell>
          <table:table-cell table:formula="of:=[.E321]/131072" office:value-type="float" office:value="16.5079498291016" calcext:value-type="float">
            <text:p>16.51</text:p>
          </table:table-cell>
          <table:table-cell table:formula="of:=[.E321]/[.D321]" office:value-type="float" office:value="1.17757281970819" calcext:value-type="float">
            <text:p>1.18</text:p>
          </table:table-cell>
          <table:table-cell table:formula="of:=[.G321]/131072" office:value-type="float" office:value="7.85712432861328" calcext:value-type="float">
            <text:p>7.86</text:p>
          </table:table-cell>
          <table:table-cell table:formula="of:=[.G321]/[.D321]" office:value-type="float" office:value="0.560477596929221" calcext:value-type="float">
            <text:p>0.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566910" calcext:value-type="float">
            <text:p>1566910</text:p>
          </table:table-cell>
          <table:table-cell table:style-name="ce18" office:value-type="float" office:value="2253344" calcext:value-type="float">
            <text:p>2253344</text:p>
          </table:table-cell>
          <table:table-cell table:style-name="ce18" office:value-type="float" office:value="2965636" calcext:value-type="float">
            <text:p>2965636</text:p>
          </table:table-cell>
          <table:table-cell table:style-name="ce18" office:value-type="float" office:value="592267" calcext:value-type="float">
            <text:p>592267</text:p>
          </table:table-cell>
          <table:table-cell table:style-name="ce18" office:value-type="float" office:value="132485.1" calcext:value-type="float">
            <text:p>132485.1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32.66" calcext:value-type="float">
            <text:p>32.66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114.22" calcext:value-type="float">
            <text:p>114.22</text:p>
          </table:table-cell>
          <table:table-cell table:formula="of:=[.D322]/131072" office:value-type="float" office:value="11.9545745849609" calcext:value-type="float">
            <text:p>11.95</text:p>
          </table:table-cell>
          <table:table-cell table:formula="of:=[.E322]/131072" office:value-type="float" office:value="17.191650390625" calcext:value-type="float">
            <text:p>17.19</text:p>
          </table:table-cell>
          <table:table-cell table:formula="of:=[.E322]/[.D322]" office:value-type="float" office:value="1.43808131928445" calcext:value-type="float">
            <text:p>1.44</text:p>
          </table:table-cell>
          <table:table-cell table:formula="of:=[.G322]/131072" office:value-type="float" office:value="4.51863861083984" calcext:value-type="float">
            <text:p>4.52</text:p>
          </table:table-cell>
          <table:table-cell table:formula="of:=[.G322]/[.D322]" office:value-type="float" office:value="0.377984057795279" calcext:value-type="float">
            <text:p>0.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778465" calcext:value-type="float">
            <text:p>1778465</text:p>
          </table:table-cell>
          <table:table-cell table:style-name="ce18" office:value-type="float" office:value="2246418" calcext:value-type="float">
            <text:p>2246418</text:p>
          </table:table-cell>
          <table:table-cell table:style-name="ce18" office:value-type="float" office:value="3092845" calcext:value-type="float">
            <text:p>3092845</text:p>
          </table:table-cell>
          <table:table-cell table:style-name="ce18" office:value-type="float" office:value="473181" calcext:value-type="float">
            <text:p>473181</text:p>
          </table:table-cell>
          <table:table-cell table:style-name="ce18" office:value-type="float" office:value="297456.1" calcext:value-type="float">
            <text:p>297456.1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42.9" calcext:value-type="float">
            <text:p>42.9</text:p>
          </table:table-cell>
          <table:table-cell table:style-name="ce18" office:value-type="float" office:value="3402" calcext:value-type="float">
            <text:p>3402</text:p>
          </table:table-cell>
          <table:table-cell table:style-name="ce18" office:value-type="float" office:value="1772.93" calcext:value-type="float">
            <text:p>1772.93</text:p>
          </table:table-cell>
          <table:table-cell table:formula="of:=[.D323]/131072" office:value-type="float" office:value="13.5686111450195" calcext:value-type="float">
            <text:p>13.57</text:p>
          </table:table-cell>
          <table:table-cell table:formula="of:=[.E323]/131072" office:value-type="float" office:value="17.1388092041016" calcext:value-type="float">
            <text:p>17.14</text:p>
          </table:table-cell>
          <table:table-cell table:formula="of:=[.E323]/[.D323]" office:value-type="float" office:value="1.26312184946007" calcext:value-type="float">
            <text:p>1.26</text:p>
          </table:table-cell>
          <table:table-cell table:formula="of:=[.G323]/131072" office:value-type="float" office:value="3.61008453369141" calcext:value-type="float">
            <text:p>3.61</text:p>
          </table:table-cell>
          <table:table-cell table:formula="of:=[.G323]/[.D323]" office:value-type="float" office:value="0.266061463115664" calcext:value-type="float">
            <text:p>0.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2217214" calcext:value-type="float">
            <text:p>2217214</text:p>
          </table:table-cell>
          <table:table-cell table:style-name="ce18" office:value-type="float" office:value="2283665" calcext:value-type="float">
            <text:p>2283665</text:p>
          </table:table-cell>
          <table:table-cell table:style-name="ce18" office:value-type="float" office:value="3375020" calcext:value-type="float">
            <text:p>3375020</text:p>
          </table:table-cell>
          <table:table-cell table:style-name="ce18" office:value-type="float" office:value="585156" calcext:value-type="float">
            <text:p>585156</text:p>
          </table:table-cell>
          <table:table-cell table:style-name="ce18" office:value-type="float" office:value="447830.9" calcext:value-type="float">
            <text:p>447830.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6.23" calcext:value-type="float">
            <text:p>26.23</text:p>
          </table:table-cell>
          <table:table-cell table:style-name="ce18" office:value-type="float" office:value="3458" calcext:value-type="float">
            <text:p>3458</text:p>
          </table:table-cell>
          <table:table-cell table:style-name="ce18" office:value-type="float" office:value="1291.97" calcext:value-type="float">
            <text:p>1291.97</text:p>
          </table:table-cell>
          <table:table-cell table:formula="of:=[.D324]/131072" office:value-type="float" office:value="16.9160003662109" calcext:value-type="float">
            <text:p>16.92</text:p>
          </table:table-cell>
          <table:table-cell table:formula="of:=[.E324]/131072" office:value-type="float" office:value="17.422981262207" calcext:value-type="float">
            <text:p>17.42</text:p>
          </table:table-cell>
          <table:table-cell table:formula="of:=[.E324]/[.D324]" office:value-type="float" office:value="1.02997049450346" calcext:value-type="float">
            <text:p>1.03</text:p>
          </table:table-cell>
          <table:table-cell table:formula="of:=[.G324]/131072" office:value-type="float" office:value="4.46438598632813" calcext:value-type="float">
            <text:p>4.46</text:p>
          </table:table-cell>
          <table:table-cell table:formula="of:=[.G324]/[.D324]" office:value-type="float" office:value="0.26391498520215" calcext:value-type="float">
            <text:p>0.26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20"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0"/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2902769" calcext:value-type="float">
            <text:p>2902769</text:p>
          </table:table-cell>
          <table:table-cell table:style-name="ce18" office:value-type="float" office:value="3477520" calcext:value-type="float">
            <text:p>3477520</text:p>
          </table:table-cell>
          <table:table-cell table:style-name="ce18" office:value-type="float" office:value="4423804" calcext:value-type="float">
            <text:p>4423804</text:p>
          </table:table-cell>
          <table:table-cell table:style-name="ce18" office:value-type="float" office:value="1604585" calcext:value-type="float">
            <text:p>1604585</text:p>
          </table:table-cell>
          <table:table-cell table:style-name="ce18" office:value-type="float" office:value="2441.6" calcext:value-type="float">
            <text:p>2441.6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1.68" calcext:value-type="float">
            <text:p>11.6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5.52" calcext:value-type="float">
            <text:p>25.52</text:p>
          </table:table-cell>
          <table:table-cell table:formula="of:=[.D330]/131072" office:value-type="float" office:value="22.146369934082" calcext:value-type="float">
            <text:p>22.15</text:p>
          </table:table-cell>
          <table:table-cell table:formula="of:=[.E330]/131072" office:value-type="float" office:value="26.5313720703125" calcext:value-type="float">
            <text:p>26.53</text:p>
          </table:table-cell>
          <table:table-cell table:formula="of:=[.E330]/[.D330]" office:value-type="float" office:value="1.1980009432373" calcext:value-type="float">
            <text:p>1.20</text:p>
          </table:table-cell>
          <table:table-cell table:formula="of:=[.G330]/131072" office:value-type="float" office:value="12.2420120239258" calcext:value-type="float">
            <text:p>12.24</text:p>
          </table:table-cell>
          <table:table-cell table:formula="of:=[.G330]/[.D330]" office:value-type="float" office:value="0.552777365336339" calcext:value-type="float">
            <text:p>0.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408571" calcext:value-type="float">
            <text:p>2408571</text:p>
          </table:table-cell>
          <table:table-cell table:style-name="ce18" office:value-type="float" office:value="3917842" calcext:value-type="float">
            <text:p>3917842</text:p>
          </table:table-cell>
          <table:table-cell table:style-name="ce18" office:value-type="float" office:value="5151764" calcext:value-type="float">
            <text:p>5151764</text:p>
          </table:table-cell>
          <table:table-cell table:style-name="ce18" office:value-type="float" office:value="797479" calcext:value-type="float">
            <text:p>797479</text:p>
          </table:table-cell>
          <table:table-cell table:style-name="ce18" office:value-type="float" office:value="10675.3" calcext:value-type="float">
            <text:p>10675.3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16.36" calcext:value-type="float">
            <text:p>16.3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80.01" calcext:value-type="float">
            <text:p>80.01</text:p>
          </table:table-cell>
          <table:table-cell table:formula="of:=[.D331]/131072" office:value-type="float" office:value="18.3759384155273" calcext:value-type="float">
            <text:p>18.38</text:p>
          </table:table-cell>
          <table:table-cell table:formula="of:=[.E331]/131072" office:value-type="float" office:value="29.8907623291016" calcext:value-type="float">
            <text:p>29.89</text:p>
          </table:table-cell>
          <table:table-cell table:formula="of:=[.E331]/[.D331]" office:value-type="float" office:value="1.62662508184313" calcext:value-type="float">
            <text:p>1.63</text:p>
          </table:table-cell>
          <table:table-cell table:formula="of:=[.G331]/131072" office:value-type="float" office:value="6.08428192138672" calcext:value-type="float">
            <text:p>6.08</text:p>
          </table:table-cell>
          <table:table-cell table:formula="of:=[.G331]/[.D331]" office:value-type="float" office:value="0.331100474098542" calcext:value-type="float">
            <text:p>0.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2606208" calcext:value-type="float">
            <text:p>2606208</text:p>
          </table:table-cell>
          <table:table-cell table:style-name="ce18" office:value-type="float" office:value="4112401" calcext:value-type="float">
            <text:p>4112401</text:p>
          </table:table-cell>
          <table:table-cell table:style-name="ce18" office:value-type="float" office:value="5592073" calcext:value-type="float">
            <text:p>5592073</text:p>
          </table:table-cell>
          <table:table-cell table:style-name="ce18" office:value-type="float" office:value="463725" calcext:value-type="float">
            <text:p>463725</text:p>
          </table:table-cell>
          <table:table-cell table:style-name="ce18" office:value-type="float" office:value="17179.9" calcext:value-type="float">
            <text:p>17179.9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2.38" calcext:value-type="float">
            <text:p>22.38</text:p>
          </table:table-cell>
          <table:table-cell table:style-name="ce18" office:value-type="float" office:value="745" calcext:value-type="float">
            <text:p>745</text:p>
          </table:table-cell>
          <table:table-cell table:style-name="ce18" office:value-type="float" office:value="165.08" calcext:value-type="float">
            <text:p>165.08</text:p>
          </table:table-cell>
          <table:table-cell table:formula="of:=[.D332]/131072" office:value-type="float" office:value="19.8837890625" calcext:value-type="float">
            <text:p>19.88</text:p>
          </table:table-cell>
          <table:table-cell table:formula="of:=[.E332]/131072" office:value-type="float" office:value="31.375129699707" calcext:value-type="float">
            <text:p>31.38</text:p>
          </table:table-cell>
          <table:table-cell table:formula="of:=[.E332]/[.D332]" office:value-type="float" office:value="1.57792509270173" calcext:value-type="float">
            <text:p>1.58</text:p>
          </table:table-cell>
          <table:table-cell table:formula="of:=[.G332]/131072" office:value-type="float" office:value="3.53794097900391" calcext:value-type="float">
            <text:p>3.54</text:p>
          </table:table-cell>
          <table:table-cell table:formula="of:=[.G332]/[.D332]" office:value-type="float" office:value="0.177930924930013" calcext:value-type="float">
            <text:p>0.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004740" calcext:value-type="float">
            <text:p>3004740</text:p>
          </table:table-cell>
          <table:table-cell table:style-name="ce18" office:value-type="float" office:value="4263439" calcext:value-type="float">
            <text:p>4263439</text:p>
          </table:table-cell>
          <table:table-cell table:style-name="ce18" office:value-type="float" office:value="6026016" calcext:value-type="float">
            <text:p>6026016</text:p>
          </table:table-cell>
          <table:table-cell table:style-name="ce18" office:value-type="float" office:value="297234" calcext:value-type="float">
            <text:p>297234</text:p>
          </table:table-cell>
          <table:table-cell table:style-name="ce18" office:value-type="float" office:value="9433.8" calcext:value-type="float">
            <text:p>9433.8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5.5" calcext:value-type="float">
            <text:p>25.5</text:p>
          </table:table-cell>
          <table:table-cell table:style-name="ce18" office:value-type="float" office:value="2223" calcext:value-type="float">
            <text:p>2223</text:p>
          </table:table-cell>
          <table:table-cell table:style-name="ce18" office:value-type="float" office:value="329.58" calcext:value-type="float">
            <text:p>329.58</text:p>
          </table:table-cell>
          <table:table-cell table:formula="of:=[.D333]/131072" office:value-type="float" office:value="22.9243469238281" calcext:value-type="float">
            <text:p>22.92</text:p>
          </table:table-cell>
          <table:table-cell table:formula="of:=[.E333]/131072" office:value-type="float" office:value="32.527458190918" calcext:value-type="float">
            <text:p>32.53</text:p>
          </table:table-cell>
          <table:table-cell table:formula="of:=[.E333]/[.D333]" office:value-type="float" office:value="1.41890446427977" calcext:value-type="float">
            <text:p>1.42</text:p>
          </table:table-cell>
          <table:table-cell table:formula="of:=[.G333]/131072" office:value-type="float" office:value="2.26771545410156" calcext:value-type="float">
            <text:p>2.27</text:p>
          </table:table-cell>
          <table:table-cell table:formula="of:=[.G333]/[.D333]" office:value-type="float" office:value="0.0989217037081411" calcext:value-type="float">
            <text:p>0.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4561770" calcext:value-type="float">
            <text:p>4561770</text:p>
          </table:table-cell>
          <table:table-cell table:style-name="ce18" office:value-type="float" office:value="4373520" calcext:value-type="float">
            <text:p>4373520</text:p>
          </table:table-cell>
          <table:table-cell table:style-name="ce18" office:value-type="float" office:value="6654934" calcext:value-type="float">
            <text:p>6654934</text:p>
          </table:table-cell>
          <table:table-cell table:style-name="ce18" office:value-type="float" office:value="139861" calcext:value-type="float">
            <text:p>139861</text:p>
          </table:table-cell>
          <table:table-cell table:style-name="ce18" office:value-type="float" office:value="13008.5" calcext:value-type="float">
            <text:p>13008.5</text:p>
          </table:table-cell>
          <table:table-cell table:style-name="ce18" office:value-type="float" office:value="142" calcext:value-type="float">
            <text:p>142</text:p>
          </table:table-cell>
          <table:table-cell table:style-name="ce18" office:value-type="float" office:value="134.59" calcext:value-type="float">
            <text:p>134.59</text:p>
          </table:table-cell>
          <table:table-cell table:style-name="ce18" office:value-type="float" office:value="185970" calcext:value-type="float">
            <text:p>185970</text:p>
          </table:table-cell>
          <table:table-cell table:style-name="ce18" office:value-type="float" office:value="2682.25" calcext:value-type="float">
            <text:p>2682.25</text:p>
          </table:table-cell>
          <table:table-cell table:formula="of:=[.D334]/131072" office:value-type="float" office:value="34.8035430908203" calcext:value-type="float">
            <text:p>34.80</text:p>
          </table:table-cell>
          <table:table-cell table:formula="of:=[.E334]/131072" office:value-type="float" office:value="33.3673095703125" calcext:value-type="float">
            <text:p>33.37</text:p>
          </table:table-cell>
          <table:table-cell table:formula="of:=[.E334]/[.D334]" office:value-type="float" office:value="0.958733123327129" calcext:value-type="float">
            <text:p>0.96</text:p>
          </table:table-cell>
          <table:table-cell table:formula="of:=[.G334]/131072" office:value-type="float" office:value="1.06705474853516" calcext:value-type="float">
            <text:p>1.07</text:p>
          </table:table-cell>
          <table:table-cell table:formula="of:=[.G334]/[.D334]" office:value-type="float" office:value="0.0306593712528251" calcext:value-type="float">
            <text:p>0.03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13"/>
          <table:table-cell table:style-name="Default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filter ph 2 rea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381432" calcext:value-type="float">
            <text:p>381432</text:p>
          </table:table-cell>
          <table:table-cell table:number-columns-repeated="8"/>
          <table:table-cell table:formula="of:=[.D338]/131072" office:value-type="float" office:value="2.91009521484375" calcext:value-type="float">
            <text:p>2.91</text:p>
          </table:table-cell>
          <table:table-cell table:style-name="Default" table:number-columns-repeated="4"/>
          <table:table-cell table:style-name="ce22" table:formula="of:=[.M194]*131072/3.3" office:value-type="float" office:value="115585.454545455" calcext:value-type="float">
            <text:p>115585</text:p>
          </table:table-cell>
          <table:table-cell office:value-type="float" office:value="2.9" calcext:value-type="float">
            <text:p>2.9</text:p>
          </table:table-cell>
          <table:table-cell office:value-type="float" office:value="115515" calcext:value-type="float">
            <text:p>115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21270" calcext:value-type="float">
            <text:p>321270</text:p>
          </table:table-cell>
          <table:table-cell table:number-columns-repeated="8"/>
          <table:table-cell table:formula="of:=[.D339]/131072" office:value-type="float" office:value="2.45109558105469" calcext:value-type="float">
            <text:p>2.45</text:p>
          </table:table-cell>
          <table:table-cell table:style-name="Default" table:number-columns-repeated="4"/>
          <table:table-cell table:style-name="ce22" table:formula="of:=[.M195]*131072/3.3" office:value-type="float" office:value="97354.5454545455" calcext:value-type="float">
            <text:p>97355</text:p>
          </table:table-cell>
          <table:table-cell office:value-type="float" office:value="2.41" calcext:value-type="float">
            <text:p>2.41</text:p>
          </table:table-cell>
          <table:table-cell office:value-type="float" office:value="95949" calcext:value-type="float">
            <text:p>959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323445" calcext:value-type="float">
            <text:p>323445</text:p>
          </table:table-cell>
          <table:table-cell table:number-columns-repeated="8"/>
          <table:table-cell table:formula="of:=[.D340]/131072" office:value-type="float" office:value="2.46768951416016" calcext:value-type="float">
            <text:p>2.47</text:p>
          </table:table-cell>
          <table:table-cell table:style-name="Default" table:number-columns-repeated="4"/>
          <table:table-cell table:style-name="ce22" table:formula="of:=[.M196]*131072/3.3" office:value-type="float" office:value="98013.6363636364" calcext:value-type="float">
            <text:p>98014</text:p>
          </table:table-cell>
          <table:table-cell office:value-type="float" office:value="2.49" calcext:value-type="float">
            <text:p>2.49</text:p>
          </table:table-cell>
          <table:table-cell office:value-type="float" office:value="99258" calcext:value-type="float">
            <text:p>992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13712" calcext:value-type="float">
            <text:p>413712</text:p>
          </table:table-cell>
          <table:table-cell table:number-columns-repeated="8"/>
          <table:table-cell table:formula="of:=[.D341]/131072" office:value-type="float" office:value="3.1563720703125" calcext:value-type="float">
            <text:p>3.16</text:p>
          </table:table-cell>
          <table:table-cell table:style-name="Default" table:number-columns-repeated="4"/>
          <table:table-cell table:style-name="ce22" table:formula="of:=[.M197]*131072/3.3" office:value-type="float" office:value="125367.272727273" calcext:value-type="float">
            <text:p>125367</text:p>
          </table:table-cell>
          <table:table-cell office:value-type="float" office:value="2.97" calcext:value-type="float">
            <text:p>2.97</text:p>
          </table:table-cell>
          <table:table-cell office:value-type="float" office:value="117041" calcext:value-type="float">
            <text:p>1170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442251" calcext:value-type="float">
            <text:p>442251</text:p>
          </table:table-cell>
          <table:table-cell table:number-columns-repeated="8"/>
          <table:table-cell table:formula="of:=[.D342]/131072" office:value-type="float" office:value="3.37410736083984" calcext:value-type="float">
            <text:p>3.37</text:p>
          </table:table-cell>
          <table:table-cell table:style-name="Default" table:number-columns-repeated="4"/>
          <table:table-cell table:style-name="ce22" table:formula="of:=[.M198]*131072/3.3" office:value-type="float" office:value="134015.454545455" calcext:value-type="float">
            <text:p>134015</text:p>
          </table:table-cell>
          <table:table-cell office:value-type="float" office:value="3.22" calcext:value-type="float">
            <text:p>3.22</text:p>
          </table:table-cell>
          <table:table-cell office:value-type="float" office:value="128058" calcext:value-type="float">
            <text:p>128058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521092" calcext:value-type="float">
            <text:p>521092</text:p>
          </table:table-cell>
          <table:table-cell table:number-columns-repeated="8"/>
          <table:table-cell table:formula="of:=[.D348]/131072" office:value-type="float" office:value="3.97561645507812" calcext:value-type="float">
            <text:p>3.98</text:p>
          </table:table-cell>
          <table:table-cell table:style-name="Default" table:number-columns-repeated="4"/>
          <table:table-cell table:style-name="ce22" table:formula="of:=[.M204]*131072/3.3" office:value-type="float" office:value="157906.666666667" calcext:value-type="float">
            <text:p>157907</text:p>
          </table:table-cell>
          <table:table-cell office:value-type="float" office:value="3.97" calcext:value-type="float">
            <text:p>3.97</text:p>
          </table:table-cell>
          <table:table-cell office:value-type="float" office:value="158120" calcext:value-type="float">
            <text:p>1581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496660" calcext:value-type="float">
            <text:p>496660</text:p>
          </table:table-cell>
          <table:table-cell table:number-columns-repeated="8"/>
          <table:table-cell table:formula="of:=[.D349]/131072" office:value-type="float" office:value="3.78921508789062" calcext:value-type="float">
            <text:p>3.79</text:p>
          </table:table-cell>
          <table:table-cell table:style-name="Default" table:number-columns-repeated="4"/>
          <table:table-cell table:style-name="ce22" table:formula="of:=[.M205]*131072/3.3" office:value-type="float" office:value="150503.03030303" calcext:value-type="float">
            <text:p>150503</text:p>
          </table:table-cell>
          <table:table-cell office:value-type="float" office:value="3.8" calcext:value-type="float">
            <text:p>3.8</text:p>
          </table:table-cell>
          <table:table-cell office:value-type="float" office:value="151188" calcext:value-type="float">
            <text:p>151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595875" calcext:value-type="float">
            <text:p>595875</text:p>
          </table:table-cell>
          <table:table-cell table:number-columns-repeated="8"/>
          <table:table-cell table:formula="of:=[.D350]/131072" office:value-type="float" office:value="4.54616546630859" calcext:value-type="float">
            <text:p>4.55</text:p>
          </table:table-cell>
          <table:table-cell table:style-name="Default" table:number-columns-repeated="4"/>
          <table:table-cell table:style-name="ce22" table:formula="of:=[.M206]*131072/3.3" office:value-type="float" office:value="180568.181818182" calcext:value-type="float">
            <text:p>180568</text:p>
          </table:table-cell>
          <table:table-cell office:value-type="float" office:value="4.68" calcext:value-type="float">
            <text:p>4.68</text:p>
          </table:table-cell>
          <table:table-cell table:style-name="ce22" office:value-type="float" office:value="186267" calcext:value-type="float">
            <text:p>186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664061" calcext:value-type="float">
            <text:p>664061</text:p>
          </table:table-cell>
          <table:table-cell table:number-columns-repeated="8"/>
          <table:table-cell table:formula="of:=[.D351]/131072" office:value-type="float" office:value="5.06638336181641" calcext:value-type="float">
            <text:p>5.07</text:p>
          </table:table-cell>
          <table:table-cell table:style-name="Default"/>
          <table:table-cell table:style-name="ce22"/>
          <table:table-cell table:style-name="Default" table:number-columns-repeated="2"/>
          <table:table-cell table:style-name="ce22" table:formula="of:=[.M207]*131072/3.3" office:value-type="float" office:value="201230.606060606" calcext:value-type="float">
            <text:p>201231</text:p>
          </table:table-cell>
          <table:table-cell office:value-type="float" office:value="5.22" calcext:value-type="float">
            <text:p>5.22</text:p>
          </table:table-cell>
          <table:table-cell office:value-type="float" office:value="207656" calcext:value-type="float">
            <text:p>2076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717989" calcext:value-type="float">
            <text:p>717989</text:p>
          </table:table-cell>
          <table:table-cell table:number-columns-repeated="8"/>
          <table:table-cell table:formula="of:=[.D352]/131072" office:value-type="float" office:value="5.47782135009766" calcext:value-type="float">
            <text:p>5.48</text:p>
          </table:table-cell>
          <table:table-cell table:style-name="Default" table:number-columns-repeated="4"/>
          <table:table-cell table:style-name="ce22" table:formula="of:=[.M208]*131072/3.3" office:value-type="float" office:value="217572.424242424" calcext:value-type="float">
            <text:p>217572</text:p>
          </table:table-cell>
          <table:table-cell office:value-type="float" office:value="5.68" calcext:value-type="float">
            <text:p>5.68</text:p>
          </table:table-cell>
          <table:table-cell office:value-type="float" office:value="226320" calcext:value-type="float">
            <text:p>22632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19"/>
          <table:table-cell table:number-columns-repeated="9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style-name="ce19"/>
          <table:table-cell table:number-columns-repeated="9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3"/>
          <table:table-cell table:style-name="ce19"/>
          <table:table-cell table:number-columns-repeated="9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cr 2 rea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426050" calcext:value-type="float">
            <text:p>426050</text:p>
          </table:table-cell>
          <table:table-cell table:number-columns-repeated="8"/>
          <table:table-cell table:formula="of:=[.D356]/131072" office:value-type="float" office:value="3.25050354003906" calcext:value-type="float">
            <text:p>3.25</text:p>
          </table:table-cell>
          <table:table-cell table:style-name="Default" table:number-columns-repeated="4"/>
          <table:table-cell table:style-name="ce22" table:formula="of:=[.M212]*131072/3.3" office:value-type="float" office:value="129106.060606061" calcext:value-type="float">
            <text:p>129106</text:p>
          </table:table-cell>
          <table:table-cell office:value-type="float" office:value="3.31" calcext:value-type="float">
            <text:p>3.31</text:p>
          </table:table-cell>
          <table:table-cell office:value-type="float" office:value="132029" calcext:value-type="float">
            <text:p>1320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23106" calcext:value-type="float">
            <text:p>323106</text:p>
          </table:table-cell>
          <table:table-cell table:number-columns-repeated="8"/>
          <table:table-cell table:formula="of:=[.D357]/131072" office:value-type="float" office:value="2.46510314941406" calcext:value-type="float">
            <text:p>2.47</text:p>
          </table:table-cell>
          <table:table-cell table:style-name="Default" table:number-columns-repeated="4"/>
          <table:table-cell table:style-name="ce22" table:formula="of:=[.M213]*131072/3.3" office:value-type="float" office:value="97910.9090909091" calcext:value-type="float">
            <text:p>97911</text:p>
          </table:table-cell>
          <table:table-cell office:value-type="float" office:value="2.42" calcext:value-type="float">
            <text:p>2.42</text:p>
          </table:table-cell>
          <table:table-cell office:value-type="float" office:value="96445" calcext:value-type="float">
            <text:p>964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94553" calcext:value-type="float">
            <text:p>294553</text:p>
          </table:table-cell>
          <table:table-cell table:number-columns-repeated="8"/>
          <table:table-cell table:formula="of:=[.D358]/131072" office:value-type="float" office:value="2.24726104736328" calcext:value-type="float">
            <text:p>2.25</text:p>
          </table:table-cell>
          <table:table-cell table:style-name="Default" table:number-columns-repeated="4"/>
          <table:table-cell table:style-name="ce22" table:formula="of:=[.M214]*131072/3.3" office:value-type="float" office:value="89258.4848484849" calcext:value-type="float">
            <text:p>89258</text:p>
          </table:table-cell>
          <table:table-cell office:value-type="float" office:value="2.26" calcext:value-type="float">
            <text:p>2.26</text:p>
          </table:table-cell>
          <table:table-cell office:value-type="float" office:value="89927" calcext:value-type="float">
            <text:p>899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344645" calcext:value-type="float">
            <text:p>344645</text:p>
          </table:table-cell>
          <table:table-cell table:number-columns-repeated="8"/>
          <table:table-cell table:formula="of:=[.D359]/131072" office:value-type="float" office:value="2.62943267822266" calcext:value-type="float">
            <text:p>2.63</text:p>
          </table:table-cell>
          <table:table-cell table:style-name="Default" table:number-columns-repeated="4"/>
          <table:table-cell table:style-name="ce22" table:formula="of:=[.M215]*131072/3.3" office:value-type="float" office:value="104437.878787879" calcext:value-type="float">
            <text:p>104438</text:p>
          </table:table-cell>
          <table:table-cell office:value-type="float" office:value="2.51" calcext:value-type="float">
            <text:p>2.51</text:p>
          </table:table-cell>
          <table:table-cell office:value-type="float" office:value="99835" calcext:value-type="float">
            <text:p>998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94262" calcext:value-type="float">
            <text:p>394262</text:p>
          </table:table-cell>
          <table:table-cell table:number-columns-repeated="8"/>
          <table:table-cell table:formula="of:=[.D360]/131072" office:value-type="float" office:value="3.00798034667969" calcext:value-type="float">
            <text:p>3.01</text:p>
          </table:table-cell>
          <table:table-cell table:style-name="Default" table:number-columns-repeated="4"/>
          <table:table-cell table:style-name="ce22" table:formula="of:=[.M216]*131072/3.3" office:value-type="float" office:value="119473.333333333" calcext:value-type="float">
            <text:p>119473</text:p>
          </table:table-cell>
          <table:table-cell office:value-type="float" office:value="2.73" calcext:value-type="float">
            <text:p>2.73</text:p>
          </table:table-cell>
          <table:table-cell office:value-type="float" office:value="108996" calcext:value-type="float">
            <text:p>108996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468334" calcext:value-type="float">
            <text:p>468334</text:p>
          </table:table-cell>
          <table:table-cell table:number-columns-repeated="8"/>
          <table:table-cell table:formula="of:=[.D366]/131072" office:value-type="float" office:value="3.57310485839844" calcext:value-type="float">
            <text:p>3.57</text:p>
          </table:table-cell>
          <table:table-cell table:style-name="Default" table:number-columns-repeated="4"/>
          <table:table-cell table:style-name="ce22" table:formula="of:=[.M222]*131072/3.3" office:value-type="float" office:value="141919.393939394" calcext:value-type="float">
            <text:p>141919</text:p>
          </table:table-cell>
          <table:table-cell office:value-type="float" office:value="3.55" calcext:value-type="float">
            <text:p>3.55</text:p>
          </table:table-cell>
          <table:table-cell office:value-type="float" office:value="141193" calcext:value-type="float">
            <text:p>1411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416456" calcext:value-type="float">
            <text:p>416456</text:p>
          </table:table-cell>
          <table:table-cell table:number-columns-repeated="8"/>
          <table:table-cell table:formula="of:=[.D367]/131072" office:value-type="float" office:value="3.17730712890625" calcext:value-type="float">
            <text:p>3.18</text:p>
          </table:table-cell>
          <table:table-cell table:style-name="Default" table:number-columns-repeated="4"/>
          <table:table-cell table:style-name="ce22" table:formula="of:=[.M223]*131072/3.3" office:value-type="float" office:value="126198.787878788" calcext:value-type="float">
            <text:p>126199</text:p>
          </table:table-cell>
          <table:table-cell office:value-type="float" office:value="3.19" calcext:value-type="float">
            <text:p>3.19</text:p>
          </table:table-cell>
          <table:table-cell office:value-type="float" office:value="127134" calcext:value-type="float">
            <text:p>1271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475896" calcext:value-type="float">
            <text:p>475896</text:p>
          </table:table-cell>
          <table:table-cell table:number-columns-repeated="8"/>
          <table:table-cell table:formula="of:=[.D368]/131072" office:value-type="float" office:value="3.63079833984375" calcext:value-type="float">
            <text:p>3.63</text:p>
          </table:table-cell>
          <table:table-cell table:style-name="Default" table:number-columns-repeated="4"/>
          <table:table-cell table:style-name="ce22" table:formula="of:=[.M224]*131072/3.3" office:value-type="float" office:value="144210.909090909" calcext:value-type="float">
            <text:p>144211</text:p>
          </table:table-cell>
          <table:table-cell office:value-type="float" office:value="3.76" calcext:value-type="float">
            <text:p>3.76</text:p>
          </table:table-cell>
          <table:table-cell office:value-type="float" office:value="149774" calcext:value-type="float">
            <text:p>1497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515558" calcext:value-type="float">
            <text:p>515558</text:p>
          </table:table-cell>
          <table:table-cell table:number-columns-repeated="8"/>
          <table:table-cell table:formula="of:=[.D369]/131072" office:value-type="float" office:value="3.93339538574219" calcext:value-type="float">
            <text:p>3.93</text:p>
          </table:table-cell>
          <table:table-cell table:style-name="Default" table:number-columns-repeated="4"/>
          <table:table-cell table:style-name="ce22" table:formula="of:=[.M225]*131072/3.3" office:value-type="float" office:value="156229.696969697" calcext:value-type="float">
            <text:p>156230</text:p>
          </table:table-cell>
          <table:table-cell office:value-type="float" office:value="4.08" calcext:value-type="float">
            <text:p>4.08</text:p>
          </table:table-cell>
          <table:table-cell office:value-type="float" office:value="162485" calcext:value-type="float">
            <text:p>1624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590941" calcext:value-type="float">
            <text:p>590941</text:p>
          </table:table-cell>
          <table:table-cell table:number-columns-repeated="8"/>
          <table:table-cell table:formula="of:=[.D370]/131072" office:value-type="float" office:value="4.50852203369141" calcext:value-type="float">
            <text:p>4.51</text:p>
          </table:table-cell>
          <table:table-cell table:style-name="Default" table:number-columns-repeated="4"/>
          <table:table-cell table:style-name="ce22" table:formula="of:=[.M226]*131072/3.3" office:value-type="float" office:value="179073.03030303" calcext:value-type="float">
            <text:p>179073</text:p>
          </table:table-cell>
          <table:table-cell office:value-type="float" office:value="4.74" calcext:value-type="float">
            <text:p>4.74</text:p>
          </table:table-cell>
          <table:table-cell office:value-type="float" office:value="188748" calcext:value-type="float">
            <text:p>188748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ph 4 re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33576" calcext:value-type="float">
            <text:p>633576</text:p>
          </table:table-cell>
          <table:table-cell table:number-columns-repeated="8"/>
          <table:table-cell table:formula="of:=[.D374]/131072" office:value-type="float" office:value="4.83380126953125" calcext:value-type="float">
            <text:p>4.83</text:p>
          </table:table-cell>
          <table:table-cell table:style-name="Default" table:number-columns-repeated="4"/>
          <table:table-cell table:style-name="ce22" table:formula="of:=[.M230]*131072/3.3" office:value-type="float" office:value="191992.727272727" calcext:value-type="float">
            <text:p>191993</text:p>
          </table:table-cell>
          <table:table-cell office:value-type="float" office:value="4.85" calcext:value-type="float">
            <text:p>4.85</text:p>
          </table:table-cell>
          <table:table-cell office:value-type="float" office:value="193128" calcext:value-type="float">
            <text:p>193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43224" calcext:value-type="float">
            <text:p>543224</text:p>
          </table:table-cell>
          <table:table-cell table:number-columns-repeated="8"/>
          <table:table-cell table:formula="of:=[.D375]/131072" office:value-type="float" office:value="4.14447021484375" calcext:value-type="float">
            <text:p>4.14</text:p>
          </table:table-cell>
          <table:table-cell table:style-name="Default" table:number-columns-repeated="4"/>
          <table:table-cell table:style-name="ce22" table:formula="of:=[.M231]*131072/3.3" office:value-type="float" office:value="164613.333333333" calcext:value-type="float">
            <text:p>164613</text:p>
          </table:table-cell>
          <table:table-cell office:value-type="float" office:value="4.04" calcext:value-type="float">
            <text:p>4.04</text:p>
          </table:table-cell>
          <table:table-cell office:value-type="float" office:value="160964" calcext:value-type="float">
            <text:p>1609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35244" calcext:value-type="float">
            <text:p>535244</text:p>
          </table:table-cell>
          <table:table-cell table:number-columns-repeated="8"/>
          <table:table-cell table:formula="of:=[.D376]/131072" office:value-type="float" office:value="4.08358764648438" calcext:value-type="float">
            <text:p>4.08</text:p>
          </table:table-cell>
          <table:table-cell table:style-name="Default" table:number-columns-repeated="4"/>
          <table:table-cell table:style-name="ce22" table:formula="of:=[.M232]*131072/3.3" office:value-type="float" office:value="162195.151515152" calcext:value-type="float">
            <text:p>162195</text:p>
          </table:table-cell>
          <table:table-cell office:value-type="float" office:value="4.02" calcext:value-type="float">
            <text:p>4.02</text:p>
          </table:table-cell>
          <table:table-cell office:value-type="float" office:value="160197" calcext:value-type="float">
            <text:p>1601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77075" calcext:value-type="float">
            <text:p>677075</text:p>
          </table:table-cell>
          <table:table-cell table:number-columns-repeated="8"/>
          <table:table-cell table:formula="of:=[.D377]/131072" office:value-type="float" office:value="5.16567230224609" calcext:value-type="float">
            <text:p>5.17</text:p>
          </table:table-cell>
          <table:table-cell table:style-name="Default" table:number-columns-repeated="4"/>
          <table:table-cell table:style-name="ce22" table:formula="of:=[.M233]*131072/3.3" office:value-type="float" office:value="205174.242424242" calcext:value-type="float">
            <text:p>205174</text:p>
          </table:table-cell>
          <table:table-cell office:value-type="float" office:value="4.8" calcext:value-type="float">
            <text:p>4.8</text:p>
          </table:table-cell>
          <table:table-cell office:value-type="float" office:value="190902" calcext:value-type="float">
            <text:p>1909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731540" calcext:value-type="float">
            <text:p>731540</text:p>
          </table:table-cell>
          <table:table-cell table:number-columns-repeated="8"/>
          <table:table-cell table:formula="of:=[.D378]/131072" office:value-type="float" office:value="5.58120727539063" calcext:value-type="float">
            <text:p>5.58</text:p>
          </table:table-cell>
          <table:table-cell table:style-name="Default" table:number-columns-repeated="4"/>
          <table:table-cell table:style-name="ce22" table:formula="of:=[.M234]*131072/3.3" office:value-type="float" office:value="221678.787878788" calcext:value-type="float">
            <text:p>221679</text:p>
          </table:table-cell>
          <table:table-cell office:value-type="float" office:value="5.21" calcext:value-type="float">
            <text:p>5.21</text:p>
          </table:table-cell>
          <table:table-cell office:value-type="float" office:value="207362" calcext:value-type="float">
            <text:p>20736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90555" calcext:value-type="float">
            <text:p>890555</text:p>
          </table:table-cell>
          <table:table-cell table:number-columns-repeated="8"/>
          <table:table-cell table:formula="of:=[.D384]/131072" office:value-type="float" office:value="6.79439544677734" calcext:value-type="float">
            <text:p>6.79</text:p>
          </table:table-cell>
          <table:table-cell table:style-name="Default" table:number-columns-repeated="4"/>
          <table:table-cell table:style-name="ce22" table:formula="of:=[.M240]*131072/3.3" office:value-type="float" office:value="269865.151515152" calcext:value-type="float">
            <text:p>269865</text:p>
          </table:table-cell>
          <table:table-cell office:value-type="float" office:value="6.78" calcext:value-type="float">
            <text:p>6.78</text:p>
          </table:table-cell>
          <table:table-cell office:value-type="float" office:value="270075" calcext:value-type="float">
            <text:p>2700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65060" calcext:value-type="float">
            <text:p>865060</text:p>
          </table:table-cell>
          <table:table-cell table:number-columns-repeated="8"/>
          <table:table-cell table:formula="of:=[.D385]/131072" office:value-type="float" office:value="6.59988403320313" calcext:value-type="float">
            <text:p>6.60</text:p>
          </table:table-cell>
          <table:table-cell table:style-name="Default" table:number-columns-repeated="4"/>
          <table:table-cell table:style-name="ce22" table:formula="of:=[.M241]*131072/3.3" office:value-type="float" office:value="262139.393939394" calcext:value-type="float">
            <text:p>262139</text:p>
          </table:table-cell>
          <table:table-cell office:value-type="float" office:value="6.56" calcext:value-type="float">
            <text:p>6.56</text:p>
          </table:table-cell>
          <table:table-cell office:value-type="float" office:value="261303" calcext:value-type="float">
            <text:p>2613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87047" calcext:value-type="float">
            <text:p>987047</text:p>
          </table:table-cell>
          <table:table-cell table:number-columns-repeated="8"/>
          <table:table-cell table:formula="of:=[.D386]/131072" office:value-type="float" office:value="7.53057098388672" calcext:value-type="float">
            <text:p>7.53</text:p>
          </table:table-cell>
          <table:table-cell table:style-name="Default" table:number-columns-repeated="4"/>
          <table:table-cell table:style-name="ce22" table:formula="of:=[.M242]*131072/3.3" office:value-type="float" office:value="299105.151515152" calcext:value-type="float">
            <text:p>299105</text:p>
          </table:table-cell>
          <table:table-cell office:value-type="float" office:value="7.67" calcext:value-type="float">
            <text:p>7.67</text:p>
          </table:table-cell>
          <table:table-cell office:value-type="float" office:value="305611" calcext:value-type="float">
            <text:p>3056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186845" calcext:value-type="float">
            <text:p>1186845</text:p>
          </table:table-cell>
          <table:table-cell table:number-columns-repeated="8"/>
          <table:table-cell table:formula="of:=[.D387]/131072" office:value-type="float" office:value="9.05490875244141" calcext:value-type="float">
            <text:p>9.05</text:p>
          </table:table-cell>
          <table:table-cell table:style-name="Default" table:number-columns-repeated="4"/>
          <table:table-cell table:style-name="ce22" table:formula="of:=[.M243]*131072/3.3" office:value-type="float" office:value="359650" calcext:value-type="float">
            <text:p>359650</text:p>
          </table:table-cell>
          <table:table-cell office:value-type="float" office:value="9.25" calcext:value-type="float">
            <text:p>9.25</text:p>
          </table:table-cell>
          <table:table-cell office:value-type="float" office:value="368401" calcext:value-type="float">
            <text:p>3684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225050" calcext:value-type="float">
            <text:p>1225050</text:p>
          </table:table-cell>
          <table:table-cell table:number-columns-repeated="8"/>
          <table:table-cell table:formula="of:=[.D388]/131072" office:value-type="float" office:value="9.34638977050781" calcext:value-type="float">
            <text:p>9.35</text:p>
          </table:table-cell>
          <table:table-cell table:style-name="Default" table:number-columns-repeated="4"/>
          <table:table-cell table:style-name="ce22" table:formula="of:=[.M244]*131072/3.3" office:value-type="float" office:value="371227.272727273" calcext:value-type="float">
            <text:p>371227</text:p>
          </table:table-cell>
          <table:table-cell office:value-type="float" office:value="9.51" calcext:value-type="float">
            <text:p>9.51</text:p>
          </table:table-cell>
          <table:table-cell office:value-type="float" office:value="378738" calcext:value-type="float">
            <text:p>378738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cr 4 re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40057" calcext:value-type="float">
            <text:p>740057</text:p>
          </table:table-cell>
          <table:table-cell table:number-columns-repeated="8"/>
          <table:table-cell table:formula="of:=[.D392]/131072" office:value-type="float" office:value="5.64618682861328" calcext:value-type="float">
            <text:p>5.65</text:p>
          </table:table-cell>
          <table:table-cell table:style-name="Default" table:number-columns-repeated="4"/>
          <table:table-cell table:style-name="ce22" table:formula="of:=[.M248]*131072/3.3" office:value-type="float" office:value="224259.696969697" calcext:value-type="float">
            <text:p>224260</text:p>
          </table:table-cell>
          <table:table-cell office:value-type="float" office:value="5.66" calcext:value-type="float">
            <text:p>5.66</text:p>
          </table:table-cell>
          <table:table-cell office:value-type="float" office:value="225384" calcext:value-type="float">
            <text:p>2253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52054" calcext:value-type="float">
            <text:p>552054</text:p>
          </table:table-cell>
          <table:table-cell table:number-columns-repeated="8"/>
          <table:table-cell table:formula="of:=[.D393]/131072" office:value-type="float" office:value="4.21183776855469" calcext:value-type="float">
            <text:p>4.21</text:p>
          </table:table-cell>
          <table:table-cell table:style-name="Default" table:number-columns-repeated="4"/>
          <table:table-cell table:style-name="ce22" table:formula="of:=[.M249]*131072/3.3" office:value-type="float" office:value="167289.090909091" calcext:value-type="float">
            <text:p>167289</text:p>
          </table:table-cell>
          <table:table-cell office:value-type="float" office:value="4.11" calcext:value-type="float">
            <text:p>4.11</text:p>
          </table:table-cell>
          <table:table-cell office:value-type="float" office:value="163766" calcext:value-type="float">
            <text:p>1637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74723" calcext:value-type="float">
            <text:p>474723</text:p>
          </table:table-cell>
          <table:table-cell table:number-columns-repeated="8"/>
          <table:table-cell table:formula="of:=[.D394]/131072" office:value-type="float" office:value="3.62184906005859" calcext:value-type="float">
            <text:p>3.62</text:p>
          </table:table-cell>
          <table:table-cell table:style-name="Default" table:number-columns-repeated="4"/>
          <table:table-cell table:style-name="ce22" table:formula="of:=[.M250]*131072/3.3" office:value-type="float" office:value="143855.454545455" calcext:value-type="float">
            <text:p>143855</text:p>
          </table:table-cell>
          <table:table-cell office:value-type="float" office:value="3.61" calcext:value-type="float">
            <text:p>3.61</text:p>
          </table:table-cell>
          <table:table-cell office:value-type="float" office:value="143779" calcext:value-type="float">
            <text:p>1437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530569" calcext:value-type="float">
            <text:p>530569</text:p>
          </table:table-cell>
          <table:table-cell table:number-columns-repeated="8"/>
          <table:table-cell table:formula="of:=[.D395]/131072" office:value-type="float" office:value="4.04792022705078" calcext:value-type="float">
            <text:p>4.05</text:p>
          </table:table-cell>
          <table:table-cell table:style-name="Default" table:number-columns-repeated="4"/>
          <table:table-cell table:style-name="ce22" table:formula="of:=[.M251]*131072/3.3" office:value-type="float" office:value="160778.484848485" calcext:value-type="float">
            <text:p>160778</text:p>
          </table:table-cell>
          <table:table-cell office:value-type="float" office:value="4.03" calcext:value-type="float">
            <text:p>4.03</text:p>
          </table:table-cell>
          <table:table-cell office:value-type="float" office:value="160506" calcext:value-type="float">
            <text:p>1605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648870" calcext:value-type="float">
            <text:p>648870</text:p>
          </table:table-cell>
          <table:table-cell table:number-columns-repeated="8"/>
          <table:table-cell table:formula="of:=[.D396]/131072" office:value-type="float" office:value="4.95048522949219" calcext:value-type="float">
            <text:p>4.95</text:p>
          </table:table-cell>
          <table:table-cell table:style-name="Default" table:number-columns-repeated="4"/>
          <table:table-cell table:style-name="ce22" table:formula="of:=[.M252]*131072/3.3" office:value-type="float" office:value="196627.272727273" calcext:value-type="float">
            <text:p>196627</text:p>
          </table:table-cell>
          <table:table-cell office:value-type="float" office:value="4.45" calcext:value-type="float">
            <text:p>4.45</text:p>
          </table:table-cell>
          <table:table-cell office:value-type="float" office:value="177003" calcext:value-type="float">
            <text:p>177003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31069" calcext:value-type="float">
            <text:p>831069</text:p>
          </table:table-cell>
          <table:table-cell table:number-columns-repeated="8"/>
          <table:table-cell table:formula="of:=[.D402]/131072" office:value-type="float" office:value="6.34055328369141" calcext:value-type="float">
            <text:p>6.34</text:p>
          </table:table-cell>
          <table:table-cell table:style-name="Default" table:number-columns-repeated="4"/>
          <table:table-cell table:style-name="ce22" table:formula="of:=[.M258]*131072/3.3" office:value-type="float" office:value="251839.090909091" calcext:value-type="float">
            <text:p>251839</text:p>
          </table:table-cell>
          <table:table-cell office:value-type="float" office:value="6.26" calcext:value-type="float">
            <text:p>6.26</text:p>
          </table:table-cell>
          <table:table-cell office:value-type="float" office:value="249267" calcext:value-type="float">
            <text:p>2492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09826" calcext:value-type="float">
            <text:p>709826</text:p>
          </table:table-cell>
          <table:table-cell table:number-columns-repeated="8"/>
          <table:table-cell table:formula="of:=[.D403]/131072" office:value-type="float" office:value="5.41554260253906" calcext:value-type="float">
            <text:p>5.42</text:p>
          </table:table-cell>
          <table:table-cell table:style-name="Default" table:number-columns-repeated="4"/>
          <table:table-cell table:style-name="ce22" table:formula="of:=[.M259]*131072/3.3" office:value-type="float" office:value="215098.787878788" calcext:value-type="float">
            <text:p>215099</text:p>
          </table:table-cell>
          <table:table-cell office:value-type="float" office:value="5.46" calcext:value-type="float">
            <text:p>5.46</text:p>
          </table:table-cell>
          <table:table-cell office:value-type="float" office:value="217249" calcext:value-type="float">
            <text:p>2172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769412" calcext:value-type="float">
            <text:p>769412</text:p>
          </table:table-cell>
          <table:table-cell table:number-columns-repeated="8"/>
          <table:table-cell table:formula="of:=[.D404]/131072" office:value-type="float" office:value="5.87014770507813" calcext:value-type="float">
            <text:p>5.87</text:p>
          </table:table-cell>
          <table:table-cell table:style-name="Default" table:number-columns-repeated="4"/>
          <table:table-cell table:style-name="ce22" table:formula="of:=[.M260]*131072/3.3" office:value-type="float" office:value="233155.151515152" calcext:value-type="float">
            <text:p>233155</text:p>
          </table:table-cell>
          <table:table-cell office:value-type="float" office:value="5.92" calcext:value-type="float">
            <text:p>5.92</text:p>
          </table:table-cell>
          <table:table-cell office:value-type="float" office:value="235575" calcext:value-type="float">
            <text:p>2355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36062" calcext:value-type="float">
            <text:p>936062</text:p>
          </table:table-cell>
          <table:table-cell table:number-columns-repeated="8"/>
          <table:table-cell table:formula="of:=[.D405]/131072" office:value-type="float" office:value="7.14158630371094" calcext:value-type="float">
            <text:p>7.14</text:p>
          </table:table-cell>
          <table:table-cell table:style-name="Default" table:number-columns-repeated="4"/>
          <table:table-cell table:style-name="ce22" table:formula="of:=[.M261]*131072/3.3" office:value-type="float" office:value="283655.151515152" calcext:value-type="float">
            <text:p>283655</text:p>
          </table:table-cell>
          <table:table-cell office:value-type="float" office:value="7.18" calcext:value-type="float">
            <text:p>7.18</text:p>
          </table:table-cell>
          <table:table-cell office:value-type="float" office:value="286039" calcext:value-type="float">
            <text:p>2860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06934" calcext:value-type="float">
            <text:p>1006934</text:p>
          </table:table-cell>
          <table:table-cell table:number-columns-repeated="8"/>
          <table:table-cell table:formula="of:=[.D406]/131072" office:value-type="float" office:value="7.68229675292969" calcext:value-type="float">
            <text:p>7.68</text:p>
          </table:table-cell>
          <table:table-cell table:style-name="Default" table:number-columns-repeated="4"/>
          <table:table-cell table:style-name="ce22" table:formula="of:=[.M262]*131072/3.3" office:value-type="float" office:value="305131.515151515" calcext:value-type="float">
            <text:p>305132</text:p>
          </table:table-cell>
          <table:table-cell office:value-type="float" office:value="7.88" calcext:value-type="float">
            <text:p>7.88</text:p>
          </table:table-cell>
          <table:table-cell office:value-type="float" office:value="313672" calcext:value-type="float">
            <text:p>31367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ph 8 re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66995" calcext:value-type="float">
            <text:p>1166995</text:p>
          </table:table-cell>
          <table:table-cell table:number-columns-repeated="8"/>
          <table:table-cell table:formula="of:=[.D410]/131072" office:value-type="float" office:value="8.90346527099609" calcext:value-type="float">
            <text:p>8.90</text:p>
          </table:table-cell>
          <table:table-cell table:style-name="Default" table:number-columns-repeated="4"/>
          <table:table-cell table:style-name="ce22" table:formula="of:=[.M266]*131072/3.3" office:value-type="float" office:value="353634.848484849" calcext:value-type="float">
            <text:p>353635</text:p>
          </table:table-cell>
          <table:table-cell office:value-type="float" office:value="8.83" calcext:value-type="float">
            <text:p>8.83</text:p>
          </table:table-cell>
          <table:table-cell office:value-type="float" office:value="351734" calcext:value-type="float">
            <text:p>351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67839" calcext:value-type="float">
            <text:p>967839</text:p>
          </table:table-cell>
          <table:table-cell table:number-columns-repeated="8"/>
          <table:table-cell table:formula="of:=[.D411]/131072" office:value-type="float" office:value="7.38402557373047" calcext:value-type="float">
            <text:p>7.38</text:p>
          </table:table-cell>
          <table:table-cell table:style-name="Default" table:number-columns-repeated="4"/>
          <table:table-cell table:style-name="ce22" table:formula="of:=[.M267]*131072/3.3" office:value-type="float" office:value="293284.545454545" calcext:value-type="float">
            <text:p>293285</text:p>
          </table:table-cell>
          <table:table-cell office:value-type="float" office:value="7.28" calcext:value-type="float">
            <text:p>7.28</text:p>
          </table:table-cell>
          <table:table-cell office:value-type="float" office:value="289694" calcext:value-type="float">
            <text:p>2896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41889" calcext:value-type="float">
            <text:p>941889</text:p>
          </table:table-cell>
          <table:table-cell table:number-columns-repeated="8"/>
          <table:table-cell table:formula="of:=[.D412]/131072" office:value-type="float" office:value="7.18604278564453" calcext:value-type="float">
            <text:p>7.19</text:p>
          </table:table-cell>
          <table:table-cell table:style-name="Default" table:number-columns-repeated="4"/>
          <table:table-cell table:style-name="ce22" table:formula="of:=[.M268]*131072/3.3" office:value-type="float" office:value="285420.909090909" calcext:value-type="float">
            <text:p>285421</text:p>
          </table:table-cell>
          <table:table-cell office:value-type="float" office:value="7.01" calcext:value-type="float">
            <text:p>7.01</text:p>
          </table:table-cell>
          <table:table-cell office:value-type="float" office:value="278992" calcext:value-type="float">
            <text:p>2789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02728" calcext:value-type="float">
            <text:p>1202728</text:p>
          </table:table-cell>
          <table:table-cell table:number-columns-repeated="8"/>
          <table:table-cell table:formula="of:=[.D413]/131072" office:value-type="float" office:value="9.17608642578125" calcext:value-type="float">
            <text:p>9.18</text:p>
          </table:table-cell>
          <table:table-cell table:style-name="Default" table:number-columns-repeated="4"/>
          <table:table-cell table:style-name="ce22" table:formula="of:=[.M269]*131072/3.3" office:value-type="float" office:value="364463.03030303" calcext:value-type="float">
            <text:p>364463</text:p>
          </table:table-cell>
          <table:table-cell office:value-type="float" office:value="8.37" calcext:value-type="float">
            <text:p>8.37</text:p>
          </table:table-cell>
          <table:table-cell office:value-type="float" office:value="333364" calcext:value-type="float">
            <text:p>333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322423" calcext:value-type="float">
            <text:p>1322423</text:p>
          </table:table-cell>
          <table:table-cell table:number-columns-repeated="8"/>
          <table:table-cell table:formula="of:=[.D414]/131072" office:value-type="float" office:value="10.0892868041992" calcext:value-type="float">
            <text:p>10.09</text:p>
          </table:table-cell>
          <table:table-cell table:style-name="Default" table:number-columns-repeated="4"/>
          <table:table-cell table:style-name="ce22" table:formula="of:=[.M270]*131072/3.3" office:value-type="float" office:value="400734.242424243" calcext:value-type="float">
            <text:p>400734</text:p>
          </table:table-cell>
          <table:table-cell office:value-type="float" office:value="9.1" calcext:value-type="float">
            <text:p>9.1</text:p>
          </table:table-cell>
          <table:table-cell office:value-type="float" office:value="362298" calcext:value-type="float">
            <text:p>362298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621920" calcext:value-type="float">
            <text:p>1621920</text:p>
          </table:table-cell>
          <table:table-cell table:number-columns-repeated="8"/>
          <table:table-cell table:formula="of:=[.D420]/131072" office:value-type="float" office:value="12.374267578125" calcext:value-type="float">
            <text:p>12.37</text:p>
          </table:table-cell>
          <table:table-cell table:style-name="Default" table:number-columns-repeated="4"/>
          <table:table-cell table:style-name="ce22" table:formula="of:=[.M276]*131072/3.3" office:value-type="float" office:value="491490.909090909" calcext:value-type="float">
            <text:p>491491</text:p>
          </table:table-cell>
          <table:table-cell office:value-type="float" office:value="12.43" calcext:value-type="float">
            <text:p>12.43</text:p>
          </table:table-cell>
          <table:table-cell office:value-type="float" office:value="495009" calcext:value-type="float">
            <text:p>4950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568906" calcext:value-type="float">
            <text:p>1568906</text:p>
          </table:table-cell>
          <table:table-cell table:number-columns-repeated="8"/>
          <table:table-cell table:formula="of:=[.D421]/131072" office:value-type="float" office:value="11.9698028564453" calcext:value-type="float">
            <text:p>11.97</text:p>
          </table:table-cell>
          <table:table-cell table:style-name="Default" table:number-columns-repeated="4"/>
          <table:table-cell table:style-name="ce22" table:formula="of:=[.M277]*131072/3.3" office:value-type="float" office:value="475426.060606061" calcext:value-type="float">
            <text:p>475426</text:p>
          </table:table-cell>
          <table:table-cell office:value-type="float" office:value="12.05" calcext:value-type="float">
            <text:p>12.05</text:p>
          </table:table-cell>
          <table:table-cell office:value-type="float" office:value="479828" calcext:value-type="float">
            <text:p>4798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736328" calcext:value-type="float">
            <text:p>1736328</text:p>
          </table:table-cell>
          <table:table-cell table:number-columns-repeated="8"/>
          <table:table-cell table:formula="of:=[.D422]/131072" office:value-type="float" office:value="13.2471313476563" calcext:value-type="float">
            <text:p>13.25</text:p>
          </table:table-cell>
          <table:table-cell table:style-name="Default" table:number-columns-repeated="4"/>
          <table:table-cell table:style-name="ce22" table:formula="of:=[.M278]*131072/3.3" office:value-type="float" office:value="526160" calcext:value-type="float">
            <text:p>526160</text:p>
          </table:table-cell>
          <table:table-cell office:value-type="float" office:value="13.89" calcext:value-type="float">
            <text:p>13.89</text:p>
          </table:table-cell>
          <table:table-cell office:value-type="float" office:value="553173" calcext:value-type="float">
            <text:p>55317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049877" calcext:value-type="float">
            <text:p>2049877</text:p>
          </table:table-cell>
          <table:table-cell table:number-columns-repeated="8"/>
          <table:table-cell table:formula="of:=[.D423]/131072" office:value-type="float" office:value="15.6393203735352" calcext:value-type="float">
            <text:p>15.64</text:p>
          </table:table-cell>
          <table:table-cell table:style-name="Default" table:number-columns-repeated="4"/>
          <table:table-cell table:style-name="ce22" table:formula="of:=[.M279]*131072/3.3" office:value-type="float" office:value="621174.848484849" calcext:value-type="float">
            <text:p>621175</text:p>
          </table:table-cell>
          <table:table-cell office:value-type="float" office:value="15.75" calcext:value-type="float">
            <text:p>15.75</text:p>
          </table:table-cell>
          <table:table-cell office:value-type="float" office:value="627140" calcext:value-type="float">
            <text:p>6271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631042" calcext:value-type="float">
            <text:p>2631042</text:p>
          </table:table-cell>
          <table:table-cell table:number-columns-repeated="8"/>
          <table:table-cell table:formula="of:=[.D424]/131072" office:value-type="float" office:value="20.0732574462891" calcext:value-type="float">
            <text:p>20.07</text:p>
          </table:table-cell>
          <table:table-cell table:style-name="Default" table:number-columns-repeated="4"/>
          <table:table-cell table:style-name="ce22" table:formula="of:=[.M280]*131072/3.3" office:value-type="float" office:value="797285.454545455" calcext:value-type="float">
            <text:p>797285</text:p>
          </table:table-cell>
          <table:table-cell office:value-type="float" office:value="19.36" calcext:value-type="float">
            <text:p>19.36</text:p>
          </table:table-cell>
          <table:table-cell office:value-type="float" office:value="770805" calcext:value-type="float">
            <text:p>770805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cr 8 real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75331" calcext:value-type="float">
            <text:p>1375331</text:p>
          </table:table-cell>
          <table:table-cell table:number-columns-repeated="8"/>
          <table:table-cell table:formula="of:=[.D428]/131072" office:value-type="float" office:value="10.4929428100586" calcext:value-type="float">
            <text:p>10.49</text:p>
          </table:table-cell>
          <table:table-cell table:style-name="Default" table:number-columns-repeated="4"/>
          <table:table-cell table:style-name="ce22" table:formula="of:=[.M284]*131072/3.3" office:value-type="float" office:value="416766.96969697" calcext:value-type="float">
            <text:p>416767</text:p>
          </table:table-cell>
          <table:table-cell office:value-type="float" office:value="10.41" calcext:value-type="float">
            <text:p>10.41</text:p>
          </table:table-cell>
          <table:table-cell office:value-type="float" office:value="414514" calcext:value-type="float">
            <text:p>414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70659" calcext:value-type="float">
            <text:p>970659</text:p>
          </table:table-cell>
          <table:table-cell table:number-columns-repeated="8"/>
          <table:table-cell table:formula="of:=[.D429]/131072" office:value-type="float" office:value="7.40554046630859" calcext:value-type="float">
            <text:p>7.41</text:p>
          </table:table-cell>
          <table:table-cell table:style-name="Default" table:number-columns-repeated="4"/>
          <table:table-cell table:style-name="ce22" table:formula="of:=[.M285]*131072/3.3" office:value-type="float" office:value="294139.090909091" calcext:value-type="float">
            <text:p>294139</text:p>
          </table:table-cell>
          <table:table-cell office:value-type="float" office:value="7.25" calcext:value-type="float">
            <text:p>7.25</text:p>
          </table:table-cell>
          <table:table-cell office:value-type="float" office:value="288567" calcext:value-type="float">
            <text:p>288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28767" calcext:value-type="float">
            <text:p>828767</text:p>
          </table:table-cell>
          <table:table-cell table:number-columns-repeated="8"/>
          <table:table-cell table:formula="of:=[.D430]/131072" office:value-type="float" office:value="6.32299041748047" calcext:value-type="float">
            <text:p>6.32</text:p>
          </table:table-cell>
          <table:table-cell table:style-name="Default" table:number-columns-repeated="4"/>
          <table:table-cell table:style-name="ce22" table:formula="of:=[.M286]*131072/3.3" office:value-type="float" office:value="251141.515151515" calcext:value-type="float">
            <text:p>251142</text:p>
          </table:table-cell>
          <table:table-cell office:value-type="float" office:value="6.25" calcext:value-type="float">
            <text:p>6.25</text:p>
          </table:table-cell>
          <table:table-cell office:value-type="float" office:value="248912" calcext:value-type="float">
            <text:p>2489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48828" calcext:value-type="float">
            <text:p>948828</text:p>
          </table:table-cell>
          <table:table-cell table:number-columns-repeated="8"/>
          <table:table-cell table:formula="of:=[.D431]/131072" office:value-type="float" office:value="7.23898315429688" calcext:value-type="float">
            <text:p>7.24</text:p>
          </table:table-cell>
          <table:table-cell table:style-name="Default" table:number-columns-repeated="4"/>
          <table:table-cell table:style-name="ce22" table:formula="of:=[.M287]*131072/3.3" office:value-type="float" office:value="287523.636363636" calcext:value-type="float">
            <text:p>287524</text:p>
          </table:table-cell>
          <table:table-cell office:value-type="float" office:value="6.98" calcext:value-type="float">
            <text:p>6.98</text:p>
          </table:table-cell>
          <table:table-cell office:value-type="float" office:value="277906" calcext:value-type="float">
            <text:p>2779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120112" calcext:value-type="float">
            <text:p>1120112</text:p>
          </table:table-cell>
          <table:table-cell table:number-columns-repeated="8"/>
          <table:table-cell table:formula="of:=[.D432]/131072" office:value-type="float" office:value="8.5457763671875" calcext:value-type="float">
            <text:p>8.55</text:p>
          </table:table-cell>
          <table:table-cell table:style-name="Default" table:number-columns-repeated="4"/>
          <table:table-cell table:style-name="ce22" table:formula="of:=[.M288]*131072/3.3" office:value-type="float" office:value="339427.878787879" calcext:value-type="float">
            <text:p>339428</text:p>
          </table:table-cell>
          <table:table-cell office:value-type="float" office:value="7.77" calcext:value-type="float">
            <text:p>7.77</text:p>
          </table:table-cell>
          <table:table-cell office:value-type="float" office:value="309522" calcext:value-type="float">
            <text:p>309522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22859" calcext:value-type="float">
            <text:p>1522859</text:p>
          </table:table-cell>
          <table:table-cell table:number-columns-repeated="8"/>
          <table:table-cell table:formula="of:=[.D438]/131072" office:value-type="float" office:value="11.6184921264648" calcext:value-type="float">
            <text:p>11.62</text:p>
          </table:table-cell>
          <table:table-cell table:style-name="Default" table:number-columns-repeated="4"/>
          <table:table-cell table:style-name="ce22" table:formula="of:=[.M294]*131072/3.3" office:value-type="float" office:value="461472.424242424" calcext:value-type="float">
            <text:p>461472</text:p>
          </table:table-cell>
          <table:table-cell office:value-type="float" office:value="11.76" calcext:value-type="float">
            <text:p>11.76</text:p>
          </table:table-cell>
          <table:table-cell office:value-type="float" office:value="468351" calcext:value-type="float">
            <text:p>4683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68121" calcext:value-type="float">
            <text:p>1268121</text:p>
          </table:table-cell>
          <table:table-cell table:number-columns-repeated="8"/>
          <table:table-cell table:formula="of:=[.D439]/131072" office:value-type="float" office:value="9.67499542236328" calcext:value-type="float">
            <text:p>9.67</text:p>
          </table:table-cell>
          <table:table-cell table:style-name="Default" table:number-columns-repeated="4"/>
          <table:table-cell table:style-name="ce22" table:formula="of:=[.M295]*131072/3.3" office:value-type="float" office:value="384279.090909091" calcext:value-type="float">
            <text:p>384279</text:p>
          </table:table-cell>
          <table:table-cell office:value-type="float" office:value="9.7" calcext:value-type="float">
            <text:p>9.7</text:p>
          </table:table-cell>
          <table:table-cell office:value-type="float" office:value="386246" calcext:value-type="float">
            <text:p>3862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352187" calcext:value-type="float">
            <text:p>1352187</text:p>
          </table:table-cell>
          <table:table-cell table:number-columns-repeated="8"/>
          <table:table-cell table:formula="of:=[.D440]/131072" office:value-type="float" office:value="10.3163681030273" calcext:value-type="float">
            <text:p>10.32</text:p>
          </table:table-cell>
          <table:table-cell table:style-name="Default" table:number-columns-repeated="4"/>
          <table:table-cell table:style-name="ce22" table:formula="of:=[.M296]*131072/3.3" office:value-type="float" office:value="409753.636363636" calcext:value-type="float">
            <text:p>409754</text:p>
          </table:table-cell>
          <table:table-cell office:value-type="float" office:value="10.49" calcext:value-type="float">
            <text:p>10.49</text:p>
          </table:table-cell>
          <table:table-cell office:value-type="float" office:value="417742" calcext:value-type="float">
            <text:p>4177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01656" calcext:value-type="float">
            <text:p>1601656</text:p>
          </table:table-cell>
          <table:table-cell table:number-columns-repeated="8"/>
          <table:table-cell table:formula="of:=[.D441]/131072" office:value-type="float" office:value="12.2196655273438" calcext:value-type="float">
            <text:p>12.22</text:p>
          </table:table-cell>
          <table:table-cell table:style-name="Default" table:number-columns-repeated="4"/>
          <table:table-cell table:style-name="ce22" table:formula="of:=[.M297]*131072/3.3" office:value-type="float" office:value="485350.303030303" calcext:value-type="float">
            <text:p>485350</text:p>
          </table:table-cell>
          <table:table-cell office:value-type="float" office:value="12.49" calcext:value-type="float">
            <text:p>12.49</text:p>
          </table:table-cell>
          <table:table-cell office:value-type="float" office:value="497188" calcext:value-type="float">
            <text:p>4971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838448" calcext:value-type="float">
            <text:p>1838448</text:p>
          </table:table-cell>
          <table:table-cell table:number-columns-repeated="8"/>
          <table:table-cell table:formula="of:=[.D442]/131072" office:value-type="float" office:value="14.0262451171875" calcext:value-type="float">
            <text:p>14.03</text:p>
          </table:table-cell>
          <table:table-cell table:style-name="Default" table:number-columns-repeated="4"/>
          <table:table-cell table:style-name="ce22" table:formula="of:=[.M298]*131072/3.3" office:value-type="float" office:value="557105.454545455" calcext:value-type="float">
            <text:p>557105</text:p>
          </table:table-cell>
          <table:table-cell office:value-type="float" office:value="14.05" calcext:value-type="float">
            <text:p>14.05</text:p>
          </table:table-cell>
          <table:table-cell office:value-type="float" office:value="559394" calcext:value-type="float">
            <text:p>559394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ph 16 rea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199965" calcext:value-type="float">
            <text:p>2199965</text:p>
          </table:table-cell>
          <table:table-cell table:number-columns-repeated="8"/>
          <table:table-cell table:formula="of:=[.D446]/131072" office:value-type="float" office:value="16.7844009399414" calcext:value-type="float">
            <text:p>16.78</text:p>
          </table:table-cell>
          <table:table-cell table:style-name="Default" table:number-columns-repeated="4"/>
          <table:table-cell table:style-name="ce22" table:formula="of:=[.M302]*131072/3.3" office:value-type="float" office:value="666656.060606061" calcext:value-type="float">
            <text:p>666656</text:p>
          </table:table-cell>
          <table:table-cell office:value-type="float" office:value="16.54" calcext:value-type="float">
            <text:p>16.54</text:p>
          </table:table-cell>
          <table:table-cell office:value-type="float" office:value="658364" calcext:value-type="float">
            <text:p>6583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01821" calcext:value-type="float">
            <text:p>1801821</text:p>
          </table:table-cell>
          <table:table-cell table:number-columns-repeated="8"/>
          <table:table-cell table:formula="of:=[.D447]/131072" office:value-type="float" office:value="13.7468032836914" calcext:value-type="float">
            <text:p>13.75</text:p>
          </table:table-cell>
          <table:table-cell table:style-name="Default" table:number-columns-repeated="4"/>
          <table:table-cell table:style-name="ce22" table:formula="of:=[.M303]*131072/3.3" office:value-type="float" office:value="546006.363636364" calcext:value-type="float">
            <text:p>546006</text:p>
          </table:table-cell>
          <table:table-cell office:value-type="float" office:value="13.54" calcext:value-type="float">
            <text:p>13.54</text:p>
          </table:table-cell>
          <table:table-cell office:value-type="float" office:value="539086" calcext:value-type="float">
            <text:p>539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773131" calcext:value-type="float">
            <text:p>1773131</text:p>
          </table:table-cell>
          <table:table-cell table:number-columns-repeated="8"/>
          <table:table-cell table:formula="of:=[.D448]/131072" office:value-type="float" office:value="13.5279159545898" calcext:value-type="float">
            <text:p>13.53</text:p>
          </table:table-cell>
          <table:table-cell table:style-name="Default" table:number-columns-repeated="4"/>
          <table:table-cell table:style-name="ce22" table:formula="of:=[.M304]*131072/3.3" office:value-type="float" office:value="537312.424242424" calcext:value-type="float">
            <text:p>537312</text:p>
          </table:table-cell>
          <table:table-cell office:value-type="float" office:value="13.06" calcext:value-type="float">
            <text:p>13.06</text:p>
          </table:table-cell>
          <table:table-cell office:value-type="float" office:value="519954" calcext:value-type="float">
            <text:p>5199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2195304" calcext:value-type="float">
            <text:p>2195304</text:p>
          </table:table-cell>
          <table:table-cell table:number-columns-repeated="8"/>
          <table:table-cell table:formula="of:=[.D449]/131072" office:value-type="float" office:value="16.7488403320313" calcext:value-type="float">
            <text:p>16.75</text:p>
          </table:table-cell>
          <table:table-cell table:style-name="Default" table:number-columns-repeated="4"/>
          <table:table-cell table:style-name="ce22" table:formula="of:=[.M305]*131072/3.3" office:value-type="float" office:value="665243.636363636" calcext:value-type="float">
            <text:p>665244</text:p>
          </table:table-cell>
          <table:table-cell office:value-type="float" office:value="15.38" calcext:value-type="float">
            <text:p>15.38</text:p>
          </table:table-cell>
          <table:table-cell office:value-type="float" office:value="612247" calcext:value-type="float">
            <text:p>6122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2669071" calcext:value-type="float">
            <text:p>2669071</text:p>
          </table:table-cell>
          <table:table-cell table:number-columns-repeated="8"/>
          <table:table-cell table:formula="of:=[.D450]/131072" office:value-type="float" office:value="20.363395690918" calcext:value-type="float">
            <text:p>20.36</text:p>
          </table:table-cell>
          <table:table-cell table:style-name="Default" table:number-columns-repeated="4"/>
          <table:table-cell table:style-name="ce22" table:formula="of:=[.M306]*131072/3.3" office:value-type="float" office:value="808809.393939394" calcext:value-type="float">
            <text:p>808809</text:p>
          </table:table-cell>
          <table:table-cell office:value-type="float" office:value="18.6" calcext:value-type="float">
            <text:p>18.6</text:p>
          </table:table-cell>
          <table:table-cell office:value-type="float" office:value="740504" calcext:value-type="float">
            <text:p>740504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3086253" calcext:value-type="float">
            <text:p>3086253</text:p>
          </table:table-cell>
          <table:table-cell table:number-columns-repeated="8"/>
          <table:table-cell table:formula="of:=[.D456]/131072" office:value-type="float" office:value="23.5462417602539" calcext:value-type="float">
            <text:p>23.55</text:p>
          </table:table-cell>
          <table:table-cell table:style-name="Default" table:number-columns-repeated="4"/>
          <table:table-cell table:style-name="ce22" table:formula="of:=[.M312]*131072/3.3" office:value-type="float" office:value="935228.181818182" calcext:value-type="float">
            <text:p>935228</text:p>
          </table:table-cell>
          <table:table-cell office:value-type="float" office:value="23.45" calcext:value-type="float">
            <text:p>23.45</text:p>
          </table:table-cell>
          <table:table-cell office:value-type="float" office:value="933590" calcext:value-type="float">
            <text:p>9335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973841" calcext:value-type="float">
            <text:p>2973841</text:p>
          </table:table-cell>
          <table:table-cell table:number-columns-repeated="8"/>
          <table:table-cell table:formula="of:=[.D457]/131072" office:value-type="float" office:value="22.688606262207" calcext:value-type="float">
            <text:p>22.69</text:p>
          </table:table-cell>
          <table:table-cell table:style-name="Default" table:number-columns-repeated="4"/>
          <table:table-cell table:style-name="ce22" table:formula="of:=[.M313]*131072/3.3" office:value-type="float" office:value="901163.939393939" calcext:value-type="float">
            <text:p>901164</text:p>
          </table:table-cell>
          <table:table-cell office:value-type="float" office:value="22.84" calcext:value-type="float">
            <text:p>22.84</text:p>
          </table:table-cell>
          <table:table-cell office:value-type="float" office:value="909358" calcext:value-type="float">
            <text:p>9093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3393093" calcext:value-type="float">
            <text:p>3393093</text:p>
          </table:table-cell>
          <table:table-cell table:number-columns-repeated="8"/>
          <table:table-cell table:formula="of:=[.D458]/131072" office:value-type="float" office:value="25.8872451782227" calcext:value-type="float">
            <text:p>25.89</text:p>
          </table:table-cell>
          <table:table-cell table:style-name="Default" table:number-columns-repeated="4"/>
          <table:table-cell table:style-name="ce22" table:formula="of:=[.M314]*131072/3.3" office:value-type="float" office:value="1028210" calcext:value-type="float">
            <text:p>1028210</text:p>
          </table:table-cell>
          <table:table-cell office:value-type="float" office:value="25.99" calcext:value-type="float">
            <text:p>25.99</text:p>
          </table:table-cell>
          <table:table-cell office:value-type="float" office:value="1034540" calcext:value-type="float">
            <text:p>10345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930998" calcext:value-type="float">
            <text:p>3930998</text:p>
          </table:table-cell>
          <table:table-cell table:number-columns-repeated="8"/>
          <table:table-cell table:formula="of:=[.D459]/131072" office:value-type="float" office:value="29.9911346435547" calcext:value-type="float">
            <text:p>29.99</text:p>
          </table:table-cell>
          <table:table-cell table:style-name="Default" table:number-columns-repeated="4"/>
          <table:table-cell table:style-name="ce22" table:formula="of:=[.M315]*131072/3.3" office:value-type="float" office:value="1191211.51515152" calcext:value-type="float">
            <text:p>1191212</text:p>
          </table:table-cell>
          <table:table-cell office:value-type="float" office:value="30.07" calcext:value-type="float">
            <text:p>30.07</text:p>
          </table:table-cell>
          <table:table-cell office:value-type="float" office:value="1197100" calcext:value-type="float">
            <text:p>1197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6053049" calcext:value-type="float">
            <text:p>6053049</text:p>
          </table:table-cell>
          <table:table-cell table:number-columns-repeated="8"/>
          <table:table-cell table:formula="of:=[.D460]/131072" office:value-type="float" office:value="46.1810989379883" calcext:value-type="float">
            <text:p>46.18</text:p>
          </table:table-cell>
          <table:table-cell table:style-name="Default" table:number-columns-repeated="4"/>
          <table:table-cell table:style-name="ce22" table:formula="of:=[.M316]*131072/3.3" office:value-type="float" office:value="1834257.27272727" calcext:value-type="float">
            <text:p>1834257</text:p>
          </table:table-cell>
          <table:table-cell office:value-type="float" office:value="44.05" calcext:value-type="float">
            <text:p>44.05</text:p>
          </table:table-cell>
          <table:table-cell office:value-type="float" office:value="1753830" calcext:value-type="float">
            <text:p>175383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cr 16 real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8" office:value-type="float" office:value="2650699" calcext:value-type="float">
            <text:p>2650699</text:p>
          </table:table-cell>
          <table:table-cell table:number-columns-repeated="8"/>
          <table:table-cell table:formula="of:=[.D464]/131072" office:value-type="float" office:value="20.2232284545898" calcext:value-type="float">
            <text:p>20.22</text:p>
          </table:table-cell>
          <table:table-cell table:style-name="Default" table:number-columns-repeated="4"/>
          <table:table-cell table:style-name="ce22" table:formula="of:=[.M320]*131072/3.3" office:value-type="float" office:value="803242.121212121" calcext:value-type="float">
            <text:p>803242</text:p>
          </table:table-cell>
          <table:table-cell office:value-type="float" office:value="19.94" calcext:value-type="float">
            <text:p>19.94</text:p>
          </table:table-cell>
          <table:table-cell office:value-type="float" office:value="793716" calcext:value-type="float">
            <text:p>793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1837449" calcext:value-type="float">
            <text:p>1837449</text:p>
          </table:table-cell>
          <table:table-cell table:number-columns-repeated="8"/>
          <table:table-cell table:formula="of:=[.D465]/131072" office:value-type="float" office:value="14.0186233520508" calcext:value-type="float">
            <text:p>14.02</text:p>
          </table:table-cell>
          <table:table-cell table:style-name="Default" table:number-columns-repeated="4"/>
          <table:table-cell table:style-name="ce22" table:formula="of:=[.M321]*131072/3.3" office:value-type="float" office:value="556802.727272727" calcext:value-type="float">
            <text:p>556803</text:p>
          </table:table-cell>
          <table:table-cell office:value-type="float" office:value="13.66" calcext:value-type="float">
            <text:p>13.66</text:p>
          </table:table-cell>
          <table:table-cell office:value-type="float" office:value="543711" calcext:value-type="float">
            <text:p>543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1566910" calcext:value-type="float">
            <text:p>1566910</text:p>
          </table:table-cell>
          <table:table-cell table:number-columns-repeated="8"/>
          <table:table-cell table:formula="of:=[.D466]/131072" office:value-type="float" office:value="11.9545745849609" calcext:value-type="float">
            <text:p>11.95</text:p>
          </table:table-cell>
          <table:table-cell table:style-name="Default" table:number-columns-repeated="4"/>
          <table:table-cell table:style-name="ce22" table:formula="of:=[.M322]*131072/3.3" office:value-type="float" office:value="474821.212121212" calcext:value-type="float">
            <text:p>474821</text:p>
          </table:table-cell>
          <table:table-cell office:value-type="float" office:value="11.57" calcext:value-type="float">
            <text:p>11.57</text:p>
          </table:table-cell>
          <table:table-cell office:value-type="float" office:value="460592" calcext:value-type="float">
            <text:p>4605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1778465" calcext:value-type="float">
            <text:p>1778465</text:p>
          </table:table-cell>
          <table:table-cell table:number-columns-repeated="8"/>
          <table:table-cell table:formula="of:=[.D467]/131072" office:value-type="float" office:value="13.5686111450195" calcext:value-type="float">
            <text:p>13.57</text:p>
          </table:table-cell>
          <table:table-cell table:style-name="Default" table:number-columns-repeated="4"/>
          <table:table-cell table:style-name="ce22" table:formula="of:=[.M323]*131072/3.3" office:value-type="float" office:value="538928.787878788" calcext:value-type="float">
            <text:p>538929</text:p>
          </table:table-cell>
          <table:table-cell office:value-type="float" office:value="12.76" calcext:value-type="float">
            <text:p>12.76</text:p>
          </table:table-cell>
          <table:table-cell office:value-type="float" office:value="507894" calcext:value-type="float">
            <text:p>5078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2217214" calcext:value-type="float">
            <text:p>2217214</text:p>
          </table:table-cell>
          <table:table-cell table:number-columns-repeated="8"/>
          <table:table-cell table:formula="of:=[.D468]/131072" office:value-type="float" office:value="16.9160003662109" calcext:value-type="float">
            <text:p>16.92</text:p>
          </table:table-cell>
          <table:table-cell table:style-name="Default" table:number-columns-repeated="4"/>
          <table:table-cell table:style-name="ce22" table:formula="of:=[.M324]*131072/3.3" office:value-type="float" office:value="671883.03030303" calcext:value-type="float">
            <text:p>671883</text:p>
          </table:table-cell>
          <table:table-cell office:value-type="float" office:value="15.29" calcext:value-type="float">
            <text:p>15.29</text:p>
          </table:table-cell>
          <table:table-cell office:value-type="float" office:value="608787" calcext:value-type="float">
            <text:p>608787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style-name="ce23"/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0"/>
          <table:table-cell table:number-columns-repeated="9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2902769" calcext:value-type="float">
            <text:p>2902769</text:p>
          </table:table-cell>
          <table:table-cell table:number-columns-repeated="8"/>
          <table:table-cell table:formula="of:=[.D474]/131072" office:value-type="float" office:value="22.146369934082" calcext:value-type="float">
            <text:p>22.15</text:p>
          </table:table-cell>
          <table:table-cell table:style-name="Default" table:number-columns-repeated="4"/>
          <table:table-cell table:style-name="ce22" table:formula="of:=[.M330]*131072/3.3" office:value-type="float" office:value="879626.96969697" calcext:value-type="float">
            <text:p>879627</text:p>
          </table:table-cell>
          <table:table-cell office:value-type="float" office:value="22.17" calcext:value-type="float">
            <text:p>22.17</text:p>
          </table:table-cell>
          <table:table-cell office:value-type="float" office:value="882734" calcext:value-type="float">
            <text:p>8827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18" office:value-type="float" office:value="2408571" calcext:value-type="float">
            <text:p>2408571</text:p>
          </table:table-cell>
          <table:table-cell table:number-columns-repeated="8"/>
          <table:table-cell table:formula="of:=[.D475]/131072" office:value-type="float" office:value="18.3759384155273" calcext:value-type="float">
            <text:p>18.38</text:p>
          </table:table-cell>
          <table:table-cell table:style-name="Default" table:number-columns-repeated="4"/>
          <table:table-cell table:style-name="ce22" table:formula="of:=[.M331]*131072/3.3" office:value-type="float" office:value="729870" calcext:value-type="float">
            <text:p>729870</text:p>
          </table:table-cell>
          <table:table-cell office:value-type="float" office:value="18.45" calcext:value-type="float">
            <text:p>18.45</text:p>
          </table:table-cell>
          <table:table-cell office:value-type="float" office:value="734435" calcext:value-type="float">
            <text:p>7344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style-name="ce18" office:value-type="float" office:value="2606208" calcext:value-type="float">
            <text:p>2606208</text:p>
          </table:table-cell>
          <table:table-cell table:number-columns-repeated="8"/>
          <table:table-cell table:formula="of:=[.D476]/131072" office:value-type="float" office:value="19.8837890625" calcext:value-type="float">
            <text:p>19.88</text:p>
          </table:table-cell>
          <table:table-cell table:style-name="Default" table:number-columns-repeated="4"/>
          <table:table-cell table:style-name="ce22" table:formula="of:=[.M332]*131072/3.3" office:value-type="float" office:value="789760" calcext:value-type="float">
            <text:p>789760</text:p>
          </table:table-cell>
          <table:table-cell office:value-type="float" office:value="19.9" calcext:value-type="float">
            <text:p>19.9</text:p>
          </table:table-cell>
          <table:table-cell office:value-type="float" office:value="792313" calcext:value-type="float">
            <text:p>7923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style-name="ce18" office:value-type="float" office:value="3004740" calcext:value-type="float">
            <text:p>3004740</text:p>
          </table:table-cell>
          <table:table-cell table:number-columns-repeated="8"/>
          <table:table-cell table:formula="of:=[.D477]/131072" office:value-type="float" office:value="22.9243469238281" calcext:value-type="float">
            <text:p>22.92</text:p>
          </table:table-cell>
          <table:table-cell table:style-name="Default" table:number-columns-repeated="4"/>
          <table:table-cell table:style-name="ce22" table:formula="of:=[.M333]*131072/3.3" office:value-type="float" office:value="910527.272727273" calcext:value-type="float">
            <text:p>910527</text:p>
          </table:table-cell>
          <table:table-cell office:value-type="float" office:value="23.14" calcext:value-type="float">
            <text:p>23.14</text:p>
          </table:table-cell>
          <table:table-cell office:value-type="float" office:value="921054" calcext:value-type="float">
            <text:p>9210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style-name="ce18" office:value-type="float" office:value="4561770" calcext:value-type="float">
            <text:p>4561770</text:p>
          </table:table-cell>
          <table:table-cell table:number-columns-repeated="8"/>
          <table:table-cell table:formula="of:=[.D478]/131072" office:value-type="float" office:value="34.8035430908203" calcext:value-type="float">
            <text:p>34.80</text:p>
          </table:table-cell>
          <table:table-cell table:style-name="Default" table:number-columns-repeated="4"/>
          <table:table-cell table:style-name="ce22" table:formula="of:=[.M334]*131072/3.3" office:value-type="float" office:value="1382354.54545455" calcext:value-type="float">
            <text:p>1382355</text:p>
          </table:table-cell>
          <table:table-cell office:value-type="float" office:value="32.91" calcext:value-type="float">
            <text:p>32.91</text:p>
          </table:table-cell>
          <table:table-cell office:value-type="float" office:value="1310160" calcext:value-type="float">
            <text:p>1310160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table:number-columns-repeated="10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bf 2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2]/131072" office:value-type="float" office:value="1.80870056152344" calcext:value-type="float">
            <text:p>1.81</text:p>
          </table:table-cell>
          <table:table-cell table:style-name="Default" table:number-columns-repeated="4"/>
          <table:table-cell table:style-name="ce22" table:formula="of:=[.M482]*131072/3.3" office:value-type="float" office:value="71839.3939393939" calcext:value-type="float">
            <text:p>71839</text:p>
          </table:table-cell>
          <table:table-cell table:style-name="ce21" office:value-type="float" office:value="1.82" calcext:value-type="float">
            <text:p>1.82</text:p>
          </table:table-cell>
          <table:table-cell office:value-type="float" office:value="72613.8" calcext:value-type="float">
            <text:p>72613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3]/131072" office:value-type="float" office:value="2.91033935546875" calcext:value-type="float">
            <text:p>2.91</text:p>
          </table:table-cell>
          <table:table-cell table:style-name="Default" table:number-columns-repeated="4"/>
          <table:table-cell table:style-name="ce22" table:formula="of:=[.M483]*131072/3.3" office:value-type="float" office:value="115595.151515152" calcext:value-type="float">
            <text:p>115595</text:p>
          </table:table-cell>
          <table:table-cell office:value-type="float" office:value="2.91" calcext:value-type="float">
            <text:p>2.91</text:p>
          </table:table-cell>
          <table:table-cell office:value-type="float" office:value="115751" calcext:value-type="float">
            <text:p>11575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bf 4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5]/131072" office:value-type="float" office:value="6.47383880615234" calcext:value-type="float">
            <text:p>6.47</text:p>
          </table:table-cell>
          <table:table-cell table:style-name="Default" table:number-columns-repeated="4"/>
          <table:table-cell table:style-name="ce22" table:formula="of:=[.M485]*131072/3.3" office:value-type="float" office:value="257133.03030303" calcext:value-type="float">
            <text:p>257133</text:p>
          </table:table-cell>
          <table:table-cell office:value-type="float" office:value="5.61" calcext:value-type="float">
            <text:p>5.61</text:p>
          </table:table-cell>
          <table:table-cell office:value-type="float" office:value="223466" calcext:value-type="float">
            <text:p>223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6]/131072" office:value-type="float" office:value="6.34580993652344" calcext:value-type="float">
            <text:p>6.35</text:p>
          </table:table-cell>
          <table:table-cell table:style-name="Default" table:number-columns-repeated="4"/>
          <table:table-cell table:style-name="ce22" table:formula="of:=[.M486]*131072/3.3" office:value-type="float" office:value="252047.878787879" calcext:value-type="float">
            <text:p>252048</text:p>
          </table:table-cell>
          <table:table-cell office:value-type="float" office:value="6.01" calcext:value-type="float">
            <text:p>6.01</text:p>
          </table:table-cell>
          <table:table-cell office:value-type="float" office:value="239229" calcext:value-type="float">
            <text:p>239229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bf 8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8]/131072" office:value-type="float" office:value="18.9493942260742" calcext:value-type="float">
            <text:p>18.95</text:p>
          </table:table-cell>
          <table:table-cell table:style-name="Default" table:number-columns-repeated="4"/>
          <table:table-cell table:style-name="ce22" table:formula="of:=[.M488]*131072/3.3" office:value-type="float" office:value="752646.96969697" calcext:value-type="float">
            <text:p>752647</text:p>
          </table:table-cell>
          <table:table-cell office:value-type="float" office:value="18.23" calcext:value-type="float">
            <text:p>18.23</text:p>
          </table:table-cell>
          <table:table-cell office:value-type="float" office:value="725685" calcext:value-type="float">
            <text:p>7256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9]/131072" office:value-type="float" office:value="18.6539688110352" calcext:value-type="float">
            <text:p>18.65</text:p>
          </table:table-cell>
          <table:table-cell table:style-name="Default" table:number-columns-repeated="4"/>
          <table:table-cell table:style-name="ce22" table:formula="of:=[.M489]*131072/3.3" office:value-type="float" office:value="740913.03030303" calcext:value-type="float">
            <text:p>740913</text:p>
          </table:table-cell>
          <table:table-cell office:value-type="float" office:value="17.2" calcext:value-type="float">
            <text:p>17.2</text:p>
          </table:table-cell>
          <table:table-cell office:value-type="float" office:value="684842" calcext:value-type="float">
            <text:p>68484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bf 16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91]/131072" office:value-type="float" office:value="52.8242874145508" calcext:value-type="float">
            <text:p>52.82</text:p>
          </table:table-cell>
          <table:table-cell table:style-name="Default" table:number-columns-repeated="4"/>
          <table:table-cell table:style-name="ce22" table:formula="of:=[.M491]*131072/3.3" office:value-type="float" office:value="2098116.66666667" calcext:value-type="float">
            <text:p>2098117</text:p>
          </table:table-cell>
          <table:table-cell office:value-type="float" office:value="47.55" calcext:value-type="float">
            <text:p>47.55</text:p>
          </table:table-cell>
          <table:table-cell office:value-type="float" office:value="1892960" calcext:value-type="float">
            <text:p>18929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92]/131072" office:value-type="float" office:value="52.2897567749024" calcext:value-type="float">
            <text:p>52.29</text:p>
          </table:table-cell>
          <table:table-cell table:style-name="Default" table:number-columns-repeated="4"/>
          <table:table-cell table:style-name="ce22" table:formula="of:=[.M492]*131072/3.3" office:value-type="float" office:value="2076885.75757576" calcext:value-type="float">
            <text:p>2076886</text:p>
          </table:table-cell>
          <table:table-cell table:style-name="ce24" office:value-type="float" office:value="48.44" calcext:value-type="float">
            <text:p>48.44</text:p>
          </table:table-cell>
          <table:table-cell office:value-type="float" office:value="1928360" calcext:value-type="float">
            <text:p>1928360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 table:number-columns-repeated="5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scalar 2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0]/131072" office:value-type="float" office:value="12.7324600219727" calcext:value-type="float">
            <text:p>12.73</text:p>
          </table:table-cell>
          <table:table-cell table:style-name="Default" table:number-columns-repeated="4"/>
          <table:table-cell table:style-name="ce22" table:formula="of:=[.M494]*131072/3.3" office:value-type="float" office:value="505717.878787879" calcext:value-type="float">
            <text:p>505718</text:p>
          </table:table-cell>
          <table:table-cell office:value-type="float" office:value="11.37" calcext:value-type="float">
            <text:p>11.37</text:p>
          </table:table-cell>
          <table:table-cell office:value-type="float" office:value="452621" calcext:value-type="float">
            <text:p>4526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1]/131072" office:value-type="float" office:value="12.3348541259766" calcext:value-type="float">
            <text:p>12.33</text:p>
          </table:table-cell>
          <table:table-cell table:style-name="Default" table:number-columns-repeated="4"/>
          <table:table-cell table:style-name="ce22" table:formula="of:=[.M495]*131072/3.3" office:value-type="float" office:value="489925.454545455" calcext:value-type="float">
            <text:p>489925</text:p>
          </table:table-cell>
          <table:table-cell office:value-type="float" office:value="11.04" calcext:value-type="float">
            <text:p>11.04</text:p>
          </table:table-cell>
          <table:table-cell office:value-type="float" office:value="439688" calcext:value-type="float">
            <text:p>439688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scalar 4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3]/131072" office:value-type="float" office:value="23.5659637451172" calcext:value-type="float">
            <text:p>23.57</text:p>
          </table:table-cell>
          <table:table-cell table:style-name="Default" table:number-columns-repeated="4"/>
          <table:table-cell table:style-name="ce22" table:formula="of:=[.M497]*131072/3.3" office:value-type="float" office:value="936011.515151515" calcext:value-type="float">
            <text:p>936012</text:p>
          </table:table-cell>
          <table:table-cell table:style-name="ce21" office:value-type="float" office:value="21.14" calcext:value-type="float">
            <text:p>21.14</text:p>
          </table:table-cell>
          <table:table-cell office:value-type="float" office:value="841461" calcext:value-type="float">
            <text:p>8414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4]/131072" office:value-type="float" office:value="14.0285949707031" calcext:value-type="float">
            <text:p>14.03</text:p>
          </table:table-cell>
          <table:table-cell table:style-name="Default" table:number-columns-repeated="4"/>
          <table:table-cell table:style-name="ce22" table:formula="of:=[.M498]*131072/3.3" office:value-type="float" office:value="557198.787878788" calcext:value-type="float">
            <text:p>557199</text:p>
          </table:table-cell>
          <table:table-cell office:value-type="float" office:value="12.78" calcext:value-type="float">
            <text:p>12.78</text:p>
          </table:table-cell>
          <table:table-cell office:value-type="float" office:value="508722" calcext:value-type="float">
            <text:p>508722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scalar 8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6]/131072" office:value-type="float" office:value="44.0641937255859" calcext:value-type="float">
            <text:p>44.06</text:p>
          </table:table-cell>
          <table:table-cell table:style-name="Default" table:number-columns-repeated="4"/>
          <table:table-cell table:style-name="ce22" table:formula="of:=[.M500]*131072/3.3" office:value-type="float" office:value="1750176.36363636" calcext:value-type="float">
            <text:p>1750176</text:p>
          </table:table-cell>
          <table:table-cell office:value-type="float" office:value="39.75" calcext:value-type="float">
            <text:p>39.75</text:p>
          </table:table-cell>
          <table:table-cell office:value-type="float" office:value="1582720" calcext:value-type="float">
            <text:p>15827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7]/131072" office:value-type="float" office:value="25.3485107421875" calcext:value-type="float">
            <text:p>25.35</text:p>
          </table:table-cell>
          <table:table-cell table:style-name="Default" table:number-columns-repeated="4"/>
          <table:table-cell table:style-name="ce22" table:formula="of:=[.M501]*131072/3.3" office:value-type="float" office:value="1006812.12121212" calcext:value-type="float">
            <text:p>1006812</text:p>
          </table:table-cell>
          <table:table-cell office:value-type="float" office:value="22.58" calcext:value-type="float">
            <text:p>22.58</text:p>
          </table:table-cell>
          <table:table-cell office:value-type="float" office:value="899095" calcext:value-type="float">
            <text:p>899095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Default" table:number-columns-repeated="4"/>
          <table:table-cell table:style-name="ce22"/>
          <table:table-cell table:number-columns-repeated="5"/>
        </table:table-row>
        <table:table-row table:style-name="ro1">
          <table:table-cell office:value-type="string" calcext:value-type="string">
            <text:p>filter scalar 16 re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79]/131072" office:value-type="float" office:value="87.8044357299805" calcext:value-type="float">
            <text:p>87.80</text:p>
          </table:table-cell>
          <table:table-cell table:style-name="Default" table:number-columns-repeated="4"/>
          <table:table-cell table:style-name="ce22" table:formula="of:=[.M503]*131072/3.3" office:value-type="float" office:value="3487485.75757576" calcext:value-type="float">
            <text:p>3487486</text:p>
          </table:table-cell>
          <table:table-cell office:value-type="float" office:value="77.92" calcext:value-type="float">
            <text:p>77.92</text:p>
          </table:table-cell>
          <table:table-cell office:value-type="float" office:value="3102090" calcext:value-type="float">
            <text:p>31020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[.D180]/131072" office:value-type="float" office:value="72.1958236694336" calcext:value-type="float">
            <text:p>72.20</text:p>
          </table:table-cell>
          <table:table-cell table:style-name="Default" table:number-columns-repeated="4"/>
          <table:table-cell table:style-name="ce22" table:formula="of:=[.M504]*131072/3.3" office:value-type="float" office:value="2867530.60606061" calcext:value-type="float">
            <text:p>2867531</text:p>
          </table:table-cell>
          <table:table-cell office:value-type="float" office:value="63.81" calcext:value-type="float">
            <text:p>63.81</text:p>
          </table:table-cell>
          <table:table-cell office:value-type="float" office:value="2540220" calcext:value-type="float">
            <text:p>2540220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 table:number-rows-repeated="2">
          <table:table-cell table:number-columns-repeated="12"/>
          <table:table-cell table:style-name="Default" table:number-columns-repeated="5"/>
          <table:table-cell table:style-name="ce23"/>
          <table:table-cell table:number-columns-repeated="5"/>
        </table:table-row>
        <table:table-row table:style-name="ro1" table:number-rows-repeated="2">
          <table:table-cell table:number-columns-repeated="1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2"/>
          <table:table-cell table:style-name="Default" table:number-columns-repeated="4"/>
          <table:table-cell table:style-name="ce23"/>
          <table:table-cell table:number-columns-repeated="6"/>
        </table:table-row>
        <table:table-row table:style-name="ro1">
          <table:table-cell table:number-columns-repeated="12"/>
          <table:table-cell table:style-name="Default" table:number-columns-repeated="4"/>
          <table:table-cell table:style-name="ce2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/00/0000</text:date>, <text:time style:data-style-name="N2" text:time-value="22:10:38.327411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7T23:21:24.916432910</meta:creation-date>
    <dc:date>2025-06-01T17:59:23.488804909</dc:date>
    <meta:editing-duration>P2DT23H6M2S</meta:editing-duration>
    <meta:editing-cycles>231</meta:editing-cycles>
    <meta:generator>LibreOffice/6.4.7.2$Linux_X86_64 LibreOffice_project/40$Build-2</meta:generator>
    <meta:document-statistic meta:table-count="1" meta:cell-count="4604" meta:object-count="0"/>
  </office:meta>
</office:document-meta>
</file>